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5.26mm"/>
    </style:style>
    <style:style style:name="co5" style:family="table-column">
      <style:table-column-properties fo:break-before="auto" style:column-width="24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Nuclide info generato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Nuclide_name</text:p>
          </table:table-cell>
          <table:table-cell office:value-type="string" calcext:value-type="string">
            <text:p>244Cm</text:p>
          </table:table-cell>
          <table:table-cell table:number-columns-repeated="2"/>
          <table:table-cell table:style-name="ce1" office:value-type="string" calcext:value-type="string">
            <text:p>Energy (keV)</text:p>
          </table:table-cell>
          <table:table-cell table:style-name="ce1" office:value-type="string" calcext:value-type="string">
            <text:p>Intensity (%)</text:p>
          </table:table-cell>
          <table:table-cell table:number-columns-repeated="2"/>
          <table:table-cell table:formula="of:=CONCATENATE( [.B1]; &quot;_decay_data[&quot;; &quot;N_&quot;; [.B1]; &quot;][2] = {&quot; )" office:value-type="string" office:string-value="244Cm_decay_data[N_244Cm][2] = {" calcext:value-type="string">
            <text:p>244Cm_decay_data[N_244Cm][2] = {</text:p>
          </table:table-cell>
          <table:table-cell table:number-columns-repeated="2"/>
          <table:table-cell table:formula="of:=CONCATENATE( &quot;const int N_&quot;; [.B1]; &quot; = &quot;; [.B2]; &quot;;&quot; )" office:value-type="string" office:string-value="const int N_244Cm = 9;" calcext:value-type="string">
            <text:p>const int N_244Cm = 9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</text:p>
          </table:table-cell>
          <table:table-cell table:formula="of:=SUMPRODUCT( [.E2:.E201] &gt; 0 )" office:value-type="float" office:value="9" calcext:value-type="float">
            <text:p>9</text:p>
          </table:table-cell>
          <table:table-cell/>
          <table:table-cell office:value-type="string" calcext:value-type="string">
            <text:p>PASTE HERE:</text:p>
          </table:table-cell>
          <table:table-cell office:value-type="float" office:value="4920" calcext:value-type="float">
            <text:p>4920</text:p>
          </table:table-cell>
          <table:table-cell office:value-type="float" office:value="0.00005" calcext:value-type="float">
            <text:p>5E-05</text:p>
          </table:table-cell>
          <table:table-cell table:number-columns-repeated="2"/>
          <table:table-cell table:formula="of:=IF( AND( [.E2] &lt;&gt; &quot;&quot;; [.F2] &lt;&gt; &quot;&quot; ); &quot;&quot;; &quot;};&quot; )">
            <text:p/>
          </table:table-cell>
          <table:table-cell table:formula="of:=IF( AND( [.E2]&lt;&gt;&quot;&quot;; [.F2]&lt;&gt;&quot;&quot; ); CONCATENATE( &quot;{ &quot;; [.E2]; &quot;, &quot;; [.F2]; &quot; }&quot;; IF( AND( [.E3] &lt;&gt; &quot;&quot;; [.F3] &lt;&gt; &quot;&quot; ); &quot;, &quot;; &quot;&quot; ) ); &quot;&quot; )" office:value-type="string" office:string-value="{ 4920, 0.00005 }, " calcext:value-type="string">
            <text:p>{ 4920, 0.00005 },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Use NNDC</text:p>
          </table:table-cell>
          <table:table-cell office:value-type="float" office:value="4960" calcext:value-type="float">
            <text:p>4960</text:p>
          </table:table-cell>
          <table:table-cell office:value-type="float" office:value="0.000149" calcext:value-type="float">
            <text:p>0.000149</text:p>
          </table:table-cell>
          <table:table-cell table:number-columns-repeated="2"/>
          <table:table-cell table:formula="of:=IF( AND( [.E3] &lt;&gt; &quot;&quot;; [.F3] &lt;&gt; &quot;&quot; ); &quot;&quot;; &quot;};&quot; )">
            <text:p/>
          </table:table-cell>
          <table:table-cell table:formula="of:=IF( AND( [.E3]&lt;&gt;&quot;&quot;; [.F3]&lt;&gt;&quot;&quot; ); CONCATENATE( &quot;{ &quot;; [.E3]; &quot;, &quot;; [.F3]; &quot; }&quot;; IF( AND( [.E4] &lt;&gt; &quot;&quot;; [.F4] &lt;&gt; &quot;&quot; ); &quot;, &quot;; &quot;&quot; ) ); &quot;&quot; )" office:value-type="string" office:string-value="{ 4960, 0.000149 }, " calcext:value-type="string">
            <text:p>{ 4960, 0.000149 }, 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5166.64" calcext:value-type="float">
            <text:p>5166.64</text:p>
          </table:table-cell>
          <table:table-cell office:value-type="float" office:value="0.000004" calcext:value-type="float">
            <text:p>4E-06</text:p>
          </table:table-cell>
          <table:table-cell table:number-columns-repeated="2"/>
          <table:table-cell table:formula="of:=IF( AND( [.E4] &lt;&gt; &quot;&quot;; [.F4] &lt;&gt; &quot;&quot; ); &quot;&quot;; &quot;};&quot; )">
            <text:p/>
          </table:table-cell>
          <table:table-cell table:formula="of:=IF( AND( [.E4]&lt;&gt;&quot;&quot;; [.F4]&lt;&gt;&quot;&quot; ); CONCATENATE( &quot;{ &quot;; [.E4]; &quot;, &quot;; [.F4]; &quot; }&quot;; IF( AND( [.E5] &lt;&gt; &quot;&quot;; [.F5] &lt;&gt; &quot;&quot; ); &quot;, &quot;; &quot;&quot; ) ); &quot;&quot; )" office:value-type="string" office:string-value="{ 5166.64, 0.000004 }, " calcext:value-type="string">
            <text:p>{ 5166.64, 0.000004 }, 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5215" calcext:value-type="float">
            <text:p>5215</text:p>
          </table:table-cell>
          <table:table-cell office:value-type="float" office:value="0.000056" calcext:value-type="float">
            <text:p>5.6E-05</text:p>
          </table:table-cell>
          <table:table-cell table:number-columns-repeated="2"/>
          <table:table-cell table:formula="of:=IF( AND( [.E5] &lt;&gt; &quot;&quot;; [.F5] &lt;&gt; &quot;&quot; ); &quot;&quot;; &quot;};&quot; )">
            <text:p/>
          </table:table-cell>
          <table:table-cell table:formula="of:=IF( AND( [.E5]&lt;&gt;&quot;&quot;; [.F5]&lt;&gt;&quot;&quot; ); CONCATENATE( &quot;{ &quot;; [.E5]; &quot;, &quot;; [.F5]; &quot; }&quot;; IF( AND( [.E6] &lt;&gt; &quot;&quot;; [.F6] &lt;&gt; &quot;&quot; ); &quot;, &quot;; &quot;&quot; ) ); &quot;&quot; )" office:value-type="string" office:string-value="{ 5215, 0.000056 }, " calcext:value-type="string">
            <text:p>{ 5215, 0.000056 }, </text:p>
          </table:table-cell>
          <table:table-cell table:number-columns-repeated="5"/>
          <table:table-cell office:value-type="float" office:value="4920" calcext:value-type="float">
            <text:p>4920</text:p>
          </table:table-cell>
          <table:table-cell office:value-type="float" office:value="0.00005" calcext:value-type="float">
            <text:p>5E-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000246" calcext:value-type="float">
            <text:p>2.46E-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office:value-type="float" office:value="5315" calcext:value-type="float">
            <text:p>5315</text:p>
          </table:table-cell>
          <table:table-cell office:value-type="float" office:value="0.00004" calcext:value-type="float">
            <text:p>4E-05</text:p>
          </table:table-cell>
          <table:table-cell table:number-columns-repeated="2"/>
          <table:table-cell table:formula="of:=IF( AND( [.E6] &lt;&gt; &quot;&quot;; [.F6] &lt;&gt; &quot;&quot; ); &quot;&quot;; &quot;};&quot; )">
            <text:p/>
          </table:table-cell>
          <table:table-cell table:formula="of:=IF( AND( [.E6]&lt;&gt;&quot;&quot;; [.F6]&lt;&gt;&quot;&quot; ); CONCATENATE( &quot;{ &quot;; [.E6]; &quot;, &quot;; [.F6]; &quot; }&quot;; IF( AND( [.E7] &lt;&gt; &quot;&quot;; [.F7] &lt;&gt; &quot;&quot; ); &quot;, &quot;; &quot;&quot; ) ); &quot;&quot; )" office:value-type="string" office:string-value="{ 5315, 0.00004 }, " calcext:value-type="string">
            <text:p>{ 5315, 0.00004 }, </text:p>
          </table:table-cell>
          <table:table-cell table:number-columns-repeated="5"/>
          <table:table-cell office:value-type="float" office:value="4960" calcext:value-type="float">
            <text:p>4960</text:p>
          </table:table-cell>
          <table:table-cell office:value-type="float" office:value="0.000149" calcext:value-type="float">
            <text:p>0.00014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000074" calcext:value-type="float">
            <text:p>7.4E-0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5513" calcext:value-type="float">
            <text:p>5513</text:p>
          </table:table-cell>
          <table:table-cell office:value-type="float" office:value="0.00352" calcext:value-type="float">
            <text:p>0.00352</text:p>
          </table:table-cell>
          <table:table-cell table:number-columns-repeated="2"/>
          <table:table-cell table:formula="of:=IF( AND( [.E7] &lt;&gt; &quot;&quot;; [.F7] &lt;&gt; &quot;&quot; ); &quot;&quot;; &quot;};&quot; )">
            <text:p/>
          </table:table-cell>
          <table:table-cell table:formula="of:=IF( AND( [.E7]&lt;&gt;&quot;&quot;; [.F7]&lt;&gt;&quot;&quot; ); CONCATENATE( &quot;{ &quot;; [.E7]; &quot;, &quot;; [.F7]; &quot; }&quot;; IF( AND( [.E8] &lt;&gt; &quot;&quot;; [.F8] &lt;&gt; &quot;&quot; ); &quot;, &quot;; &quot;&quot; ) ); &quot;&quot; )" office:value-type="string" office:string-value="{ 5513, 0.00352 }, " calcext:value-type="string">
            <text:p>{ 5513, 0.00352 }, </text:p>
          </table:table-cell>
          <table:table-cell table:number-columns-repeated="5"/>
          <table:table-cell office:value-type="float" office:value="5166.64" calcext:value-type="float">
            <text:p>5166.64</text:p>
          </table:table-cell>
          <table:table-cell office:value-type="float" office:value="0.000004" calcext:value-type="float">
            <text:p>4E-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000021" calcext:value-type="float">
            <text:p>2.1E-0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  <table:table-cell office:value-type="float" office:value="5664" calcext:value-type="float">
            <text:p>5664</text:p>
          </table:table-cell>
          <table:table-cell office:value-type="float" office:value="0.0204" calcext:value-type="float">
            <text:p>0.0204</text:p>
          </table:table-cell>
          <table:table-cell table:number-columns-repeated="2"/>
          <table:table-cell table:formula="of:=IF( AND( [.E8] &lt;&gt; &quot;&quot;; [.F8] &lt;&gt; &quot;&quot; ); &quot;&quot;; &quot;};&quot; )">
            <text:p/>
          </table:table-cell>
          <table:table-cell table:formula="of:=IF( AND( [.E8]&lt;&gt;&quot;&quot;; [.F8]&lt;&gt;&quot;&quot; ); CONCATENATE( &quot;{ &quot;; [.E8]; &quot;, &quot;; [.F8]; &quot; }&quot;; IF( AND( [.E9] &lt;&gt; &quot;&quot;; [.F9] &lt;&gt; &quot;&quot; ); &quot;, &quot;; &quot;&quot; ) ); &quot;&quot; )" office:value-type="string" office:string-value="{ 5664, 0.0204 }, " calcext:value-type="string">
            <text:p>{ 5664, 0.0204 }, </text:p>
          </table:table-cell>
          <table:table-cell table:number-columns-repeated="5"/>
          <table:table-cell office:value-type="float" office:value="5215" calcext:value-type="float">
            <text:p>5215</text:p>
          </table:table-cell>
          <table:table-cell office:value-type="float" office:value="0.000056" calcext:value-type="float">
            <text:p>5.6E-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000029" calcext:value-type="float">
            <text:p>2.9E-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5762.64" calcext:value-type="float">
            <text:p>5762.64</text:p>
          </table:table-cell>
          <table:table-cell office:value-type="float" office:value="23.1" calcext:value-type="float">
            <text:p>23.1</text:p>
          </table:table-cell>
          <table:table-cell table:number-columns-repeated="2"/>
          <table:table-cell table:formula="of:=IF( AND( [.E9] &lt;&gt; &quot;&quot;; [.F9] &lt;&gt; &quot;&quot; ); &quot;&quot;; &quot;};&quot; )">
            <text:p/>
          </table:table-cell>
          <table:table-cell table:formula="of:=IF( AND( [.E9]&lt;&gt;&quot;&quot;; [.F9]&lt;&gt;&quot;&quot; ); CONCATENATE( &quot;{ &quot;; [.E9]; &quot;, &quot;; [.F9]; &quot; }&quot;; IF( AND( [.E10] &lt;&gt; &quot;&quot;; [.F10] &lt;&gt; &quot;&quot; ); &quot;, &quot;; &quot;&quot; ) ); &quot;&quot; )" office:value-type="string" office:string-value="{ 5762.64, 23.1 }, " calcext:value-type="string">
            <text:p>{ 5762.64, 23.1 }, </text:p>
          </table:table-cell>
          <table:table-cell table:number-columns-repeated="5"/>
          <table:table-cell office:value-type="float" office:value="5315" calcext:value-type="float">
            <text:p>531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2126" calcext:value-type="float">
            <text:p>2.126E-0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804.77" calcext:value-type="float">
            <text:p>5804.77</text:p>
          </table:table-cell>
          <table:table-cell office:value-type="float" office:value="76.9" calcext:value-type="float">
            <text:p>76.9</text:p>
          </table:table-cell>
          <table:table-cell table:number-columns-repeated="2"/>
          <table:table-cell table:formula="of:=IF( AND( [.E10] &lt;&gt; &quot;&quot;; [.F10] &lt;&gt; &quot;&quot; ); &quot;&quot;; &quot;};&quot; )">
            <text:p/>
          </table:table-cell>
          <table:table-cell table:formula="of:=IF( AND( [.E10]&lt;&gt;&quot;&quot;; [.F10]&lt;&gt;&quot;&quot; ); CONCATENATE( &quot;{ &quot;; [.E10]; &quot;, &quot;; [.F10]; &quot; }&quot;; IF( AND( [.E11] &lt;&gt; &quot;&quot;; [.F11] &lt;&gt; &quot;&quot; ); &quot;, &quot;; &quot;&quot; ) ); &quot;&quot; )" office:value-type="string" office:string-value="{ 5804.77, 76.9 }" calcext:value-type="string">
            <text:p>{ 5804.77, 76.9 }</text:p>
          </table:table-cell>
          <table:table-cell table:number-columns-repeated="5"/>
          <table:table-cell office:value-type="float" office:value="5513" calcext:value-type="float">
            <text:p>5513</text:p>
          </table:table-cell>
          <table:table-cell office:value-type="float" office:value="0.00352" calcext:value-type="float">
            <text:p>0.0035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table:formula="of:=IF( AND( [.E11] &lt;&gt; &quot;&quot;; [.F11] &lt;&gt; &quot;&quot; ); &quot;&quot;; &quot;};&quot; )" office:value-type="string" office:string-value="};" calcext:value-type="string">
            <text:p>};</text:p>
          </table:table-cell>
          <table:table-cell table:formula="of:=IF( AND( [.E11]&lt;&gt;&quot;&quot;; [.F11]&lt;&gt;&quot;&quot; ); CONCATENATE( &quot;{ &quot;; [.E11]; &quot;, &quot;; [.F11]; &quot; }&quot;; IF( AND( [.E12] &lt;&gt; &quot;&quot;; [.F12] &lt;&gt; &quot;&quot; ); &quot;, &quot;; &quot;&quot; ) ); &quot;&quot; )">
            <text:p/>
          </table:table-cell>
          <table:table-cell table:number-columns-repeated="5"/>
          <table:table-cell office:value-type="float" office:value="5664" calcext:value-type="float">
            <text:p>5664</text:p>
          </table:table-cell>
          <table:table-cell office:value-type="float" office:value="0.0204" calcext:value-type="float">
            <text:p>0.020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8"/>
          <table:table-cell table:formula="of:=IF( AND( [.E12] &lt;&gt; &quot;&quot;; [.F12] &lt;&gt; &quot;&quot; ); &quot;&quot;; &quot;};&quot; )" office:value-type="string" office:string-value="};" calcext:value-type="string">
            <text:p>};</text:p>
          </table:table-cell>
          <table:table-cell table:formula="of:=IF( AND( [.E12]&lt;&gt;&quot;&quot;; [.F12]&lt;&gt;&quot;&quot; ); CONCATENATE( &quot;{ &quot;; [.E12]; &quot;, &quot;; [.F12]; &quot; }&quot;; IF( AND( [.E13] &lt;&gt; &quot;&quot;; [.F13] &lt;&gt; &quot;&quot; ); &quot;, &quot;; &quot;&quot; ) ); &quot;&quot; )">
            <text:p/>
          </table:table-cell>
          <table:table-cell table:number-columns-repeated="5"/>
          <table:table-cell office:value-type="float" office:value="5762.64" calcext:value-type="float">
            <text:p>5762.64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331" calcext:value-type="float">
            <text:p>1.3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table:formula="of:=IF( AND( [.E13] &lt;&gt; &quot;&quot;; [.F13] &lt;&gt; &quot;&quot; ); &quot;&quot;; &quot;};&quot; )" office:value-type="string" office:string-value="};" calcext:value-type="string">
            <text:p>};</text:p>
          </table:table-cell>
          <table:table-cell table:formula="of:=IF( AND( [.E13]&lt;&gt;&quot;&quot;; [.F13]&lt;&gt;&quot;&quot; ); CONCATENATE( &quot;{ &quot;; [.E13]; &quot;, &quot;; [.F13]; &quot; }&quot;; IF( AND( [.E14] &lt;&gt; &quot;&quot;; [.F14] &lt;&gt; &quot;&quot; ); &quot;, &quot;; &quot;&quot; ) ); &quot;&quot; )">
            <text:p/>
          </table:table-cell>
          <table:table-cell table:number-columns-repeated="5"/>
          <table:table-cell office:value-type="float" office:value="5804.77" calcext:value-type="float">
            <text:p>5804.77</text:p>
          </table:table-cell>
          <table:table-cell office:value-type="float" office:value="76.9" calcext:value-type="float">
            <text:p>76.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464" calcext:value-type="float">
            <text:p>4.46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table:formula="of:=IF( AND( [.E14] &lt;&gt; &quot;&quot;; [.F14] &lt;&gt; &quot;&quot; ); &quot;&quot;; &quot;};&quot; )" office:value-type="string" office:string-value="};" calcext:value-type="string">
            <text:p>};</text:p>
          </table:table-cell>
          <table:table-cell table:formula="of:=IF( AND( [.E14]&lt;&gt;&quot;&quot;; [.F14]&lt;&gt;&quot;&quot; ); CONCATENATE( &quot;{ &quot;; [.E14]; &quot;, &quot;; [.F14]; &quot; }&quot;; IF( AND( [.E15] &lt;&gt; &quot;&quot;; [.F1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5] &lt;&gt; &quot;&quot;; [.F15] &lt;&gt; &quot;&quot; ); &quot;&quot;; &quot;};&quot; )" office:value-type="string" office:string-value="};" calcext:value-type="string">
            <text:p>};</text:p>
          </table:table-cell>
          <table:table-cell table:formula="of:=IF( AND( [.E15]&lt;&gt;&quot;&quot;; [.F15]&lt;&gt;&quot;&quot; ); CONCATENATE( &quot;{ &quot;; [.E15]; &quot;, &quot;; [.F15]; &quot; }&quot;; IF( AND( [.E16] &lt;&gt; &quot;&quot;; [.F1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6] &lt;&gt; &quot;&quot;; [.F16] &lt;&gt; &quot;&quot; ); &quot;&quot;; &quot;};&quot; )" office:value-type="string" office:string-value="};" calcext:value-type="string">
            <text:p>};</text:p>
          </table:table-cell>
          <table:table-cell table:formula="of:=IF( AND( [.E16]&lt;&gt;&quot;&quot;; [.F16]&lt;&gt;&quot;&quot; ); CONCATENATE( &quot;{ &quot;; [.E16]; &quot;, &quot;; [.F16]; &quot; }&quot;; IF( AND( [.E17] &lt;&gt; &quot;&quot;; [.F1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7] &lt;&gt; &quot;&quot;; [.F17] &lt;&gt; &quot;&quot; ); &quot;&quot;; &quot;};&quot; )" office:value-type="string" office:string-value="};" calcext:value-type="string">
            <text:p>};</text:p>
          </table:table-cell>
          <table:table-cell table:formula="of:=IF( AND( [.E17]&lt;&gt;&quot;&quot;; [.F17]&lt;&gt;&quot;&quot; ); CONCATENATE( &quot;{ &quot;; [.E17]; &quot;, &quot;; [.F17]; &quot; }&quot;; IF( AND( [.E18] &lt;&gt; &quot;&quot;; [.F1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8] &lt;&gt; &quot;&quot;; [.F18] &lt;&gt; &quot;&quot; ); &quot;&quot;; &quot;};&quot; )" office:value-type="string" office:string-value="};" calcext:value-type="string">
            <text:p>};</text:p>
          </table:table-cell>
          <table:table-cell table:formula="of:=IF( AND( [.E18]&lt;&gt;&quot;&quot;; [.F18]&lt;&gt;&quot;&quot; ); CONCATENATE( &quot;{ &quot;; [.E18]; &quot;, &quot;; [.F18]; &quot; }&quot;; IF( AND( [.E19] &lt;&gt; &quot;&quot;; [.F1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9] &lt;&gt; &quot;&quot;; [.F19] &lt;&gt; &quot;&quot; ); &quot;&quot;; &quot;};&quot; )" office:value-type="string" office:string-value="};" calcext:value-type="string">
            <text:p>};</text:p>
          </table:table-cell>
          <table:table-cell table:formula="of:=IF( AND( [.E19]&lt;&gt;&quot;&quot;; [.F19]&lt;&gt;&quot;&quot; ); CONCATENATE( &quot;{ &quot;; [.E19]; &quot;, &quot;; [.F19]; &quot; }&quot;; IF( AND( [.E20] &lt;&gt; &quot;&quot;; [.F2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20] &lt;&gt; &quot;&quot;; [.F20] &lt;&gt; &quot;&quot; ); &quot;&quot;; &quot;};&quot; )" office:value-type="string" office:string-value="};" calcext:value-type="string">
            <text:p>};</text:p>
          </table:table-cell>
          <table:table-cell table:formula="of:=IF( AND( [.E20]&lt;&gt;&quot;&quot;; [.F20]&lt;&gt;&quot;&quot; ); CONCATENATE( &quot;{ &quot;; [.E20]; &quot;, &quot;; [.F20]; &quot; }&quot;; IF( AND( [.E21] &lt;&gt; &quot;&quot;; [.F2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21] &lt;&gt; &quot;&quot;; [.F21] &lt;&gt; &quot;&quot; ); &quot;&quot;; &quot;};&quot; )" office:value-type="string" office:string-value="};" calcext:value-type="string">
            <text:p>};</text:p>
          </table:table-cell>
          <table:table-cell table:formula="of:=IF( AND( [.E21]&lt;&gt;&quot;&quot;; [.F21]&lt;&gt;&quot;&quot; ); CONCATENATE( &quot;{ &quot;; [.E21]; &quot;, &quot;; [.F21]; &quot; }&quot;; IF( AND( [.E22] &lt;&gt; &quot;&quot;; [.F2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22] &lt;&gt; &quot;&quot;; [.F22] &lt;&gt; &quot;&quot; ); &quot;&quot;; &quot;};&quot; )" office:value-type="string" office:string-value="};" calcext:value-type="string">
            <text:p>};</text:p>
          </table:table-cell>
          <table:table-cell table:formula="of:=IF( AND( [.E22]&lt;&gt;&quot;&quot;; [.F22]&lt;&gt;&quot;&quot; ); CONCATENATE( &quot;{ &quot;; [.E22]; &quot;, &quot;; [.F22]; &quot; }&quot;; IF( AND( [.E23] &lt;&gt; &quot;&quot;; [.F2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23] &lt;&gt; &quot;&quot;; [.F23] &lt;&gt; &quot;&quot; ); &quot;&quot;; &quot;};&quot; )" office:value-type="string" office:string-value="};" calcext:value-type="string">
            <text:p>};</text:p>
          </table:table-cell>
          <table:table-cell table:formula="of:=IF( AND( [.E23]&lt;&gt;&quot;&quot;; [.F23]&lt;&gt;&quot;&quot; ); CONCATENATE( &quot;{ &quot;; [.E23]; &quot;, &quot;; [.F23]; &quot; }&quot;; IF( AND( [.E24] &lt;&gt; &quot;&quot;; [.F2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24] &lt;&gt; &quot;&quot;; [.F24] &lt;&gt; &quot;&quot; ); &quot;&quot;; &quot;};&quot; )" office:value-type="string" office:string-value="};" calcext:value-type="string">
            <text:p>};</text:p>
          </table:table-cell>
          <table:table-cell table:formula="of:=IF( AND( [.E24]&lt;&gt;&quot;&quot;; [.F24]&lt;&gt;&quot;&quot; ); CONCATENATE( &quot;{ &quot;; [.E24]; &quot;, &quot;; [.F24]; &quot; }&quot;; IF( AND( [.E25] &lt;&gt; &quot;&quot;; [.F2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25] &lt;&gt; &quot;&quot;; [.F25] &lt;&gt; &quot;&quot; ); &quot;&quot;; &quot;};&quot; )" office:value-type="string" office:string-value="};" calcext:value-type="string">
            <text:p>};</text:p>
          </table:table-cell>
          <table:table-cell table:formula="of:=IF( AND( [.E25]&lt;&gt;&quot;&quot;; [.F25]&lt;&gt;&quot;&quot; ); CONCATENATE( &quot;{ &quot;; [.E25]; &quot;, &quot;; [.F25]; &quot; }&quot;; IF( AND( [.E26] &lt;&gt; &quot;&quot;; [.F2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26] &lt;&gt; &quot;&quot;; [.F26] &lt;&gt; &quot;&quot; ); &quot;&quot;; &quot;};&quot; )" office:value-type="string" office:string-value="};" calcext:value-type="string">
            <text:p>};</text:p>
          </table:table-cell>
          <table:table-cell table:formula="of:=IF( AND( [.E26]&lt;&gt;&quot;&quot;; [.F26]&lt;&gt;&quot;&quot; ); CONCATENATE( &quot;{ &quot;; [.E26]; &quot;, &quot;; [.F26]; &quot; }&quot;; IF( AND( [.E27] &lt;&gt; &quot;&quot;; [.F2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27] &lt;&gt; &quot;&quot;; [.F27] &lt;&gt; &quot;&quot; ); &quot;&quot;; &quot;};&quot; )" office:value-type="string" office:string-value="};" calcext:value-type="string">
            <text:p>};</text:p>
          </table:table-cell>
          <table:table-cell table:formula="of:=IF( AND( [.E27]&lt;&gt;&quot;&quot;; [.F27]&lt;&gt;&quot;&quot; ); CONCATENATE( &quot;{ &quot;; [.E27]; &quot;, &quot;; [.F27]; &quot; }&quot;; IF( AND( [.E28] &lt;&gt; &quot;&quot;; [.F2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28] &lt;&gt; &quot;&quot;; [.F28] &lt;&gt; &quot;&quot; ); &quot;&quot;; &quot;};&quot; )" office:value-type="string" office:string-value="};" calcext:value-type="string">
            <text:p>};</text:p>
          </table:table-cell>
          <table:table-cell table:formula="of:=IF( AND( [.E28]&lt;&gt;&quot;&quot;; [.F28]&lt;&gt;&quot;&quot; ); CONCATENATE( &quot;{ &quot;; [.E28]; &quot;, &quot;; [.F28]; &quot; }&quot;; IF( AND( [.E29] &lt;&gt; &quot;&quot;; [.F2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29] &lt;&gt; &quot;&quot;; [.F29] &lt;&gt; &quot;&quot; ); &quot;&quot;; &quot;};&quot; )" office:value-type="string" office:string-value="};" calcext:value-type="string">
            <text:p>};</text:p>
          </table:table-cell>
          <table:table-cell table:formula="of:=IF( AND( [.E29]&lt;&gt;&quot;&quot;; [.F29]&lt;&gt;&quot;&quot; ); CONCATENATE( &quot;{ &quot;; [.E29]; &quot;, &quot;; [.F29]; &quot; }&quot;; IF( AND( [.E30] &lt;&gt; &quot;&quot;; [.F3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30] &lt;&gt; &quot;&quot;; [.F30] &lt;&gt; &quot;&quot; ); &quot;&quot;; &quot;};&quot; )" office:value-type="string" office:string-value="};" calcext:value-type="string">
            <text:p>};</text:p>
          </table:table-cell>
          <table:table-cell table:formula="of:=IF( AND( [.E30]&lt;&gt;&quot;&quot;; [.F30]&lt;&gt;&quot;&quot; ); CONCATENATE( &quot;{ &quot;; [.E30]; &quot;, &quot;; [.F30]; &quot; }&quot;; IF( AND( [.E31] &lt;&gt; &quot;&quot;; [.F3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31] &lt;&gt; &quot;&quot;; [.F31] &lt;&gt; &quot;&quot; ); &quot;&quot;; &quot;};&quot; )" office:value-type="string" office:string-value="};" calcext:value-type="string">
            <text:p>};</text:p>
          </table:table-cell>
          <table:table-cell table:formula="of:=IF( AND( [.E31]&lt;&gt;&quot;&quot;; [.F31]&lt;&gt;&quot;&quot; ); CONCATENATE( &quot;{ &quot;; [.E31]; &quot;, &quot;; [.F31]; &quot; }&quot;; IF( AND( [.E32] &lt;&gt; &quot;&quot;; [.F3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32] &lt;&gt; &quot;&quot;; [.F32] &lt;&gt; &quot;&quot; ); &quot;&quot;; &quot;};&quot; )" office:value-type="string" office:string-value="};" calcext:value-type="string">
            <text:p>};</text:p>
          </table:table-cell>
          <table:table-cell table:formula="of:=IF( AND( [.E32]&lt;&gt;&quot;&quot;; [.F32]&lt;&gt;&quot;&quot; ); CONCATENATE( &quot;{ &quot;; [.E32]; &quot;, &quot;; [.F32]; &quot; }&quot;; IF( AND( [.E33] &lt;&gt; &quot;&quot;; [.F3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33] &lt;&gt; &quot;&quot;; [.F33] &lt;&gt; &quot;&quot; ); &quot;&quot;; &quot;};&quot; )" office:value-type="string" office:string-value="};" calcext:value-type="string">
            <text:p>};</text:p>
          </table:table-cell>
          <table:table-cell table:formula="of:=IF( AND( [.E33]&lt;&gt;&quot;&quot;; [.F33]&lt;&gt;&quot;&quot; ); CONCATENATE( &quot;{ &quot;; [.E33]; &quot;, &quot;; [.F33]; &quot; }&quot;; IF( AND( [.E34] &lt;&gt; &quot;&quot;; [.F3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34] &lt;&gt; &quot;&quot;; [.F34] &lt;&gt; &quot;&quot; ); &quot;&quot;; &quot;};&quot; )" office:value-type="string" office:string-value="};" calcext:value-type="string">
            <text:p>};</text:p>
          </table:table-cell>
          <table:table-cell table:formula="of:=IF( AND( [.E34]&lt;&gt;&quot;&quot;; [.F34]&lt;&gt;&quot;&quot; ); CONCATENATE( &quot;{ &quot;; [.E34]; &quot;, &quot;; [.F34]; &quot; }&quot;; IF( AND( [.E35] &lt;&gt; &quot;&quot;; [.F3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35] &lt;&gt; &quot;&quot;; [.F35] &lt;&gt; &quot;&quot; ); &quot;&quot;; &quot;};&quot; )" office:value-type="string" office:string-value="};" calcext:value-type="string">
            <text:p>};</text:p>
          </table:table-cell>
          <table:table-cell table:formula="of:=IF( AND( [.E35]&lt;&gt;&quot;&quot;; [.F35]&lt;&gt;&quot;&quot; ); CONCATENATE( &quot;{ &quot;; [.E35]; &quot;, &quot;; [.F35]; &quot; }&quot;; IF( AND( [.E36] &lt;&gt; &quot;&quot;; [.F3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36] &lt;&gt; &quot;&quot;; [.F36] &lt;&gt; &quot;&quot; ); &quot;&quot;; &quot;};&quot; )" office:value-type="string" office:string-value="};" calcext:value-type="string">
            <text:p>};</text:p>
          </table:table-cell>
          <table:table-cell table:formula="of:=IF( AND( [.E36]&lt;&gt;&quot;&quot;; [.F36]&lt;&gt;&quot;&quot; ); CONCATENATE( &quot;{ &quot;; [.E36]; &quot;, &quot;; [.F36]; &quot; }&quot;; IF( AND( [.E37] &lt;&gt; &quot;&quot;; [.F3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37] &lt;&gt; &quot;&quot;; [.F37] &lt;&gt; &quot;&quot; ); &quot;&quot;; &quot;};&quot; )" office:value-type="string" office:string-value="};" calcext:value-type="string">
            <text:p>};</text:p>
          </table:table-cell>
          <table:table-cell table:formula="of:=IF( AND( [.E37]&lt;&gt;&quot;&quot;; [.F37]&lt;&gt;&quot;&quot; ); CONCATENATE( &quot;{ &quot;; [.E37]; &quot;, &quot;; [.F37]; &quot; }&quot;; IF( AND( [.E38] &lt;&gt; &quot;&quot;; [.F3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38] &lt;&gt; &quot;&quot;; [.F38] &lt;&gt; &quot;&quot; ); &quot;&quot;; &quot;};&quot; )" office:value-type="string" office:string-value="};" calcext:value-type="string">
            <text:p>};</text:p>
          </table:table-cell>
          <table:table-cell table:formula="of:=IF( AND( [.E38]&lt;&gt;&quot;&quot;; [.F38]&lt;&gt;&quot;&quot; ); CONCATENATE( &quot;{ &quot;; [.E38]; &quot;, &quot;; [.F38]; &quot; }&quot;; IF( AND( [.E39] &lt;&gt; &quot;&quot;; [.F3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39] &lt;&gt; &quot;&quot;; [.F39] &lt;&gt; &quot;&quot; ); &quot;&quot;; &quot;};&quot; )" office:value-type="string" office:string-value="};" calcext:value-type="string">
            <text:p>};</text:p>
          </table:table-cell>
          <table:table-cell table:formula="of:=IF( AND( [.E39]&lt;&gt;&quot;&quot;; [.F39]&lt;&gt;&quot;&quot; ); CONCATENATE( &quot;{ &quot;; [.E39]; &quot;, &quot;; [.F39]; &quot; }&quot;; IF( AND( [.E40] &lt;&gt; &quot;&quot;; [.F4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40] &lt;&gt; &quot;&quot;; [.F40] &lt;&gt; &quot;&quot; ); &quot;&quot;; &quot;};&quot; )" office:value-type="string" office:string-value="};" calcext:value-type="string">
            <text:p>};</text:p>
          </table:table-cell>
          <table:table-cell table:formula="of:=IF( AND( [.E40]&lt;&gt;&quot;&quot;; [.F40]&lt;&gt;&quot;&quot; ); CONCATENATE( &quot;{ &quot;; [.E40]; &quot;, &quot;; [.F40]; &quot; }&quot;; IF( AND( [.E41] &lt;&gt; &quot;&quot;; [.F4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41] &lt;&gt; &quot;&quot;; [.F41] &lt;&gt; &quot;&quot; ); &quot;&quot;; &quot;};&quot; )" office:value-type="string" office:string-value="};" calcext:value-type="string">
            <text:p>};</text:p>
          </table:table-cell>
          <table:table-cell table:formula="of:=IF( AND( [.E41]&lt;&gt;&quot;&quot;; [.F41]&lt;&gt;&quot;&quot; ); CONCATENATE( &quot;{ &quot;; [.E41]; &quot;, &quot;; [.F41]; &quot; }&quot;; IF( AND( [.E42] &lt;&gt; &quot;&quot;; [.F4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42] &lt;&gt; &quot;&quot;; [.F42] &lt;&gt; &quot;&quot; ); &quot;&quot;; &quot;};&quot; )" office:value-type="string" office:string-value="};" calcext:value-type="string">
            <text:p>};</text:p>
          </table:table-cell>
          <table:table-cell table:formula="of:=IF( AND( [.E42]&lt;&gt;&quot;&quot;; [.F42]&lt;&gt;&quot;&quot; ); CONCATENATE( &quot;{ &quot;; [.E42]; &quot;, &quot;; [.F42]; &quot; }&quot;; IF( AND( [.E43] &lt;&gt; &quot;&quot;; [.F4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43] &lt;&gt; &quot;&quot;; [.F43] &lt;&gt; &quot;&quot; ); &quot;&quot;; &quot;};&quot; )" office:value-type="string" office:string-value="};" calcext:value-type="string">
            <text:p>};</text:p>
          </table:table-cell>
          <table:table-cell table:formula="of:=IF( AND( [.E43]&lt;&gt;&quot;&quot;; [.F43]&lt;&gt;&quot;&quot; ); CONCATENATE( &quot;{ &quot;; [.E43]; &quot;, &quot;; [.F43]; &quot; }&quot;; IF( AND( [.E44] &lt;&gt; &quot;&quot;; [.F4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44] &lt;&gt; &quot;&quot;; [.F44] &lt;&gt; &quot;&quot; ); &quot;&quot;; &quot;};&quot; )" office:value-type="string" office:string-value="};" calcext:value-type="string">
            <text:p>};</text:p>
          </table:table-cell>
          <table:table-cell table:formula="of:=IF( AND( [.E44]&lt;&gt;&quot;&quot;; [.F44]&lt;&gt;&quot;&quot; ); CONCATENATE( &quot;{ &quot;; [.E44]; &quot;, &quot;; [.F44]; &quot; }&quot;; IF( AND( [.E45] &lt;&gt; &quot;&quot;; [.F4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45] &lt;&gt; &quot;&quot;; [.F45] &lt;&gt; &quot;&quot; ); &quot;&quot;; &quot;};&quot; )" office:value-type="string" office:string-value="};" calcext:value-type="string">
            <text:p>};</text:p>
          </table:table-cell>
          <table:table-cell table:formula="of:=IF( AND( [.E45]&lt;&gt;&quot;&quot;; [.F45]&lt;&gt;&quot;&quot; ); CONCATENATE( &quot;{ &quot;; [.E45]; &quot;, &quot;; [.F45]; &quot; }&quot;; IF( AND( [.E46] &lt;&gt; &quot;&quot;; [.F4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46] &lt;&gt; &quot;&quot;; [.F46] &lt;&gt; &quot;&quot; ); &quot;&quot;; &quot;};&quot; )" office:value-type="string" office:string-value="};" calcext:value-type="string">
            <text:p>};</text:p>
          </table:table-cell>
          <table:table-cell table:formula="of:=IF( AND( [.E46]&lt;&gt;&quot;&quot;; [.F46]&lt;&gt;&quot;&quot; ); CONCATENATE( &quot;{ &quot;; [.E46]; &quot;, &quot;; [.F46]; &quot; }&quot;; IF( AND( [.E47] &lt;&gt; &quot;&quot;; [.F4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47] &lt;&gt; &quot;&quot;; [.F47] &lt;&gt; &quot;&quot; ); &quot;&quot;; &quot;};&quot; )" office:value-type="string" office:string-value="};" calcext:value-type="string">
            <text:p>};</text:p>
          </table:table-cell>
          <table:table-cell table:formula="of:=IF( AND( [.E47]&lt;&gt;&quot;&quot;; [.F47]&lt;&gt;&quot;&quot; ); CONCATENATE( &quot;{ &quot;; [.E47]; &quot;, &quot;; [.F47]; &quot; }&quot;; IF( AND( [.E48] &lt;&gt; &quot;&quot;; [.F4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48] &lt;&gt; &quot;&quot;; [.F48] &lt;&gt; &quot;&quot; ); &quot;&quot;; &quot;};&quot; )" office:value-type="string" office:string-value="};" calcext:value-type="string">
            <text:p>};</text:p>
          </table:table-cell>
          <table:table-cell table:formula="of:=IF( AND( [.E48]&lt;&gt;&quot;&quot;; [.F48]&lt;&gt;&quot;&quot; ); CONCATENATE( &quot;{ &quot;; [.E48]; &quot;, &quot;; [.F48]; &quot; }&quot;; IF( AND( [.E49] &lt;&gt; &quot;&quot;; [.F4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49] &lt;&gt; &quot;&quot;; [.F49] &lt;&gt; &quot;&quot; ); &quot;&quot;; &quot;};&quot; )" office:value-type="string" office:string-value="};" calcext:value-type="string">
            <text:p>};</text:p>
          </table:table-cell>
          <table:table-cell table:formula="of:=IF( AND( [.E49]&lt;&gt;&quot;&quot;; [.F49]&lt;&gt;&quot;&quot; ); CONCATENATE( &quot;{ &quot;; [.E49]; &quot;, &quot;; [.F49]; &quot; }&quot;; IF( AND( [.E50] &lt;&gt; &quot;&quot;; [.F5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50] &lt;&gt; &quot;&quot;; [.F50] &lt;&gt; &quot;&quot; ); &quot;&quot;; &quot;};&quot; )" office:value-type="string" office:string-value="};" calcext:value-type="string">
            <text:p>};</text:p>
          </table:table-cell>
          <table:table-cell table:formula="of:=IF( AND( [.E50]&lt;&gt;&quot;&quot;; [.F50]&lt;&gt;&quot;&quot; ); CONCATENATE( &quot;{ &quot;; [.E50]; &quot;, &quot;; [.F50]; &quot; }&quot;; IF( AND( [.E51] &lt;&gt; &quot;&quot;; [.F5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51] &lt;&gt; &quot;&quot;; [.F51] &lt;&gt; &quot;&quot; ); &quot;&quot;; &quot;};&quot; )" office:value-type="string" office:string-value="};" calcext:value-type="string">
            <text:p>};</text:p>
          </table:table-cell>
          <table:table-cell table:formula="of:=IF( AND( [.E51]&lt;&gt;&quot;&quot;; [.F51]&lt;&gt;&quot;&quot; ); CONCATENATE( &quot;{ &quot;; [.E51]; &quot;, &quot;; [.F51]; &quot; }&quot;; IF( AND( [.E52] &lt;&gt; &quot;&quot;; [.F5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52] &lt;&gt; &quot;&quot;; [.F52] &lt;&gt; &quot;&quot; ); &quot;&quot;; &quot;};&quot; )" office:value-type="string" office:string-value="};" calcext:value-type="string">
            <text:p>};</text:p>
          </table:table-cell>
          <table:table-cell table:formula="of:=IF( AND( [.E52]&lt;&gt;&quot;&quot;; [.F52]&lt;&gt;&quot;&quot; ); CONCATENATE( &quot;{ &quot;; [.E52]; &quot;, &quot;; [.F52]; &quot; }&quot;; IF( AND( [.E53] &lt;&gt; &quot;&quot;; [.F5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53] &lt;&gt; &quot;&quot;; [.F53] &lt;&gt; &quot;&quot; ); &quot;&quot;; &quot;};&quot; )" office:value-type="string" office:string-value="};" calcext:value-type="string">
            <text:p>};</text:p>
          </table:table-cell>
          <table:table-cell table:formula="of:=IF( AND( [.E53]&lt;&gt;&quot;&quot;; [.F53]&lt;&gt;&quot;&quot; ); CONCATENATE( &quot;{ &quot;; [.E53]; &quot;, &quot;; [.F53]; &quot; }&quot;; IF( AND( [.E54] &lt;&gt; &quot;&quot;; [.F5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54] &lt;&gt; &quot;&quot;; [.F54] &lt;&gt; &quot;&quot; ); &quot;&quot;; &quot;};&quot; )" office:value-type="string" office:string-value="};" calcext:value-type="string">
            <text:p>};</text:p>
          </table:table-cell>
          <table:table-cell table:formula="of:=IF( AND( [.E54]&lt;&gt;&quot;&quot;; [.F54]&lt;&gt;&quot;&quot; ); CONCATENATE( &quot;{ &quot;; [.E54]; &quot;, &quot;; [.F54]; &quot; }&quot;; IF( AND( [.E55] &lt;&gt; &quot;&quot;; [.F5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55] &lt;&gt; &quot;&quot;; [.F55] &lt;&gt; &quot;&quot; ); &quot;&quot;; &quot;};&quot; )" office:value-type="string" office:string-value="};" calcext:value-type="string">
            <text:p>};</text:p>
          </table:table-cell>
          <table:table-cell table:formula="of:=IF( AND( [.E55]&lt;&gt;&quot;&quot;; [.F55]&lt;&gt;&quot;&quot; ); CONCATENATE( &quot;{ &quot;; [.E55]; &quot;, &quot;; [.F55]; &quot; }&quot;; IF( AND( [.E56] &lt;&gt; &quot;&quot;; [.F5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56] &lt;&gt; &quot;&quot;; [.F56] &lt;&gt; &quot;&quot; ); &quot;&quot;; &quot;};&quot; )" office:value-type="string" office:string-value="};" calcext:value-type="string">
            <text:p>};</text:p>
          </table:table-cell>
          <table:table-cell table:formula="of:=IF( AND( [.E56]&lt;&gt;&quot;&quot;; [.F56]&lt;&gt;&quot;&quot; ); CONCATENATE( &quot;{ &quot;; [.E56]; &quot;, &quot;; [.F56]; &quot; }&quot;; IF( AND( [.E57] &lt;&gt; &quot;&quot;; [.F5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57] &lt;&gt; &quot;&quot;; [.F57] &lt;&gt; &quot;&quot; ); &quot;&quot;; &quot;};&quot; )" office:value-type="string" office:string-value="};" calcext:value-type="string">
            <text:p>};</text:p>
          </table:table-cell>
          <table:table-cell table:formula="of:=IF( AND( [.E57]&lt;&gt;&quot;&quot;; [.F57]&lt;&gt;&quot;&quot; ); CONCATENATE( &quot;{ &quot;; [.E57]; &quot;, &quot;; [.F57]; &quot; }&quot;; IF( AND( [.E58] &lt;&gt; &quot;&quot;; [.F5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58] &lt;&gt; &quot;&quot;; [.F58] &lt;&gt; &quot;&quot; ); &quot;&quot;; &quot;};&quot; )" office:value-type="string" office:string-value="};" calcext:value-type="string">
            <text:p>};</text:p>
          </table:table-cell>
          <table:table-cell table:formula="of:=IF( AND( [.E58]&lt;&gt;&quot;&quot;; [.F58]&lt;&gt;&quot;&quot; ); CONCATENATE( &quot;{ &quot;; [.E58]; &quot;, &quot;; [.F58]; &quot; }&quot;; IF( AND( [.E59] &lt;&gt; &quot;&quot;; [.F5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59] &lt;&gt; &quot;&quot;; [.F59] &lt;&gt; &quot;&quot; ); &quot;&quot;; &quot;};&quot; )" office:value-type="string" office:string-value="};" calcext:value-type="string">
            <text:p>};</text:p>
          </table:table-cell>
          <table:table-cell table:formula="of:=IF( AND( [.E59]&lt;&gt;&quot;&quot;; [.F59]&lt;&gt;&quot;&quot; ); CONCATENATE( &quot;{ &quot;; [.E59]; &quot;, &quot;; [.F59]; &quot; }&quot;; IF( AND( [.E60] &lt;&gt; &quot;&quot;; [.F6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60] &lt;&gt; &quot;&quot;; [.F60] &lt;&gt; &quot;&quot; ); &quot;&quot;; &quot;};&quot; )" office:value-type="string" office:string-value="};" calcext:value-type="string">
            <text:p>};</text:p>
          </table:table-cell>
          <table:table-cell table:formula="of:=IF( AND( [.E60]&lt;&gt;&quot;&quot;; [.F60]&lt;&gt;&quot;&quot; ); CONCATENATE( &quot;{ &quot;; [.E60]; &quot;, &quot;; [.F60]; &quot; }&quot;; IF( AND( [.E61] &lt;&gt; &quot;&quot;; [.F6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61] &lt;&gt; &quot;&quot;; [.F61] &lt;&gt; &quot;&quot; ); &quot;&quot;; &quot;};&quot; )" office:value-type="string" office:string-value="};" calcext:value-type="string">
            <text:p>};</text:p>
          </table:table-cell>
          <table:table-cell table:formula="of:=IF( AND( [.E61]&lt;&gt;&quot;&quot;; [.F61]&lt;&gt;&quot;&quot; ); CONCATENATE( &quot;{ &quot;; [.E61]; &quot;, &quot;; [.F61]; &quot; }&quot;; IF( AND( [.E62] &lt;&gt; &quot;&quot;; [.F6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62] &lt;&gt; &quot;&quot;; [.F62] &lt;&gt; &quot;&quot; ); &quot;&quot;; &quot;};&quot; )" office:value-type="string" office:string-value="};" calcext:value-type="string">
            <text:p>};</text:p>
          </table:table-cell>
          <table:table-cell table:formula="of:=IF( AND( [.E62]&lt;&gt;&quot;&quot;; [.F62]&lt;&gt;&quot;&quot; ); CONCATENATE( &quot;{ &quot;; [.E62]; &quot;, &quot;; [.F62]; &quot; }&quot;; IF( AND( [.E63] &lt;&gt; &quot;&quot;; [.F6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63] &lt;&gt; &quot;&quot;; [.F63] &lt;&gt; &quot;&quot; ); &quot;&quot;; &quot;};&quot; )" office:value-type="string" office:string-value="};" calcext:value-type="string">
            <text:p>};</text:p>
          </table:table-cell>
          <table:table-cell table:formula="of:=IF( AND( [.E63]&lt;&gt;&quot;&quot;; [.F63]&lt;&gt;&quot;&quot; ); CONCATENATE( &quot;{ &quot;; [.E63]; &quot;, &quot;; [.F63]; &quot; }&quot;; IF( AND( [.E64] &lt;&gt; &quot;&quot;; [.F6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64] &lt;&gt; &quot;&quot;; [.F64] &lt;&gt; &quot;&quot; ); &quot;&quot;; &quot;};&quot; )" office:value-type="string" office:string-value="};" calcext:value-type="string">
            <text:p>};</text:p>
          </table:table-cell>
          <table:table-cell table:formula="of:=IF( AND( [.E64]&lt;&gt;&quot;&quot;; [.F64]&lt;&gt;&quot;&quot; ); CONCATENATE( &quot;{ &quot;; [.E64]; &quot;, &quot;; [.F64]; &quot; }&quot;; IF( AND( [.E65] &lt;&gt; &quot;&quot;; [.F6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65] &lt;&gt; &quot;&quot;; [.F65] &lt;&gt; &quot;&quot; ); &quot;&quot;; &quot;};&quot; )" office:value-type="string" office:string-value="};" calcext:value-type="string">
            <text:p>};</text:p>
          </table:table-cell>
          <table:table-cell table:formula="of:=IF( AND( [.E65]&lt;&gt;&quot;&quot;; [.F65]&lt;&gt;&quot;&quot; ); CONCATENATE( &quot;{ &quot;; [.E65]; &quot;, &quot;; [.F65]; &quot; }&quot;; IF( AND( [.E66] &lt;&gt; &quot;&quot;; [.F6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66] &lt;&gt; &quot;&quot;; [.F66] &lt;&gt; &quot;&quot; ); &quot;&quot;; &quot;};&quot; )" office:value-type="string" office:string-value="};" calcext:value-type="string">
            <text:p>};</text:p>
          </table:table-cell>
          <table:table-cell table:formula="of:=IF( AND( [.E66]&lt;&gt;&quot;&quot;; [.F66]&lt;&gt;&quot;&quot; ); CONCATENATE( &quot;{ &quot;; [.E66]; &quot;, &quot;; [.F66]; &quot; }&quot;; IF( AND( [.E67] &lt;&gt; &quot;&quot;; [.F6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67] &lt;&gt; &quot;&quot;; [.F67] &lt;&gt; &quot;&quot; ); &quot;&quot;; &quot;};&quot; )" office:value-type="string" office:string-value="};" calcext:value-type="string">
            <text:p>};</text:p>
          </table:table-cell>
          <table:table-cell table:formula="of:=IF( AND( [.E67]&lt;&gt;&quot;&quot;; [.F67]&lt;&gt;&quot;&quot; ); CONCATENATE( &quot;{ &quot;; [.E67]; &quot;, &quot;; [.F67]; &quot; }&quot;; IF( AND( [.E68] &lt;&gt; &quot;&quot;; [.F6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68] &lt;&gt; &quot;&quot;; [.F68] &lt;&gt; &quot;&quot; ); &quot;&quot;; &quot;};&quot; )" office:value-type="string" office:string-value="};" calcext:value-type="string">
            <text:p>};</text:p>
          </table:table-cell>
          <table:table-cell table:formula="of:=IF( AND( [.E68]&lt;&gt;&quot;&quot;; [.F68]&lt;&gt;&quot;&quot; ); CONCATENATE( &quot;{ &quot;; [.E68]; &quot;, &quot;; [.F68]; &quot; }&quot;; IF( AND( [.E69] &lt;&gt; &quot;&quot;; [.F6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69] &lt;&gt; &quot;&quot;; [.F69] &lt;&gt; &quot;&quot; ); &quot;&quot;; &quot;};&quot; )" office:value-type="string" office:string-value="};" calcext:value-type="string">
            <text:p>};</text:p>
          </table:table-cell>
          <table:table-cell table:formula="of:=IF( AND( [.E69]&lt;&gt;&quot;&quot;; [.F69]&lt;&gt;&quot;&quot; ); CONCATENATE( &quot;{ &quot;; [.E69]; &quot;, &quot;; [.F69]; &quot; }&quot;; IF( AND( [.E70] &lt;&gt; &quot;&quot;; [.F7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70] &lt;&gt; &quot;&quot;; [.F70] &lt;&gt; &quot;&quot; ); &quot;&quot;; &quot;};&quot; )" office:value-type="string" office:string-value="};" calcext:value-type="string">
            <text:p>};</text:p>
          </table:table-cell>
          <table:table-cell table:formula="of:=IF( AND( [.E70]&lt;&gt;&quot;&quot;; [.F70]&lt;&gt;&quot;&quot; ); CONCATENATE( &quot;{ &quot;; [.E70]; &quot;, &quot;; [.F70]; &quot; }&quot;; IF( AND( [.E71] &lt;&gt; &quot;&quot;; [.F7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71] &lt;&gt; &quot;&quot;; [.F71] &lt;&gt; &quot;&quot; ); &quot;&quot;; &quot;};&quot; )" office:value-type="string" office:string-value="};" calcext:value-type="string">
            <text:p>};</text:p>
          </table:table-cell>
          <table:table-cell table:formula="of:=IF( AND( [.E71]&lt;&gt;&quot;&quot;; [.F71]&lt;&gt;&quot;&quot; ); CONCATENATE( &quot;{ &quot;; [.E71]; &quot;, &quot;; [.F71]; &quot; }&quot;; IF( AND( [.E72] &lt;&gt; &quot;&quot;; [.F7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72] &lt;&gt; &quot;&quot;; [.F72] &lt;&gt; &quot;&quot; ); &quot;&quot;; &quot;};&quot; )" office:value-type="string" office:string-value="};" calcext:value-type="string">
            <text:p>};</text:p>
          </table:table-cell>
          <table:table-cell table:formula="of:=IF( AND( [.E72]&lt;&gt;&quot;&quot;; [.F72]&lt;&gt;&quot;&quot; ); CONCATENATE( &quot;{ &quot;; [.E72]; &quot;, &quot;; [.F72]; &quot; }&quot;; IF( AND( [.E73] &lt;&gt; &quot;&quot;; [.F7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73] &lt;&gt; &quot;&quot;; [.F73] &lt;&gt; &quot;&quot; ); &quot;&quot;; &quot;};&quot; )" office:value-type="string" office:string-value="};" calcext:value-type="string">
            <text:p>};</text:p>
          </table:table-cell>
          <table:table-cell table:formula="of:=IF( AND( [.E73]&lt;&gt;&quot;&quot;; [.F73]&lt;&gt;&quot;&quot; ); CONCATENATE( &quot;{ &quot;; [.E73]; &quot;, &quot;; [.F73]; &quot; }&quot;; IF( AND( [.E74] &lt;&gt; &quot;&quot;; [.F7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74] &lt;&gt; &quot;&quot;; [.F74] &lt;&gt; &quot;&quot; ); &quot;&quot;; &quot;};&quot; )" office:value-type="string" office:string-value="};" calcext:value-type="string">
            <text:p>};</text:p>
          </table:table-cell>
          <table:table-cell table:formula="of:=IF( AND( [.E74]&lt;&gt;&quot;&quot;; [.F74]&lt;&gt;&quot;&quot; ); CONCATENATE( &quot;{ &quot;; [.E74]; &quot;, &quot;; [.F74]; &quot; }&quot;; IF( AND( [.E75] &lt;&gt; &quot;&quot;; [.F7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75] &lt;&gt; &quot;&quot;; [.F75] &lt;&gt; &quot;&quot; ); &quot;&quot;; &quot;};&quot; )" office:value-type="string" office:string-value="};" calcext:value-type="string">
            <text:p>};</text:p>
          </table:table-cell>
          <table:table-cell table:formula="of:=IF( AND( [.E75]&lt;&gt;&quot;&quot;; [.F75]&lt;&gt;&quot;&quot; ); CONCATENATE( &quot;{ &quot;; [.E75]; &quot;, &quot;; [.F75]; &quot; }&quot;; IF( AND( [.E76] &lt;&gt; &quot;&quot;; [.F7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76] &lt;&gt; &quot;&quot;; [.F76] &lt;&gt; &quot;&quot; ); &quot;&quot;; &quot;};&quot; )" office:value-type="string" office:string-value="};" calcext:value-type="string">
            <text:p>};</text:p>
          </table:table-cell>
          <table:table-cell table:formula="of:=IF( AND( [.E76]&lt;&gt;&quot;&quot;; [.F76]&lt;&gt;&quot;&quot; ); CONCATENATE( &quot;{ &quot;; [.E76]; &quot;, &quot;; [.F76]; &quot; }&quot;; IF( AND( [.E77] &lt;&gt; &quot;&quot;; [.F7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77] &lt;&gt; &quot;&quot;; [.F77] &lt;&gt; &quot;&quot; ); &quot;&quot;; &quot;};&quot; )" office:value-type="string" office:string-value="};" calcext:value-type="string">
            <text:p>};</text:p>
          </table:table-cell>
          <table:table-cell table:formula="of:=IF( AND( [.E77]&lt;&gt;&quot;&quot;; [.F77]&lt;&gt;&quot;&quot; ); CONCATENATE( &quot;{ &quot;; [.E77]; &quot;, &quot;; [.F77]; &quot; }&quot;; IF( AND( [.E78] &lt;&gt; &quot;&quot;; [.F7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78] &lt;&gt; &quot;&quot;; [.F78] &lt;&gt; &quot;&quot; ); &quot;&quot;; &quot;};&quot; )" office:value-type="string" office:string-value="};" calcext:value-type="string">
            <text:p>};</text:p>
          </table:table-cell>
          <table:table-cell table:formula="of:=IF( AND( [.E78]&lt;&gt;&quot;&quot;; [.F78]&lt;&gt;&quot;&quot; ); CONCATENATE( &quot;{ &quot;; [.E78]; &quot;, &quot;; [.F78]; &quot; }&quot;; IF( AND( [.E79] &lt;&gt; &quot;&quot;; [.F7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79] &lt;&gt; &quot;&quot;; [.F79] &lt;&gt; &quot;&quot; ); &quot;&quot;; &quot;};&quot; )" office:value-type="string" office:string-value="};" calcext:value-type="string">
            <text:p>};</text:p>
          </table:table-cell>
          <table:table-cell table:formula="of:=IF( AND( [.E79]&lt;&gt;&quot;&quot;; [.F79]&lt;&gt;&quot;&quot; ); CONCATENATE( &quot;{ &quot;; [.E79]; &quot;, &quot;; [.F79]; &quot; }&quot;; IF( AND( [.E80] &lt;&gt; &quot;&quot;; [.F8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80] &lt;&gt; &quot;&quot;; [.F80] &lt;&gt; &quot;&quot; ); &quot;&quot;; &quot;};&quot; )" office:value-type="string" office:string-value="};" calcext:value-type="string">
            <text:p>};</text:p>
          </table:table-cell>
          <table:table-cell table:formula="of:=IF( AND( [.E80]&lt;&gt;&quot;&quot;; [.F80]&lt;&gt;&quot;&quot; ); CONCATENATE( &quot;{ &quot;; [.E80]; &quot;, &quot;; [.F80]; &quot; }&quot;; IF( AND( [.E81] &lt;&gt; &quot;&quot;; [.F8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81] &lt;&gt; &quot;&quot;; [.F81] &lt;&gt; &quot;&quot; ); &quot;&quot;; &quot;};&quot; )" office:value-type="string" office:string-value="};" calcext:value-type="string">
            <text:p>};</text:p>
          </table:table-cell>
          <table:table-cell table:formula="of:=IF( AND( [.E81]&lt;&gt;&quot;&quot;; [.F81]&lt;&gt;&quot;&quot; ); CONCATENATE( &quot;{ &quot;; [.E81]; &quot;, &quot;; [.F81]; &quot; }&quot;; IF( AND( [.E82] &lt;&gt; &quot;&quot;; [.F8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82] &lt;&gt; &quot;&quot;; [.F82] &lt;&gt; &quot;&quot; ); &quot;&quot;; &quot;};&quot; )" office:value-type="string" office:string-value="};" calcext:value-type="string">
            <text:p>};</text:p>
          </table:table-cell>
          <table:table-cell table:formula="of:=IF( AND( [.E82]&lt;&gt;&quot;&quot;; [.F82]&lt;&gt;&quot;&quot; ); CONCATENATE( &quot;{ &quot;; [.E82]; &quot;, &quot;; [.F82]; &quot; }&quot;; IF( AND( [.E83] &lt;&gt; &quot;&quot;; [.F8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83] &lt;&gt; &quot;&quot;; [.F83] &lt;&gt; &quot;&quot; ); &quot;&quot;; &quot;};&quot; )" office:value-type="string" office:string-value="};" calcext:value-type="string">
            <text:p>};</text:p>
          </table:table-cell>
          <table:table-cell table:formula="of:=IF( AND( [.E83]&lt;&gt;&quot;&quot;; [.F83]&lt;&gt;&quot;&quot; ); CONCATENATE( &quot;{ &quot;; [.E83]; &quot;, &quot;; [.F83]; &quot; }&quot;; IF( AND( [.E84] &lt;&gt; &quot;&quot;; [.F8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84] &lt;&gt; &quot;&quot;; [.F84] &lt;&gt; &quot;&quot; ); &quot;&quot;; &quot;};&quot; )" office:value-type="string" office:string-value="};" calcext:value-type="string">
            <text:p>};</text:p>
          </table:table-cell>
          <table:table-cell table:formula="of:=IF( AND( [.E84]&lt;&gt;&quot;&quot;; [.F84]&lt;&gt;&quot;&quot; ); CONCATENATE( &quot;{ &quot;; [.E84]; &quot;, &quot;; [.F84]; &quot; }&quot;; IF( AND( [.E85] &lt;&gt; &quot;&quot;; [.F8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85] &lt;&gt; &quot;&quot;; [.F85] &lt;&gt; &quot;&quot; ); &quot;&quot;; &quot;};&quot; )" office:value-type="string" office:string-value="};" calcext:value-type="string">
            <text:p>};</text:p>
          </table:table-cell>
          <table:table-cell table:formula="of:=IF( AND( [.E85]&lt;&gt;&quot;&quot;; [.F85]&lt;&gt;&quot;&quot; ); CONCATENATE( &quot;{ &quot;; [.E85]; &quot;, &quot;; [.F85]; &quot; }&quot;; IF( AND( [.E86] &lt;&gt; &quot;&quot;; [.F8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86] &lt;&gt; &quot;&quot;; [.F86] &lt;&gt; &quot;&quot; ); &quot;&quot;; &quot;};&quot; )" office:value-type="string" office:string-value="};" calcext:value-type="string">
            <text:p>};</text:p>
          </table:table-cell>
          <table:table-cell table:formula="of:=IF( AND( [.E86]&lt;&gt;&quot;&quot;; [.F86]&lt;&gt;&quot;&quot; ); CONCATENATE( &quot;{ &quot;; [.E86]; &quot;, &quot;; [.F86]; &quot; }&quot;; IF( AND( [.E87] &lt;&gt; &quot;&quot;; [.F8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87] &lt;&gt; &quot;&quot;; [.F87] &lt;&gt; &quot;&quot; ); &quot;&quot;; &quot;};&quot; )" office:value-type="string" office:string-value="};" calcext:value-type="string">
            <text:p>};</text:p>
          </table:table-cell>
          <table:table-cell table:formula="of:=IF( AND( [.E87]&lt;&gt;&quot;&quot;; [.F87]&lt;&gt;&quot;&quot; ); CONCATENATE( &quot;{ &quot;; [.E87]; &quot;, &quot;; [.F87]; &quot; }&quot;; IF( AND( [.E88] &lt;&gt; &quot;&quot;; [.F8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88] &lt;&gt; &quot;&quot;; [.F88] &lt;&gt; &quot;&quot; ); &quot;&quot;; &quot;};&quot; )" office:value-type="string" office:string-value="};" calcext:value-type="string">
            <text:p>};</text:p>
          </table:table-cell>
          <table:table-cell table:formula="of:=IF( AND( [.E88]&lt;&gt;&quot;&quot;; [.F88]&lt;&gt;&quot;&quot; ); CONCATENATE( &quot;{ &quot;; [.E88]; &quot;, &quot;; [.F88]; &quot; }&quot;; IF( AND( [.E89] &lt;&gt; &quot;&quot;; [.F8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89] &lt;&gt; &quot;&quot;; [.F89] &lt;&gt; &quot;&quot; ); &quot;&quot;; &quot;};&quot; )" office:value-type="string" office:string-value="};" calcext:value-type="string">
            <text:p>};</text:p>
          </table:table-cell>
          <table:table-cell table:formula="of:=IF( AND( [.E89]&lt;&gt;&quot;&quot;; [.F89]&lt;&gt;&quot;&quot; ); CONCATENATE( &quot;{ &quot;; [.E89]; &quot;, &quot;; [.F89]; &quot; }&quot;; IF( AND( [.E90] &lt;&gt; &quot;&quot;; [.F9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90] &lt;&gt; &quot;&quot;; [.F90] &lt;&gt; &quot;&quot; ); &quot;&quot;; &quot;};&quot; )" office:value-type="string" office:string-value="};" calcext:value-type="string">
            <text:p>};</text:p>
          </table:table-cell>
          <table:table-cell table:formula="of:=IF( AND( [.E90]&lt;&gt;&quot;&quot;; [.F90]&lt;&gt;&quot;&quot; ); CONCATENATE( &quot;{ &quot;; [.E90]; &quot;, &quot;; [.F90]; &quot; }&quot;; IF( AND( [.E91] &lt;&gt; &quot;&quot;; [.F9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91] &lt;&gt; &quot;&quot;; [.F91] &lt;&gt; &quot;&quot; ); &quot;&quot;; &quot;};&quot; )" office:value-type="string" office:string-value="};" calcext:value-type="string">
            <text:p>};</text:p>
          </table:table-cell>
          <table:table-cell table:formula="of:=IF( AND( [.E91]&lt;&gt;&quot;&quot;; [.F91]&lt;&gt;&quot;&quot; ); CONCATENATE( &quot;{ &quot;; [.E91]; &quot;, &quot;; [.F91]; &quot; }&quot;; IF( AND( [.E92] &lt;&gt; &quot;&quot;; [.F9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92] &lt;&gt; &quot;&quot;; [.F92] &lt;&gt; &quot;&quot; ); &quot;&quot;; &quot;};&quot; )" office:value-type="string" office:string-value="};" calcext:value-type="string">
            <text:p>};</text:p>
          </table:table-cell>
          <table:table-cell table:formula="of:=IF( AND( [.E92]&lt;&gt;&quot;&quot;; [.F92]&lt;&gt;&quot;&quot; ); CONCATENATE( &quot;{ &quot;; [.E92]; &quot;, &quot;; [.F92]; &quot; }&quot;; IF( AND( [.E93] &lt;&gt; &quot;&quot;; [.F9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93] &lt;&gt; &quot;&quot;; [.F93] &lt;&gt; &quot;&quot; ); &quot;&quot;; &quot;};&quot; )" office:value-type="string" office:string-value="};" calcext:value-type="string">
            <text:p>};</text:p>
          </table:table-cell>
          <table:table-cell table:formula="of:=IF( AND( [.E93]&lt;&gt;&quot;&quot;; [.F93]&lt;&gt;&quot;&quot; ); CONCATENATE( &quot;{ &quot;; [.E93]; &quot;, &quot;; [.F93]; &quot; }&quot;; IF( AND( [.E94] &lt;&gt; &quot;&quot;; [.F9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94] &lt;&gt; &quot;&quot;; [.F94] &lt;&gt; &quot;&quot; ); &quot;&quot;; &quot;};&quot; )" office:value-type="string" office:string-value="};" calcext:value-type="string">
            <text:p>};</text:p>
          </table:table-cell>
          <table:table-cell table:formula="of:=IF( AND( [.E94]&lt;&gt;&quot;&quot;; [.F94]&lt;&gt;&quot;&quot; ); CONCATENATE( &quot;{ &quot;; [.E94]; &quot;, &quot;; [.F94]; &quot; }&quot;; IF( AND( [.E95] &lt;&gt; &quot;&quot;; [.F9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95] &lt;&gt; &quot;&quot;; [.F95] &lt;&gt; &quot;&quot; ); &quot;&quot;; &quot;};&quot; )" office:value-type="string" office:string-value="};" calcext:value-type="string">
            <text:p>};</text:p>
          </table:table-cell>
          <table:table-cell table:formula="of:=IF( AND( [.E95]&lt;&gt;&quot;&quot;; [.F95]&lt;&gt;&quot;&quot; ); CONCATENATE( &quot;{ &quot;; [.E95]; &quot;, &quot;; [.F95]; &quot; }&quot;; IF( AND( [.E96] &lt;&gt; &quot;&quot;; [.F9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96] &lt;&gt; &quot;&quot;; [.F96] &lt;&gt; &quot;&quot; ); &quot;&quot;; &quot;};&quot; )" office:value-type="string" office:string-value="};" calcext:value-type="string">
            <text:p>};</text:p>
          </table:table-cell>
          <table:table-cell table:formula="of:=IF( AND( [.E96]&lt;&gt;&quot;&quot;; [.F96]&lt;&gt;&quot;&quot; ); CONCATENATE( &quot;{ &quot;; [.E96]; &quot;, &quot;; [.F96]; &quot; }&quot;; IF( AND( [.E97] &lt;&gt; &quot;&quot;; [.F9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97] &lt;&gt; &quot;&quot;; [.F97] &lt;&gt; &quot;&quot; ); &quot;&quot;; &quot;};&quot; )" office:value-type="string" office:string-value="};" calcext:value-type="string">
            <text:p>};</text:p>
          </table:table-cell>
          <table:table-cell table:formula="of:=IF( AND( [.E97]&lt;&gt;&quot;&quot;; [.F97]&lt;&gt;&quot;&quot; ); CONCATENATE( &quot;{ &quot;; [.E97]; &quot;, &quot;; [.F97]; &quot; }&quot;; IF( AND( [.E98] &lt;&gt; &quot;&quot;; [.F9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98] &lt;&gt; &quot;&quot;; [.F98] &lt;&gt; &quot;&quot; ); &quot;&quot;; &quot;};&quot; )" office:value-type="string" office:string-value="};" calcext:value-type="string">
            <text:p>};</text:p>
          </table:table-cell>
          <table:table-cell table:formula="of:=IF( AND( [.E98]&lt;&gt;&quot;&quot;; [.F98]&lt;&gt;&quot;&quot; ); CONCATENATE( &quot;{ &quot;; [.E98]; &quot;, &quot;; [.F98]; &quot; }&quot;; IF( AND( [.E99] &lt;&gt; &quot;&quot;; [.F9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99] &lt;&gt; &quot;&quot;; [.F99] &lt;&gt; &quot;&quot; ); &quot;&quot;; &quot;};&quot; )" office:value-type="string" office:string-value="};" calcext:value-type="string">
            <text:p>};</text:p>
          </table:table-cell>
          <table:table-cell table:formula="of:=IF( AND( [.E99]&lt;&gt;&quot;&quot;; [.F99]&lt;&gt;&quot;&quot; ); CONCATENATE( &quot;{ &quot;; [.E99]; &quot;, &quot;; [.F99]; &quot; }&quot;; IF( AND( [.E100] &lt;&gt; &quot;&quot;; [.F10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00] &lt;&gt; &quot;&quot;; [.F100] &lt;&gt; &quot;&quot; ); &quot;&quot;; &quot;};&quot; )" office:value-type="string" office:string-value="};" calcext:value-type="string">
            <text:p>};</text:p>
          </table:table-cell>
          <table:table-cell table:formula="of:=IF( AND( [.E100]&lt;&gt;&quot;&quot;; [.F100]&lt;&gt;&quot;&quot; ); CONCATENATE( &quot;{ &quot;; [.E100]; &quot;, &quot;; [.F100]; &quot; }&quot;; IF( AND( [.E101] &lt;&gt; &quot;&quot;; [.F10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01] &lt;&gt; &quot;&quot;; [.F101] &lt;&gt; &quot;&quot; ); &quot;&quot;; &quot;};&quot; )" office:value-type="string" office:string-value="};" calcext:value-type="string">
            <text:p>};</text:p>
          </table:table-cell>
          <table:table-cell table:formula="of:=IF( AND( [.E101]&lt;&gt;&quot;&quot;; [.F101]&lt;&gt;&quot;&quot; ); CONCATENATE( &quot;{ &quot;; [.E101]; &quot;, &quot;; [.F101]; &quot; }&quot;; IF( AND( [.E102] &lt;&gt; &quot;&quot;; [.F10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02] &lt;&gt; &quot;&quot;; [.F102] &lt;&gt; &quot;&quot; ); &quot;&quot;; &quot;};&quot; )" office:value-type="string" office:string-value="};" calcext:value-type="string">
            <text:p>};</text:p>
          </table:table-cell>
          <table:table-cell table:formula="of:=IF( AND( [.E102]&lt;&gt;&quot;&quot;; [.F102]&lt;&gt;&quot;&quot; ); CONCATENATE( &quot;{ &quot;; [.E102]; &quot;, &quot;; [.F102]; &quot; }&quot;; IF( AND( [.E103] &lt;&gt; &quot;&quot;; [.F10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03] &lt;&gt; &quot;&quot;; [.F103] &lt;&gt; &quot;&quot; ); &quot;&quot;; &quot;};&quot; )" office:value-type="string" office:string-value="};" calcext:value-type="string">
            <text:p>};</text:p>
          </table:table-cell>
          <table:table-cell table:formula="of:=IF( AND( [.E103]&lt;&gt;&quot;&quot;; [.F103]&lt;&gt;&quot;&quot; ); CONCATENATE( &quot;{ &quot;; [.E103]; &quot;, &quot;; [.F103]; &quot; }&quot;; IF( AND( [.E104] &lt;&gt; &quot;&quot;; [.F10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04] &lt;&gt; &quot;&quot;; [.F104] &lt;&gt; &quot;&quot; ); &quot;&quot;; &quot;};&quot; )" office:value-type="string" office:string-value="};" calcext:value-type="string">
            <text:p>};</text:p>
          </table:table-cell>
          <table:table-cell table:formula="of:=IF( AND( [.E104]&lt;&gt;&quot;&quot;; [.F104]&lt;&gt;&quot;&quot; ); CONCATENATE( &quot;{ &quot;; [.E104]; &quot;, &quot;; [.F104]; &quot; }&quot;; IF( AND( [.E105] &lt;&gt; &quot;&quot;; [.F10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05] &lt;&gt; &quot;&quot;; [.F105] &lt;&gt; &quot;&quot; ); &quot;&quot;; &quot;};&quot; )" office:value-type="string" office:string-value="};" calcext:value-type="string">
            <text:p>};</text:p>
          </table:table-cell>
          <table:table-cell table:formula="of:=IF( AND( [.E105]&lt;&gt;&quot;&quot;; [.F105]&lt;&gt;&quot;&quot; ); CONCATENATE( &quot;{ &quot;; [.E105]; &quot;, &quot;; [.F105]; &quot; }&quot;; IF( AND( [.E106] &lt;&gt; &quot;&quot;; [.F10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06] &lt;&gt; &quot;&quot;; [.F106] &lt;&gt; &quot;&quot; ); &quot;&quot;; &quot;};&quot; )" office:value-type="string" office:string-value="};" calcext:value-type="string">
            <text:p>};</text:p>
          </table:table-cell>
          <table:table-cell table:formula="of:=IF( AND( [.E106]&lt;&gt;&quot;&quot;; [.F106]&lt;&gt;&quot;&quot; ); CONCATENATE( &quot;{ &quot;; [.E106]; &quot;, &quot;; [.F106]; &quot; }&quot;; IF( AND( [.E107] &lt;&gt; &quot;&quot;; [.F10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07] &lt;&gt; &quot;&quot;; [.F107] &lt;&gt; &quot;&quot; ); &quot;&quot;; &quot;};&quot; )" office:value-type="string" office:string-value="};" calcext:value-type="string">
            <text:p>};</text:p>
          </table:table-cell>
          <table:table-cell table:formula="of:=IF( AND( [.E107]&lt;&gt;&quot;&quot;; [.F107]&lt;&gt;&quot;&quot; ); CONCATENATE( &quot;{ &quot;; [.E107]; &quot;, &quot;; [.F107]; &quot; }&quot;; IF( AND( [.E108] &lt;&gt; &quot;&quot;; [.F10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08] &lt;&gt; &quot;&quot;; [.F108] &lt;&gt; &quot;&quot; ); &quot;&quot;; &quot;};&quot; )" office:value-type="string" office:string-value="};" calcext:value-type="string">
            <text:p>};</text:p>
          </table:table-cell>
          <table:table-cell table:formula="of:=IF( AND( [.E108]&lt;&gt;&quot;&quot;; [.F108]&lt;&gt;&quot;&quot; ); CONCATENATE( &quot;{ &quot;; [.E108]; &quot;, &quot;; [.F108]; &quot; }&quot;; IF( AND( [.E109] &lt;&gt; &quot;&quot;; [.F10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09] &lt;&gt; &quot;&quot;; [.F109] &lt;&gt; &quot;&quot; ); &quot;&quot;; &quot;};&quot; )" office:value-type="string" office:string-value="};" calcext:value-type="string">
            <text:p>};</text:p>
          </table:table-cell>
          <table:table-cell table:formula="of:=IF( AND( [.E109]&lt;&gt;&quot;&quot;; [.F109]&lt;&gt;&quot;&quot; ); CONCATENATE( &quot;{ &quot;; [.E109]; &quot;, &quot;; [.F109]; &quot; }&quot;; IF( AND( [.E110] &lt;&gt; &quot;&quot;; [.F11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10] &lt;&gt; &quot;&quot;; [.F110] &lt;&gt; &quot;&quot; ); &quot;&quot;; &quot;};&quot; )" office:value-type="string" office:string-value="};" calcext:value-type="string">
            <text:p>};</text:p>
          </table:table-cell>
          <table:table-cell table:formula="of:=IF( AND( [.E110]&lt;&gt;&quot;&quot;; [.F110]&lt;&gt;&quot;&quot; ); CONCATENATE( &quot;{ &quot;; [.E110]; &quot;, &quot;; [.F110]; &quot; }&quot;; IF( AND( [.E111] &lt;&gt; &quot;&quot;; [.F11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11] &lt;&gt; &quot;&quot;; [.F111] &lt;&gt; &quot;&quot; ); &quot;&quot;; &quot;};&quot; )" office:value-type="string" office:string-value="};" calcext:value-type="string">
            <text:p>};</text:p>
          </table:table-cell>
          <table:table-cell table:formula="of:=IF( AND( [.E111]&lt;&gt;&quot;&quot;; [.F111]&lt;&gt;&quot;&quot; ); CONCATENATE( &quot;{ &quot;; [.E111]; &quot;, &quot;; [.F111]; &quot; }&quot;; IF( AND( [.E112] &lt;&gt; &quot;&quot;; [.F11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12] &lt;&gt; &quot;&quot;; [.F112] &lt;&gt; &quot;&quot; ); &quot;&quot;; &quot;};&quot; )" office:value-type="string" office:string-value="};" calcext:value-type="string">
            <text:p>};</text:p>
          </table:table-cell>
          <table:table-cell table:formula="of:=IF( AND( [.E112]&lt;&gt;&quot;&quot;; [.F112]&lt;&gt;&quot;&quot; ); CONCATENATE( &quot;{ &quot;; [.E112]; &quot;, &quot;; [.F112]; &quot; }&quot;; IF( AND( [.E113] &lt;&gt; &quot;&quot;; [.F11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13] &lt;&gt; &quot;&quot;; [.F113] &lt;&gt; &quot;&quot; ); &quot;&quot;; &quot;};&quot; )" office:value-type="string" office:string-value="};" calcext:value-type="string">
            <text:p>};</text:p>
          </table:table-cell>
          <table:table-cell table:formula="of:=IF( AND( [.E113]&lt;&gt;&quot;&quot;; [.F113]&lt;&gt;&quot;&quot; ); CONCATENATE( &quot;{ &quot;; [.E113]; &quot;, &quot;; [.F113]; &quot; }&quot;; IF( AND( [.E114] &lt;&gt; &quot;&quot;; [.F11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14] &lt;&gt; &quot;&quot;; [.F114] &lt;&gt; &quot;&quot; ); &quot;&quot;; &quot;};&quot; )" office:value-type="string" office:string-value="};" calcext:value-type="string">
            <text:p>};</text:p>
          </table:table-cell>
          <table:table-cell table:formula="of:=IF( AND( [.E114]&lt;&gt;&quot;&quot;; [.F114]&lt;&gt;&quot;&quot; ); CONCATENATE( &quot;{ &quot;; [.E114]; &quot;, &quot;; [.F114]; &quot; }&quot;; IF( AND( [.E115] &lt;&gt; &quot;&quot;; [.F11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15] &lt;&gt; &quot;&quot;; [.F115] &lt;&gt; &quot;&quot; ); &quot;&quot;; &quot;};&quot; )" office:value-type="string" office:string-value="};" calcext:value-type="string">
            <text:p>};</text:p>
          </table:table-cell>
          <table:table-cell table:formula="of:=IF( AND( [.E115]&lt;&gt;&quot;&quot;; [.F115]&lt;&gt;&quot;&quot; ); CONCATENATE( &quot;{ &quot;; [.E115]; &quot;, &quot;; [.F115]; &quot; }&quot;; IF( AND( [.E116] &lt;&gt; &quot;&quot;; [.F11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16] &lt;&gt; &quot;&quot;; [.F116] &lt;&gt; &quot;&quot; ); &quot;&quot;; &quot;};&quot; )" office:value-type="string" office:string-value="};" calcext:value-type="string">
            <text:p>};</text:p>
          </table:table-cell>
          <table:table-cell table:formula="of:=IF( AND( [.E116]&lt;&gt;&quot;&quot;; [.F116]&lt;&gt;&quot;&quot; ); CONCATENATE( &quot;{ &quot;; [.E116]; &quot;, &quot;; [.F116]; &quot; }&quot;; IF( AND( [.E117] &lt;&gt; &quot;&quot;; [.F11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17] &lt;&gt; &quot;&quot;; [.F117] &lt;&gt; &quot;&quot; ); &quot;&quot;; &quot;};&quot; )" office:value-type="string" office:string-value="};" calcext:value-type="string">
            <text:p>};</text:p>
          </table:table-cell>
          <table:table-cell table:formula="of:=IF( AND( [.E117]&lt;&gt;&quot;&quot;; [.F117]&lt;&gt;&quot;&quot; ); CONCATENATE( &quot;{ &quot;; [.E117]; &quot;, &quot;; [.F117]; &quot; }&quot;; IF( AND( [.E118] &lt;&gt; &quot;&quot;; [.F11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18] &lt;&gt; &quot;&quot;; [.F118] &lt;&gt; &quot;&quot; ); &quot;&quot;; &quot;};&quot; )" office:value-type="string" office:string-value="};" calcext:value-type="string">
            <text:p>};</text:p>
          </table:table-cell>
          <table:table-cell table:formula="of:=IF( AND( [.E118]&lt;&gt;&quot;&quot;; [.F118]&lt;&gt;&quot;&quot; ); CONCATENATE( &quot;{ &quot;; [.E118]; &quot;, &quot;; [.F118]; &quot; }&quot;; IF( AND( [.E119] &lt;&gt; &quot;&quot;; [.F11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19] &lt;&gt; &quot;&quot;; [.F119] &lt;&gt; &quot;&quot; ); &quot;&quot;; &quot;};&quot; )" office:value-type="string" office:string-value="};" calcext:value-type="string">
            <text:p>};</text:p>
          </table:table-cell>
          <table:table-cell table:formula="of:=IF( AND( [.E119]&lt;&gt;&quot;&quot;; [.F119]&lt;&gt;&quot;&quot; ); CONCATENATE( &quot;{ &quot;; [.E119]; &quot;, &quot;; [.F119]; &quot; }&quot;; IF( AND( [.E120] &lt;&gt; &quot;&quot;; [.F12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20] &lt;&gt; &quot;&quot;; [.F120] &lt;&gt; &quot;&quot; ); &quot;&quot;; &quot;};&quot; )" office:value-type="string" office:string-value="};" calcext:value-type="string">
            <text:p>};</text:p>
          </table:table-cell>
          <table:table-cell table:formula="of:=IF( AND( [.E120]&lt;&gt;&quot;&quot;; [.F120]&lt;&gt;&quot;&quot; ); CONCATENATE( &quot;{ &quot;; [.E120]; &quot;, &quot;; [.F120]; &quot; }&quot;; IF( AND( [.E121] &lt;&gt; &quot;&quot;; [.F12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21] &lt;&gt; &quot;&quot;; [.F121] &lt;&gt; &quot;&quot; ); &quot;&quot;; &quot;};&quot; )" office:value-type="string" office:string-value="};" calcext:value-type="string">
            <text:p>};</text:p>
          </table:table-cell>
          <table:table-cell table:formula="of:=IF( AND( [.E121]&lt;&gt;&quot;&quot;; [.F121]&lt;&gt;&quot;&quot; ); CONCATENATE( &quot;{ &quot;; [.E121]; &quot;, &quot;; [.F121]; &quot; }&quot;; IF( AND( [.E122] &lt;&gt; &quot;&quot;; [.F12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22] &lt;&gt; &quot;&quot;; [.F122] &lt;&gt; &quot;&quot; ); &quot;&quot;; &quot;};&quot; )" office:value-type="string" office:string-value="};" calcext:value-type="string">
            <text:p>};</text:p>
          </table:table-cell>
          <table:table-cell table:formula="of:=IF( AND( [.E122]&lt;&gt;&quot;&quot;; [.F122]&lt;&gt;&quot;&quot; ); CONCATENATE( &quot;{ &quot;; [.E122]; &quot;, &quot;; [.F122]; &quot; }&quot;; IF( AND( [.E123] &lt;&gt; &quot;&quot;; [.F12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23] &lt;&gt; &quot;&quot;; [.F123] &lt;&gt; &quot;&quot; ); &quot;&quot;; &quot;};&quot; )" office:value-type="string" office:string-value="};" calcext:value-type="string">
            <text:p>};</text:p>
          </table:table-cell>
          <table:table-cell table:formula="of:=IF( AND( [.E123]&lt;&gt;&quot;&quot;; [.F123]&lt;&gt;&quot;&quot; ); CONCATENATE( &quot;{ &quot;; [.E123]; &quot;, &quot;; [.F123]; &quot; }&quot;; IF( AND( [.E124] &lt;&gt; &quot;&quot;; [.F12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24] &lt;&gt; &quot;&quot;; [.F124] &lt;&gt; &quot;&quot; ); &quot;&quot;; &quot;};&quot; )" office:value-type="string" office:string-value="};" calcext:value-type="string">
            <text:p>};</text:p>
          </table:table-cell>
          <table:table-cell table:formula="of:=IF( AND( [.E124]&lt;&gt;&quot;&quot;; [.F124]&lt;&gt;&quot;&quot; ); CONCATENATE( &quot;{ &quot;; [.E124]; &quot;, &quot;; [.F124]; &quot; }&quot;; IF( AND( [.E125] &lt;&gt; &quot;&quot;; [.F12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25] &lt;&gt; &quot;&quot;; [.F125] &lt;&gt; &quot;&quot; ); &quot;&quot;; &quot;};&quot; )" office:value-type="string" office:string-value="};" calcext:value-type="string">
            <text:p>};</text:p>
          </table:table-cell>
          <table:table-cell table:formula="of:=IF( AND( [.E125]&lt;&gt;&quot;&quot;; [.F125]&lt;&gt;&quot;&quot; ); CONCATENATE( &quot;{ &quot;; [.E125]; &quot;, &quot;; [.F125]; &quot; }&quot;; IF( AND( [.E126] &lt;&gt; &quot;&quot;; [.F12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26] &lt;&gt; &quot;&quot;; [.F126] &lt;&gt; &quot;&quot; ); &quot;&quot;; &quot;};&quot; )" office:value-type="string" office:string-value="};" calcext:value-type="string">
            <text:p>};</text:p>
          </table:table-cell>
          <table:table-cell table:formula="of:=IF( AND( [.E126]&lt;&gt;&quot;&quot;; [.F126]&lt;&gt;&quot;&quot; ); CONCATENATE( &quot;{ &quot;; [.E126]; &quot;, &quot;; [.F126]; &quot; }&quot;; IF( AND( [.E127] &lt;&gt; &quot;&quot;; [.F12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27] &lt;&gt; &quot;&quot;; [.F127] &lt;&gt; &quot;&quot; ); &quot;&quot;; &quot;};&quot; )" office:value-type="string" office:string-value="};" calcext:value-type="string">
            <text:p>};</text:p>
          </table:table-cell>
          <table:table-cell table:formula="of:=IF( AND( [.E127]&lt;&gt;&quot;&quot;; [.F127]&lt;&gt;&quot;&quot; ); CONCATENATE( &quot;{ &quot;; [.E127]; &quot;, &quot;; [.F127]; &quot; }&quot;; IF( AND( [.E128] &lt;&gt; &quot;&quot;; [.F12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28] &lt;&gt; &quot;&quot;; [.F128] &lt;&gt; &quot;&quot; ); &quot;&quot;; &quot;};&quot; )" office:value-type="string" office:string-value="};" calcext:value-type="string">
            <text:p>};</text:p>
          </table:table-cell>
          <table:table-cell table:formula="of:=IF( AND( [.E128]&lt;&gt;&quot;&quot;; [.F128]&lt;&gt;&quot;&quot; ); CONCATENATE( &quot;{ &quot;; [.E128]; &quot;, &quot;; [.F128]; &quot; }&quot;; IF( AND( [.E129] &lt;&gt; &quot;&quot;; [.F12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29] &lt;&gt; &quot;&quot;; [.F129] &lt;&gt; &quot;&quot; ); &quot;&quot;; &quot;};&quot; )" office:value-type="string" office:string-value="};" calcext:value-type="string">
            <text:p>};</text:p>
          </table:table-cell>
          <table:table-cell table:formula="of:=IF( AND( [.E129]&lt;&gt;&quot;&quot;; [.F129]&lt;&gt;&quot;&quot; ); CONCATENATE( &quot;{ &quot;; [.E129]; &quot;, &quot;; [.F129]; &quot; }&quot;; IF( AND( [.E130] &lt;&gt; &quot;&quot;; [.F13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30] &lt;&gt; &quot;&quot;; [.F130] &lt;&gt; &quot;&quot; ); &quot;&quot;; &quot;};&quot; )" office:value-type="string" office:string-value="};" calcext:value-type="string">
            <text:p>};</text:p>
          </table:table-cell>
          <table:table-cell table:formula="of:=IF( AND( [.E130]&lt;&gt;&quot;&quot;; [.F130]&lt;&gt;&quot;&quot; ); CONCATENATE( &quot;{ &quot;; [.E130]; &quot;, &quot;; [.F130]; &quot; }&quot;; IF( AND( [.E131] &lt;&gt; &quot;&quot;; [.F13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31] &lt;&gt; &quot;&quot;; [.F131] &lt;&gt; &quot;&quot; ); &quot;&quot;; &quot;};&quot; )" office:value-type="string" office:string-value="};" calcext:value-type="string">
            <text:p>};</text:p>
          </table:table-cell>
          <table:table-cell table:formula="of:=IF( AND( [.E131]&lt;&gt;&quot;&quot;; [.F131]&lt;&gt;&quot;&quot; ); CONCATENATE( &quot;{ &quot;; [.E131]; &quot;, &quot;; [.F131]; &quot; }&quot;; IF( AND( [.E132] &lt;&gt; &quot;&quot;; [.F13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32] &lt;&gt; &quot;&quot;; [.F132] &lt;&gt; &quot;&quot; ); &quot;&quot;; &quot;};&quot; )" office:value-type="string" office:string-value="};" calcext:value-type="string">
            <text:p>};</text:p>
          </table:table-cell>
          <table:table-cell table:formula="of:=IF( AND( [.E132]&lt;&gt;&quot;&quot;; [.F132]&lt;&gt;&quot;&quot; ); CONCATENATE( &quot;{ &quot;; [.E132]; &quot;, &quot;; [.F132]; &quot; }&quot;; IF( AND( [.E133] &lt;&gt; &quot;&quot;; [.F13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33] &lt;&gt; &quot;&quot;; [.F133] &lt;&gt; &quot;&quot; ); &quot;&quot;; &quot;};&quot; )" office:value-type="string" office:string-value="};" calcext:value-type="string">
            <text:p>};</text:p>
          </table:table-cell>
          <table:table-cell table:formula="of:=IF( AND( [.E133]&lt;&gt;&quot;&quot;; [.F133]&lt;&gt;&quot;&quot; ); CONCATENATE( &quot;{ &quot;; [.E133]; &quot;, &quot;; [.F133]; &quot; }&quot;; IF( AND( [.E134] &lt;&gt; &quot;&quot;; [.F13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34] &lt;&gt; &quot;&quot;; [.F134] &lt;&gt; &quot;&quot; ); &quot;&quot;; &quot;};&quot; )" office:value-type="string" office:string-value="};" calcext:value-type="string">
            <text:p>};</text:p>
          </table:table-cell>
          <table:table-cell table:formula="of:=IF( AND( [.E134]&lt;&gt;&quot;&quot;; [.F134]&lt;&gt;&quot;&quot; ); CONCATENATE( &quot;{ &quot;; [.E134]; &quot;, &quot;; [.F134]; &quot; }&quot;; IF( AND( [.E135] &lt;&gt; &quot;&quot;; [.F13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35] &lt;&gt; &quot;&quot;; [.F135] &lt;&gt; &quot;&quot; ); &quot;&quot;; &quot;};&quot; )" office:value-type="string" office:string-value="};" calcext:value-type="string">
            <text:p>};</text:p>
          </table:table-cell>
          <table:table-cell table:formula="of:=IF( AND( [.E135]&lt;&gt;&quot;&quot;; [.F135]&lt;&gt;&quot;&quot; ); CONCATENATE( &quot;{ &quot;; [.E135]; &quot;, &quot;; [.F135]; &quot; }&quot;; IF( AND( [.E136] &lt;&gt; &quot;&quot;; [.F13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36] &lt;&gt; &quot;&quot;; [.F136] &lt;&gt; &quot;&quot; ); &quot;&quot;; &quot;};&quot; )" office:value-type="string" office:string-value="};" calcext:value-type="string">
            <text:p>};</text:p>
          </table:table-cell>
          <table:table-cell table:formula="of:=IF( AND( [.E136]&lt;&gt;&quot;&quot;; [.F136]&lt;&gt;&quot;&quot; ); CONCATENATE( &quot;{ &quot;; [.E136]; &quot;, &quot;; [.F136]; &quot; }&quot;; IF( AND( [.E137] &lt;&gt; &quot;&quot;; [.F13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37] &lt;&gt; &quot;&quot;; [.F137] &lt;&gt; &quot;&quot; ); &quot;&quot;; &quot;};&quot; )" office:value-type="string" office:string-value="};" calcext:value-type="string">
            <text:p>};</text:p>
          </table:table-cell>
          <table:table-cell table:formula="of:=IF( AND( [.E137]&lt;&gt;&quot;&quot;; [.F137]&lt;&gt;&quot;&quot; ); CONCATENATE( &quot;{ &quot;; [.E137]; &quot;, &quot;; [.F137]; &quot; }&quot;; IF( AND( [.E138] &lt;&gt; &quot;&quot;; [.F13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38] &lt;&gt; &quot;&quot;; [.F138] &lt;&gt; &quot;&quot; ); &quot;&quot;; &quot;};&quot; )" office:value-type="string" office:string-value="};" calcext:value-type="string">
            <text:p>};</text:p>
          </table:table-cell>
          <table:table-cell table:formula="of:=IF( AND( [.E138]&lt;&gt;&quot;&quot;; [.F138]&lt;&gt;&quot;&quot; ); CONCATENATE( &quot;{ &quot;; [.E138]; &quot;, &quot;; [.F138]; &quot; }&quot;; IF( AND( [.E139] &lt;&gt; &quot;&quot;; [.F13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39] &lt;&gt; &quot;&quot;; [.F139] &lt;&gt; &quot;&quot; ); &quot;&quot;; &quot;};&quot; )" office:value-type="string" office:string-value="};" calcext:value-type="string">
            <text:p>};</text:p>
          </table:table-cell>
          <table:table-cell table:formula="of:=IF( AND( [.E139]&lt;&gt;&quot;&quot;; [.F139]&lt;&gt;&quot;&quot; ); CONCATENATE( &quot;{ &quot;; [.E139]; &quot;, &quot;; [.F139]; &quot; }&quot;; IF( AND( [.E140] &lt;&gt; &quot;&quot;; [.F14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40] &lt;&gt; &quot;&quot;; [.F140] &lt;&gt; &quot;&quot; ); &quot;&quot;; &quot;};&quot; )" office:value-type="string" office:string-value="};" calcext:value-type="string">
            <text:p>};</text:p>
          </table:table-cell>
          <table:table-cell table:formula="of:=IF( AND( [.E140]&lt;&gt;&quot;&quot;; [.F140]&lt;&gt;&quot;&quot; ); CONCATENATE( &quot;{ &quot;; [.E140]; &quot;, &quot;; [.F140]; &quot; }&quot;; IF( AND( [.E141] &lt;&gt; &quot;&quot;; [.F14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41] &lt;&gt; &quot;&quot;; [.F141] &lt;&gt; &quot;&quot; ); &quot;&quot;; &quot;};&quot; )" office:value-type="string" office:string-value="};" calcext:value-type="string">
            <text:p>};</text:p>
          </table:table-cell>
          <table:table-cell table:formula="of:=IF( AND( [.E141]&lt;&gt;&quot;&quot;; [.F141]&lt;&gt;&quot;&quot; ); CONCATENATE( &quot;{ &quot;; [.E141]; &quot;, &quot;; [.F141]; &quot; }&quot;; IF( AND( [.E142] &lt;&gt; &quot;&quot;; [.F14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42] &lt;&gt; &quot;&quot;; [.F142] &lt;&gt; &quot;&quot; ); &quot;&quot;; &quot;};&quot; )" office:value-type="string" office:string-value="};" calcext:value-type="string">
            <text:p>};</text:p>
          </table:table-cell>
          <table:table-cell table:formula="of:=IF( AND( [.E142]&lt;&gt;&quot;&quot;; [.F142]&lt;&gt;&quot;&quot; ); CONCATENATE( &quot;{ &quot;; [.E142]; &quot;, &quot;; [.F142]; &quot; }&quot;; IF( AND( [.E143] &lt;&gt; &quot;&quot;; [.F14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43] &lt;&gt; &quot;&quot;; [.F143] &lt;&gt; &quot;&quot; ); &quot;&quot;; &quot;};&quot; )" office:value-type="string" office:string-value="};" calcext:value-type="string">
            <text:p>};</text:p>
          </table:table-cell>
          <table:table-cell table:formula="of:=IF( AND( [.E143]&lt;&gt;&quot;&quot;; [.F143]&lt;&gt;&quot;&quot; ); CONCATENATE( &quot;{ &quot;; [.E143]; &quot;, &quot;; [.F143]; &quot; }&quot;; IF( AND( [.E144] &lt;&gt; &quot;&quot;; [.F14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44] &lt;&gt; &quot;&quot;; [.F144] &lt;&gt; &quot;&quot; ); &quot;&quot;; &quot;};&quot; )" office:value-type="string" office:string-value="};" calcext:value-type="string">
            <text:p>};</text:p>
          </table:table-cell>
          <table:table-cell table:formula="of:=IF( AND( [.E144]&lt;&gt;&quot;&quot;; [.F144]&lt;&gt;&quot;&quot; ); CONCATENATE( &quot;{ &quot;; [.E144]; &quot;, &quot;; [.F144]; &quot; }&quot;; IF( AND( [.E145] &lt;&gt; &quot;&quot;; [.F14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45] &lt;&gt; &quot;&quot;; [.F145] &lt;&gt; &quot;&quot; ); &quot;&quot;; &quot;};&quot; )" office:value-type="string" office:string-value="};" calcext:value-type="string">
            <text:p>};</text:p>
          </table:table-cell>
          <table:table-cell table:formula="of:=IF( AND( [.E145]&lt;&gt;&quot;&quot;; [.F145]&lt;&gt;&quot;&quot; ); CONCATENATE( &quot;{ &quot;; [.E145]; &quot;, &quot;; [.F145]; &quot; }&quot;; IF( AND( [.E146] &lt;&gt; &quot;&quot;; [.F14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46] &lt;&gt; &quot;&quot;; [.F146] &lt;&gt; &quot;&quot; ); &quot;&quot;; &quot;};&quot; )" office:value-type="string" office:string-value="};" calcext:value-type="string">
            <text:p>};</text:p>
          </table:table-cell>
          <table:table-cell table:formula="of:=IF( AND( [.E146]&lt;&gt;&quot;&quot;; [.F146]&lt;&gt;&quot;&quot; ); CONCATENATE( &quot;{ &quot;; [.E146]; &quot;, &quot;; [.F146]; &quot; }&quot;; IF( AND( [.E147] &lt;&gt; &quot;&quot;; [.F14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47] &lt;&gt; &quot;&quot;; [.F147] &lt;&gt; &quot;&quot; ); &quot;&quot;; &quot;};&quot; )" office:value-type="string" office:string-value="};" calcext:value-type="string">
            <text:p>};</text:p>
          </table:table-cell>
          <table:table-cell table:formula="of:=IF( AND( [.E147]&lt;&gt;&quot;&quot;; [.F147]&lt;&gt;&quot;&quot; ); CONCATENATE( &quot;{ &quot;; [.E147]; &quot;, &quot;; [.F147]; &quot; }&quot;; IF( AND( [.E148] &lt;&gt; &quot;&quot;; [.F14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48] &lt;&gt; &quot;&quot;; [.F148] &lt;&gt; &quot;&quot; ); &quot;&quot;; &quot;};&quot; )" office:value-type="string" office:string-value="};" calcext:value-type="string">
            <text:p>};</text:p>
          </table:table-cell>
          <table:table-cell table:formula="of:=IF( AND( [.E148]&lt;&gt;&quot;&quot;; [.F148]&lt;&gt;&quot;&quot; ); CONCATENATE( &quot;{ &quot;; [.E148]; &quot;, &quot;; [.F148]; &quot; }&quot;; IF( AND( [.E149] &lt;&gt; &quot;&quot;; [.F14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49] &lt;&gt; &quot;&quot;; [.F149] &lt;&gt; &quot;&quot; ); &quot;&quot;; &quot;};&quot; )" office:value-type="string" office:string-value="};" calcext:value-type="string">
            <text:p>};</text:p>
          </table:table-cell>
          <table:table-cell table:formula="of:=IF( AND( [.E149]&lt;&gt;&quot;&quot;; [.F149]&lt;&gt;&quot;&quot; ); CONCATENATE( &quot;{ &quot;; [.E149]; &quot;, &quot;; [.F149]; &quot; }&quot;; IF( AND( [.E150] &lt;&gt; &quot;&quot;; [.F15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50] &lt;&gt; &quot;&quot;; [.F150] &lt;&gt; &quot;&quot; ); &quot;&quot;; &quot;};&quot; )" office:value-type="string" office:string-value="};" calcext:value-type="string">
            <text:p>};</text:p>
          </table:table-cell>
          <table:table-cell table:formula="of:=IF( AND( [.E150]&lt;&gt;&quot;&quot;; [.F150]&lt;&gt;&quot;&quot; ); CONCATENATE( &quot;{ &quot;; [.E150]; &quot;, &quot;; [.F150]; &quot; }&quot;; IF( AND( [.E151] &lt;&gt; &quot;&quot;; [.F15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51] &lt;&gt; &quot;&quot;; [.F151] &lt;&gt; &quot;&quot; ); &quot;&quot;; &quot;};&quot; )" office:value-type="string" office:string-value="};" calcext:value-type="string">
            <text:p>};</text:p>
          </table:table-cell>
          <table:table-cell table:formula="of:=IF( AND( [.E151]&lt;&gt;&quot;&quot;; [.F151]&lt;&gt;&quot;&quot; ); CONCATENATE( &quot;{ &quot;; [.E151]; &quot;, &quot;; [.F151]; &quot; }&quot;; IF( AND( [.E152] &lt;&gt; &quot;&quot;; [.F15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52] &lt;&gt; &quot;&quot;; [.F152] &lt;&gt; &quot;&quot; ); &quot;&quot;; &quot;};&quot; )" office:value-type="string" office:string-value="};" calcext:value-type="string">
            <text:p>};</text:p>
          </table:table-cell>
          <table:table-cell table:formula="of:=IF( AND( [.E152]&lt;&gt;&quot;&quot;; [.F152]&lt;&gt;&quot;&quot; ); CONCATENATE( &quot;{ &quot;; [.E152]; &quot;, &quot;; [.F152]; &quot; }&quot;; IF( AND( [.E153] &lt;&gt; &quot;&quot;; [.F15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53] &lt;&gt; &quot;&quot;; [.F153] &lt;&gt; &quot;&quot; ); &quot;&quot;; &quot;};&quot; )" office:value-type="string" office:string-value="};" calcext:value-type="string">
            <text:p>};</text:p>
          </table:table-cell>
          <table:table-cell table:formula="of:=IF( AND( [.E153]&lt;&gt;&quot;&quot;; [.F153]&lt;&gt;&quot;&quot; ); CONCATENATE( &quot;{ &quot;; [.E153]; &quot;, &quot;; [.F153]; &quot; }&quot;; IF( AND( [.E154] &lt;&gt; &quot;&quot;; [.F15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54] &lt;&gt; &quot;&quot;; [.F154] &lt;&gt; &quot;&quot; ); &quot;&quot;; &quot;};&quot; )" office:value-type="string" office:string-value="};" calcext:value-type="string">
            <text:p>};</text:p>
          </table:table-cell>
          <table:table-cell table:formula="of:=IF( AND( [.E154]&lt;&gt;&quot;&quot;; [.F154]&lt;&gt;&quot;&quot; ); CONCATENATE( &quot;{ &quot;; [.E154]; &quot;, &quot;; [.F154]; &quot; }&quot;; IF( AND( [.E155] &lt;&gt; &quot;&quot;; [.F15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55] &lt;&gt; &quot;&quot;; [.F155] &lt;&gt; &quot;&quot; ); &quot;&quot;; &quot;};&quot; )" office:value-type="string" office:string-value="};" calcext:value-type="string">
            <text:p>};</text:p>
          </table:table-cell>
          <table:table-cell table:formula="of:=IF( AND( [.E155]&lt;&gt;&quot;&quot;; [.F155]&lt;&gt;&quot;&quot; ); CONCATENATE( &quot;{ &quot;; [.E155]; &quot;, &quot;; [.F155]; &quot; }&quot;; IF( AND( [.E156] &lt;&gt; &quot;&quot;; [.F15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56] &lt;&gt; &quot;&quot;; [.F156] &lt;&gt; &quot;&quot; ); &quot;&quot;; &quot;};&quot; )" office:value-type="string" office:string-value="};" calcext:value-type="string">
            <text:p>};</text:p>
          </table:table-cell>
          <table:table-cell table:formula="of:=IF( AND( [.E156]&lt;&gt;&quot;&quot;; [.F156]&lt;&gt;&quot;&quot; ); CONCATENATE( &quot;{ &quot;; [.E156]; &quot;, &quot;; [.F156]; &quot; }&quot;; IF( AND( [.E157] &lt;&gt; &quot;&quot;; [.F15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57] &lt;&gt; &quot;&quot;; [.F157] &lt;&gt; &quot;&quot; ); &quot;&quot;; &quot;};&quot; )" office:value-type="string" office:string-value="};" calcext:value-type="string">
            <text:p>};</text:p>
          </table:table-cell>
          <table:table-cell table:formula="of:=IF( AND( [.E157]&lt;&gt;&quot;&quot;; [.F157]&lt;&gt;&quot;&quot; ); CONCATENATE( &quot;{ &quot;; [.E157]; &quot;, &quot;; [.F157]; &quot; }&quot;; IF( AND( [.E158] &lt;&gt; &quot;&quot;; [.F15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58] &lt;&gt; &quot;&quot;; [.F158] &lt;&gt; &quot;&quot; ); &quot;&quot;; &quot;};&quot; )" office:value-type="string" office:string-value="};" calcext:value-type="string">
            <text:p>};</text:p>
          </table:table-cell>
          <table:table-cell table:formula="of:=IF( AND( [.E158]&lt;&gt;&quot;&quot;; [.F158]&lt;&gt;&quot;&quot; ); CONCATENATE( &quot;{ &quot;; [.E158]; &quot;, &quot;; [.F158]; &quot; }&quot;; IF( AND( [.E159] &lt;&gt; &quot;&quot;; [.F15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59] &lt;&gt; &quot;&quot;; [.F159] &lt;&gt; &quot;&quot; ); &quot;&quot;; &quot;};&quot; )" office:value-type="string" office:string-value="};" calcext:value-type="string">
            <text:p>};</text:p>
          </table:table-cell>
          <table:table-cell table:formula="of:=IF( AND( [.E159]&lt;&gt;&quot;&quot;; [.F159]&lt;&gt;&quot;&quot; ); CONCATENATE( &quot;{ &quot;; [.E159]; &quot;, &quot;; [.F159]; &quot; }&quot;; IF( AND( [.E160] &lt;&gt; &quot;&quot;; [.F16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60] &lt;&gt; &quot;&quot;; [.F160] &lt;&gt; &quot;&quot; ); &quot;&quot;; &quot;};&quot; )" office:value-type="string" office:string-value="};" calcext:value-type="string">
            <text:p>};</text:p>
          </table:table-cell>
          <table:table-cell table:formula="of:=IF( AND( [.E160]&lt;&gt;&quot;&quot;; [.F160]&lt;&gt;&quot;&quot; ); CONCATENATE( &quot;{ &quot;; [.E160]; &quot;, &quot;; [.F160]; &quot; }&quot;; IF( AND( [.E161] &lt;&gt; &quot;&quot;; [.F16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61] &lt;&gt; &quot;&quot;; [.F161] &lt;&gt; &quot;&quot; ); &quot;&quot;; &quot;};&quot; )" office:value-type="string" office:string-value="};" calcext:value-type="string">
            <text:p>};</text:p>
          </table:table-cell>
          <table:table-cell table:formula="of:=IF( AND( [.E161]&lt;&gt;&quot;&quot;; [.F161]&lt;&gt;&quot;&quot; ); CONCATENATE( &quot;{ &quot;; [.E161]; &quot;, &quot;; [.F161]; &quot; }&quot;; IF( AND( [.E162] &lt;&gt; &quot;&quot;; [.F16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62] &lt;&gt; &quot;&quot;; [.F162] &lt;&gt; &quot;&quot; ); &quot;&quot;; &quot;};&quot; )" office:value-type="string" office:string-value="};" calcext:value-type="string">
            <text:p>};</text:p>
          </table:table-cell>
          <table:table-cell table:formula="of:=IF( AND( [.E162]&lt;&gt;&quot;&quot;; [.F162]&lt;&gt;&quot;&quot; ); CONCATENATE( &quot;{ &quot;; [.E162]; &quot;, &quot;; [.F162]; &quot; }&quot;; IF( AND( [.E163] &lt;&gt; &quot;&quot;; [.F16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63] &lt;&gt; &quot;&quot;; [.F163] &lt;&gt; &quot;&quot; ); &quot;&quot;; &quot;};&quot; )" office:value-type="string" office:string-value="};" calcext:value-type="string">
            <text:p>};</text:p>
          </table:table-cell>
          <table:table-cell table:formula="of:=IF( AND( [.E163]&lt;&gt;&quot;&quot;; [.F163]&lt;&gt;&quot;&quot; ); CONCATENATE( &quot;{ &quot;; [.E163]; &quot;, &quot;; [.F163]; &quot; }&quot;; IF( AND( [.E164] &lt;&gt; &quot;&quot;; [.F16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64] &lt;&gt; &quot;&quot;; [.F164] &lt;&gt; &quot;&quot; ); &quot;&quot;; &quot;};&quot; )" office:value-type="string" office:string-value="};" calcext:value-type="string">
            <text:p>};</text:p>
          </table:table-cell>
          <table:table-cell table:formula="of:=IF( AND( [.E164]&lt;&gt;&quot;&quot;; [.F164]&lt;&gt;&quot;&quot; ); CONCATENATE( &quot;{ &quot;; [.E164]; &quot;, &quot;; [.F164]; &quot; }&quot;; IF( AND( [.E165] &lt;&gt; &quot;&quot;; [.F16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65] &lt;&gt; &quot;&quot;; [.F165] &lt;&gt; &quot;&quot; ); &quot;&quot;; &quot;};&quot; )" office:value-type="string" office:string-value="};" calcext:value-type="string">
            <text:p>};</text:p>
          </table:table-cell>
          <table:table-cell table:formula="of:=IF( AND( [.E165]&lt;&gt;&quot;&quot;; [.F165]&lt;&gt;&quot;&quot; ); CONCATENATE( &quot;{ &quot;; [.E165]; &quot;, &quot;; [.F165]; &quot; }&quot;; IF( AND( [.E166] &lt;&gt; &quot;&quot;; [.F16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66] &lt;&gt; &quot;&quot;; [.F166] &lt;&gt; &quot;&quot; ); &quot;&quot;; &quot;};&quot; )" office:value-type="string" office:string-value="};" calcext:value-type="string">
            <text:p>};</text:p>
          </table:table-cell>
          <table:table-cell table:formula="of:=IF( AND( [.E166]&lt;&gt;&quot;&quot;; [.F166]&lt;&gt;&quot;&quot; ); CONCATENATE( &quot;{ &quot;; [.E166]; &quot;, &quot;; [.F166]; &quot; }&quot;; IF( AND( [.E167] &lt;&gt; &quot;&quot;; [.F16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67] &lt;&gt; &quot;&quot;; [.F167] &lt;&gt; &quot;&quot; ); &quot;&quot;; &quot;};&quot; )" office:value-type="string" office:string-value="};" calcext:value-type="string">
            <text:p>};</text:p>
          </table:table-cell>
          <table:table-cell table:formula="of:=IF( AND( [.E167]&lt;&gt;&quot;&quot;; [.F167]&lt;&gt;&quot;&quot; ); CONCATENATE( &quot;{ &quot;; [.E167]; &quot;, &quot;; [.F167]; &quot; }&quot;; IF( AND( [.E168] &lt;&gt; &quot;&quot;; [.F16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68] &lt;&gt; &quot;&quot;; [.F168] &lt;&gt; &quot;&quot; ); &quot;&quot;; &quot;};&quot; )" office:value-type="string" office:string-value="};" calcext:value-type="string">
            <text:p>};</text:p>
          </table:table-cell>
          <table:table-cell table:formula="of:=IF( AND( [.E168]&lt;&gt;&quot;&quot;; [.F168]&lt;&gt;&quot;&quot; ); CONCATENATE( &quot;{ &quot;; [.E168]; &quot;, &quot;; [.F168]; &quot; }&quot;; IF( AND( [.E169] &lt;&gt; &quot;&quot;; [.F16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69] &lt;&gt; &quot;&quot;; [.F169] &lt;&gt; &quot;&quot; ); &quot;&quot;; &quot;};&quot; )" office:value-type="string" office:string-value="};" calcext:value-type="string">
            <text:p>};</text:p>
          </table:table-cell>
          <table:table-cell table:formula="of:=IF( AND( [.E169]&lt;&gt;&quot;&quot;; [.F169]&lt;&gt;&quot;&quot; ); CONCATENATE( &quot;{ &quot;; [.E169]; &quot;, &quot;; [.F169]; &quot; }&quot;; IF( AND( [.E170] &lt;&gt; &quot;&quot;; [.F17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70] &lt;&gt; &quot;&quot;; [.F170] &lt;&gt; &quot;&quot; ); &quot;&quot;; &quot;};&quot; )" office:value-type="string" office:string-value="};" calcext:value-type="string">
            <text:p>};</text:p>
          </table:table-cell>
          <table:table-cell table:formula="of:=IF( AND( [.E170]&lt;&gt;&quot;&quot;; [.F170]&lt;&gt;&quot;&quot; ); CONCATENATE( &quot;{ &quot;; [.E170]; &quot;, &quot;; [.F170]; &quot; }&quot;; IF( AND( [.E171] &lt;&gt; &quot;&quot;; [.F17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71] &lt;&gt; &quot;&quot;; [.F171] &lt;&gt; &quot;&quot; ); &quot;&quot;; &quot;};&quot; )" office:value-type="string" office:string-value="};" calcext:value-type="string">
            <text:p>};</text:p>
          </table:table-cell>
          <table:table-cell table:formula="of:=IF( AND( [.E171]&lt;&gt;&quot;&quot;; [.F171]&lt;&gt;&quot;&quot; ); CONCATENATE( &quot;{ &quot;; [.E171]; &quot;, &quot;; [.F171]; &quot; }&quot;; IF( AND( [.E172] &lt;&gt; &quot;&quot;; [.F17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72] &lt;&gt; &quot;&quot;; [.F172] &lt;&gt; &quot;&quot; ); &quot;&quot;; &quot;};&quot; )" office:value-type="string" office:string-value="};" calcext:value-type="string">
            <text:p>};</text:p>
          </table:table-cell>
          <table:table-cell table:formula="of:=IF( AND( [.E172]&lt;&gt;&quot;&quot;; [.F172]&lt;&gt;&quot;&quot; ); CONCATENATE( &quot;{ &quot;; [.E172]; &quot;, &quot;; [.F172]; &quot; }&quot;; IF( AND( [.E173] &lt;&gt; &quot;&quot;; [.F17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73] &lt;&gt; &quot;&quot;; [.F173] &lt;&gt; &quot;&quot; ); &quot;&quot;; &quot;};&quot; )" office:value-type="string" office:string-value="};" calcext:value-type="string">
            <text:p>};</text:p>
          </table:table-cell>
          <table:table-cell table:formula="of:=IF( AND( [.E173]&lt;&gt;&quot;&quot;; [.F173]&lt;&gt;&quot;&quot; ); CONCATENATE( &quot;{ &quot;; [.E173]; &quot;, &quot;; [.F173]; &quot; }&quot;; IF( AND( [.E174] &lt;&gt; &quot;&quot;; [.F17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74] &lt;&gt; &quot;&quot;; [.F174] &lt;&gt; &quot;&quot; ); &quot;&quot;; &quot;};&quot; )" office:value-type="string" office:string-value="};" calcext:value-type="string">
            <text:p>};</text:p>
          </table:table-cell>
          <table:table-cell table:formula="of:=IF( AND( [.E174]&lt;&gt;&quot;&quot;; [.F174]&lt;&gt;&quot;&quot; ); CONCATENATE( &quot;{ &quot;; [.E174]; &quot;, &quot;; [.F174]; &quot; }&quot;; IF( AND( [.E175] &lt;&gt; &quot;&quot;; [.F17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75] &lt;&gt; &quot;&quot;; [.F175] &lt;&gt; &quot;&quot; ); &quot;&quot;; &quot;};&quot; )" office:value-type="string" office:string-value="};" calcext:value-type="string">
            <text:p>};</text:p>
          </table:table-cell>
          <table:table-cell table:formula="of:=IF( AND( [.E175]&lt;&gt;&quot;&quot;; [.F175]&lt;&gt;&quot;&quot; ); CONCATENATE( &quot;{ &quot;; [.E175]; &quot;, &quot;; [.F175]; &quot; }&quot;; IF( AND( [.E176] &lt;&gt; &quot;&quot;; [.F17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76] &lt;&gt; &quot;&quot;; [.F176] &lt;&gt; &quot;&quot; ); &quot;&quot;; &quot;};&quot; )" office:value-type="string" office:string-value="};" calcext:value-type="string">
            <text:p>};</text:p>
          </table:table-cell>
          <table:table-cell table:formula="of:=IF( AND( [.E176]&lt;&gt;&quot;&quot;; [.F176]&lt;&gt;&quot;&quot; ); CONCATENATE( &quot;{ &quot;; [.E176]; &quot;, &quot;; [.F176]; &quot; }&quot;; IF( AND( [.E177] &lt;&gt; &quot;&quot;; [.F17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77] &lt;&gt; &quot;&quot;; [.F177] &lt;&gt; &quot;&quot; ); &quot;&quot;; &quot;};&quot; )" office:value-type="string" office:string-value="};" calcext:value-type="string">
            <text:p>};</text:p>
          </table:table-cell>
          <table:table-cell table:formula="of:=IF( AND( [.E177]&lt;&gt;&quot;&quot;; [.F177]&lt;&gt;&quot;&quot; ); CONCATENATE( &quot;{ &quot;; [.E177]; &quot;, &quot;; [.F177]; &quot; }&quot;; IF( AND( [.E178] &lt;&gt; &quot;&quot;; [.F17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78] &lt;&gt; &quot;&quot;; [.F178] &lt;&gt; &quot;&quot; ); &quot;&quot;; &quot;};&quot; )" office:value-type="string" office:string-value="};" calcext:value-type="string">
            <text:p>};</text:p>
          </table:table-cell>
          <table:table-cell table:formula="of:=IF( AND( [.E178]&lt;&gt;&quot;&quot;; [.F178]&lt;&gt;&quot;&quot; ); CONCATENATE( &quot;{ &quot;; [.E178]; &quot;, &quot;; [.F178]; &quot; }&quot;; IF( AND( [.E179] &lt;&gt; &quot;&quot;; [.F17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79] &lt;&gt; &quot;&quot;; [.F179] &lt;&gt; &quot;&quot; ); &quot;&quot;; &quot;};&quot; )" office:value-type="string" office:string-value="};" calcext:value-type="string">
            <text:p>};</text:p>
          </table:table-cell>
          <table:table-cell table:formula="of:=IF( AND( [.E179]&lt;&gt;&quot;&quot;; [.F179]&lt;&gt;&quot;&quot; ); CONCATENATE( &quot;{ &quot;; [.E179]; &quot;, &quot;; [.F179]; &quot; }&quot;; IF( AND( [.E180] &lt;&gt; &quot;&quot;; [.F18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80] &lt;&gt; &quot;&quot;; [.F180] &lt;&gt; &quot;&quot; ); &quot;&quot;; &quot;};&quot; )" office:value-type="string" office:string-value="};" calcext:value-type="string">
            <text:p>};</text:p>
          </table:table-cell>
          <table:table-cell table:formula="of:=IF( AND( [.E180]&lt;&gt;&quot;&quot;; [.F180]&lt;&gt;&quot;&quot; ); CONCATENATE( &quot;{ &quot;; [.E180]; &quot;, &quot;; [.F180]; &quot; }&quot;; IF( AND( [.E181] &lt;&gt; &quot;&quot;; [.F18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81] &lt;&gt; &quot;&quot;; [.F181] &lt;&gt; &quot;&quot; ); &quot;&quot;; &quot;};&quot; )" office:value-type="string" office:string-value="};" calcext:value-type="string">
            <text:p>};</text:p>
          </table:table-cell>
          <table:table-cell table:formula="of:=IF( AND( [.E181]&lt;&gt;&quot;&quot;; [.F181]&lt;&gt;&quot;&quot; ); CONCATENATE( &quot;{ &quot;; [.E181]; &quot;, &quot;; [.F181]; &quot; }&quot;; IF( AND( [.E182] &lt;&gt; &quot;&quot;; [.F18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82] &lt;&gt; &quot;&quot;; [.F182] &lt;&gt; &quot;&quot; ); &quot;&quot;; &quot;};&quot; )" office:value-type="string" office:string-value="};" calcext:value-type="string">
            <text:p>};</text:p>
          </table:table-cell>
          <table:table-cell table:formula="of:=IF( AND( [.E182]&lt;&gt;&quot;&quot;; [.F182]&lt;&gt;&quot;&quot; ); CONCATENATE( &quot;{ &quot;; [.E182]; &quot;, &quot;; [.F182]; &quot; }&quot;; IF( AND( [.E183] &lt;&gt; &quot;&quot;; [.F18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83] &lt;&gt; &quot;&quot;; [.F183] &lt;&gt; &quot;&quot; ); &quot;&quot;; &quot;};&quot; )" office:value-type="string" office:string-value="};" calcext:value-type="string">
            <text:p>};</text:p>
          </table:table-cell>
          <table:table-cell table:formula="of:=IF( AND( [.E183]&lt;&gt;&quot;&quot;; [.F183]&lt;&gt;&quot;&quot; ); CONCATENATE( &quot;{ &quot;; [.E183]; &quot;, &quot;; [.F183]; &quot; }&quot;; IF( AND( [.E184] &lt;&gt; &quot;&quot;; [.F18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84] &lt;&gt; &quot;&quot;; [.F184] &lt;&gt; &quot;&quot; ); &quot;&quot;; &quot;};&quot; )" office:value-type="string" office:string-value="};" calcext:value-type="string">
            <text:p>};</text:p>
          </table:table-cell>
          <table:table-cell table:formula="of:=IF( AND( [.E184]&lt;&gt;&quot;&quot;; [.F184]&lt;&gt;&quot;&quot; ); CONCATENATE( &quot;{ &quot;; [.E184]; &quot;, &quot;; [.F184]; &quot; }&quot;; IF( AND( [.E185] &lt;&gt; &quot;&quot;; [.F18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85] &lt;&gt; &quot;&quot;; [.F185] &lt;&gt; &quot;&quot; ); &quot;&quot;; &quot;};&quot; )" office:value-type="string" office:string-value="};" calcext:value-type="string">
            <text:p>};</text:p>
          </table:table-cell>
          <table:table-cell table:formula="of:=IF( AND( [.E185]&lt;&gt;&quot;&quot;; [.F185]&lt;&gt;&quot;&quot; ); CONCATENATE( &quot;{ &quot;; [.E185]; &quot;, &quot;; [.F185]; &quot; }&quot;; IF( AND( [.E186] &lt;&gt; &quot;&quot;; [.F18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86] &lt;&gt; &quot;&quot;; [.F186] &lt;&gt; &quot;&quot; ); &quot;&quot;; &quot;};&quot; )" office:value-type="string" office:string-value="};" calcext:value-type="string">
            <text:p>};</text:p>
          </table:table-cell>
          <table:table-cell table:formula="of:=IF( AND( [.E186]&lt;&gt;&quot;&quot;; [.F186]&lt;&gt;&quot;&quot; ); CONCATENATE( &quot;{ &quot;; [.E186]; &quot;, &quot;; [.F186]; &quot; }&quot;; IF( AND( [.E187] &lt;&gt; &quot;&quot;; [.F18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87] &lt;&gt; &quot;&quot;; [.F187] &lt;&gt; &quot;&quot; ); &quot;&quot;; &quot;};&quot; )" office:value-type="string" office:string-value="};" calcext:value-type="string">
            <text:p>};</text:p>
          </table:table-cell>
          <table:table-cell table:formula="of:=IF( AND( [.E187]&lt;&gt;&quot;&quot;; [.F187]&lt;&gt;&quot;&quot; ); CONCATENATE( &quot;{ &quot;; [.E187]; &quot;, &quot;; [.F187]; &quot; }&quot;; IF( AND( [.E188] &lt;&gt; &quot;&quot;; [.F18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88] &lt;&gt; &quot;&quot;; [.F188] &lt;&gt; &quot;&quot; ); &quot;&quot;; &quot;};&quot; )" office:value-type="string" office:string-value="};" calcext:value-type="string">
            <text:p>};</text:p>
          </table:table-cell>
          <table:table-cell table:formula="of:=IF( AND( [.E188]&lt;&gt;&quot;&quot;; [.F188]&lt;&gt;&quot;&quot; ); CONCATENATE( &quot;{ &quot;; [.E188]; &quot;, &quot;; [.F188]; &quot; }&quot;; IF( AND( [.E189] &lt;&gt; &quot;&quot;; [.F18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89] &lt;&gt; &quot;&quot;; [.F189] &lt;&gt; &quot;&quot; ); &quot;&quot;; &quot;};&quot; )" office:value-type="string" office:string-value="};" calcext:value-type="string">
            <text:p>};</text:p>
          </table:table-cell>
          <table:table-cell table:formula="of:=IF( AND( [.E189]&lt;&gt;&quot;&quot;; [.F189]&lt;&gt;&quot;&quot; ); CONCATENATE( &quot;{ &quot;; [.E189]; &quot;, &quot;; [.F189]; &quot; }&quot;; IF( AND( [.E190] &lt;&gt; &quot;&quot;; [.F19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90] &lt;&gt; &quot;&quot;; [.F190] &lt;&gt; &quot;&quot; ); &quot;&quot;; &quot;};&quot; )" office:value-type="string" office:string-value="};" calcext:value-type="string">
            <text:p>};</text:p>
          </table:table-cell>
          <table:table-cell table:formula="of:=IF( AND( [.E190]&lt;&gt;&quot;&quot;; [.F190]&lt;&gt;&quot;&quot; ); CONCATENATE( &quot;{ &quot;; [.E190]; &quot;, &quot;; [.F190]; &quot; }&quot;; IF( AND( [.E191] &lt;&gt; &quot;&quot;; [.F19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91] &lt;&gt; &quot;&quot;; [.F191] &lt;&gt; &quot;&quot; ); &quot;&quot;; &quot;};&quot; )" office:value-type="string" office:string-value="};" calcext:value-type="string">
            <text:p>};</text:p>
          </table:table-cell>
          <table:table-cell table:formula="of:=IF( AND( [.E191]&lt;&gt;&quot;&quot;; [.F191]&lt;&gt;&quot;&quot; ); CONCATENATE( &quot;{ &quot;; [.E191]; &quot;, &quot;; [.F191]; &quot; }&quot;; IF( AND( [.E192] &lt;&gt; &quot;&quot;; [.F19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92] &lt;&gt; &quot;&quot;; [.F192] &lt;&gt; &quot;&quot; ); &quot;&quot;; &quot;};&quot; )" office:value-type="string" office:string-value="};" calcext:value-type="string">
            <text:p>};</text:p>
          </table:table-cell>
          <table:table-cell table:formula="of:=IF( AND( [.E192]&lt;&gt;&quot;&quot;; [.F192]&lt;&gt;&quot;&quot; ); CONCATENATE( &quot;{ &quot;; [.E192]; &quot;, &quot;; [.F192]; &quot; }&quot;; IF( AND( [.E193] &lt;&gt; &quot;&quot;; [.F19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93] &lt;&gt; &quot;&quot;; [.F193] &lt;&gt; &quot;&quot; ); &quot;&quot;; &quot;};&quot; )" office:value-type="string" office:string-value="};" calcext:value-type="string">
            <text:p>};</text:p>
          </table:table-cell>
          <table:table-cell table:formula="of:=IF( AND( [.E193]&lt;&gt;&quot;&quot;; [.F193]&lt;&gt;&quot;&quot; ); CONCATENATE( &quot;{ &quot;; [.E193]; &quot;, &quot;; [.F193]; &quot; }&quot;; IF( AND( [.E194] &lt;&gt; &quot;&quot;; [.F19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94] &lt;&gt; &quot;&quot;; [.F194] &lt;&gt; &quot;&quot; ); &quot;&quot;; &quot;};&quot; )" office:value-type="string" office:string-value="};" calcext:value-type="string">
            <text:p>};</text:p>
          </table:table-cell>
          <table:table-cell table:formula="of:=IF( AND( [.E194]&lt;&gt;&quot;&quot;; [.F194]&lt;&gt;&quot;&quot; ); CONCATENATE( &quot;{ &quot;; [.E194]; &quot;, &quot;; [.F194]; &quot; }&quot;; IF( AND( [.E195] &lt;&gt; &quot;&quot;; [.F19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95] &lt;&gt; &quot;&quot;; [.F195] &lt;&gt; &quot;&quot; ); &quot;&quot;; &quot;};&quot; )" office:value-type="string" office:string-value="};" calcext:value-type="string">
            <text:p>};</text:p>
          </table:table-cell>
          <table:table-cell table:formula="of:=IF( AND( [.E195]&lt;&gt;&quot;&quot;; [.F195]&lt;&gt;&quot;&quot; ); CONCATENATE( &quot;{ &quot;; [.E195]; &quot;, &quot;; [.F195]; &quot; }&quot;; IF( AND( [.E196] &lt;&gt; &quot;&quot;; [.F19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96] &lt;&gt; &quot;&quot;; [.F196] &lt;&gt; &quot;&quot; ); &quot;&quot;; &quot;};&quot; )" office:value-type="string" office:string-value="};" calcext:value-type="string">
            <text:p>};</text:p>
          </table:table-cell>
          <table:table-cell table:formula="of:=IF( AND( [.E196]&lt;&gt;&quot;&quot;; [.F196]&lt;&gt;&quot;&quot; ); CONCATENATE( &quot;{ &quot;; [.E196]; &quot;, &quot;; [.F196]; &quot; }&quot;; IF( AND( [.E197] &lt;&gt; &quot;&quot;; [.F19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97] &lt;&gt; &quot;&quot;; [.F197] &lt;&gt; &quot;&quot; ); &quot;&quot;; &quot;};&quot; )" office:value-type="string" office:string-value="};" calcext:value-type="string">
            <text:p>};</text:p>
          </table:table-cell>
          <table:table-cell table:formula="of:=IF( AND( [.E197]&lt;&gt;&quot;&quot;; [.F197]&lt;&gt;&quot;&quot; ); CONCATENATE( &quot;{ &quot;; [.E197]; &quot;, &quot;; [.F197]; &quot; }&quot;; IF( AND( [.E198] &lt;&gt; &quot;&quot;; [.F19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98] &lt;&gt; &quot;&quot;; [.F198] &lt;&gt; &quot;&quot; ); &quot;&quot;; &quot;};&quot; )" office:value-type="string" office:string-value="};" calcext:value-type="string">
            <text:p>};</text:p>
          </table:table-cell>
          <table:table-cell table:formula="of:=IF( AND( [.E198]&lt;&gt;&quot;&quot;; [.F198]&lt;&gt;&quot;&quot; ); CONCATENATE( &quot;{ &quot;; [.E198]; &quot;, &quot;; [.F198]; &quot; }&quot;; IF( AND( [.E199] &lt;&gt; &quot;&quot;; [.F19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99] &lt;&gt; &quot;&quot;; [.F199] &lt;&gt; &quot;&quot; ); &quot;&quot;; &quot;};&quot; )" office:value-type="string" office:string-value="};" calcext:value-type="string">
            <text:p>};</text:p>
          </table:table-cell>
          <table:table-cell table:formula="of:=IF( AND( [.E199]&lt;&gt;&quot;&quot;; [.F199]&lt;&gt;&quot;&quot; ); CONCATENATE( &quot;{ &quot;; [.E199]; &quot;, &quot;; [.F199]; &quot; }&quot;; IF( AND( [.E200] &lt;&gt; &quot;&quot;; [.F20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200] &lt;&gt; &quot;&quot;; [.F200] &lt;&gt; &quot;&quot; ); &quot;&quot;; &quot;};&quot; )" office:value-type="string" office:string-value="};" calcext:value-type="string">
            <text:p>};</text:p>
          </table:table-cell>
          <table:table-cell table:formula="of:=IF( AND( [.E200]&lt;&gt;&quot;&quot;; [.F200]&lt;&gt;&quot;&quot; ); CONCATENATE( &quot;{ &quot;; [.E200]; &quot;, &quot;; [.F200]; &quot; }&quot;; IF( AND( [.E201] &lt;&gt; &quot;&quot;; [.F20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201] &lt;&gt; &quot;&quot;; [.F201] &lt;&gt; &quot;&quot; ); &quot;&quot;; &quot;};&quot; )" office:value-type="string" office:string-value="};" calcext:value-type="string">
            <text:p>};</text:p>
          </table:table-cell>
          <table:table-cell table:formula="of:=IF( AND( [.E201]&lt;&gt;&quot;&quot;; [.F201]&lt;&gt;&quot;&quot; ); CONCATENATE( &quot;{ &quot;; [.E201]; &quot;, &quot;; [.F201]; &quot; }&quot;; IF( AND( [.E202] &lt;&gt; &quot;&quot;; [.F202] &lt;&gt; &quot;&quot; ); &quot;, &quot;; &quot;&quot; ) ); &quot;&quot; )">
            <text:p/>
          </table:table-cell>
          <table:table-cell table:number-columns-repeated="11"/>
        </table:table-row>
      </table:table>
      <table:table table:name="239Pu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Nuclide_name</text:p>
          </table:table-cell>
          <table:table-cell office:value-type="string" calcext:value-type="string">
            <text:p>239Pu</text:p>
          </table:table-cell>
          <table:table-cell table:number-columns-repeated="2"/>
          <table:table-cell table:style-name="ce1" office:value-type="string" calcext:value-type="string">
            <text:p>Energy (keV)</text:p>
          </table:table-cell>
          <table:table-cell table:style-name="ce1" office:value-type="string" calcext:value-type="string">
            <text:p>Intensity (%)</text:p>
          </table:table-cell>
          <table:table-cell table:number-columns-repeated="2"/>
          <table:table-cell table:formula="of:=CONCATENATE( [.B1]; &quot;_decay_data[&quot;; &quot;N_&quot;; [.B1]; &quot;][2] = {&quot; )" office:value-type="string" office:string-value="239Pu_decay_data[N_239Pu][2] = {" calcext:value-type="string">
            <text:p>239Pu_decay_data[N_239Pu][2] = {</text:p>
          </table:table-cell>
          <table:table-cell table:number-columns-repeated="2"/>
          <table:table-cell table:formula="of:=CONCATENATE( &quot;const int N_&quot;; [.B1]; &quot; = &quot;; [.B2]; &quot;;&quot; )" office:value-type="string" office:string-value="const int N_239Pu = 52;" calcext:value-type="string">
            <text:p>const int N_239Pu = 52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</text:p>
          </table:table-cell>
          <table:table-cell table:formula="of:=SUMPRODUCT( [.E2:.E201] &gt; 0 )" office:value-type="float" office:value="52" calcext:value-type="float">
            <text:p>52</text:p>
          </table:table-cell>
          <table:table-cell/>
          <table:table-cell office:value-type="string" calcext:value-type="string">
            <text:p>PASTE HERE:</text:p>
          </table:table-cell>
          <table:table-cell office:value-type="float" office:value="4059" calcext:value-type="float">
            <text:p>4059</text:p>
          </table:table-cell>
          <table:table-cell office:value-type="float" office:value="0.000000021" calcext:value-type="float">
            <text:p>2.1E-08</text:p>
          </table:table-cell>
          <table:table-cell table:number-columns-repeated="2"/>
          <table:table-cell table:formula="of:=IF( AND( [.E2] &lt;&gt; &quot;&quot;; [.F2] &lt;&gt; &quot;&quot; ); &quot;&quot;; &quot;};&quot; )">
            <text:p/>
          </table:table-cell>
          <table:table-cell table:formula="of:=IF( AND( [.E2]&lt;&gt;&quot;&quot;; [.F2]&lt;&gt;&quot;&quot; ); CONCATENATE( &quot;{ &quot;; [.E2]; &quot;, &quot;; [.F2]; &quot; }&quot;; IF( AND( [.E3] &lt;&gt; &quot;&quot;; [.F3] &lt;&gt; &quot;&quot; ); &quot;, &quot;; &quot;&quot; ) ); &quot;&quot; )" office:value-type="string" office:string-value="{ 4059, 0.000000021 }, " calcext:value-type="string">
            <text:p>{ 4059, 0.000000021 },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Use NNDC</text:p>
          </table:table-cell>
          <table:table-cell office:value-type="float" office:value="4117" calcext:value-type="float">
            <text:p>4117</text:p>
          </table:table-cell>
          <table:table-cell office:value-type="float" office:value="0.000000093" calcext:value-type="float">
            <text:p>9.3E-08</text:p>
          </table:table-cell>
          <table:table-cell table:number-columns-repeated="2"/>
          <table:table-cell table:formula="of:=IF( AND( [.E3] &lt;&gt; &quot;&quot;; [.F3] &lt;&gt; &quot;&quot; ); &quot;&quot;; &quot;};&quot; )">
            <text:p/>
          </table:table-cell>
          <table:table-cell table:formula="of:=IF( AND( [.E3]&lt;&gt;&quot;&quot;; [.F3]&lt;&gt;&quot;&quot; ); CONCATENATE( &quot;{ &quot;; [.E3]; &quot;, &quot;; [.F3]; &quot; }&quot;; IF( AND( [.E4] &lt;&gt; &quot;&quot;; [.F4] &lt;&gt; &quot;&quot; ); &quot;, &quot;; &quot;&quot; ) ); &quot;&quot; )" office:value-type="string" office:string-value="{ 4117, 0.000000093 }, " calcext:value-type="string">
            <text:p>{ 4117, 0.000000093 }, 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4181" calcext:value-type="float">
            <text:p>4181</text:p>
          </table:table-cell>
          <table:table-cell office:value-type="float" office:value="0.000000056" calcext:value-type="float">
            <text:p>5.6E-08</text:p>
          </table:table-cell>
          <table:table-cell table:number-columns-repeated="2"/>
          <table:table-cell table:formula="of:=IF( AND( [.E4] &lt;&gt; &quot;&quot;; [.F4] &lt;&gt; &quot;&quot; ); &quot;&quot;; &quot;};&quot; )">
            <text:p/>
          </table:table-cell>
          <table:table-cell table:formula="of:=IF( AND( [.E4]&lt;&gt;&quot;&quot;; [.F4]&lt;&gt;&quot;&quot; ); CONCATENATE( &quot;{ &quot;; [.E4]; &quot;, &quot;; [.F4]; &quot; }&quot;; IF( AND( [.E5] &lt;&gt; &quot;&quot;; [.F5] &lt;&gt; &quot;&quot; ); &quot;, &quot;; &quot;&quot; ) ); &quot;&quot; )" office:value-type="string" office:string-value="{ 4181, 0.000000056 }, " calcext:value-type="string">
            <text:p>{ 4181, 0.000000056 }, 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4187" calcext:value-type="float">
            <text:p>4187</text:p>
          </table:table-cell>
          <table:table-cell office:value-type="float" office:value="0.000000076" calcext:value-type="float">
            <text:p>7.6E-08</text:p>
          </table:table-cell>
          <table:table-cell table:number-columns-repeated="2"/>
          <table:table-cell table:formula="of:=IF( AND( [.E5] &lt;&gt; &quot;&quot;; [.F5] &lt;&gt; &quot;&quot; ); &quot;&quot;; &quot;};&quot; )">
            <text:p/>
          </table:table-cell>
          <table:table-cell table:formula="of:=IF( AND( [.E5]&lt;&gt;&quot;&quot;; [.F5]&lt;&gt;&quot;&quot; ); CONCATENATE( &quot;{ &quot;; [.E5]; &quot;, &quot;; [.F5]; &quot; }&quot;; IF( AND( [.E6] &lt;&gt; &quot;&quot;; [.F6] &lt;&gt; &quot;&quot; ); &quot;, &quot;; &quot;&quot; ) ); &quot;&quot; )" office:value-type="string" office:string-value="{ 4187, 0.000000076 }, " calcext:value-type="string">
            <text:p>{ 4187, 0.000000076 }, </text:p>
          </table:table-cell>
          <table:table-cell table:number-columns-repeated="4"/>
          <table:table-cell office:value-type="float" office:value="4059" calcext:value-type="float">
            <text:p>4059</text:p>
          </table:table-cell>
          <table:table-cell office:value-type="float" office:value="0.000000021" calcext:value-type="float">
            <text:p>2.1E-08</text:p>
          </table:table-cell>
          <table:table-cell office:value-type="float" office:value="4" calcext:value-type="float">
            <text:p>4</text:p>
          </table:table-cell>
          <table:table-cell office:value-type="float" office:value="0.00000000085" calcext:value-type="float">
            <text:p>8.5E-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02" calcext:value-type="float">
            <text:p>4202</text:p>
          </table:table-cell>
          <table:table-cell office:value-type="float" office:value="0.00000004" calcext:value-type="float">
            <text:p>4E-08</text:p>
          </table:table-cell>
          <table:table-cell table:number-columns-repeated="2"/>
          <table:table-cell table:formula="of:=IF( AND( [.E6] &lt;&gt; &quot;&quot;; [.F6] &lt;&gt; &quot;&quot; ); &quot;&quot;; &quot;};&quot; )">
            <text:p/>
          </table:table-cell>
          <table:table-cell table:formula="of:=IF( AND( [.E6]&lt;&gt;&quot;&quot;; [.F6]&lt;&gt;&quot;&quot; ); CONCATENATE( &quot;{ &quot;; [.E6]; &quot;, &quot;; [.F6]; &quot; }&quot;; IF( AND( [.E7] &lt;&gt; &quot;&quot;; [.F7] &lt;&gt; &quot;&quot; ); &quot;, &quot;; &quot;&quot; ) ); &quot;&quot; )" office:value-type="string" office:string-value="{ 4202, 0.00000004 }, " calcext:value-type="string">
            <text:p>{ 4202, 0.00000004 }, </text:p>
          </table:table-cell>
          <table:table-cell table:number-columns-repeated="4"/>
          <table:table-cell office:value-type="float" office:value="4117" calcext:value-type="float">
            <text:p>4117</text:p>
          </table:table-cell>
          <table:table-cell office:value-type="float" office:value="0.000000093" calcext:value-type="float">
            <text:p>9.3E-08</text:p>
          </table:table-cell>
          <table:table-cell office:value-type="float" office:value="8" calcext:value-type="float">
            <text:p>8</text:p>
          </table:table-cell>
          <table:table-cell office:value-type="float" office:value="0.0000000038" calcext:value-type="float">
            <text:p>3.8E-0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04.5" calcext:value-type="float">
            <text:p>4204.5</text:p>
          </table:table-cell>
          <table:table-cell office:value-type="float" office:value="0.000000061" calcext:value-type="float">
            <text:p>6.1E-08</text:p>
          </table:table-cell>
          <table:table-cell table:number-columns-repeated="2"/>
          <table:table-cell table:formula="of:=IF( AND( [.E7] &lt;&gt; &quot;&quot;; [.F7] &lt;&gt; &quot;&quot; ); &quot;&quot;; &quot;};&quot; )">
            <text:p/>
          </table:table-cell>
          <table:table-cell table:formula="of:=IF( AND( [.E7]&lt;&gt;&quot;&quot;; [.F7]&lt;&gt;&quot;&quot; ); CONCATENATE( &quot;{ &quot;; [.E7]; &quot;, &quot;; [.F7]; &quot; }&quot;; IF( AND( [.E8] &lt;&gt; &quot;&quot;; [.F8] &lt;&gt; &quot;&quot; ); &quot;, &quot;; &quot;&quot; ) ); &quot;&quot; )" office:value-type="string" office:string-value="{ 4204.5, 0.000000061 }, " calcext:value-type="string">
            <text:p>{ 4204.5, 0.000000061 }, </text:p>
          </table:table-cell>
          <table:table-cell table:number-columns-repeated="4"/>
          <table:table-cell office:value-type="float" office:value="4181" calcext:value-type="float">
            <text:p>4181</text:p>
          </table:table-cell>
          <table:table-cell office:value-type="float" office:value="0.000000056" calcext:value-type="float">
            <text:p>5.6E-08</text:p>
          </table:table-cell>
          <table:table-cell office:value-type="float" office:value="7" calcext:value-type="float">
            <text:p>7</text:p>
          </table:table-cell>
          <table:table-cell office:value-type="float" office:value="0.0000000023" calcext:value-type="float">
            <text:p>2.3E-0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280" calcext:value-type="float">
            <text:p>4280</text:p>
          </table:table-cell>
          <table:table-cell office:value-type="float" office:value="0.00000019" calcext:value-type="float">
            <text:p>1.9E-07</text:p>
          </table:table-cell>
          <table:table-cell table:number-columns-repeated="2"/>
          <table:table-cell table:formula="of:=IF( AND( [.E8] &lt;&gt; &quot;&quot;; [.F8] &lt;&gt; &quot;&quot; ); &quot;&quot;; &quot;};&quot; )">
            <text:p/>
          </table:table-cell>
          <table:table-cell table:formula="of:=IF( AND( [.E8]&lt;&gt;&quot;&quot;; [.F8]&lt;&gt;&quot;&quot; ); CONCATENATE( &quot;{ &quot;; [.E8]; &quot;, &quot;; [.F8]; &quot; }&quot;; IF( AND( [.E9] &lt;&gt; &quot;&quot;; [.F9] &lt;&gt; &quot;&quot; ); &quot;, &quot;; &quot;&quot; ) ); &quot;&quot; )" office:value-type="string" office:string-value="{ 4280, 0.00000019 }, " calcext:value-type="string">
            <text:p>{ 4280, 0.00000019 }, </text:p>
          </table:table-cell>
          <table:table-cell table:number-columns-repeated="4"/>
          <table:table-cell office:value-type="float" office:value="4187" calcext:value-type="float">
            <text:p>4187</text:p>
          </table:table-cell>
          <table:table-cell office:value-type="float" office:value="0.000000076" calcext:value-type="float">
            <text:p>7.6E-08</text:p>
          </table:table-cell>
          <table:table-cell office:value-type="float" office:value="7" calcext:value-type="float">
            <text:p>7</text:p>
          </table:table-cell>
          <table:table-cell office:value-type="float" office:value="0.0000000032" calcext:value-type="float">
            <text:p>3.2E-0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306" calcext:value-type="float">
            <text:p>4306</text:p>
          </table:table-cell>
          <table:table-cell office:value-type="float" office:value="0.0000001" calcext:value-type="float">
            <text:p>1E-07</text:p>
          </table:table-cell>
          <table:table-cell table:number-columns-repeated="2"/>
          <table:table-cell table:formula="of:=IF( AND( [.E9] &lt;&gt; &quot;&quot;; [.F9] &lt;&gt; &quot;&quot; ); &quot;&quot;; &quot;};&quot; )">
            <text:p/>
          </table:table-cell>
          <table:table-cell table:formula="of:=IF( AND( [.E9]&lt;&gt;&quot;&quot;; [.F9]&lt;&gt;&quot;&quot; ); CONCATENATE( &quot;{ &quot;; [.E9]; &quot;, &quot;; [.F9]; &quot; }&quot;; IF( AND( [.E10] &lt;&gt; &quot;&quot;; [.F10] &lt;&gt; &quot;&quot; ); &quot;, &quot;; &quot;&quot; ) ); &quot;&quot; )" office:value-type="string" office:string-value="{ 4306, 0.0000001 }, " calcext:value-type="string">
            <text:p>{ 4306, 0.0000001 }, </text:p>
          </table:table-cell>
          <table:table-cell table:number-columns-repeated="4"/>
          <table:table-cell office:value-type="float" office:value="4202" calcext:value-type="float">
            <text:p>4202</text:p>
          </table:table-cell>
          <table:table-cell office:value-type="float" office:value="0.00000004" calcext:value-type="float">
            <text:p>4E-08</text:p>
          </table:table-cell>
          <table:table-cell office:value-type="float" office:value="5" calcext:value-type="float">
            <text:p>5</text:p>
          </table:table-cell>
          <table:table-cell office:value-type="float" office:value="0.00000000168" calcext:value-type="float">
            <text:p>1.68E-09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326" calcext:value-type="float">
            <text:p>4326</text:p>
          </table:table-cell>
          <table:table-cell office:value-type="float" office:value="0.0000000418" calcext:value-type="float">
            <text:p>4.18E-08</text:p>
          </table:table-cell>
          <table:table-cell table:number-columns-repeated="2"/>
          <table:table-cell table:formula="of:=IF( AND( [.E10] &lt;&gt; &quot;&quot;; [.F10] &lt;&gt; &quot;&quot; ); &quot;&quot;; &quot;};&quot; )">
            <text:p/>
          </table:table-cell>
          <table:table-cell table:formula="of:=IF( AND( [.E10]&lt;&gt;&quot;&quot;; [.F10]&lt;&gt;&quot;&quot; ); CONCATENATE( &quot;{ &quot;; [.E10]; &quot;, &quot;; [.F10]; &quot; }&quot;; IF( AND( [.E11] &lt;&gt; &quot;&quot;; [.F11] &lt;&gt; &quot;&quot; ); &quot;, &quot;; &quot;&quot; ) ); &quot;&quot; )" office:value-type="string" office:string-value="{ 4326, 0.0000000418 }, " calcext:value-type="string">
            <text:p>{ 4326, 0.0000000418 }, </text:p>
          </table:table-cell>
          <table:table-cell table:number-columns-repeated="4"/>
          <table:table-cell office:value-type="float" office:value="4204.5" calcext:value-type="float">
            <text:p>4204.5</text:p>
          </table:table-cell>
          <table:table-cell office:value-type="float" office:value="0.000000061" calcext:value-type="float">
            <text:p>6.1E-08</text:p>
          </table:table-cell>
          <table:table-cell office:value-type="float" office:value="4" calcext:value-type="float">
            <text:p>4</text:p>
          </table:table-cell>
          <table:table-cell office:value-type="float" office:value="0.00000000256" calcext:value-type="float">
            <text:p>2.56E-09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327" calcext:value-type="float">
            <text:p>4327</text:p>
          </table:table-cell>
          <table:table-cell office:value-type="float" office:value="0.00000023" calcext:value-type="float">
            <text:p>2.3E-07</text:p>
          </table:table-cell>
          <table:table-cell table:number-columns-repeated="2"/>
          <table:table-cell table:formula="of:=IF( AND( [.E11] &lt;&gt; &quot;&quot;; [.F11] &lt;&gt; &quot;&quot; ); &quot;&quot;; &quot;};&quot; )">
            <text:p/>
          </table:table-cell>
          <table:table-cell table:formula="of:=IF( AND( [.E11]&lt;&gt;&quot;&quot;; [.F11]&lt;&gt;&quot;&quot; ); CONCATENATE( &quot;{ &quot;; [.E11]; &quot;, &quot;; [.F11]; &quot; }&quot;; IF( AND( [.E12] &lt;&gt; &quot;&quot;; [.F12] &lt;&gt; &quot;&quot; ); &quot;, &quot;; &quot;&quot; ) ); &quot;&quot; )" office:value-type="string" office:string-value="{ 4327, 0.00000023 }, " calcext:value-type="string">
            <text:p>{ 4327, 0.00000023 }, </text:p>
          </table:table-cell>
          <table:table-cell table:number-columns-repeated="4"/>
          <table:table-cell office:value-type="float" office:value="4280" calcext:value-type="float">
            <text:p>4280</text:p>
          </table:table-cell>
          <table:table-cell office:value-type="float" office:value="0.00000019" calcext:value-type="float">
            <text:p>1.9E-07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81" calcext:value-type="float">
            <text:p>8.1E-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349" calcext:value-type="float">
            <text:p>4349</text:p>
          </table:table-cell>
          <table:table-cell office:value-type="float" office:value="0.0000003" calcext:value-type="float">
            <text:p>3E-07</text:p>
          </table:table-cell>
          <table:table-cell table:number-columns-repeated="2"/>
          <table:table-cell table:formula="of:=IF( AND( [.E12] &lt;&gt; &quot;&quot;; [.F12] &lt;&gt; &quot;&quot; ); &quot;&quot;; &quot;};&quot; )">
            <text:p/>
          </table:table-cell>
          <table:table-cell table:formula="of:=IF( AND( [.E12]&lt;&gt;&quot;&quot;; [.F12]&lt;&gt;&quot;&quot; ); CONCATENATE( &quot;{ &quot;; [.E12]; &quot;, &quot;; [.F12]; &quot; }&quot;; IF( AND( [.E13] &lt;&gt; &quot;&quot;; [.F13] &lt;&gt; &quot;&quot; ); &quot;, &quot;; &quot;&quot; ) ); &quot;&quot; )" office:value-type="string" office:string-value="{ 4349, 0.0000003 }, " calcext:value-type="string">
            <text:p>{ 4349, 0.0000003 }, </text:p>
          </table:table-cell>
          <table:table-cell table:number-columns-repeated="4"/>
          <table:table-cell office:value-type="float" office:value="4306" calcext:value-type="float">
            <text:p>4306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43" calcext:value-type="float">
            <text:p>4.3E-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364.5" calcext:value-type="float">
            <text:p>4364.5</text:p>
          </table:table-cell>
          <table:table-cell office:value-type="float" office:value="0.000000083" calcext:value-type="float">
            <text:p>8.3E-08</text:p>
          </table:table-cell>
          <table:table-cell table:number-columns-repeated="2"/>
          <table:table-cell table:formula="of:=IF( AND( [.E13] &lt;&gt; &quot;&quot;; [.F13] &lt;&gt; &quot;&quot; ); &quot;&quot;; &quot;};&quot; )">
            <text:p/>
          </table:table-cell>
          <table:table-cell table:formula="of:=IF( AND( [.E13]&lt;&gt;&quot;&quot;; [.F13]&lt;&gt;&quot;&quot; ); CONCATENATE( &quot;{ &quot;; [.E13]; &quot;, &quot;; [.F13]; &quot; }&quot;; IF( AND( [.E14] &lt;&gt; &quot;&quot;; [.F14] &lt;&gt; &quot;&quot; ); &quot;, &quot;; &quot;&quot; ) ); &quot;&quot; )" office:value-type="string" office:string-value="{ 4364.5, 0.000000083 }, " calcext:value-type="string">
            <text:p>{ 4364.5, 0.000000083 }, </text:p>
          </table:table-cell>
          <table:table-cell table:number-columns-repeated="4"/>
          <table:table-cell office:value-type="float" office:value="4326" calcext:value-type="float">
            <text:p>4326</text:p>
          </table:table-cell>
          <table:table-cell office:value-type="float" office:value="0.0000000418" calcext:value-type="float">
            <text:p>4.18E-08</text:p>
          </table:table-cell>
          <table:table-cell office:value-type="float" office:value="3" calcext:value-type="float">
            <text:p>3</text:p>
          </table:table-cell>
          <table:table-cell office:value-type="float" office:value="0.000000001808" calcext:value-type="float">
            <text:p>1.808E-0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380" calcext:value-type="float">
            <text:p>4380</text:p>
          </table:table-cell>
          <table:table-cell office:value-type="float" office:value="0.000025" calcext:value-type="float">
            <text:p>2.5E-05</text:p>
          </table:table-cell>
          <table:table-cell table:number-columns-repeated="2"/>
          <table:table-cell table:formula="of:=IF( AND( [.E14] &lt;&gt; &quot;&quot;; [.F14] &lt;&gt; &quot;&quot; ); &quot;&quot;; &quot;};&quot; )">
            <text:p/>
          </table:table-cell>
          <table:table-cell table:formula="of:=IF( AND( [.E14]&lt;&gt;&quot;&quot;; [.F14]&lt;&gt;&quot;&quot; ); CONCATENATE( &quot;{ &quot;; [.E14]; &quot;, &quot;; [.F14]; &quot; }&quot;; IF( AND( [.E15] &lt;&gt; &quot;&quot;; [.F15] &lt;&gt; &quot;&quot; ); &quot;, &quot;; &quot;&quot; ) ); &quot;&quot; )" office:value-type="string" office:string-value="{ 4380, 0.000025 }, " calcext:value-type="string">
            <text:p>{ 4380, 0.000025 }, </text:p>
          </table:table-cell>
          <table:table-cell table:number-columns-repeated="4"/>
          <table:table-cell office:value-type="float" office:value="4327" calcext:value-type="float">
            <text:p>4327</text:p>
          </table:table-cell>
          <table:table-cell office:value-type="float" office:value="0.00000023" calcext:value-type="float">
            <text:p>2.3E-07</text:p>
          </table:table-cell>
          <table:table-cell office:value-type="float" office:value="10" calcext:value-type="float">
            <text:p>1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390" calcext:value-type="float">
            <text:p>4390</text:p>
          </table:table-cell>
          <table:table-cell office:value-type="float" office:value="0.000001" calcext:value-type="float">
            <text:p>1E-06</text:p>
          </table:table-cell>
          <table:table-cell table:number-columns-repeated="2"/>
          <table:table-cell table:formula="of:=IF( AND( [.E15] &lt;&gt; &quot;&quot;; [.F15] &lt;&gt; &quot;&quot; ); &quot;&quot;; &quot;};&quot; )">
            <text:p/>
          </table:table-cell>
          <table:table-cell table:formula="of:=IF( AND( [.E15]&lt;&gt;&quot;&quot;; [.F15]&lt;&gt;&quot;&quot; ); CONCATENATE( &quot;{ &quot;; [.E15]; &quot;, &quot;; [.F15]; &quot; }&quot;; IF( AND( [.E16] &lt;&gt; &quot;&quot;; [.F16] &lt;&gt; &quot;&quot; ); &quot;, &quot;; &quot;&quot; ) ); &quot;&quot; )" office:value-type="string" office:string-value="{ 4390, 0.000001 }, " calcext:value-type="string">
            <text:p>{ 4390, 0.000001 }, </text:p>
          </table:table-cell>
          <table:table-cell table:number-columns-repeated="4"/>
          <table:table-cell office:value-type="float" office:value="4349" calcext:value-type="float">
            <text:p>4349</text:p>
          </table:table-cell>
          <table:table-cell office:value-type="float" office:value="0.0000003" calcext:value-type="float">
            <text:p>3E-07</text:p>
          </table:table-cell>
          <table:table-cell office:value-type="float" office:value="4" calcext:value-type="float">
            <text:p>4</text:p>
          </table:table-cell>
          <table:table-cell office:value-type="float" office:value="0.000000013" calcext:value-type="float">
            <text:p>1.3E-08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392" calcext:value-type="float">
            <text:p>4392</text:p>
          </table:table-cell>
          <table:table-cell office:value-type="float" office:value="0.000000707" calcext:value-type="float">
            <text:p>7.07E-07</text:p>
          </table:table-cell>
          <table:table-cell table:number-columns-repeated="2"/>
          <table:table-cell table:formula="of:=IF( AND( [.E16] &lt;&gt; &quot;&quot;; [.F16] &lt;&gt; &quot;&quot; ); &quot;&quot;; &quot;};&quot; )">
            <text:p/>
          </table:table-cell>
          <table:table-cell table:formula="of:=IF( AND( [.E16]&lt;&gt;&quot;&quot;; [.F16]&lt;&gt;&quot;&quot; ); CONCATENATE( &quot;{ &quot;; [.E16]; &quot;, &quot;; [.F16]; &quot; }&quot;; IF( AND( [.E17] &lt;&gt; &quot;&quot;; [.F17] &lt;&gt; &quot;&quot; ); &quot;, &quot;; &quot;&quot; ) ); &quot;&quot; )" office:value-type="string" office:string-value="{ 4392, 0.000000707 }, " calcext:value-type="string">
            <text:p>{ 4392, 0.000000707 }, </text:p>
          </table:table-cell>
          <table:table-cell table:number-columns-repeated="4"/>
          <table:table-cell office:value-type="float" office:value="4364.5" calcext:value-type="float">
            <text:p>4364.5</text:p>
          </table:table-cell>
          <table:table-cell office:value-type="float" office:value="0.000000083" calcext:value-type="float">
            <text:p>8.3E-08</text:p>
          </table:table-cell>
          <table:table-cell office:value-type="float" office:value="6" calcext:value-type="float">
            <text:p>6</text:p>
          </table:table-cell>
          <table:table-cell office:value-type="float" office:value="0.0000000036" calcext:value-type="float">
            <text:p>3.6E-0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400.3" calcext:value-type="float">
            <text:p>4400.3</text:p>
          </table:table-cell>
          <table:table-cell office:value-type="float" office:value="0.0000103" calcext:value-type="float">
            <text:p>1.03E-05</text:p>
          </table:table-cell>
          <table:table-cell table:number-columns-repeated="2"/>
          <table:table-cell table:formula="of:=IF( AND( [.E17] &lt;&gt; &quot;&quot;; [.F17] &lt;&gt; &quot;&quot; ); &quot;&quot;; &quot;};&quot; )">
            <text:p/>
          </table:table-cell>
          <table:table-cell table:formula="of:=IF( AND( [.E17]&lt;&gt;&quot;&quot;; [.F17]&lt;&gt;&quot;&quot; ); CONCATENATE( &quot;{ &quot;; [.E17]; &quot;, &quot;; [.F17]; &quot; }&quot;; IF( AND( [.E18] &lt;&gt; &quot;&quot;; [.F18] &lt;&gt; &quot;&quot; ); &quot;, &quot;; &quot;&quot; ) ); &quot;&quot; )" office:value-type="string" office:string-value="{ 4400.3, 0.0000103 }, " calcext:value-type="string">
            <text:p>{ 4400.3, 0.0000103 }, </text:p>
          </table:table-cell>
          <table:table-cell table:number-columns-repeated="4"/>
          <table:table-cell office:value-type="float" office:value="4380" calcext:value-type="float">
            <text:p>4380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8" calcext:value-type="float">
            <text:p>8</text:p>
          </table:table-cell>
          <table:table-cell office:value-type="float" office:value="0.0000011" calcext:value-type="float">
            <text:p>1.1E-0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408" calcext:value-type="float">
            <text:p>4408</text:p>
          </table:table-cell>
          <table:table-cell office:value-type="float" office:value="0.0000001" calcext:value-type="float">
            <text:p>1E-07</text:p>
          </table:table-cell>
          <table:table-cell table:number-columns-repeated="2"/>
          <table:table-cell table:formula="of:=IF( AND( [.E18] &lt;&gt; &quot;&quot;; [.F18] &lt;&gt; &quot;&quot; ); &quot;&quot;; &quot;};&quot; )">
            <text:p/>
          </table:table-cell>
          <table:table-cell table:formula="of:=IF( AND( [.E18]&lt;&gt;&quot;&quot;; [.F18]&lt;&gt;&quot;&quot; ); CONCATENATE( &quot;{ &quot;; [.E18]; &quot;, &quot;; [.F18]; &quot; }&quot;; IF( AND( [.E19] &lt;&gt; &quot;&quot;; [.F19] &lt;&gt; &quot;&quot; ); &quot;, &quot;; &quot;&quot; ) ); &quot;&quot; )" office:value-type="string" office:string-value="{ 4408, 0.0000001 }, " calcext:value-type="string">
            <text:p>{ 4408, 0.0000001 }, </text:p>
          </table:table-cell>
          <table:table-cell table:number-columns-repeated="4"/>
          <table:table-cell office:value-type="float" office:value="4390" calcext:value-type="float">
            <text:p>439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office:value-type="float" office:value="0.000000044" calcext:value-type="float">
            <text:p>4.4E-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419" calcext:value-type="float">
            <text:p>4419</text:p>
          </table:table-cell>
          <table:table-cell office:value-type="float" office:value="0.00000033" calcext:value-type="float">
            <text:p>3.3E-07</text:p>
          </table:table-cell>
          <table:table-cell table:number-columns-repeated="2"/>
          <table:table-cell table:formula="of:=IF( AND( [.E19] &lt;&gt; &quot;&quot;; [.F19] &lt;&gt; &quot;&quot; ); &quot;&quot;; &quot;};&quot; )">
            <text:p/>
          </table:table-cell>
          <table:table-cell table:formula="of:=IF( AND( [.E19]&lt;&gt;&quot;&quot;; [.F19]&lt;&gt;&quot;&quot; ); CONCATENATE( &quot;{ &quot;; [.E19]; &quot;, &quot;; [.F19]; &quot; }&quot;; IF( AND( [.E20] &lt;&gt; &quot;&quot;; [.F20] &lt;&gt; &quot;&quot; ); &quot;, &quot;; &quot;&quot; ) ); &quot;&quot; )" office:value-type="string" office:string-value="{ 4419, 0.00000033 }, " calcext:value-type="string">
            <text:p>{ 4419, 0.00000033 }, </text:p>
          </table:table-cell>
          <table:table-cell table:number-columns-repeated="4"/>
          <table:table-cell office:value-type="float" office:value="4392" calcext:value-type="float">
            <text:p>4392</text:p>
          </table:table-cell>
          <table:table-cell office:value-type="float" office:value="0.000000707" calcext:value-type="float">
            <text:p>7.07E-07</text:p>
          </table:table-cell>
          <table:table-cell office:value-type="float" office:value="23" calcext:value-type="float">
            <text:p>23</text:p>
          </table:table-cell>
          <table:table-cell office:value-type="float" office:value="0.0000000311" calcext:value-type="float">
            <text:p>3.11E-0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448.5" calcext:value-type="float">
            <text:p>4448.5</text:p>
          </table:table-cell>
          <table:table-cell office:value-type="float" office:value="0.00000213" calcext:value-type="float">
            <text:p>2.13E-06</text:p>
          </table:table-cell>
          <table:table-cell table:number-columns-repeated="2"/>
          <table:table-cell table:formula="of:=IF( AND( [.E20] &lt;&gt; &quot;&quot;; [.F20] &lt;&gt; &quot;&quot; ); &quot;&quot;; &quot;};&quot; )">
            <text:p/>
          </table:table-cell>
          <table:table-cell table:formula="of:=IF( AND( [.E20]&lt;&gt;&quot;&quot;; [.F20]&lt;&gt;&quot;&quot; ); CONCATENATE( &quot;{ &quot;; [.E20]; &quot;, &quot;; [.F20]; &quot; }&quot;; IF( AND( [.E21] &lt;&gt; &quot;&quot;; [.F21] &lt;&gt; &quot;&quot; ); &quot;, &quot;; &quot;&quot; ) ); &quot;&quot; )" office:value-type="string" office:string-value="{ 4448.5, 0.00000213 }, " calcext:value-type="string">
            <text:p>{ 4448.5, 0.00000213 }, </text:p>
          </table:table-cell>
          <table:table-cell table:number-columns-repeated="4"/>
          <table:table-cell office:value-type="float" office:value="4400.3" calcext:value-type="float">
            <text:p>4400.3</text:p>
          </table:table-cell>
          <table:table-cell office:value-type="float" office:value="0.0000103" calcext:value-type="float">
            <text:p>1.03E-05</text:p>
          </table:table-cell>
          <table:table-cell office:value-type="float" office:value="13" calcext:value-type="float">
            <text:p>13</text:p>
          </table:table-cell>
          <table:table-cell office:value-type="float" office:value="0.00000045" calcext:value-type="float">
            <text:p>4.5E-0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464.7" calcext:value-type="float">
            <text:p>4464.7</text:p>
          </table:table-cell>
          <table:table-cell office:value-type="float" office:value="0.0000115" calcext:value-type="float">
            <text:p>1.15E-05</text:p>
          </table:table-cell>
          <table:table-cell table:number-columns-repeated="2"/>
          <table:table-cell table:formula="of:=IF( AND( [.E21] &lt;&gt; &quot;&quot;; [.F21] &lt;&gt; &quot;&quot; ); &quot;&quot;; &quot;};&quot; )">
            <text:p/>
          </table:table-cell>
          <table:table-cell table:formula="of:=IF( AND( [.E21]&lt;&gt;&quot;&quot;; [.F21]&lt;&gt;&quot;&quot; ); CONCATENATE( &quot;{ &quot;; [.E21]; &quot;, &quot;; [.F21]; &quot; }&quot;; IF( AND( [.E22] &lt;&gt; &quot;&quot;; [.F22] &lt;&gt; &quot;&quot; ); &quot;, &quot;; &quot;&quot; ) ); &quot;&quot; )" office:value-type="string" office:string-value="{ 4464.7, 0.0000115 }, " calcext:value-type="string">
            <text:p>{ 4464.7, 0.0000115 }, </text:p>
          </table:table-cell>
          <table:table-cell table:number-columns-repeated="4"/>
          <table:table-cell office:value-type="float" office:value="4408" calcext:value-type="float">
            <text:p>4408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20" calcext:value-type="float">
            <text:p>20</text:p>
          </table:table-cell>
          <table:table-cell office:value-type="float" office:value="0.0000000044" calcext:value-type="float">
            <text:p>4.4E-0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467.4" calcext:value-type="float">
            <text:p>4467.4</text:p>
          </table:table-cell>
          <table:table-cell office:value-type="float" office:value="0.0000069" calcext:value-type="float">
            <text:p>6.9E-06</text:p>
          </table:table-cell>
          <table:table-cell table:number-columns-repeated="2"/>
          <table:table-cell table:formula="of:=IF( AND( [.E22] &lt;&gt; &quot;&quot;; [.F22] &lt;&gt; &quot;&quot; ); &quot;&quot;; &quot;};&quot; )">
            <text:p/>
          </table:table-cell>
          <table:table-cell table:formula="of:=IF( AND( [.E22]&lt;&gt;&quot;&quot;; [.F22]&lt;&gt;&quot;&quot; ); CONCATENATE( &quot;{ &quot;; [.E22]; &quot;, &quot;; [.F22]; &quot; }&quot;; IF( AND( [.E23] &lt;&gt; &quot;&quot;; [.F23] &lt;&gt; &quot;&quot; ); &quot;, &quot;; &quot;&quot; ) ); &quot;&quot; )" office:value-type="string" office:string-value="{ 4467.4, 0.0000069 }, " calcext:value-type="string">
            <text:p>{ 4467.4, 0.0000069 }, </text:p>
          </table:table-cell>
          <table:table-cell table:number-columns-repeated="4"/>
          <table:table-cell office:value-type="float" office:value="4419" calcext:value-type="float">
            <text:p>4419</text:p>
          </table:table-cell>
          <table:table-cell office:value-type="float" office:value="0.00000033" calcext:value-type="float">
            <text:p>3.3E-07</text:p>
          </table:table-cell>
          <table:table-cell office:value-type="float" office:value="3" calcext:value-type="float">
            <text:p>3</text:p>
          </table:table-cell>
          <table:table-cell office:value-type="float" office:value="0.0000000146" calcext:value-type="float">
            <text:p>1.46E-0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497" calcext:value-type="float">
            <text:p>4497</text:p>
          </table:table-cell>
          <table:table-cell office:value-type="float" office:value="0.000000015" calcext:value-type="float">
            <text:p>1.5E-08</text:p>
          </table:table-cell>
          <table:table-cell table:number-columns-repeated="2"/>
          <table:table-cell table:formula="of:=IF( AND( [.E23] &lt;&gt; &quot;&quot;; [.F23] &lt;&gt; &quot;&quot; ); &quot;&quot;; &quot;};&quot; )">
            <text:p/>
          </table:table-cell>
          <table:table-cell table:formula="of:=IF( AND( [.E23]&lt;&gt;&quot;&quot;; [.F23]&lt;&gt;&quot;&quot; ); CONCATENATE( &quot;{ &quot;; [.E23]; &quot;, &quot;; [.F23]; &quot; }&quot;; IF( AND( [.E24] &lt;&gt; &quot;&quot;; [.F24] &lt;&gt; &quot;&quot; ); &quot;, &quot;; &quot;&quot; ) ); &quot;&quot; )" office:value-type="string" office:string-value="{ 4497, 0.000000015 }, " calcext:value-type="string">
            <text:p>{ 4497, 0.000000015 }, </text:p>
          </table:table-cell>
          <table:table-cell table:number-columns-repeated="4"/>
          <table:table-cell office:value-type="float" office:value="4448.5" calcext:value-type="float">
            <text:p>4448.5</text:p>
          </table:table-cell>
          <table:table-cell office:value-type="float" office:value="0.00000213" calcext:value-type="float">
            <text:p>2.13E-06</text:p>
          </table:table-cell>
          <table:table-cell office:value-type="float" office:value="9" calcext:value-type="float">
            <text:p>9</text:p>
          </table:table-cell>
          <table:table-cell office:value-type="float" office:value="0.000000095" calcext:value-type="float">
            <text:p>9.5E-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503" calcext:value-type="float">
            <text:p>4503</text:p>
          </table:table-cell>
          <table:table-cell office:value-type="float" office:value="0.00000537" calcext:value-type="float">
            <text:p>5.37E-06</text:p>
          </table:table-cell>
          <table:table-cell table:number-columns-repeated="2"/>
          <table:table-cell table:formula="of:=IF( AND( [.E24] &lt;&gt; &quot;&quot;; [.F24] &lt;&gt; &quot;&quot; ); &quot;&quot;; &quot;};&quot; )">
            <text:p/>
          </table:table-cell>
          <table:table-cell table:formula="of:=IF( AND( [.E24]&lt;&gt;&quot;&quot;; [.F24]&lt;&gt;&quot;&quot; ); CONCATENATE( &quot;{ &quot;; [.E24]; &quot;, &quot;; [.F24]; &quot; }&quot;; IF( AND( [.E25] &lt;&gt; &quot;&quot;; [.F25] &lt;&gt; &quot;&quot; ); &quot;, &quot;; &quot;&quot; ) ); &quot;&quot; )" office:value-type="string" office:string-value="{ 4503, 0.00000537 }, " calcext:value-type="string">
            <text:p>{ 4503, 0.00000537 }, </text:p>
          </table:table-cell>
          <table:table-cell table:number-columns-repeated="4"/>
          <table:table-cell office:value-type="float" office:value="4464.7" calcext:value-type="float">
            <text:p>4464.7</text:p>
          </table:table-cell>
          <table:table-cell office:value-type="float" office:value="0.0000115" calcext:value-type="float">
            <text:p>1.15E-05</text:p>
          </table:table-cell>
          <table:table-cell office:value-type="float" office:value="4" calcext:value-type="float">
            <text:p>4</text:p>
          </table:table-cell>
          <table:table-cell office:value-type="float" office:value="0.000000513" calcext:value-type="float">
            <text:p>5.13E-0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510" calcext:value-type="float">
            <text:p>4510</text:p>
          </table:table-cell>
          <table:table-cell office:value-type="float" office:value="0.00008" calcext:value-type="float">
            <text:p>8E-05</text:p>
          </table:table-cell>
          <table:table-cell table:number-columns-repeated="2"/>
          <table:table-cell table:formula="of:=IF( AND( [.E25] &lt;&gt; &quot;&quot;; [.F25] &lt;&gt; &quot;&quot; ); &quot;&quot;; &quot;};&quot; )">
            <text:p/>
          </table:table-cell>
          <table:table-cell table:formula="of:=IF( AND( [.E25]&lt;&gt;&quot;&quot;; [.F25]&lt;&gt;&quot;&quot; ); CONCATENATE( &quot;{ &quot;; [.E25]; &quot;, &quot;; [.F25]; &quot; }&quot;; IF( AND( [.E26] &lt;&gt; &quot;&quot;; [.F26] &lt;&gt; &quot;&quot; ); &quot;, &quot;; &quot;&quot; ) ); &quot;&quot; )" office:value-type="string" office:string-value="{ 4510, 0.00008 }, " calcext:value-type="string">
            <text:p>{ 4510, 0.00008 }, </text:p>
          </table:table-cell>
          <table:table-cell table:number-columns-repeated="4"/>
          <table:table-cell office:value-type="float" office:value="4467.4" calcext:value-type="float">
            <text:p>4467.4</text:p>
          </table:table-cell>
          <table:table-cell office:value-type="float" office:value="0.0000069" calcext:value-type="float">
            <text:p>6.9E-06</text:p>
          </table:table-cell>
          <table:table-cell office:value-type="float" office:value="10" calcext:value-type="float">
            <text:p>10</text:p>
          </table:table-cell>
          <table:table-cell office:value-type="float" office:value="0.000000308" calcext:value-type="float">
            <text:p>3.08E-0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529.6" calcext:value-type="float">
            <text:p>4529.6</text:p>
          </table:table-cell>
          <table:table-cell office:value-type="float" office:value="0.00000319" calcext:value-type="float">
            <text:p>3.19E-06</text:p>
          </table:table-cell>
          <table:table-cell table:number-columns-repeated="2"/>
          <table:table-cell table:formula="of:=IF( AND( [.E26] &lt;&gt; &quot;&quot;; [.F26] &lt;&gt; &quot;&quot; ); &quot;&quot;; &quot;};&quot; )">
            <text:p/>
          </table:table-cell>
          <table:table-cell table:formula="of:=IF( AND( [.E26]&lt;&gt;&quot;&quot;; [.F26]&lt;&gt;&quot;&quot; ); CONCATENATE( &quot;{ &quot;; [.E26]; &quot;, &quot;; [.F26]; &quot; }&quot;; IF( AND( [.E27] &lt;&gt; &quot;&quot;; [.F27] &lt;&gt; &quot;&quot; ); &quot;, &quot;; &quot;&quot; ) ); &quot;&quot; )" office:value-type="string" office:string-value="{ 4529.6, 0.00000319 }, " calcext:value-type="string">
            <text:p>{ 4529.6, 0.00000319 }, </text:p>
          </table:table-cell>
          <table:table-cell table:number-columns-repeated="4"/>
          <table:table-cell office:value-type="float" office:value="4497" calcext:value-type="float">
            <text:p>4497</text:p>
          </table:table-cell>
          <table:table-cell office:value-type="float" office:value="0.000000015" calcext:value-type="float">
            <text:p>1.5E-08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7" calcext:value-type="float">
            <text:p>7E-1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534" calcext:value-type="float">
            <text:p>4534</text:p>
          </table:table-cell>
          <table:table-cell office:value-type="float" office:value="0.00000282" calcext:value-type="float">
            <text:p>2.82E-06</text:p>
          </table:table-cell>
          <table:table-cell table:number-columns-repeated="2"/>
          <table:table-cell table:formula="of:=IF( AND( [.E27] &lt;&gt; &quot;&quot;; [.F27] &lt;&gt; &quot;&quot; ); &quot;&quot;; &quot;};&quot; )">
            <text:p/>
          </table:table-cell>
          <table:table-cell table:formula="of:=IF( AND( [.E27]&lt;&gt;&quot;&quot;; [.F27]&lt;&gt;&quot;&quot; ); CONCATENATE( &quot;{ &quot;; [.E27]; &quot;, &quot;; [.F27]; &quot; }&quot;; IF( AND( [.E28] &lt;&gt; &quot;&quot;; [.F28] &lt;&gt; &quot;&quot; ); &quot;, &quot;; &quot;&quot; ) ); &quot;&quot; )" office:value-type="string" office:string-value="{ 4534, 0.00000282 }, " calcext:value-type="string">
            <text:p>{ 4534, 0.00000282 }, </text:p>
          </table:table-cell>
          <table:table-cell table:number-columns-repeated="4"/>
          <table:table-cell office:value-type="float" office:value="4503" calcext:value-type="float">
            <text:p>4503</text:p>
          </table:table-cell>
          <table:table-cell office:value-type="float" office:value="0.00000537" calcext:value-type="float">
            <text:p>5.37E-06</text:p>
          </table:table-cell>
          <table:table-cell office:value-type="float" office:value="9" calcext:value-type="float">
            <text:p>9</text:p>
          </table:table-cell>
          <table:table-cell office:value-type="float" office:value="0.000000242" calcext:value-type="float">
            <text:p>2.42E-0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559" calcext:value-type="float">
            <text:p>4559</text:p>
          </table:table-cell>
          <table:table-cell office:value-type="float" office:value="0.000012" calcext:value-type="float">
            <text:p>1.2E-05</text:p>
          </table:table-cell>
          <table:table-cell table:number-columns-repeated="2"/>
          <table:table-cell table:formula="of:=IF( AND( [.E28] &lt;&gt; &quot;&quot;; [.F28] &lt;&gt; &quot;&quot; ); &quot;&quot;; &quot;};&quot; )">
            <text:p/>
          </table:table-cell>
          <table:table-cell table:formula="of:=IF( AND( [.E28]&lt;&gt;&quot;&quot;; [.F28]&lt;&gt;&quot;&quot; ); CONCATENATE( &quot;{ &quot;; [.E28]; &quot;, &quot;; [.F28]; &quot; }&quot;; IF( AND( [.E29] &lt;&gt; &quot;&quot;; [.F29] &lt;&gt; &quot;&quot; ); &quot;, &quot;; &quot;&quot; ) ); &quot;&quot; )" office:value-type="string" office:string-value="{ 4559, 0.000012 }, " calcext:value-type="string">
            <text:p>{ 4559, 0.000012 }, </text:p>
          </table:table-cell>
          <table:table-cell table:number-columns-repeated="4"/>
          <table:table-cell office:value-type="float" office:value="4510" calcext:value-type="float">
            <text:p>4510</text:p>
          </table:table-cell>
          <table:table-cell office:value-type="float" office:value="0.00008" calcext:value-type="float">
            <text:p>8E-0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00036" calcext:value-type="float">
            <text:p>3.6E-0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632" calcext:value-type="float">
            <text:p>4632</text:p>
          </table:table-cell>
          <table:table-cell office:value-type="float" office:value="0.0007" calcext:value-type="float">
            <text:p>0.0007</text:p>
          </table:table-cell>
          <table:table-cell table:number-columns-repeated="2"/>
          <table:table-cell table:formula="of:=IF( AND( [.E29] &lt;&gt; &quot;&quot;; [.F29] &lt;&gt; &quot;&quot; ); &quot;&quot;; &quot;};&quot; )">
            <text:p/>
          </table:table-cell>
          <table:table-cell table:formula="of:=IF( AND( [.E29]&lt;&gt;&quot;&quot;; [.F29]&lt;&gt;&quot;&quot; ); CONCATENATE( &quot;{ &quot;; [.E29]; &quot;, &quot;; [.F29]; &quot; }&quot;; IF( AND( [.E30] &lt;&gt; &quot;&quot;; [.F30] &lt;&gt; &quot;&quot; ); &quot;, &quot;; &quot;&quot; ) ); &quot;&quot; )" office:value-type="string" office:string-value="{ 4632, 0.0007 }, " calcext:value-type="string">
            <text:p>{ 4632, 0.0007 }, </text:p>
          </table:table-cell>
          <table:table-cell table:number-columns-repeated="4"/>
          <table:table-cell office:value-type="float" office:value="4529.6" calcext:value-type="float">
            <text:p>4529.6</text:p>
          </table:table-cell>
          <table:table-cell office:value-type="float" office:value="0.00000319" calcext:value-type="float">
            <text:p>3.19E-06</text:p>
          </table:table-cell>
          <table:table-cell office:value-type="float" office:value="3" calcext:value-type="float">
            <text:p>3</text:p>
          </table:table-cell>
          <table:table-cell office:value-type="float" office:value="0.0000001445" calcext:value-type="float">
            <text:p>1.445E-07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655" calcext:value-type="float">
            <text:p>4655</text:p>
          </table:table-cell>
          <table:table-cell office:value-type="float" office:value="0.0000028" calcext:value-type="float">
            <text:p>2.8E-06</text:p>
          </table:table-cell>
          <table:table-cell table:number-columns-repeated="2"/>
          <table:table-cell table:formula="of:=IF( AND( [.E30] &lt;&gt; &quot;&quot;; [.F30] &lt;&gt; &quot;&quot; ); &quot;&quot;; &quot;};&quot; )">
            <text:p/>
          </table:table-cell>
          <table:table-cell table:formula="of:=IF( AND( [.E30]&lt;&gt;&quot;&quot;; [.F30]&lt;&gt;&quot;&quot; ); CONCATENATE( &quot;{ &quot;; [.E30]; &quot;, &quot;; [.F30]; &quot; }&quot;; IF( AND( [.E31] &lt;&gt; &quot;&quot;; [.F31] &lt;&gt; &quot;&quot; ); &quot;, &quot;; &quot;&quot; ) ); &quot;&quot; )" office:value-type="string" office:string-value="{ 4655, 0.0000028 }, " calcext:value-type="string">
            <text:p>{ 4655, 0.0000028 }, </text:p>
          </table:table-cell>
          <table:table-cell table:number-columns-repeated="4"/>
          <table:table-cell office:value-type="float" office:value="4534" calcext:value-type="float">
            <text:p>4534</text:p>
          </table:table-cell>
          <table:table-cell office:value-type="float" office:value="0.00000282" calcext:value-type="float">
            <text:p>2.82E-06</text:p>
          </table:table-cell>
          <table:table-cell office:value-type="float" office:value="5" calcext:value-type="float">
            <text:p>5</text:p>
          </table:table-cell>
          <table:table-cell office:value-type="float" office:value="0.0000001279" calcext:value-type="float">
            <text:p>1.279E-0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691" calcext:value-type="float">
            <text:p>4691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formula="of:=IF( AND( [.E31] &lt;&gt; &quot;&quot;; [.F31] &lt;&gt; &quot;&quot; ); &quot;&quot;; &quot;};&quot; )">
            <text:p/>
          </table:table-cell>
          <table:table-cell table:formula="of:=IF( AND( [.E31]&lt;&gt;&quot;&quot;; [.F31]&lt;&gt;&quot;&quot; ); CONCATENATE( &quot;{ &quot;; [.E31]; &quot;, &quot;; [.F31]; &quot; }&quot;; IF( AND( [.E32] &lt;&gt; &quot;&quot;; [.F32] &lt;&gt; &quot;&quot; ); &quot;, &quot;; &quot;&quot; ) ); &quot;&quot; )" office:value-type="string" office:string-value="{ 4691, 0.0005 }, " calcext:value-type="string">
            <text:p>{ 4691, 0.0005 }, </text:p>
          </table:table-cell>
          <table:table-cell table:number-columns-repeated="4"/>
          <table:table-cell office:value-type="float" office:value="4559" calcext:value-type="float">
            <text:p>4559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5" calcext:value-type="float">
            <text:p>5</text:p>
          </table:table-cell>
          <table:table-cell office:value-type="float" office:value="0.00000055" calcext:value-type="float">
            <text:p>5.5E-07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718.5" calcext:value-type="float">
            <text:p>4718.5</text:p>
          </table:table-cell>
          <table:table-cell office:value-type="float" office:value="0.00004" calcext:value-type="float">
            <text:p>4E-05</text:p>
          </table:table-cell>
          <table:table-cell table:number-columns-repeated="2"/>
          <table:table-cell table:formula="of:=IF( AND( [.E32] &lt;&gt; &quot;&quot;; [.F32] &lt;&gt; &quot;&quot; ); &quot;&quot;; &quot;};&quot; )">
            <text:p/>
          </table:table-cell>
          <table:table-cell table:formula="of:=IF( AND( [.E32]&lt;&gt;&quot;&quot;; [.F32]&lt;&gt;&quot;&quot; ); CONCATENATE( &quot;{ &quot;; [.E32]; &quot;, &quot;; [.F32]; &quot; }&quot;; IF( AND( [.E33] &lt;&gt; &quot;&quot;; [.F33] &lt;&gt; &quot;&quot; ); &quot;, &quot;; &quot;&quot; ) ); &quot;&quot; )" office:value-type="string" office:string-value="{ 4718.5, 0.00004 }, " calcext:value-type="string">
            <text:p>{ 4718.5, 0.00004 }, </text:p>
          </table:table-cell>
          <table:table-cell table:number-columns-repeated="4"/>
          <table:table-cell office:value-type="float" office:value="4632" calcext:value-type="float">
            <text:p>4632</text:p>
          </table:table-cell>
          <table:table-cell office:value-type="float" office:value="0.0007" calcext:value-type="float">
            <text:p>0.000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36" calcext:value-type="float">
            <text:p>4736</text:p>
          </table:table-cell>
          <table:table-cell office:value-type="float" office:value="0.0051" calcext:value-type="float">
            <text:p>0.0051</text:p>
          </table:table-cell>
          <table:table-cell table:number-columns-repeated="2"/>
          <table:table-cell table:formula="of:=IF( AND( [.E33] &lt;&gt; &quot;&quot;; [.F33] &lt;&gt; &quot;&quot; ); &quot;&quot;; &quot;};&quot; )">
            <text:p/>
          </table:table-cell>
          <table:table-cell table:formula="of:=IF( AND( [.E33]&lt;&gt;&quot;&quot;; [.F33]&lt;&gt;&quot;&quot; ); CONCATENATE( &quot;{ &quot;; [.E33]; &quot;, &quot;; [.F33]; &quot; }&quot;; IF( AND( [.E34] &lt;&gt; &quot;&quot;; [.F34] &lt;&gt; &quot;&quot; ); &quot;, &quot;; &quot;&quot; ) ); &quot;&quot; )" office:value-type="string" office:string-value="{ 4736, 0.0051 }, " calcext:value-type="string">
            <text:p>{ 4736, 0.0051 }, </text:p>
          </table:table-cell>
          <table:table-cell table:number-columns-repeated="4"/>
          <table:table-cell office:value-type="float" office:value="4655" calcext:value-type="float">
            <text:p>4655</text:p>
          </table:table-cell>
          <table:table-cell office:value-type="float" office:value="0.0000028" calcext:value-type="float">
            <text:p>2.8E-06</text:p>
          </table:table-cell>
          <table:table-cell office:value-type="float" office:value="6" calcext:value-type="float">
            <text:p>6</text:p>
          </table:table-cell>
          <table:table-cell office:value-type="float" office:value="0.00000013" calcext:value-type="float">
            <text:p>1.3E-0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749" calcext:value-type="float">
            <text:p>4749</text:p>
          </table:table-cell>
          <table:table-cell office:value-type="float" office:value="0.0006" calcext:value-type="float">
            <text:p>0.0006</text:p>
          </table:table-cell>
          <table:table-cell table:number-columns-repeated="2"/>
          <table:table-cell table:formula="of:=IF( AND( [.E34] &lt;&gt; &quot;&quot;; [.F34] &lt;&gt; &quot;&quot; ); &quot;&quot;; &quot;};&quot; )">
            <text:p/>
          </table:table-cell>
          <table:table-cell table:formula="of:=IF( AND( [.E34]&lt;&gt;&quot;&quot;; [.F34]&lt;&gt;&quot;&quot; ); CONCATENATE( &quot;{ &quot;; [.E34]; &quot;, &quot;; [.F34]; &quot; }&quot;; IF( AND( [.E35] &lt;&gt; &quot;&quot;; [.F35] &lt;&gt; &quot;&quot; ); &quot;, &quot;; &quot;&quot; ) ); &quot;&quot; )" office:value-type="string" office:string-value="{ 4749, 0.0006 }, " calcext:value-type="string">
            <text:p>{ 4749, 0.0006 }, </text:p>
          </table:table-cell>
          <table:table-cell table:number-columns-repeated="4"/>
          <table:table-cell office:value-type="float" office:value="4691" calcext:value-type="float">
            <text:p>4691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4"/>
          <table:table-cell office:value-type="float" office:value="4769" calcext:value-type="float">
            <text:p>4769</text:p>
          </table:table-cell>
          <table:table-cell office:value-type="float" office:value="0.0015" calcext:value-type="float">
            <text:p>0.0015</text:p>
          </table:table-cell>
          <table:table-cell table:number-columns-repeated="2"/>
          <table:table-cell table:formula="of:=IF( AND( [.E35] &lt;&gt; &quot;&quot;; [.F35] &lt;&gt; &quot;&quot; ); &quot;&quot;; &quot;};&quot; )">
            <text:p/>
          </table:table-cell>
          <table:table-cell table:formula="of:=IF( AND( [.E35]&lt;&gt;&quot;&quot;; [.F35]&lt;&gt;&quot;&quot; ); CONCATENATE( &quot;{ &quot;; [.E35]; &quot;, &quot;; [.F35]; &quot; }&quot;; IF( AND( [.E36] &lt;&gt; &quot;&quot;; [.F36] &lt;&gt; &quot;&quot; ); &quot;, &quot;; &quot;&quot; ) ); &quot;&quot; )" office:value-type="string" office:string-value="{ 4769, 0.0015 }, " calcext:value-type="string">
            <text:p>{ 4769, 0.0015 }, </text:p>
          </table:table-cell>
          <table:table-cell table:number-columns-repeated="4"/>
          <table:table-cell office:value-type="float" office:value="4718.5" calcext:value-type="float">
            <text:p>4718.5</text:p>
          </table:table-cell>
          <table:table-cell office:value-type="float" office:value="0.00004" calcext:value-type="float">
            <text:p>4E-05</text:p>
          </table:table-cell>
          <table:table-cell office:value-type="float" office:value="10" calcext:value-type="float">
            <text:p>10</text:p>
          </table:table-cell>
          <table:table-cell office:value-type="float" office:value="0.00000189" calcext:value-type="float">
            <text:p>1.89E-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795" calcext:value-type="float">
            <text:p>4795</text:p>
          </table:table-cell>
          <table:table-cell office:value-type="float" office:value="0.0012" calcext:value-type="float">
            <text:p>0.0012</text:p>
          </table:table-cell>
          <table:table-cell table:number-columns-repeated="2"/>
          <table:table-cell table:formula="of:=IF( AND( [.E36] &lt;&gt; &quot;&quot;; [.F36] &lt;&gt; &quot;&quot; ); &quot;&quot;; &quot;};&quot; )">
            <text:p/>
          </table:table-cell>
          <table:table-cell table:formula="of:=IF( AND( [.E36]&lt;&gt;&quot;&quot;; [.F36]&lt;&gt;&quot;&quot; ); CONCATENATE( &quot;{ &quot;; [.E36]; &quot;, &quot;; [.F36]; &quot; }&quot;; IF( AND( [.E37] &lt;&gt; &quot;&quot;; [.F37] &lt;&gt; &quot;&quot; ); &quot;, &quot;; &quot;&quot; ) ); &quot;&quot; )" office:value-type="string" office:string-value="{ 4795, 0.0012 }, " calcext:value-type="string">
            <text:p>{ 4795, 0.0012 }, </text:p>
          </table:table-cell>
          <table:table-cell table:number-columns-repeated="4"/>
          <table:table-cell office:value-type="float" office:value="4736" calcext:value-type="float">
            <text:p>4736</text:p>
          </table:table-cell>
          <table:table-cell office:value-type="float" office:value="0.0051" calcext:value-type="float">
            <text:p>0.005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24" calcext:value-type="float">
            <text:p>4824</text:p>
          </table:table-cell>
          <table:table-cell office:value-type="float" office:value="0.000022" calcext:value-type="float">
            <text:p>2.2E-05</text:p>
          </table:table-cell>
          <table:table-cell table:number-columns-repeated="2"/>
          <table:table-cell table:formula="of:=IF( AND( [.E37] &lt;&gt; &quot;&quot;; [.F37] &lt;&gt; &quot;&quot; ); &quot;&quot;; &quot;};&quot; )">
            <text:p/>
          </table:table-cell>
          <table:table-cell table:formula="of:=IF( AND( [.E37]&lt;&gt;&quot;&quot;; [.F37]&lt;&gt;&quot;&quot; ); CONCATENATE( &quot;{ &quot;; [.E37]; &quot;, &quot;; [.F37]; &quot; }&quot;; IF( AND( [.E38] &lt;&gt; &quot;&quot;; [.F38] &lt;&gt; &quot;&quot; ); &quot;, &quot;; &quot;&quot; ) ); &quot;&quot; )" office:value-type="string" office:string-value="{ 4824, 0.000022 }, " calcext:value-type="string">
            <text:p>{ 4824, 0.000022 }, </text:p>
          </table:table-cell>
          <table:table-cell table:number-columns-repeated="4"/>
          <table:table-cell office:value-type="float" office:value="4749" calcext:value-type="float">
            <text:p>4749</text:p>
          </table:table-cell>
          <table:table-cell office:value-type="float" office:value="0.0006" calcext:value-type="float">
            <text:p>0.00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28" calcext:value-type="float">
            <text:p>4828</text:p>
          </table:table-cell>
          <table:table-cell office:value-type="float" office:value="0.0024" calcext:value-type="float">
            <text:p>0.0024</text:p>
          </table:table-cell>
          <table:table-cell table:number-columns-repeated="2"/>
          <table:table-cell table:formula="of:=IF( AND( [.E38] &lt;&gt; &quot;&quot;; [.F38] &lt;&gt; &quot;&quot; ); &quot;&quot;; &quot;};&quot; )">
            <text:p/>
          </table:table-cell>
          <table:table-cell table:formula="of:=IF( AND( [.E38]&lt;&gt;&quot;&quot;; [.F38]&lt;&gt;&quot;&quot; ); CONCATENATE( &quot;{ &quot;; [.E38]; &quot;, &quot;; [.F38]; &quot; }&quot;; IF( AND( [.E39] &lt;&gt; &quot;&quot;; [.F39] &lt;&gt; &quot;&quot; ); &quot;, &quot;; &quot;&quot; ) ); &quot;&quot; )" office:value-type="string" office:string-value="{ 4828, 0.0024 }, " calcext:value-type="string">
            <text:p>{ 4828, 0.0024 }, </text:p>
          </table:table-cell>
          <table:table-cell table:number-columns-repeated="4"/>
          <table:table-cell office:value-type="float" office:value="4769" calcext:value-type="float">
            <text:p>4769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007" calcext:value-type="float">
            <text:p>7E-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66" calcext:value-type="float">
            <text:p>4866</text:p>
          </table:table-cell>
          <table:table-cell office:value-type="float" office:value="0.0019" calcext:value-type="float">
            <text:p>0.0019</text:p>
          </table:table-cell>
          <table:table-cell table:number-columns-repeated="2"/>
          <table:table-cell table:formula="of:=IF( AND( [.E39] &lt;&gt; &quot;&quot;; [.F39] &lt;&gt; &quot;&quot; ); &quot;&quot;; &quot;};&quot; )">
            <text:p/>
          </table:table-cell>
          <table:table-cell table:formula="of:=IF( AND( [.E39]&lt;&gt;&quot;&quot;; [.F39]&lt;&gt;&quot;&quot; ); CONCATENATE( &quot;{ &quot;; [.E39]; &quot;, &quot;; [.F39]; &quot; }&quot;; IF( AND( [.E40] &lt;&gt; &quot;&quot;; [.F40] &lt;&gt; &quot;&quot; ); &quot;, &quot;; &quot;&quot; ) ); &quot;&quot; )" office:value-type="string" office:string-value="{ 4866, 0.0019 }, " calcext:value-type="string">
            <text:p>{ 4866, 0.0019 }, </text:p>
          </table:table-cell>
          <table:table-cell table:number-columns-repeated="4"/>
          <table:table-cell office:value-type="float" office:value="4795" calcext:value-type="float">
            <text:p>4795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0006" calcext:value-type="float">
            <text:p>6E-0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871" calcext:value-type="float">
            <text:p>4871</text:p>
          </table:table-cell>
          <table:table-cell office:value-type="float" office:value="0.0007" calcext:value-type="float">
            <text:p>0.0007</text:p>
          </table:table-cell>
          <table:table-cell table:number-columns-repeated="2"/>
          <table:table-cell table:formula="of:=IF( AND( [.E40] &lt;&gt; &quot;&quot;; [.F40] &lt;&gt; &quot;&quot; ); &quot;&quot;; &quot;};&quot; )">
            <text:p/>
          </table:table-cell>
          <table:table-cell table:formula="of:=IF( AND( [.E40]&lt;&gt;&quot;&quot;; [.F40]&lt;&gt;&quot;&quot; ); CONCATENATE( &quot;{ &quot;; [.E40]; &quot;, &quot;; [.F40]; &quot; }&quot;; IF( AND( [.E41] &lt;&gt; &quot;&quot;; [.F41] &lt;&gt; &quot;&quot; ); &quot;, &quot;; &quot;&quot; ) ); &quot;&quot; )" office:value-type="string" office:string-value="{ 4871, 0.0007 }, " calcext:value-type="string">
            <text:p>{ 4871, 0.0007 }, </text:p>
          </table:table-cell>
          <table:table-cell table:number-columns-repeated="4"/>
          <table:table-cell office:value-type="float" office:value="4824" calcext:value-type="float">
            <text:p>4824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20" calcext:value-type="float">
            <text:p>20</text:p>
          </table:table-cell>
          <table:table-cell office:value-type="float" office:value="0.00000106" calcext:value-type="float">
            <text:p>1.06E-0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912" calcext:value-type="float">
            <text:p>4912</text:p>
          </table:table-cell>
          <table:table-cell office:value-type="float" office:value="0.0024" calcext:value-type="float">
            <text:p>0.0024</text:p>
          </table:table-cell>
          <table:table-cell table:number-columns-repeated="2"/>
          <table:table-cell table:formula="of:=IF( AND( [.E41] &lt;&gt; &quot;&quot;; [.F41] &lt;&gt; &quot;&quot; ); &quot;&quot;; &quot;};&quot; )">
            <text:p/>
          </table:table-cell>
          <table:table-cell table:formula="of:=IF( AND( [.E41]&lt;&gt;&quot;&quot;; [.F41]&lt;&gt;&quot;&quot; ); CONCATENATE( &quot;{ &quot;; [.E41]; &quot;, &quot;; [.F41]; &quot; }&quot;; IF( AND( [.E42] &lt;&gt; &quot;&quot;; [.F42] &lt;&gt; &quot;&quot; ); &quot;, &quot;; &quot;&quot; ) ); &quot;&quot; )" office:value-type="string" office:string-value="{ 4912, 0.0024 }, " calcext:value-type="string">
            <text:p>{ 4912, 0.0024 }, </text:p>
          </table:table-cell>
          <table:table-cell table:number-columns-repeated="4"/>
          <table:table-cell office:value-type="float" office:value="4828" calcext:value-type="float">
            <text:p>4828</text:p>
          </table:table-cell>
          <table:table-cell office:value-type="float" office:value="0.0024" calcext:value-type="float">
            <text:p>0.002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34" calcext:value-type="float">
            <text:p>4934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  <table:table-cell table:formula="of:=IF( AND( [.E42] &lt;&gt; &quot;&quot;; [.F42] &lt;&gt; &quot;&quot; ); &quot;&quot;; &quot;};&quot; )">
            <text:p/>
          </table:table-cell>
          <table:table-cell table:formula="of:=IF( AND( [.E42]&lt;&gt;&quot;&quot;; [.F42]&lt;&gt;&quot;&quot; ); CONCATENATE( &quot;{ &quot;; [.E42]; &quot;, &quot;; [.F42]; &quot; }&quot;; IF( AND( [.E43] &lt;&gt; &quot;&quot;; [.F43] &lt;&gt; &quot;&quot; ); &quot;, &quot;; &quot;&quot; ) ); &quot;&quot; )" office:value-type="string" office:string-value="{ 4934, 0.006 }, " calcext:value-type="string">
            <text:p>{ 4934, 0.006 }, </text:p>
          </table:table-cell>
          <table:table-cell table:number-columns-repeated="4"/>
          <table:table-cell office:value-type="float" office:value="4866" calcext:value-type="float">
            <text:p>4866</text:p>
          </table:table-cell>
          <table:table-cell office:value-type="float" office:value="0.0019" calcext:value-type="float">
            <text:p>0.0019</text:p>
          </table:table-cell>
          <table:table-cell office:value-type="string" calcext:value-type="string">
            <text:p>?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0009" calcext:value-type="float">
            <text:p>9E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960" calcext:value-type="float">
            <text:p>4960</text:p>
          </table:table-cell>
          <table:table-cell office:value-type="float" office:value="0.007" calcext:value-type="float">
            <text:p>0.007</text:p>
          </table:table-cell>
          <table:table-cell table:number-columns-repeated="2"/>
          <table:table-cell table:formula="of:=IF( AND( [.E43] &lt;&gt; &quot;&quot;; [.F43] &lt;&gt; &quot;&quot; ); &quot;&quot;; &quot;};&quot; )">
            <text:p/>
          </table:table-cell>
          <table:table-cell table:formula="of:=IF( AND( [.E43]&lt;&gt;&quot;&quot;; [.F43]&lt;&gt;&quot;&quot; ); CONCATENATE( &quot;{ &quot;; [.E43]; &quot;, &quot;; [.F43]; &quot; }&quot;; IF( AND( [.E44] &lt;&gt; &quot;&quot;; [.F44] &lt;&gt; &quot;&quot; ); &quot;, &quot;; &quot;&quot; ) ); &quot;&quot; )" office:value-type="string" office:string-value="{ 4960, 0.007 }, " calcext:value-type="string">
            <text:p>{ 4960, 0.007 }, </text:p>
          </table:table-cell>
          <table:table-cell table:number-columns-repeated="4"/>
          <table:table-cell office:value-type="float" office:value="4871" calcext:value-type="float">
            <text:p>4871</text:p>
          </table:table-cell>
          <table:table-cell office:value-type="float" office:value="0.0007" calcext:value-type="float">
            <text:p>0.000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4987" calcext:value-type="float">
            <text:p>4987</text:p>
          </table:table-cell>
          <table:table-cell office:value-type="float" office:value="0.013" calcext:value-type="float">
            <text:p>0.013</text:p>
          </table:table-cell>
          <table:table-cell table:number-columns-repeated="2"/>
          <table:table-cell table:formula="of:=IF( AND( [.E44] &lt;&gt; &quot;&quot;; [.F44] &lt;&gt; &quot;&quot; ); &quot;&quot;; &quot;};&quot; )">
            <text:p/>
          </table:table-cell>
          <table:table-cell table:formula="of:=IF( AND( [.E44]&lt;&gt;&quot;&quot;; [.F44]&lt;&gt;&quot;&quot; ); CONCATENATE( &quot;{ &quot;; [.E44]; &quot;, &quot;; [.F44]; &quot; }&quot;; IF( AND( [.E45] &lt;&gt; &quot;&quot;; [.F45] &lt;&gt; &quot;&quot; ); &quot;, &quot;; &quot;&quot; ) ); &quot;&quot; )" office:value-type="string" office:string-value="{ 4987, 0.013 }, " calcext:value-type="string">
            <text:p>{ 4987, 0.013 }, </text:p>
          </table:table-cell>
          <table:table-cell table:number-columns-repeated="4"/>
          <table:table-cell office:value-type="float" office:value="4912" calcext:value-type="float">
            <text:p>4912</text:p>
          </table:table-cell>
          <table:table-cell office:value-type="float" office:value="0.0024" calcext:value-type="float">
            <text:p>0.002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06" calcext:value-type="float">
            <text:p>5006</text:p>
          </table:table-cell>
          <table:table-cell office:value-type="float" office:value="0.017" calcext:value-type="float">
            <text:p>0.017</text:p>
          </table:table-cell>
          <table:table-cell table:number-columns-repeated="2"/>
          <table:table-cell table:formula="of:=IF( AND( [.E45] &lt;&gt; &quot;&quot;; [.F45] &lt;&gt; &quot;&quot; ); &quot;&quot;; &quot;};&quot; )">
            <text:p/>
          </table:table-cell>
          <table:table-cell table:formula="of:=IF( AND( [.E45]&lt;&gt;&quot;&quot;; [.F45]&lt;&gt;&quot;&quot; ); CONCATENATE( &quot;{ &quot;; [.E45]; &quot;, &quot;; [.F45]; &quot; }&quot;; IF( AND( [.E46] &lt;&gt; &quot;&quot;; [.F46] &lt;&gt; &quot;&quot; ); &quot;, &quot;; &quot;&quot; ) ); &quot;&quot; )" office:value-type="string" office:string-value="{ 5006, 0.017 }, " calcext:value-type="string">
            <text:p>{ 5006, 0.017 }, </text:p>
          </table:table-cell>
          <table:table-cell table:number-columns-repeated="4"/>
          <table:table-cell office:value-type="float" office:value="4934" calcext:value-type="float">
            <text:p>4934</text:p>
          </table:table-cell>
          <table:table-cell office:value-type="float" office:value="0.006" calcext:value-type="float">
            <text:p>0.0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3" calcext:value-type="float">
            <text:p>0.000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28" calcext:value-type="float">
            <text:p>5028</text:p>
          </table:table-cell>
          <table:table-cell office:value-type="float" office:value="0.009" calcext:value-type="float">
            <text:p>0.009</text:p>
          </table:table-cell>
          <table:table-cell table:number-columns-repeated="2"/>
          <table:table-cell table:formula="of:=IF( AND( [.E46] &lt;&gt; &quot;&quot;; [.F46] &lt;&gt; &quot;&quot; ); &quot;&quot;; &quot;};&quot; )">
            <text:p/>
          </table:table-cell>
          <table:table-cell table:formula="of:=IF( AND( [.E46]&lt;&gt;&quot;&quot;; [.F46]&lt;&gt;&quot;&quot; ); CONCATENATE( &quot;{ &quot;; [.E46]; &quot;, &quot;; [.F46]; &quot; }&quot;; IF( AND( [.E47] &lt;&gt; &quot;&quot;; [.F47] &lt;&gt; &quot;&quot; ); &quot;, &quot;; &quot;&quot; ) ); &quot;&quot; )" office:value-type="string" office:string-value="{ 5028, 0.009 }, " calcext:value-type="string">
            <text:p>{ 5028, 0.009 }, </text:p>
          </table:table-cell>
          <table:table-cell table:number-columns-repeated="4"/>
          <table:table-cell office:value-type="float" office:value="4960" calcext:value-type="float">
            <text:p>4960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35" calcext:value-type="float">
            <text:p>0.0003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54" calcext:value-type="float">
            <text:p>5054</text:p>
          </table:table-cell>
          <table:table-cell office:value-type="float" office:value="0.047" calcext:value-type="float">
            <text:p>0.047</text:p>
          </table:table-cell>
          <table:table-cell table:number-columns-repeated="2"/>
          <table:table-cell table:formula="of:=IF( AND( [.E47] &lt;&gt; &quot;&quot;; [.F47] &lt;&gt; &quot;&quot; ); &quot;&quot;; &quot;};&quot; )">
            <text:p/>
          </table:table-cell>
          <table:table-cell table:formula="of:=IF( AND( [.E47]&lt;&gt;&quot;&quot;; [.F47]&lt;&gt;&quot;&quot; ); CONCATENATE( &quot;{ &quot;; [.E47]; &quot;, &quot;; [.F47]; &quot; }&quot;; IF( AND( [.E48] &lt;&gt; &quot;&quot;; [.F48] &lt;&gt; &quot;&quot; ); &quot;, &quot;; &quot;&quot; ) ); &quot;&quot; )" office:value-type="string" office:string-value="{ 5054, 0.047 }, " calcext:value-type="string">
            <text:p>{ 5054, 0.047 }, </text:p>
          </table:table-cell>
          <table:table-cell table:number-columns-repeated="4"/>
          <table:table-cell office:value-type="float" office:value="4987" calcext:value-type="float">
            <text:p>4987</text:p>
          </table:table-cell>
          <table:table-cell office:value-type="float" office:value="0.013" calcext:value-type="float">
            <text:p>0.0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076" calcext:value-type="float">
            <text:p>5076</text:p>
          </table:table-cell>
          <table:table-cell office:value-type="float" office:value="0.078" calcext:value-type="float">
            <text:p>0.078</text:p>
          </table:table-cell>
          <table:table-cell table:number-columns-repeated="2"/>
          <table:table-cell table:formula="of:=IF( AND( [.E48] &lt;&gt; &quot;&quot;; [.F48] &lt;&gt; &quot;&quot; ); &quot;&quot;; &quot;};&quot; )">
            <text:p/>
          </table:table-cell>
          <table:table-cell table:formula="of:=IF( AND( [.E48]&lt;&gt;&quot;&quot;; [.F48]&lt;&gt;&quot;&quot; ); CONCATENATE( &quot;{ &quot;; [.E48]; &quot;, &quot;; [.F48]; &quot; }&quot;; IF( AND( [.E49] &lt;&gt; &quot;&quot;; [.F49] &lt;&gt; &quot;&quot; ); &quot;, &quot;; &quot;&quot; ) ); &quot;&quot; )" office:value-type="string" office:string-value="{ 5076, 0.078 }, " calcext:value-type="string">
            <text:p>{ 5076, 0.078 }, </text:p>
          </table:table-cell>
          <table:table-cell table:number-columns-repeated="4"/>
          <table:table-cell office:value-type="float" office:value="5006" calcext:value-type="float">
            <text:p>5006</text:p>
          </table:table-cell>
          <table:table-cell office:value-type="float" office:value="0.017" calcext:value-type="float">
            <text:p>0.0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05.5" calcext:value-type="float">
            <text:p>5105.5</text:p>
          </table:table-cell>
          <table:table-cell office:value-type="float" office:value="11.94" calcext:value-type="float">
            <text:p>11.94</text:p>
          </table:table-cell>
          <table:table-cell table:number-columns-repeated="2"/>
          <table:table-cell table:formula="of:=IF( AND( [.E49] &lt;&gt; &quot;&quot;; [.F49] &lt;&gt; &quot;&quot; ); &quot;&quot;; &quot;};&quot; )">
            <text:p/>
          </table:table-cell>
          <table:table-cell table:formula="of:=IF( AND( [.E49]&lt;&gt;&quot;&quot;; [.F49]&lt;&gt;&quot;&quot; ); CONCATENATE( &quot;{ &quot;; [.E49]; &quot;, &quot;; [.F49]; &quot; }&quot;; IF( AND( [.E50] &lt;&gt; &quot;&quot;; [.F50] &lt;&gt; &quot;&quot; ); &quot;, &quot;; &quot;&quot; ) ); &quot;&quot; )" office:value-type="string" office:string-value="{ 5105.5, 11.94 }, " calcext:value-type="string">
            <text:p>{ 5105.5, 11.94 }, </text:p>
          </table:table-cell>
          <table:table-cell table:number-columns-repeated="4"/>
          <table:table-cell office:value-type="float" office:value="5028" calcext:value-type="float">
            <text:p>5028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045" calcext:value-type="float">
            <text:p>0.0004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11" calcext:value-type="float">
            <text:p>5111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IF( AND( [.E50] &lt;&gt; &quot;&quot;; [.F50] &lt;&gt; &quot;&quot; ); &quot;&quot;; &quot;};&quot; )">
            <text:p/>
          </table:table-cell>
          <table:table-cell table:formula="of:=IF( AND( [.E50]&lt;&gt;&quot;&quot;; [.F50]&lt;&gt;&quot;&quot; ); CONCATENATE( &quot;{ &quot;; [.E50]; &quot;, &quot;; [.F50]; &quot; }&quot;; IF( AND( [.E51] &lt;&gt; &quot;&quot;; [.F51] &lt;&gt; &quot;&quot; ); &quot;, &quot;; &quot;&quot; ) ); &quot;&quot; )" office:value-type="string" office:string-value="{ 5111, 0.01 }, " calcext:value-type="string">
            <text:p>{ 5111, 0.01 }, </text:p>
          </table:table-cell>
          <table:table-cell table:number-columns-repeated="4"/>
          <table:table-cell office:value-type="float" office:value="5054" calcext:value-type="float">
            <text:p>5054</text:p>
          </table:table-cell>
          <table:table-cell office:value-type="float" office:value="0.047" calcext:value-type="float">
            <text:p>0.04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24" calcext:value-type="float">
            <text:p>0.002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44.3" calcext:value-type="float">
            <text:p>5144.3</text:p>
          </table:table-cell>
          <table:table-cell office:value-type="float" office:value="17.11" calcext:value-type="float">
            <text:p>17.11</text:p>
          </table:table-cell>
          <table:table-cell table:number-columns-repeated="2"/>
          <table:table-cell table:formula="of:=IF( AND( [.E51] &lt;&gt; &quot;&quot;; [.F51] &lt;&gt; &quot;&quot; ); &quot;&quot;; &quot;};&quot; )">
            <text:p/>
          </table:table-cell>
          <table:table-cell table:formula="of:=IF( AND( [.E51]&lt;&gt;&quot;&quot;; [.F51]&lt;&gt;&quot;&quot; ); CONCATENATE( &quot;{ &quot;; [.E51]; &quot;, &quot;; [.F51]; &quot; }&quot;; IF( AND( [.E52] &lt;&gt; &quot;&quot;; [.F52] &lt;&gt; &quot;&quot; ); &quot;, &quot;; &quot;&quot; ) ); &quot;&quot; )" office:value-type="string" office:string-value="{ 5144.3, 17.11 }, " calcext:value-type="string">
            <text:p>{ 5144.3, 17.11 }, </text:p>
          </table:table-cell>
          <table:table-cell table:number-columns-repeated="4"/>
          <table:table-cell office:value-type="float" office:value="5076" calcext:value-type="float">
            <text:p>5076</text:p>
          </table:table-cell>
          <table:table-cell office:value-type="float" office:value="0.078" calcext:value-type="float">
            <text:p>0.07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.00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56.59" calcext:value-type="float">
            <text:p>5156.59</text:p>
          </table:table-cell>
          <table:table-cell office:value-type="float" office:value="70.77" calcext:value-type="float">
            <text:p>70.77</text:p>
          </table:table-cell>
          <table:table-cell table:number-columns-repeated="2"/>
          <table:table-cell table:formula="of:=IF( AND( [.E52] &lt;&gt; &quot;&quot;; [.F52] &lt;&gt; &quot;&quot; ); &quot;&quot;; &quot;};&quot; )">
            <text:p/>
          </table:table-cell>
          <table:table-cell table:formula="of:=IF( AND( [.E52]&lt;&gt;&quot;&quot;; [.F52]&lt;&gt;&quot;&quot; ); CONCATENATE( &quot;{ &quot;; [.E52]; &quot;, &quot;; [.F52]; &quot; }&quot;; IF( AND( [.E53] &lt;&gt; &quot;&quot;; [.F53] &lt;&gt; &quot;&quot; ); &quot;, &quot;; &quot;&quot; ) ); &quot;&quot; )" office:value-type="string" office:string-value="{ 5156.59, 70.77 }, " calcext:value-type="string">
            <text:p>{ 5156.59, 70.77 }, </text:p>
          </table:table-cell>
          <table:table-cell table:number-columns-repeated="4"/>
          <table:table-cell office:value-type="float" office:value="5105.5" calcext:value-type="float">
            <text:p>5105.5</text:p>
          </table:table-cell>
          <table:table-cell office:value-type="float" office:value="11.94" calcext:value-type="float">
            <text:p>11.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1" calcext:value-type="float">
            <text:p>0.6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float" office:value="5156.7" calcext:value-type="float">
            <text:p>5156.7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table:formula="of:=IF( AND( [.E53] &lt;&gt; &quot;&quot;; [.F53] &lt;&gt; &quot;&quot; ); &quot;&quot;; &quot;};&quot; )">
            <text:p/>
          </table:table-cell>
          <table:table-cell table:formula="of:=IF( AND( [.E53]&lt;&gt;&quot;&quot;; [.F53]&lt;&gt;&quot;&quot; ); CONCATENATE( &quot;{ &quot;; [.E53]; &quot;, &quot;; [.F53]; &quot; }&quot;; IF( AND( [.E54] &lt;&gt; &quot;&quot;; [.F54] &lt;&gt; &quot;&quot; ); &quot;, &quot;; &quot;&quot; ) ); &quot;&quot; )" office:value-type="string" office:string-value="{ 5156.7, 0.03 }" calcext:value-type="string">
            <text:p>{ 5156.7, 0.03 }</text:p>
          </table:table-cell>
          <table:table-cell table:number-columns-repeated="4"/>
          <table:table-cell office:value-type="float" office:value="5111" calcext:value-type="float">
            <text:p>5111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05" calcext:value-type="float">
            <text:p>0.000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8"/>
          <table:table-cell table:formula="of:=IF( AND( [.E54] &lt;&gt; &quot;&quot;; [.F54] &lt;&gt; &quot;&quot; ); &quot;&quot;; &quot;};&quot; )" office:value-type="string" office:string-value="};" calcext:value-type="string">
            <text:p>};</text:p>
          </table:table-cell>
          <table:table-cell table:formula="of:=IF( AND( [.E54]&lt;&gt;&quot;&quot;; [.F54]&lt;&gt;&quot;&quot; ); CONCATENATE( &quot;{ &quot;; [.E54]; &quot;, &quot;; [.F54]; &quot; }&quot;; IF( AND( [.E55] &lt;&gt; &quot;&quot;; [.F55] &lt;&gt; &quot;&quot; ); &quot;, &quot;; &quot;&quot; ) ); &quot;&quot; )">
            <text:p/>
          </table:table-cell>
          <table:table-cell table:number-columns-repeated="4"/>
          <table:table-cell office:value-type="float" office:value="5144.3" calcext:value-type="float">
            <text:p>5144.3</text:p>
          </table:table-cell>
          <table:table-cell office:value-type="float" office:value="17.11" calcext:value-type="float">
            <text:p>17.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88" calcext:value-type="float">
            <text:p>0.8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8"/>
          <table:table-cell table:formula="of:=IF( AND( [.E55] &lt;&gt; &quot;&quot;; [.F55] &lt;&gt; &quot;&quot; ); &quot;&quot;; &quot;};&quot; )" office:value-type="string" office:string-value="};" calcext:value-type="string">
            <text:p>};</text:p>
          </table:table-cell>
          <table:table-cell table:formula="of:=IF( AND( [.E55]&lt;&gt;&quot;&quot;; [.F55]&lt;&gt;&quot;&quot; ); CONCATENATE( &quot;{ &quot;; [.E55]; &quot;, &quot;; [.F55]; &quot; }&quot;; IF( AND( [.E56] &lt;&gt; &quot;&quot;; [.F56] &lt;&gt; &quot;&quot; ); &quot;, &quot;; &quot;&quot; ) ); &quot;&quot; )">
            <text:p/>
          </table:table-cell>
          <table:table-cell table:number-columns-repeated="4"/>
          <table:table-cell office:value-type="float" office:value="5156.59" calcext:value-type="float">
            <text:p>5156.59</text:p>
          </table:table-cell>
          <table:table-cell office:value-type="float" office:value="70.77" calcext:value-type="float">
            <text:p>70.7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.649" calcext:value-type="float">
            <text:p>3.64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8"/>
          <table:table-cell table:formula="of:=IF( AND( [.E56] &lt;&gt; &quot;&quot;; [.F56] &lt;&gt; &quot;&quot; ); &quot;&quot;; &quot;};&quot; )" office:value-type="string" office:string-value="};" calcext:value-type="string">
            <text:p>};</text:p>
          </table:table-cell>
          <table:table-cell table:formula="of:=IF( AND( [.E56]&lt;&gt;&quot;&quot;; [.F56]&lt;&gt;&quot;&quot; ); CONCATENATE( &quot;{ &quot;; [.E56]; &quot;, &quot;; [.F56]; &quot; }&quot;; IF( AND( [.E57] &lt;&gt; &quot;&quot;; [.F57] &lt;&gt; &quot;&quot; ); &quot;, &quot;; &quot;&quot; ) ); &quot;&quot; )">
            <text:p/>
          </table:table-cell>
          <table:table-cell table:number-columns-repeated="4"/>
          <table:table-cell office:value-type="float" office:value="5156.7" calcext:value-type="float">
            <text:p>5156.7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57] &lt;&gt; &quot;&quot;; [.F57] &lt;&gt; &quot;&quot; ); &quot;&quot;; &quot;};&quot; )" office:value-type="string" office:string-value="};" calcext:value-type="string">
            <text:p>};</text:p>
          </table:table-cell>
          <table:table-cell table:formula="of:=IF( AND( [.E57]&lt;&gt;&quot;&quot;; [.F57]&lt;&gt;&quot;&quot; ); CONCATENATE( &quot;{ &quot;; [.E57]; &quot;, &quot;; [.F57]; &quot; }&quot;; IF( AND( [.E58] &lt;&gt; &quot;&quot;; [.F5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58] &lt;&gt; &quot;&quot;; [.F58] &lt;&gt; &quot;&quot; ); &quot;&quot;; &quot;};&quot; )" office:value-type="string" office:string-value="};" calcext:value-type="string">
            <text:p>};</text:p>
          </table:table-cell>
          <table:table-cell table:formula="of:=IF( AND( [.E58]&lt;&gt;&quot;&quot;; [.F58]&lt;&gt;&quot;&quot; ); CONCATENATE( &quot;{ &quot;; [.E58]; &quot;, &quot;; [.F58]; &quot; }&quot;; IF( AND( [.E59] &lt;&gt; &quot;&quot;; [.F5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59] &lt;&gt; &quot;&quot;; [.F59] &lt;&gt; &quot;&quot; ); &quot;&quot;; &quot;};&quot; )" office:value-type="string" office:string-value="};" calcext:value-type="string">
            <text:p>};</text:p>
          </table:table-cell>
          <table:table-cell table:formula="of:=IF( AND( [.E59]&lt;&gt;&quot;&quot;; [.F59]&lt;&gt;&quot;&quot; ); CONCATENATE( &quot;{ &quot;; [.E59]; &quot;, &quot;; [.F59]; &quot; }&quot;; IF( AND( [.E60] &lt;&gt; &quot;&quot;; [.F6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60] &lt;&gt; &quot;&quot;; [.F60] &lt;&gt; &quot;&quot; ); &quot;&quot;; &quot;};&quot; )" office:value-type="string" office:string-value="};" calcext:value-type="string">
            <text:p>};</text:p>
          </table:table-cell>
          <table:table-cell table:formula="of:=IF( AND( [.E60]&lt;&gt;&quot;&quot;; [.F60]&lt;&gt;&quot;&quot; ); CONCATENATE( &quot;{ &quot;; [.E60]; &quot;, &quot;; [.F60]; &quot; }&quot;; IF( AND( [.E61] &lt;&gt; &quot;&quot;; [.F6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61] &lt;&gt; &quot;&quot;; [.F61] &lt;&gt; &quot;&quot; ); &quot;&quot;; &quot;};&quot; )" office:value-type="string" office:string-value="};" calcext:value-type="string">
            <text:p>};</text:p>
          </table:table-cell>
          <table:table-cell table:formula="of:=IF( AND( [.E61]&lt;&gt;&quot;&quot;; [.F61]&lt;&gt;&quot;&quot; ); CONCATENATE( &quot;{ &quot;; [.E61]; &quot;, &quot;; [.F61]; &quot; }&quot;; IF( AND( [.E62] &lt;&gt; &quot;&quot;; [.F6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62] &lt;&gt; &quot;&quot;; [.F62] &lt;&gt; &quot;&quot; ); &quot;&quot;; &quot;};&quot; )" office:value-type="string" office:string-value="};" calcext:value-type="string">
            <text:p>};</text:p>
          </table:table-cell>
          <table:table-cell table:formula="of:=IF( AND( [.E62]&lt;&gt;&quot;&quot;; [.F62]&lt;&gt;&quot;&quot; ); CONCATENATE( &quot;{ &quot;; [.E62]; &quot;, &quot;; [.F62]; &quot; }&quot;; IF( AND( [.E63] &lt;&gt; &quot;&quot;; [.F6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63] &lt;&gt; &quot;&quot;; [.F63] &lt;&gt; &quot;&quot; ); &quot;&quot;; &quot;};&quot; )" office:value-type="string" office:string-value="};" calcext:value-type="string">
            <text:p>};</text:p>
          </table:table-cell>
          <table:table-cell table:formula="of:=IF( AND( [.E63]&lt;&gt;&quot;&quot;; [.F63]&lt;&gt;&quot;&quot; ); CONCATENATE( &quot;{ &quot;; [.E63]; &quot;, &quot;; [.F63]; &quot; }&quot;; IF( AND( [.E64] &lt;&gt; &quot;&quot;; [.F6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64] &lt;&gt; &quot;&quot;; [.F64] &lt;&gt; &quot;&quot; ); &quot;&quot;; &quot;};&quot; )" office:value-type="string" office:string-value="};" calcext:value-type="string">
            <text:p>};</text:p>
          </table:table-cell>
          <table:table-cell table:formula="of:=IF( AND( [.E64]&lt;&gt;&quot;&quot;; [.F64]&lt;&gt;&quot;&quot; ); CONCATENATE( &quot;{ &quot;; [.E64]; &quot;, &quot;; [.F64]; &quot; }&quot;; IF( AND( [.E65] &lt;&gt; &quot;&quot;; [.F6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65] &lt;&gt; &quot;&quot;; [.F65] &lt;&gt; &quot;&quot; ); &quot;&quot;; &quot;};&quot; )" office:value-type="string" office:string-value="};" calcext:value-type="string">
            <text:p>};</text:p>
          </table:table-cell>
          <table:table-cell table:formula="of:=IF( AND( [.E65]&lt;&gt;&quot;&quot;; [.F65]&lt;&gt;&quot;&quot; ); CONCATENATE( &quot;{ &quot;; [.E65]; &quot;, &quot;; [.F65]; &quot; }&quot;; IF( AND( [.E66] &lt;&gt; &quot;&quot;; [.F6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66] &lt;&gt; &quot;&quot;; [.F66] &lt;&gt; &quot;&quot; ); &quot;&quot;; &quot;};&quot; )" office:value-type="string" office:string-value="};" calcext:value-type="string">
            <text:p>};</text:p>
          </table:table-cell>
          <table:table-cell table:formula="of:=IF( AND( [.E66]&lt;&gt;&quot;&quot;; [.F66]&lt;&gt;&quot;&quot; ); CONCATENATE( &quot;{ &quot;; [.E66]; &quot;, &quot;; [.F66]; &quot; }&quot;; IF( AND( [.E67] &lt;&gt; &quot;&quot;; [.F6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67] &lt;&gt; &quot;&quot;; [.F67] &lt;&gt; &quot;&quot; ); &quot;&quot;; &quot;};&quot; )" office:value-type="string" office:string-value="};" calcext:value-type="string">
            <text:p>};</text:p>
          </table:table-cell>
          <table:table-cell table:formula="of:=IF( AND( [.E67]&lt;&gt;&quot;&quot;; [.F67]&lt;&gt;&quot;&quot; ); CONCATENATE( &quot;{ &quot;; [.E67]; &quot;, &quot;; [.F67]; &quot; }&quot;; IF( AND( [.E68] &lt;&gt; &quot;&quot;; [.F6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68] &lt;&gt; &quot;&quot;; [.F68] &lt;&gt; &quot;&quot; ); &quot;&quot;; &quot;};&quot; )" office:value-type="string" office:string-value="};" calcext:value-type="string">
            <text:p>};</text:p>
          </table:table-cell>
          <table:table-cell table:formula="of:=IF( AND( [.E68]&lt;&gt;&quot;&quot;; [.F68]&lt;&gt;&quot;&quot; ); CONCATENATE( &quot;{ &quot;; [.E68]; &quot;, &quot;; [.F68]; &quot; }&quot;; IF( AND( [.E69] &lt;&gt; &quot;&quot;; [.F6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69] &lt;&gt; &quot;&quot;; [.F69] &lt;&gt; &quot;&quot; ); &quot;&quot;; &quot;};&quot; )" office:value-type="string" office:string-value="};" calcext:value-type="string">
            <text:p>};</text:p>
          </table:table-cell>
          <table:table-cell table:formula="of:=IF( AND( [.E69]&lt;&gt;&quot;&quot;; [.F69]&lt;&gt;&quot;&quot; ); CONCATENATE( &quot;{ &quot;; [.E69]; &quot;, &quot;; [.F69]; &quot; }&quot;; IF( AND( [.E70] &lt;&gt; &quot;&quot;; [.F7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70] &lt;&gt; &quot;&quot;; [.F70] &lt;&gt; &quot;&quot; ); &quot;&quot;; &quot;};&quot; )" office:value-type="string" office:string-value="};" calcext:value-type="string">
            <text:p>};</text:p>
          </table:table-cell>
          <table:table-cell table:formula="of:=IF( AND( [.E70]&lt;&gt;&quot;&quot;; [.F70]&lt;&gt;&quot;&quot; ); CONCATENATE( &quot;{ &quot;; [.E70]; &quot;, &quot;; [.F70]; &quot; }&quot;; IF( AND( [.E71] &lt;&gt; &quot;&quot;; [.F7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71] &lt;&gt; &quot;&quot;; [.F71] &lt;&gt; &quot;&quot; ); &quot;&quot;; &quot;};&quot; )" office:value-type="string" office:string-value="};" calcext:value-type="string">
            <text:p>};</text:p>
          </table:table-cell>
          <table:table-cell table:formula="of:=IF( AND( [.E71]&lt;&gt;&quot;&quot;; [.F71]&lt;&gt;&quot;&quot; ); CONCATENATE( &quot;{ &quot;; [.E71]; &quot;, &quot;; [.F71]; &quot; }&quot;; IF( AND( [.E72] &lt;&gt; &quot;&quot;; [.F7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72] &lt;&gt; &quot;&quot;; [.F72] &lt;&gt; &quot;&quot; ); &quot;&quot;; &quot;};&quot; )" office:value-type="string" office:string-value="};" calcext:value-type="string">
            <text:p>};</text:p>
          </table:table-cell>
          <table:table-cell table:formula="of:=IF( AND( [.E72]&lt;&gt;&quot;&quot;; [.F72]&lt;&gt;&quot;&quot; ); CONCATENATE( &quot;{ &quot;; [.E72]; &quot;, &quot;; [.F72]; &quot; }&quot;; IF( AND( [.E73] &lt;&gt; &quot;&quot;; [.F7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73] &lt;&gt; &quot;&quot;; [.F73] &lt;&gt; &quot;&quot; ); &quot;&quot;; &quot;};&quot; )" office:value-type="string" office:string-value="};" calcext:value-type="string">
            <text:p>};</text:p>
          </table:table-cell>
          <table:table-cell table:formula="of:=IF( AND( [.E73]&lt;&gt;&quot;&quot;; [.F73]&lt;&gt;&quot;&quot; ); CONCATENATE( &quot;{ &quot;; [.E73]; &quot;, &quot;; [.F73]; &quot; }&quot;; IF( AND( [.E74] &lt;&gt; &quot;&quot;; [.F7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74] &lt;&gt; &quot;&quot;; [.F74] &lt;&gt; &quot;&quot; ); &quot;&quot;; &quot;};&quot; )" office:value-type="string" office:string-value="};" calcext:value-type="string">
            <text:p>};</text:p>
          </table:table-cell>
          <table:table-cell table:formula="of:=IF( AND( [.E74]&lt;&gt;&quot;&quot;; [.F74]&lt;&gt;&quot;&quot; ); CONCATENATE( &quot;{ &quot;; [.E74]; &quot;, &quot;; [.F74]; &quot; }&quot;; IF( AND( [.E75] &lt;&gt; &quot;&quot;; [.F7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75] &lt;&gt; &quot;&quot;; [.F75] &lt;&gt; &quot;&quot; ); &quot;&quot;; &quot;};&quot; )" office:value-type="string" office:string-value="};" calcext:value-type="string">
            <text:p>};</text:p>
          </table:table-cell>
          <table:table-cell table:formula="of:=IF( AND( [.E75]&lt;&gt;&quot;&quot;; [.F75]&lt;&gt;&quot;&quot; ); CONCATENATE( &quot;{ &quot;; [.E75]; &quot;, &quot;; [.F75]; &quot; }&quot;; IF( AND( [.E76] &lt;&gt; &quot;&quot;; [.F7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76] &lt;&gt; &quot;&quot;; [.F76] &lt;&gt; &quot;&quot; ); &quot;&quot;; &quot;};&quot; )" office:value-type="string" office:string-value="};" calcext:value-type="string">
            <text:p>};</text:p>
          </table:table-cell>
          <table:table-cell table:formula="of:=IF( AND( [.E76]&lt;&gt;&quot;&quot;; [.F76]&lt;&gt;&quot;&quot; ); CONCATENATE( &quot;{ &quot;; [.E76]; &quot;, &quot;; [.F76]; &quot; }&quot;; IF( AND( [.E77] &lt;&gt; &quot;&quot;; [.F7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77] &lt;&gt; &quot;&quot;; [.F77] &lt;&gt; &quot;&quot; ); &quot;&quot;; &quot;};&quot; )" office:value-type="string" office:string-value="};" calcext:value-type="string">
            <text:p>};</text:p>
          </table:table-cell>
          <table:table-cell table:formula="of:=IF( AND( [.E77]&lt;&gt;&quot;&quot;; [.F77]&lt;&gt;&quot;&quot; ); CONCATENATE( &quot;{ &quot;; [.E77]; &quot;, &quot;; [.F77]; &quot; }&quot;; IF( AND( [.E78] &lt;&gt; &quot;&quot;; [.F7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78] &lt;&gt; &quot;&quot;; [.F78] &lt;&gt; &quot;&quot; ); &quot;&quot;; &quot;};&quot; )" office:value-type="string" office:string-value="};" calcext:value-type="string">
            <text:p>};</text:p>
          </table:table-cell>
          <table:table-cell table:formula="of:=IF( AND( [.E78]&lt;&gt;&quot;&quot;; [.F78]&lt;&gt;&quot;&quot; ); CONCATENATE( &quot;{ &quot;; [.E78]; &quot;, &quot;; [.F78]; &quot; }&quot;; IF( AND( [.E79] &lt;&gt; &quot;&quot;; [.F7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79] &lt;&gt; &quot;&quot;; [.F79] &lt;&gt; &quot;&quot; ); &quot;&quot;; &quot;};&quot; )" office:value-type="string" office:string-value="};" calcext:value-type="string">
            <text:p>};</text:p>
          </table:table-cell>
          <table:table-cell table:formula="of:=IF( AND( [.E79]&lt;&gt;&quot;&quot;; [.F79]&lt;&gt;&quot;&quot; ); CONCATENATE( &quot;{ &quot;; [.E79]; &quot;, &quot;; [.F79]; &quot; }&quot;; IF( AND( [.E80] &lt;&gt; &quot;&quot;; [.F8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80] &lt;&gt; &quot;&quot;; [.F80] &lt;&gt; &quot;&quot; ); &quot;&quot;; &quot;};&quot; )" office:value-type="string" office:string-value="};" calcext:value-type="string">
            <text:p>};</text:p>
          </table:table-cell>
          <table:table-cell table:formula="of:=IF( AND( [.E80]&lt;&gt;&quot;&quot;; [.F80]&lt;&gt;&quot;&quot; ); CONCATENATE( &quot;{ &quot;; [.E80]; &quot;, &quot;; [.F80]; &quot; }&quot;; IF( AND( [.E81] &lt;&gt; &quot;&quot;; [.F8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81] &lt;&gt; &quot;&quot;; [.F81] &lt;&gt; &quot;&quot; ); &quot;&quot;; &quot;};&quot; )" office:value-type="string" office:string-value="};" calcext:value-type="string">
            <text:p>};</text:p>
          </table:table-cell>
          <table:table-cell table:formula="of:=IF( AND( [.E81]&lt;&gt;&quot;&quot;; [.F81]&lt;&gt;&quot;&quot; ); CONCATENATE( &quot;{ &quot;; [.E81]; &quot;, &quot;; [.F81]; &quot; }&quot;; IF( AND( [.E82] &lt;&gt; &quot;&quot;; [.F8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82] &lt;&gt; &quot;&quot;; [.F82] &lt;&gt; &quot;&quot; ); &quot;&quot;; &quot;};&quot; )" office:value-type="string" office:string-value="};" calcext:value-type="string">
            <text:p>};</text:p>
          </table:table-cell>
          <table:table-cell table:formula="of:=IF( AND( [.E82]&lt;&gt;&quot;&quot;; [.F82]&lt;&gt;&quot;&quot; ); CONCATENATE( &quot;{ &quot;; [.E82]; &quot;, &quot;; [.F82]; &quot; }&quot;; IF( AND( [.E83] &lt;&gt; &quot;&quot;; [.F8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83] &lt;&gt; &quot;&quot;; [.F83] &lt;&gt; &quot;&quot; ); &quot;&quot;; &quot;};&quot; )" office:value-type="string" office:string-value="};" calcext:value-type="string">
            <text:p>};</text:p>
          </table:table-cell>
          <table:table-cell table:formula="of:=IF( AND( [.E83]&lt;&gt;&quot;&quot;; [.F83]&lt;&gt;&quot;&quot; ); CONCATENATE( &quot;{ &quot;; [.E83]; &quot;, &quot;; [.F83]; &quot; }&quot;; IF( AND( [.E84] &lt;&gt; &quot;&quot;; [.F8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84] &lt;&gt; &quot;&quot;; [.F84] &lt;&gt; &quot;&quot; ); &quot;&quot;; &quot;};&quot; )" office:value-type="string" office:string-value="};" calcext:value-type="string">
            <text:p>};</text:p>
          </table:table-cell>
          <table:table-cell table:formula="of:=IF( AND( [.E84]&lt;&gt;&quot;&quot;; [.F84]&lt;&gt;&quot;&quot; ); CONCATENATE( &quot;{ &quot;; [.E84]; &quot;, &quot;; [.F84]; &quot; }&quot;; IF( AND( [.E85] &lt;&gt; &quot;&quot;; [.F8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85] &lt;&gt; &quot;&quot;; [.F85] &lt;&gt; &quot;&quot; ); &quot;&quot;; &quot;};&quot; )" office:value-type="string" office:string-value="};" calcext:value-type="string">
            <text:p>};</text:p>
          </table:table-cell>
          <table:table-cell table:formula="of:=IF( AND( [.E85]&lt;&gt;&quot;&quot;; [.F85]&lt;&gt;&quot;&quot; ); CONCATENATE( &quot;{ &quot;; [.E85]; &quot;, &quot;; [.F85]; &quot; }&quot;; IF( AND( [.E86] &lt;&gt; &quot;&quot;; [.F8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86] &lt;&gt; &quot;&quot;; [.F86] &lt;&gt; &quot;&quot; ); &quot;&quot;; &quot;};&quot; )" office:value-type="string" office:string-value="};" calcext:value-type="string">
            <text:p>};</text:p>
          </table:table-cell>
          <table:table-cell table:formula="of:=IF( AND( [.E86]&lt;&gt;&quot;&quot;; [.F86]&lt;&gt;&quot;&quot; ); CONCATENATE( &quot;{ &quot;; [.E86]; &quot;, &quot;; [.F86]; &quot; }&quot;; IF( AND( [.E87] &lt;&gt; &quot;&quot;; [.F8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87] &lt;&gt; &quot;&quot;; [.F87] &lt;&gt; &quot;&quot; ); &quot;&quot;; &quot;};&quot; )" office:value-type="string" office:string-value="};" calcext:value-type="string">
            <text:p>};</text:p>
          </table:table-cell>
          <table:table-cell table:formula="of:=IF( AND( [.E87]&lt;&gt;&quot;&quot;; [.F87]&lt;&gt;&quot;&quot; ); CONCATENATE( &quot;{ &quot;; [.E87]; &quot;, &quot;; [.F87]; &quot; }&quot;; IF( AND( [.E88] &lt;&gt; &quot;&quot;; [.F8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88] &lt;&gt; &quot;&quot;; [.F88] &lt;&gt; &quot;&quot; ); &quot;&quot;; &quot;};&quot; )" office:value-type="string" office:string-value="};" calcext:value-type="string">
            <text:p>};</text:p>
          </table:table-cell>
          <table:table-cell table:formula="of:=IF( AND( [.E88]&lt;&gt;&quot;&quot;; [.F88]&lt;&gt;&quot;&quot; ); CONCATENATE( &quot;{ &quot;; [.E88]; &quot;, &quot;; [.F88]; &quot; }&quot;; IF( AND( [.E89] &lt;&gt; &quot;&quot;; [.F8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89] &lt;&gt; &quot;&quot;; [.F89] &lt;&gt; &quot;&quot; ); &quot;&quot;; &quot;};&quot; )" office:value-type="string" office:string-value="};" calcext:value-type="string">
            <text:p>};</text:p>
          </table:table-cell>
          <table:table-cell table:formula="of:=IF( AND( [.E89]&lt;&gt;&quot;&quot;; [.F89]&lt;&gt;&quot;&quot; ); CONCATENATE( &quot;{ &quot;; [.E89]; &quot;, &quot;; [.F89]; &quot; }&quot;; IF( AND( [.E90] &lt;&gt; &quot;&quot;; [.F9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90] &lt;&gt; &quot;&quot;; [.F90] &lt;&gt; &quot;&quot; ); &quot;&quot;; &quot;};&quot; )" office:value-type="string" office:string-value="};" calcext:value-type="string">
            <text:p>};</text:p>
          </table:table-cell>
          <table:table-cell table:formula="of:=IF( AND( [.E90]&lt;&gt;&quot;&quot;; [.F90]&lt;&gt;&quot;&quot; ); CONCATENATE( &quot;{ &quot;; [.E90]; &quot;, &quot;; [.F90]; &quot; }&quot;; IF( AND( [.E91] &lt;&gt; &quot;&quot;; [.F9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91] &lt;&gt; &quot;&quot;; [.F91] &lt;&gt; &quot;&quot; ); &quot;&quot;; &quot;};&quot; )" office:value-type="string" office:string-value="};" calcext:value-type="string">
            <text:p>};</text:p>
          </table:table-cell>
          <table:table-cell table:formula="of:=IF( AND( [.E91]&lt;&gt;&quot;&quot;; [.F91]&lt;&gt;&quot;&quot; ); CONCATENATE( &quot;{ &quot;; [.E91]; &quot;, &quot;; [.F91]; &quot; }&quot;; IF( AND( [.E92] &lt;&gt; &quot;&quot;; [.F9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92] &lt;&gt; &quot;&quot;; [.F92] &lt;&gt; &quot;&quot; ); &quot;&quot;; &quot;};&quot; )" office:value-type="string" office:string-value="};" calcext:value-type="string">
            <text:p>};</text:p>
          </table:table-cell>
          <table:table-cell table:formula="of:=IF( AND( [.E92]&lt;&gt;&quot;&quot;; [.F92]&lt;&gt;&quot;&quot; ); CONCATENATE( &quot;{ &quot;; [.E92]; &quot;, &quot;; [.F92]; &quot; }&quot;; IF( AND( [.E93] &lt;&gt; &quot;&quot;; [.F9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93] &lt;&gt; &quot;&quot;; [.F93] &lt;&gt; &quot;&quot; ); &quot;&quot;; &quot;};&quot; )" office:value-type="string" office:string-value="};" calcext:value-type="string">
            <text:p>};</text:p>
          </table:table-cell>
          <table:table-cell table:formula="of:=IF( AND( [.E93]&lt;&gt;&quot;&quot;; [.F93]&lt;&gt;&quot;&quot; ); CONCATENATE( &quot;{ &quot;; [.E93]; &quot;, &quot;; [.F93]; &quot; }&quot;; IF( AND( [.E94] &lt;&gt; &quot;&quot;; [.F9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94] &lt;&gt; &quot;&quot;; [.F94] &lt;&gt; &quot;&quot; ); &quot;&quot;; &quot;};&quot; )" office:value-type="string" office:string-value="};" calcext:value-type="string">
            <text:p>};</text:p>
          </table:table-cell>
          <table:table-cell table:formula="of:=IF( AND( [.E94]&lt;&gt;&quot;&quot;; [.F94]&lt;&gt;&quot;&quot; ); CONCATENATE( &quot;{ &quot;; [.E94]; &quot;, &quot;; [.F94]; &quot; }&quot;; IF( AND( [.E95] &lt;&gt; &quot;&quot;; [.F9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95] &lt;&gt; &quot;&quot;; [.F95] &lt;&gt; &quot;&quot; ); &quot;&quot;; &quot;};&quot; )" office:value-type="string" office:string-value="};" calcext:value-type="string">
            <text:p>};</text:p>
          </table:table-cell>
          <table:table-cell table:formula="of:=IF( AND( [.E95]&lt;&gt;&quot;&quot;; [.F95]&lt;&gt;&quot;&quot; ); CONCATENATE( &quot;{ &quot;; [.E95]; &quot;, &quot;; [.F95]; &quot; }&quot;; IF( AND( [.E96] &lt;&gt; &quot;&quot;; [.F9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96] &lt;&gt; &quot;&quot;; [.F96] &lt;&gt; &quot;&quot; ); &quot;&quot;; &quot;};&quot; )" office:value-type="string" office:string-value="};" calcext:value-type="string">
            <text:p>};</text:p>
          </table:table-cell>
          <table:table-cell table:formula="of:=IF( AND( [.E96]&lt;&gt;&quot;&quot;; [.F96]&lt;&gt;&quot;&quot; ); CONCATENATE( &quot;{ &quot;; [.E96]; &quot;, &quot;; [.F96]; &quot; }&quot;; IF( AND( [.E97] &lt;&gt; &quot;&quot;; [.F9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97] &lt;&gt; &quot;&quot;; [.F97] &lt;&gt; &quot;&quot; ); &quot;&quot;; &quot;};&quot; )" office:value-type="string" office:string-value="};" calcext:value-type="string">
            <text:p>};</text:p>
          </table:table-cell>
          <table:table-cell table:formula="of:=IF( AND( [.E97]&lt;&gt;&quot;&quot;; [.F97]&lt;&gt;&quot;&quot; ); CONCATENATE( &quot;{ &quot;; [.E97]; &quot;, &quot;; [.F97]; &quot; }&quot;; IF( AND( [.E98] &lt;&gt; &quot;&quot;; [.F9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98] &lt;&gt; &quot;&quot;; [.F98] &lt;&gt; &quot;&quot; ); &quot;&quot;; &quot;};&quot; )" office:value-type="string" office:string-value="};" calcext:value-type="string">
            <text:p>};</text:p>
          </table:table-cell>
          <table:table-cell table:formula="of:=IF( AND( [.E98]&lt;&gt;&quot;&quot;; [.F98]&lt;&gt;&quot;&quot; ); CONCATENATE( &quot;{ &quot;; [.E98]; &quot;, &quot;; [.F98]; &quot; }&quot;; IF( AND( [.E99] &lt;&gt; &quot;&quot;; [.F9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99] &lt;&gt; &quot;&quot;; [.F99] &lt;&gt; &quot;&quot; ); &quot;&quot;; &quot;};&quot; )" office:value-type="string" office:string-value="};" calcext:value-type="string">
            <text:p>};</text:p>
          </table:table-cell>
          <table:table-cell table:formula="of:=IF( AND( [.E99]&lt;&gt;&quot;&quot;; [.F99]&lt;&gt;&quot;&quot; ); CONCATENATE( &quot;{ &quot;; [.E99]; &quot;, &quot;; [.F99]; &quot; }&quot;; IF( AND( [.E100] &lt;&gt; &quot;&quot;; [.F10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00] &lt;&gt; &quot;&quot;; [.F100] &lt;&gt; &quot;&quot; ); &quot;&quot;; &quot;};&quot; )" office:value-type="string" office:string-value="};" calcext:value-type="string">
            <text:p>};</text:p>
          </table:table-cell>
          <table:table-cell table:formula="of:=IF( AND( [.E100]&lt;&gt;&quot;&quot;; [.F100]&lt;&gt;&quot;&quot; ); CONCATENATE( &quot;{ &quot;; [.E100]; &quot;, &quot;; [.F100]; &quot; }&quot;; IF( AND( [.E101] &lt;&gt; &quot;&quot;; [.F10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01] &lt;&gt; &quot;&quot;; [.F101] &lt;&gt; &quot;&quot; ); &quot;&quot;; &quot;};&quot; )" office:value-type="string" office:string-value="};" calcext:value-type="string">
            <text:p>};</text:p>
          </table:table-cell>
          <table:table-cell table:formula="of:=IF( AND( [.E101]&lt;&gt;&quot;&quot;; [.F101]&lt;&gt;&quot;&quot; ); CONCATENATE( &quot;{ &quot;; [.E101]; &quot;, &quot;; [.F101]; &quot; }&quot;; IF( AND( [.E102] &lt;&gt; &quot;&quot;; [.F10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02] &lt;&gt; &quot;&quot;; [.F102] &lt;&gt; &quot;&quot; ); &quot;&quot;; &quot;};&quot; )" office:value-type="string" office:string-value="};" calcext:value-type="string">
            <text:p>};</text:p>
          </table:table-cell>
          <table:table-cell table:formula="of:=IF( AND( [.E102]&lt;&gt;&quot;&quot;; [.F102]&lt;&gt;&quot;&quot; ); CONCATENATE( &quot;{ &quot;; [.E102]; &quot;, &quot;; [.F102]; &quot; }&quot;; IF( AND( [.E103] &lt;&gt; &quot;&quot;; [.F10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03] &lt;&gt; &quot;&quot;; [.F103] &lt;&gt; &quot;&quot; ); &quot;&quot;; &quot;};&quot; )" office:value-type="string" office:string-value="};" calcext:value-type="string">
            <text:p>};</text:p>
          </table:table-cell>
          <table:table-cell table:formula="of:=IF( AND( [.E103]&lt;&gt;&quot;&quot;; [.F103]&lt;&gt;&quot;&quot; ); CONCATENATE( &quot;{ &quot;; [.E103]; &quot;, &quot;; [.F103]; &quot; }&quot;; IF( AND( [.E104] &lt;&gt; &quot;&quot;; [.F10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04] &lt;&gt; &quot;&quot;; [.F104] &lt;&gt; &quot;&quot; ); &quot;&quot;; &quot;};&quot; )" office:value-type="string" office:string-value="};" calcext:value-type="string">
            <text:p>};</text:p>
          </table:table-cell>
          <table:table-cell table:formula="of:=IF( AND( [.E104]&lt;&gt;&quot;&quot;; [.F104]&lt;&gt;&quot;&quot; ); CONCATENATE( &quot;{ &quot;; [.E104]; &quot;, &quot;; [.F104]; &quot; }&quot;; IF( AND( [.E105] &lt;&gt; &quot;&quot;; [.F10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05] &lt;&gt; &quot;&quot;; [.F105] &lt;&gt; &quot;&quot; ); &quot;&quot;; &quot;};&quot; )" office:value-type="string" office:string-value="};" calcext:value-type="string">
            <text:p>};</text:p>
          </table:table-cell>
          <table:table-cell table:formula="of:=IF( AND( [.E105]&lt;&gt;&quot;&quot;; [.F105]&lt;&gt;&quot;&quot; ); CONCATENATE( &quot;{ &quot;; [.E105]; &quot;, &quot;; [.F105]; &quot; }&quot;; IF( AND( [.E106] &lt;&gt; &quot;&quot;; [.F10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06] &lt;&gt; &quot;&quot;; [.F106] &lt;&gt; &quot;&quot; ); &quot;&quot;; &quot;};&quot; )" office:value-type="string" office:string-value="};" calcext:value-type="string">
            <text:p>};</text:p>
          </table:table-cell>
          <table:table-cell table:formula="of:=IF( AND( [.E106]&lt;&gt;&quot;&quot;; [.F106]&lt;&gt;&quot;&quot; ); CONCATENATE( &quot;{ &quot;; [.E106]; &quot;, &quot;; [.F106]; &quot; }&quot;; IF( AND( [.E107] &lt;&gt; &quot;&quot;; [.F10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07] &lt;&gt; &quot;&quot;; [.F107] &lt;&gt; &quot;&quot; ); &quot;&quot;; &quot;};&quot; )" office:value-type="string" office:string-value="};" calcext:value-type="string">
            <text:p>};</text:p>
          </table:table-cell>
          <table:table-cell table:formula="of:=IF( AND( [.E107]&lt;&gt;&quot;&quot;; [.F107]&lt;&gt;&quot;&quot; ); CONCATENATE( &quot;{ &quot;; [.E107]; &quot;, &quot;; [.F107]; &quot; }&quot;; IF( AND( [.E108] &lt;&gt; &quot;&quot;; [.F10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08] &lt;&gt; &quot;&quot;; [.F108] &lt;&gt; &quot;&quot; ); &quot;&quot;; &quot;};&quot; )" office:value-type="string" office:string-value="};" calcext:value-type="string">
            <text:p>};</text:p>
          </table:table-cell>
          <table:table-cell table:formula="of:=IF( AND( [.E108]&lt;&gt;&quot;&quot;; [.F108]&lt;&gt;&quot;&quot; ); CONCATENATE( &quot;{ &quot;; [.E108]; &quot;, &quot;; [.F108]; &quot; }&quot;; IF( AND( [.E109] &lt;&gt; &quot;&quot;; [.F10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09] &lt;&gt; &quot;&quot;; [.F109] &lt;&gt; &quot;&quot; ); &quot;&quot;; &quot;};&quot; )" office:value-type="string" office:string-value="};" calcext:value-type="string">
            <text:p>};</text:p>
          </table:table-cell>
          <table:table-cell table:formula="of:=IF( AND( [.E109]&lt;&gt;&quot;&quot;; [.F109]&lt;&gt;&quot;&quot; ); CONCATENATE( &quot;{ &quot;; [.E109]; &quot;, &quot;; [.F109]; &quot; }&quot;; IF( AND( [.E110] &lt;&gt; &quot;&quot;; [.F11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10] &lt;&gt; &quot;&quot;; [.F110] &lt;&gt; &quot;&quot; ); &quot;&quot;; &quot;};&quot; )" office:value-type="string" office:string-value="};" calcext:value-type="string">
            <text:p>};</text:p>
          </table:table-cell>
          <table:table-cell table:formula="of:=IF( AND( [.E110]&lt;&gt;&quot;&quot;; [.F110]&lt;&gt;&quot;&quot; ); CONCATENATE( &quot;{ &quot;; [.E110]; &quot;, &quot;; [.F110]; &quot; }&quot;; IF( AND( [.E111] &lt;&gt; &quot;&quot;; [.F11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11] &lt;&gt; &quot;&quot;; [.F111] &lt;&gt; &quot;&quot; ); &quot;&quot;; &quot;};&quot; )" office:value-type="string" office:string-value="};" calcext:value-type="string">
            <text:p>};</text:p>
          </table:table-cell>
          <table:table-cell table:formula="of:=IF( AND( [.E111]&lt;&gt;&quot;&quot;; [.F111]&lt;&gt;&quot;&quot; ); CONCATENATE( &quot;{ &quot;; [.E111]; &quot;, &quot;; [.F111]; &quot; }&quot;; IF( AND( [.E112] &lt;&gt; &quot;&quot;; [.F11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12] &lt;&gt; &quot;&quot;; [.F112] &lt;&gt; &quot;&quot; ); &quot;&quot;; &quot;};&quot; )" office:value-type="string" office:string-value="};" calcext:value-type="string">
            <text:p>};</text:p>
          </table:table-cell>
          <table:table-cell table:formula="of:=IF( AND( [.E112]&lt;&gt;&quot;&quot;; [.F112]&lt;&gt;&quot;&quot; ); CONCATENATE( &quot;{ &quot;; [.E112]; &quot;, &quot;; [.F112]; &quot; }&quot;; IF( AND( [.E113] &lt;&gt; &quot;&quot;; [.F11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13] &lt;&gt; &quot;&quot;; [.F113] &lt;&gt; &quot;&quot; ); &quot;&quot;; &quot;};&quot; )" office:value-type="string" office:string-value="};" calcext:value-type="string">
            <text:p>};</text:p>
          </table:table-cell>
          <table:table-cell table:formula="of:=IF( AND( [.E113]&lt;&gt;&quot;&quot;; [.F113]&lt;&gt;&quot;&quot; ); CONCATENATE( &quot;{ &quot;; [.E113]; &quot;, &quot;; [.F113]; &quot; }&quot;; IF( AND( [.E114] &lt;&gt; &quot;&quot;; [.F11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14] &lt;&gt; &quot;&quot;; [.F114] &lt;&gt; &quot;&quot; ); &quot;&quot;; &quot;};&quot; )" office:value-type="string" office:string-value="};" calcext:value-type="string">
            <text:p>};</text:p>
          </table:table-cell>
          <table:table-cell table:formula="of:=IF( AND( [.E114]&lt;&gt;&quot;&quot;; [.F114]&lt;&gt;&quot;&quot; ); CONCATENATE( &quot;{ &quot;; [.E114]; &quot;, &quot;; [.F114]; &quot; }&quot;; IF( AND( [.E115] &lt;&gt; &quot;&quot;; [.F11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15] &lt;&gt; &quot;&quot;; [.F115] &lt;&gt; &quot;&quot; ); &quot;&quot;; &quot;};&quot; )" office:value-type="string" office:string-value="};" calcext:value-type="string">
            <text:p>};</text:p>
          </table:table-cell>
          <table:table-cell table:formula="of:=IF( AND( [.E115]&lt;&gt;&quot;&quot;; [.F115]&lt;&gt;&quot;&quot; ); CONCATENATE( &quot;{ &quot;; [.E115]; &quot;, &quot;; [.F115]; &quot; }&quot;; IF( AND( [.E116] &lt;&gt; &quot;&quot;; [.F11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16] &lt;&gt; &quot;&quot;; [.F116] &lt;&gt; &quot;&quot; ); &quot;&quot;; &quot;};&quot; )" office:value-type="string" office:string-value="};" calcext:value-type="string">
            <text:p>};</text:p>
          </table:table-cell>
          <table:table-cell table:formula="of:=IF( AND( [.E116]&lt;&gt;&quot;&quot;; [.F116]&lt;&gt;&quot;&quot; ); CONCATENATE( &quot;{ &quot;; [.E116]; &quot;, &quot;; [.F116]; &quot; }&quot;; IF( AND( [.E117] &lt;&gt; &quot;&quot;; [.F11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17] &lt;&gt; &quot;&quot;; [.F117] &lt;&gt; &quot;&quot; ); &quot;&quot;; &quot;};&quot; )" office:value-type="string" office:string-value="};" calcext:value-type="string">
            <text:p>};</text:p>
          </table:table-cell>
          <table:table-cell table:formula="of:=IF( AND( [.E117]&lt;&gt;&quot;&quot;; [.F117]&lt;&gt;&quot;&quot; ); CONCATENATE( &quot;{ &quot;; [.E117]; &quot;, &quot;; [.F117]; &quot; }&quot;; IF( AND( [.E118] &lt;&gt; &quot;&quot;; [.F11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18] &lt;&gt; &quot;&quot;; [.F118] &lt;&gt; &quot;&quot; ); &quot;&quot;; &quot;};&quot; )" office:value-type="string" office:string-value="};" calcext:value-type="string">
            <text:p>};</text:p>
          </table:table-cell>
          <table:table-cell table:formula="of:=IF( AND( [.E118]&lt;&gt;&quot;&quot;; [.F118]&lt;&gt;&quot;&quot; ); CONCATENATE( &quot;{ &quot;; [.E118]; &quot;, &quot;; [.F118]; &quot; }&quot;; IF( AND( [.E119] &lt;&gt; &quot;&quot;; [.F11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19] &lt;&gt; &quot;&quot;; [.F119] &lt;&gt; &quot;&quot; ); &quot;&quot;; &quot;};&quot; )" office:value-type="string" office:string-value="};" calcext:value-type="string">
            <text:p>};</text:p>
          </table:table-cell>
          <table:table-cell table:formula="of:=IF( AND( [.E119]&lt;&gt;&quot;&quot;; [.F119]&lt;&gt;&quot;&quot; ); CONCATENATE( &quot;{ &quot;; [.E119]; &quot;, &quot;; [.F119]; &quot; }&quot;; IF( AND( [.E120] &lt;&gt; &quot;&quot;; [.F12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20] &lt;&gt; &quot;&quot;; [.F120] &lt;&gt; &quot;&quot; ); &quot;&quot;; &quot;};&quot; )" office:value-type="string" office:string-value="};" calcext:value-type="string">
            <text:p>};</text:p>
          </table:table-cell>
          <table:table-cell table:formula="of:=IF( AND( [.E120]&lt;&gt;&quot;&quot;; [.F120]&lt;&gt;&quot;&quot; ); CONCATENATE( &quot;{ &quot;; [.E120]; &quot;, &quot;; [.F120]; &quot; }&quot;; IF( AND( [.E121] &lt;&gt; &quot;&quot;; [.F12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21] &lt;&gt; &quot;&quot;; [.F121] &lt;&gt; &quot;&quot; ); &quot;&quot;; &quot;};&quot; )" office:value-type="string" office:string-value="};" calcext:value-type="string">
            <text:p>};</text:p>
          </table:table-cell>
          <table:table-cell table:formula="of:=IF( AND( [.E121]&lt;&gt;&quot;&quot;; [.F121]&lt;&gt;&quot;&quot; ); CONCATENATE( &quot;{ &quot;; [.E121]; &quot;, &quot;; [.F121]; &quot; }&quot;; IF( AND( [.E122] &lt;&gt; &quot;&quot;; [.F12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22] &lt;&gt; &quot;&quot;; [.F122] &lt;&gt; &quot;&quot; ); &quot;&quot;; &quot;};&quot; )" office:value-type="string" office:string-value="};" calcext:value-type="string">
            <text:p>};</text:p>
          </table:table-cell>
          <table:table-cell table:formula="of:=IF( AND( [.E122]&lt;&gt;&quot;&quot;; [.F122]&lt;&gt;&quot;&quot; ); CONCATENATE( &quot;{ &quot;; [.E122]; &quot;, &quot;; [.F122]; &quot; }&quot;; IF( AND( [.E123] &lt;&gt; &quot;&quot;; [.F12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23] &lt;&gt; &quot;&quot;; [.F123] &lt;&gt; &quot;&quot; ); &quot;&quot;; &quot;};&quot; )" office:value-type="string" office:string-value="};" calcext:value-type="string">
            <text:p>};</text:p>
          </table:table-cell>
          <table:table-cell table:formula="of:=IF( AND( [.E123]&lt;&gt;&quot;&quot;; [.F123]&lt;&gt;&quot;&quot; ); CONCATENATE( &quot;{ &quot;; [.E123]; &quot;, &quot;; [.F123]; &quot; }&quot;; IF( AND( [.E124] &lt;&gt; &quot;&quot;; [.F12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24] &lt;&gt; &quot;&quot;; [.F124] &lt;&gt; &quot;&quot; ); &quot;&quot;; &quot;};&quot; )" office:value-type="string" office:string-value="};" calcext:value-type="string">
            <text:p>};</text:p>
          </table:table-cell>
          <table:table-cell table:formula="of:=IF( AND( [.E124]&lt;&gt;&quot;&quot;; [.F124]&lt;&gt;&quot;&quot; ); CONCATENATE( &quot;{ &quot;; [.E124]; &quot;, &quot;; [.F124]; &quot; }&quot;; IF( AND( [.E125] &lt;&gt; &quot;&quot;; [.F12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25] &lt;&gt; &quot;&quot;; [.F125] &lt;&gt; &quot;&quot; ); &quot;&quot;; &quot;};&quot; )" office:value-type="string" office:string-value="};" calcext:value-type="string">
            <text:p>};</text:p>
          </table:table-cell>
          <table:table-cell table:formula="of:=IF( AND( [.E125]&lt;&gt;&quot;&quot;; [.F125]&lt;&gt;&quot;&quot; ); CONCATENATE( &quot;{ &quot;; [.E125]; &quot;, &quot;; [.F125]; &quot; }&quot;; IF( AND( [.E126] &lt;&gt; &quot;&quot;; [.F12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26] &lt;&gt; &quot;&quot;; [.F126] &lt;&gt; &quot;&quot; ); &quot;&quot;; &quot;};&quot; )" office:value-type="string" office:string-value="};" calcext:value-type="string">
            <text:p>};</text:p>
          </table:table-cell>
          <table:table-cell table:formula="of:=IF( AND( [.E126]&lt;&gt;&quot;&quot;; [.F126]&lt;&gt;&quot;&quot; ); CONCATENATE( &quot;{ &quot;; [.E126]; &quot;, &quot;; [.F126]; &quot; }&quot;; IF( AND( [.E127] &lt;&gt; &quot;&quot;; [.F12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27] &lt;&gt; &quot;&quot;; [.F127] &lt;&gt; &quot;&quot; ); &quot;&quot;; &quot;};&quot; )" office:value-type="string" office:string-value="};" calcext:value-type="string">
            <text:p>};</text:p>
          </table:table-cell>
          <table:table-cell table:formula="of:=IF( AND( [.E127]&lt;&gt;&quot;&quot;; [.F127]&lt;&gt;&quot;&quot; ); CONCATENATE( &quot;{ &quot;; [.E127]; &quot;, &quot;; [.F127]; &quot; }&quot;; IF( AND( [.E128] &lt;&gt; &quot;&quot;; [.F12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28] &lt;&gt; &quot;&quot;; [.F128] &lt;&gt; &quot;&quot; ); &quot;&quot;; &quot;};&quot; )" office:value-type="string" office:string-value="};" calcext:value-type="string">
            <text:p>};</text:p>
          </table:table-cell>
          <table:table-cell table:formula="of:=IF( AND( [.E128]&lt;&gt;&quot;&quot;; [.F128]&lt;&gt;&quot;&quot; ); CONCATENATE( &quot;{ &quot;; [.E128]; &quot;, &quot;; [.F128]; &quot; }&quot;; IF( AND( [.E129] &lt;&gt; &quot;&quot;; [.F12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29] &lt;&gt; &quot;&quot;; [.F129] &lt;&gt; &quot;&quot; ); &quot;&quot;; &quot;};&quot; )" office:value-type="string" office:string-value="};" calcext:value-type="string">
            <text:p>};</text:p>
          </table:table-cell>
          <table:table-cell table:formula="of:=IF( AND( [.E129]&lt;&gt;&quot;&quot;; [.F129]&lt;&gt;&quot;&quot; ); CONCATENATE( &quot;{ &quot;; [.E129]; &quot;, &quot;; [.F129]; &quot; }&quot;; IF( AND( [.E130] &lt;&gt; &quot;&quot;; [.F13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30] &lt;&gt; &quot;&quot;; [.F130] &lt;&gt; &quot;&quot; ); &quot;&quot;; &quot;};&quot; )" office:value-type="string" office:string-value="};" calcext:value-type="string">
            <text:p>};</text:p>
          </table:table-cell>
          <table:table-cell table:formula="of:=IF( AND( [.E130]&lt;&gt;&quot;&quot;; [.F130]&lt;&gt;&quot;&quot; ); CONCATENATE( &quot;{ &quot;; [.E130]; &quot;, &quot;; [.F130]; &quot; }&quot;; IF( AND( [.E131] &lt;&gt; &quot;&quot;; [.F13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31] &lt;&gt; &quot;&quot;; [.F131] &lt;&gt; &quot;&quot; ); &quot;&quot;; &quot;};&quot; )" office:value-type="string" office:string-value="};" calcext:value-type="string">
            <text:p>};</text:p>
          </table:table-cell>
          <table:table-cell table:formula="of:=IF( AND( [.E131]&lt;&gt;&quot;&quot;; [.F131]&lt;&gt;&quot;&quot; ); CONCATENATE( &quot;{ &quot;; [.E131]; &quot;, &quot;; [.F131]; &quot; }&quot;; IF( AND( [.E132] &lt;&gt; &quot;&quot;; [.F13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32] &lt;&gt; &quot;&quot;; [.F132] &lt;&gt; &quot;&quot; ); &quot;&quot;; &quot;};&quot; )" office:value-type="string" office:string-value="};" calcext:value-type="string">
            <text:p>};</text:p>
          </table:table-cell>
          <table:table-cell table:formula="of:=IF( AND( [.E132]&lt;&gt;&quot;&quot;; [.F132]&lt;&gt;&quot;&quot; ); CONCATENATE( &quot;{ &quot;; [.E132]; &quot;, &quot;; [.F132]; &quot; }&quot;; IF( AND( [.E133] &lt;&gt; &quot;&quot;; [.F13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33] &lt;&gt; &quot;&quot;; [.F133] &lt;&gt; &quot;&quot; ); &quot;&quot;; &quot;};&quot; )" office:value-type="string" office:string-value="};" calcext:value-type="string">
            <text:p>};</text:p>
          </table:table-cell>
          <table:table-cell table:formula="of:=IF( AND( [.E133]&lt;&gt;&quot;&quot;; [.F133]&lt;&gt;&quot;&quot; ); CONCATENATE( &quot;{ &quot;; [.E133]; &quot;, &quot;; [.F133]; &quot; }&quot;; IF( AND( [.E134] &lt;&gt; &quot;&quot;; [.F13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34] &lt;&gt; &quot;&quot;; [.F134] &lt;&gt; &quot;&quot; ); &quot;&quot;; &quot;};&quot; )" office:value-type="string" office:string-value="};" calcext:value-type="string">
            <text:p>};</text:p>
          </table:table-cell>
          <table:table-cell table:formula="of:=IF( AND( [.E134]&lt;&gt;&quot;&quot;; [.F134]&lt;&gt;&quot;&quot; ); CONCATENATE( &quot;{ &quot;; [.E134]; &quot;, &quot;; [.F134]; &quot; }&quot;; IF( AND( [.E135] &lt;&gt; &quot;&quot;; [.F13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35] &lt;&gt; &quot;&quot;; [.F135] &lt;&gt; &quot;&quot; ); &quot;&quot;; &quot;};&quot; )" office:value-type="string" office:string-value="};" calcext:value-type="string">
            <text:p>};</text:p>
          </table:table-cell>
          <table:table-cell table:formula="of:=IF( AND( [.E135]&lt;&gt;&quot;&quot;; [.F135]&lt;&gt;&quot;&quot; ); CONCATENATE( &quot;{ &quot;; [.E135]; &quot;, &quot;; [.F135]; &quot; }&quot;; IF( AND( [.E136] &lt;&gt; &quot;&quot;; [.F13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36] &lt;&gt; &quot;&quot;; [.F136] &lt;&gt; &quot;&quot; ); &quot;&quot;; &quot;};&quot; )" office:value-type="string" office:string-value="};" calcext:value-type="string">
            <text:p>};</text:p>
          </table:table-cell>
          <table:table-cell table:formula="of:=IF( AND( [.E136]&lt;&gt;&quot;&quot;; [.F136]&lt;&gt;&quot;&quot; ); CONCATENATE( &quot;{ &quot;; [.E136]; &quot;, &quot;; [.F136]; &quot; }&quot;; IF( AND( [.E137] &lt;&gt; &quot;&quot;; [.F13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37] &lt;&gt; &quot;&quot;; [.F137] &lt;&gt; &quot;&quot; ); &quot;&quot;; &quot;};&quot; )" office:value-type="string" office:string-value="};" calcext:value-type="string">
            <text:p>};</text:p>
          </table:table-cell>
          <table:table-cell table:formula="of:=IF( AND( [.E137]&lt;&gt;&quot;&quot;; [.F137]&lt;&gt;&quot;&quot; ); CONCATENATE( &quot;{ &quot;; [.E137]; &quot;, &quot;; [.F137]; &quot; }&quot;; IF( AND( [.E138] &lt;&gt; &quot;&quot;; [.F13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38] &lt;&gt; &quot;&quot;; [.F138] &lt;&gt; &quot;&quot; ); &quot;&quot;; &quot;};&quot; )" office:value-type="string" office:string-value="};" calcext:value-type="string">
            <text:p>};</text:p>
          </table:table-cell>
          <table:table-cell table:formula="of:=IF( AND( [.E138]&lt;&gt;&quot;&quot;; [.F138]&lt;&gt;&quot;&quot; ); CONCATENATE( &quot;{ &quot;; [.E138]; &quot;, &quot;; [.F138]; &quot; }&quot;; IF( AND( [.E139] &lt;&gt; &quot;&quot;; [.F13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39] &lt;&gt; &quot;&quot;; [.F139] &lt;&gt; &quot;&quot; ); &quot;&quot;; &quot;};&quot; )" office:value-type="string" office:string-value="};" calcext:value-type="string">
            <text:p>};</text:p>
          </table:table-cell>
          <table:table-cell table:formula="of:=IF( AND( [.E139]&lt;&gt;&quot;&quot;; [.F139]&lt;&gt;&quot;&quot; ); CONCATENATE( &quot;{ &quot;; [.E139]; &quot;, &quot;; [.F139]; &quot; }&quot;; IF( AND( [.E140] &lt;&gt; &quot;&quot;; [.F14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40] &lt;&gt; &quot;&quot;; [.F140] &lt;&gt; &quot;&quot; ); &quot;&quot;; &quot;};&quot; )" office:value-type="string" office:string-value="};" calcext:value-type="string">
            <text:p>};</text:p>
          </table:table-cell>
          <table:table-cell table:formula="of:=IF( AND( [.E140]&lt;&gt;&quot;&quot;; [.F140]&lt;&gt;&quot;&quot; ); CONCATENATE( &quot;{ &quot;; [.E140]; &quot;, &quot;; [.F140]; &quot; }&quot;; IF( AND( [.E141] &lt;&gt; &quot;&quot;; [.F14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41] &lt;&gt; &quot;&quot;; [.F141] &lt;&gt; &quot;&quot; ); &quot;&quot;; &quot;};&quot; )" office:value-type="string" office:string-value="};" calcext:value-type="string">
            <text:p>};</text:p>
          </table:table-cell>
          <table:table-cell table:formula="of:=IF( AND( [.E141]&lt;&gt;&quot;&quot;; [.F141]&lt;&gt;&quot;&quot; ); CONCATENATE( &quot;{ &quot;; [.E141]; &quot;, &quot;; [.F141]; &quot; }&quot;; IF( AND( [.E142] &lt;&gt; &quot;&quot;; [.F14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42] &lt;&gt; &quot;&quot;; [.F142] &lt;&gt; &quot;&quot; ); &quot;&quot;; &quot;};&quot; )" office:value-type="string" office:string-value="};" calcext:value-type="string">
            <text:p>};</text:p>
          </table:table-cell>
          <table:table-cell table:formula="of:=IF( AND( [.E142]&lt;&gt;&quot;&quot;; [.F142]&lt;&gt;&quot;&quot; ); CONCATENATE( &quot;{ &quot;; [.E142]; &quot;, &quot;; [.F142]; &quot; }&quot;; IF( AND( [.E143] &lt;&gt; &quot;&quot;; [.F14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43] &lt;&gt; &quot;&quot;; [.F143] &lt;&gt; &quot;&quot; ); &quot;&quot;; &quot;};&quot; )" office:value-type="string" office:string-value="};" calcext:value-type="string">
            <text:p>};</text:p>
          </table:table-cell>
          <table:table-cell table:formula="of:=IF( AND( [.E143]&lt;&gt;&quot;&quot;; [.F143]&lt;&gt;&quot;&quot; ); CONCATENATE( &quot;{ &quot;; [.E143]; &quot;, &quot;; [.F143]; &quot; }&quot;; IF( AND( [.E144] &lt;&gt; &quot;&quot;; [.F14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44] &lt;&gt; &quot;&quot;; [.F144] &lt;&gt; &quot;&quot; ); &quot;&quot;; &quot;};&quot; )" office:value-type="string" office:string-value="};" calcext:value-type="string">
            <text:p>};</text:p>
          </table:table-cell>
          <table:table-cell table:formula="of:=IF( AND( [.E144]&lt;&gt;&quot;&quot;; [.F144]&lt;&gt;&quot;&quot; ); CONCATENATE( &quot;{ &quot;; [.E144]; &quot;, &quot;; [.F144]; &quot; }&quot;; IF( AND( [.E145] &lt;&gt; &quot;&quot;; [.F14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45] &lt;&gt; &quot;&quot;; [.F145] &lt;&gt; &quot;&quot; ); &quot;&quot;; &quot;};&quot; )" office:value-type="string" office:string-value="};" calcext:value-type="string">
            <text:p>};</text:p>
          </table:table-cell>
          <table:table-cell table:formula="of:=IF( AND( [.E145]&lt;&gt;&quot;&quot;; [.F145]&lt;&gt;&quot;&quot; ); CONCATENATE( &quot;{ &quot;; [.E145]; &quot;, &quot;; [.F145]; &quot; }&quot;; IF( AND( [.E146] &lt;&gt; &quot;&quot;; [.F14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46] &lt;&gt; &quot;&quot;; [.F146] &lt;&gt; &quot;&quot; ); &quot;&quot;; &quot;};&quot; )" office:value-type="string" office:string-value="};" calcext:value-type="string">
            <text:p>};</text:p>
          </table:table-cell>
          <table:table-cell table:formula="of:=IF( AND( [.E146]&lt;&gt;&quot;&quot;; [.F146]&lt;&gt;&quot;&quot; ); CONCATENATE( &quot;{ &quot;; [.E146]; &quot;, &quot;; [.F146]; &quot; }&quot;; IF( AND( [.E147] &lt;&gt; &quot;&quot;; [.F14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47] &lt;&gt; &quot;&quot;; [.F147] &lt;&gt; &quot;&quot; ); &quot;&quot;; &quot;};&quot; )" office:value-type="string" office:string-value="};" calcext:value-type="string">
            <text:p>};</text:p>
          </table:table-cell>
          <table:table-cell table:formula="of:=IF( AND( [.E147]&lt;&gt;&quot;&quot;; [.F147]&lt;&gt;&quot;&quot; ); CONCATENATE( &quot;{ &quot;; [.E147]; &quot;, &quot;; [.F147]; &quot; }&quot;; IF( AND( [.E148] &lt;&gt; &quot;&quot;; [.F14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48] &lt;&gt; &quot;&quot;; [.F148] &lt;&gt; &quot;&quot; ); &quot;&quot;; &quot;};&quot; )" office:value-type="string" office:string-value="};" calcext:value-type="string">
            <text:p>};</text:p>
          </table:table-cell>
          <table:table-cell table:formula="of:=IF( AND( [.E148]&lt;&gt;&quot;&quot;; [.F148]&lt;&gt;&quot;&quot; ); CONCATENATE( &quot;{ &quot;; [.E148]; &quot;, &quot;; [.F148]; &quot; }&quot;; IF( AND( [.E149] &lt;&gt; &quot;&quot;; [.F14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49] &lt;&gt; &quot;&quot;; [.F149] &lt;&gt; &quot;&quot; ); &quot;&quot;; &quot;};&quot; )" office:value-type="string" office:string-value="};" calcext:value-type="string">
            <text:p>};</text:p>
          </table:table-cell>
          <table:table-cell table:formula="of:=IF( AND( [.E149]&lt;&gt;&quot;&quot;; [.F149]&lt;&gt;&quot;&quot; ); CONCATENATE( &quot;{ &quot;; [.E149]; &quot;, &quot;; [.F149]; &quot; }&quot;; IF( AND( [.E150] &lt;&gt; &quot;&quot;; [.F15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50] &lt;&gt; &quot;&quot;; [.F150] &lt;&gt; &quot;&quot; ); &quot;&quot;; &quot;};&quot; )" office:value-type="string" office:string-value="};" calcext:value-type="string">
            <text:p>};</text:p>
          </table:table-cell>
          <table:table-cell table:formula="of:=IF( AND( [.E150]&lt;&gt;&quot;&quot;; [.F150]&lt;&gt;&quot;&quot; ); CONCATENATE( &quot;{ &quot;; [.E150]; &quot;, &quot;; [.F150]; &quot; }&quot;; IF( AND( [.E151] &lt;&gt; &quot;&quot;; [.F15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51] &lt;&gt; &quot;&quot;; [.F151] &lt;&gt; &quot;&quot; ); &quot;&quot;; &quot;};&quot; )" office:value-type="string" office:string-value="};" calcext:value-type="string">
            <text:p>};</text:p>
          </table:table-cell>
          <table:table-cell table:formula="of:=IF( AND( [.E151]&lt;&gt;&quot;&quot;; [.F151]&lt;&gt;&quot;&quot; ); CONCATENATE( &quot;{ &quot;; [.E151]; &quot;, &quot;; [.F151]; &quot; }&quot;; IF( AND( [.E152] &lt;&gt; &quot;&quot;; [.F15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52] &lt;&gt; &quot;&quot;; [.F152] &lt;&gt; &quot;&quot; ); &quot;&quot;; &quot;};&quot; )" office:value-type="string" office:string-value="};" calcext:value-type="string">
            <text:p>};</text:p>
          </table:table-cell>
          <table:table-cell table:formula="of:=IF( AND( [.E152]&lt;&gt;&quot;&quot;; [.F152]&lt;&gt;&quot;&quot; ); CONCATENATE( &quot;{ &quot;; [.E152]; &quot;, &quot;; [.F152]; &quot; }&quot;; IF( AND( [.E153] &lt;&gt; &quot;&quot;; [.F15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53] &lt;&gt; &quot;&quot;; [.F153] &lt;&gt; &quot;&quot; ); &quot;&quot;; &quot;};&quot; )" office:value-type="string" office:string-value="};" calcext:value-type="string">
            <text:p>};</text:p>
          </table:table-cell>
          <table:table-cell table:formula="of:=IF( AND( [.E153]&lt;&gt;&quot;&quot;; [.F153]&lt;&gt;&quot;&quot; ); CONCATENATE( &quot;{ &quot;; [.E153]; &quot;, &quot;; [.F153]; &quot; }&quot;; IF( AND( [.E154] &lt;&gt; &quot;&quot;; [.F15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54] &lt;&gt; &quot;&quot;; [.F154] &lt;&gt; &quot;&quot; ); &quot;&quot;; &quot;};&quot; )" office:value-type="string" office:string-value="};" calcext:value-type="string">
            <text:p>};</text:p>
          </table:table-cell>
          <table:table-cell table:formula="of:=IF( AND( [.E154]&lt;&gt;&quot;&quot;; [.F154]&lt;&gt;&quot;&quot; ); CONCATENATE( &quot;{ &quot;; [.E154]; &quot;, &quot;; [.F154]; &quot; }&quot;; IF( AND( [.E155] &lt;&gt; &quot;&quot;; [.F15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55] &lt;&gt; &quot;&quot;; [.F155] &lt;&gt; &quot;&quot; ); &quot;&quot;; &quot;};&quot; )" office:value-type="string" office:string-value="};" calcext:value-type="string">
            <text:p>};</text:p>
          </table:table-cell>
          <table:table-cell table:formula="of:=IF( AND( [.E155]&lt;&gt;&quot;&quot;; [.F155]&lt;&gt;&quot;&quot; ); CONCATENATE( &quot;{ &quot;; [.E155]; &quot;, &quot;; [.F155]; &quot; }&quot;; IF( AND( [.E156] &lt;&gt; &quot;&quot;; [.F15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56] &lt;&gt; &quot;&quot;; [.F156] &lt;&gt; &quot;&quot; ); &quot;&quot;; &quot;};&quot; )" office:value-type="string" office:string-value="};" calcext:value-type="string">
            <text:p>};</text:p>
          </table:table-cell>
          <table:table-cell table:formula="of:=IF( AND( [.E156]&lt;&gt;&quot;&quot;; [.F156]&lt;&gt;&quot;&quot; ); CONCATENATE( &quot;{ &quot;; [.E156]; &quot;, &quot;; [.F156]; &quot; }&quot;; IF( AND( [.E157] &lt;&gt; &quot;&quot;; [.F15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57] &lt;&gt; &quot;&quot;; [.F157] &lt;&gt; &quot;&quot; ); &quot;&quot;; &quot;};&quot; )" office:value-type="string" office:string-value="};" calcext:value-type="string">
            <text:p>};</text:p>
          </table:table-cell>
          <table:table-cell table:formula="of:=IF( AND( [.E157]&lt;&gt;&quot;&quot;; [.F157]&lt;&gt;&quot;&quot; ); CONCATENATE( &quot;{ &quot;; [.E157]; &quot;, &quot;; [.F157]; &quot; }&quot;; IF( AND( [.E158] &lt;&gt; &quot;&quot;; [.F15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58] &lt;&gt; &quot;&quot;; [.F158] &lt;&gt; &quot;&quot; ); &quot;&quot;; &quot;};&quot; )" office:value-type="string" office:string-value="};" calcext:value-type="string">
            <text:p>};</text:p>
          </table:table-cell>
          <table:table-cell table:formula="of:=IF( AND( [.E158]&lt;&gt;&quot;&quot;; [.F158]&lt;&gt;&quot;&quot; ); CONCATENATE( &quot;{ &quot;; [.E158]; &quot;, &quot;; [.F158]; &quot; }&quot;; IF( AND( [.E159] &lt;&gt; &quot;&quot;; [.F15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59] &lt;&gt; &quot;&quot;; [.F159] &lt;&gt; &quot;&quot; ); &quot;&quot;; &quot;};&quot; )" office:value-type="string" office:string-value="};" calcext:value-type="string">
            <text:p>};</text:p>
          </table:table-cell>
          <table:table-cell table:formula="of:=IF( AND( [.E159]&lt;&gt;&quot;&quot;; [.F159]&lt;&gt;&quot;&quot; ); CONCATENATE( &quot;{ &quot;; [.E159]; &quot;, &quot;; [.F159]; &quot; }&quot;; IF( AND( [.E160] &lt;&gt; &quot;&quot;; [.F16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60] &lt;&gt; &quot;&quot;; [.F160] &lt;&gt; &quot;&quot; ); &quot;&quot;; &quot;};&quot; )" office:value-type="string" office:string-value="};" calcext:value-type="string">
            <text:p>};</text:p>
          </table:table-cell>
          <table:table-cell table:formula="of:=IF( AND( [.E160]&lt;&gt;&quot;&quot;; [.F160]&lt;&gt;&quot;&quot; ); CONCATENATE( &quot;{ &quot;; [.E160]; &quot;, &quot;; [.F160]; &quot; }&quot;; IF( AND( [.E161] &lt;&gt; &quot;&quot;; [.F16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61] &lt;&gt; &quot;&quot;; [.F161] &lt;&gt; &quot;&quot; ); &quot;&quot;; &quot;};&quot; )" office:value-type="string" office:string-value="};" calcext:value-type="string">
            <text:p>};</text:p>
          </table:table-cell>
          <table:table-cell table:formula="of:=IF( AND( [.E161]&lt;&gt;&quot;&quot;; [.F161]&lt;&gt;&quot;&quot; ); CONCATENATE( &quot;{ &quot;; [.E161]; &quot;, &quot;; [.F161]; &quot; }&quot;; IF( AND( [.E162] &lt;&gt; &quot;&quot;; [.F16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62] &lt;&gt; &quot;&quot;; [.F162] &lt;&gt; &quot;&quot; ); &quot;&quot;; &quot;};&quot; )" office:value-type="string" office:string-value="};" calcext:value-type="string">
            <text:p>};</text:p>
          </table:table-cell>
          <table:table-cell table:formula="of:=IF( AND( [.E162]&lt;&gt;&quot;&quot;; [.F162]&lt;&gt;&quot;&quot; ); CONCATENATE( &quot;{ &quot;; [.E162]; &quot;, &quot;; [.F162]; &quot; }&quot;; IF( AND( [.E163] &lt;&gt; &quot;&quot;; [.F16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63] &lt;&gt; &quot;&quot;; [.F163] &lt;&gt; &quot;&quot; ); &quot;&quot;; &quot;};&quot; )" office:value-type="string" office:string-value="};" calcext:value-type="string">
            <text:p>};</text:p>
          </table:table-cell>
          <table:table-cell table:formula="of:=IF( AND( [.E163]&lt;&gt;&quot;&quot;; [.F163]&lt;&gt;&quot;&quot; ); CONCATENATE( &quot;{ &quot;; [.E163]; &quot;, &quot;; [.F163]; &quot; }&quot;; IF( AND( [.E164] &lt;&gt; &quot;&quot;; [.F16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64] &lt;&gt; &quot;&quot;; [.F164] &lt;&gt; &quot;&quot; ); &quot;&quot;; &quot;};&quot; )" office:value-type="string" office:string-value="};" calcext:value-type="string">
            <text:p>};</text:p>
          </table:table-cell>
          <table:table-cell table:formula="of:=IF( AND( [.E164]&lt;&gt;&quot;&quot;; [.F164]&lt;&gt;&quot;&quot; ); CONCATENATE( &quot;{ &quot;; [.E164]; &quot;, &quot;; [.F164]; &quot; }&quot;; IF( AND( [.E165] &lt;&gt; &quot;&quot;; [.F16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65] &lt;&gt; &quot;&quot;; [.F165] &lt;&gt; &quot;&quot; ); &quot;&quot;; &quot;};&quot; )" office:value-type="string" office:string-value="};" calcext:value-type="string">
            <text:p>};</text:p>
          </table:table-cell>
          <table:table-cell table:formula="of:=IF( AND( [.E165]&lt;&gt;&quot;&quot;; [.F165]&lt;&gt;&quot;&quot; ); CONCATENATE( &quot;{ &quot;; [.E165]; &quot;, &quot;; [.F165]; &quot; }&quot;; IF( AND( [.E166] &lt;&gt; &quot;&quot;; [.F16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66] &lt;&gt; &quot;&quot;; [.F166] &lt;&gt; &quot;&quot; ); &quot;&quot;; &quot;};&quot; )" office:value-type="string" office:string-value="};" calcext:value-type="string">
            <text:p>};</text:p>
          </table:table-cell>
          <table:table-cell table:formula="of:=IF( AND( [.E166]&lt;&gt;&quot;&quot;; [.F166]&lt;&gt;&quot;&quot; ); CONCATENATE( &quot;{ &quot;; [.E166]; &quot;, &quot;; [.F166]; &quot; }&quot;; IF( AND( [.E167] &lt;&gt; &quot;&quot;; [.F16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67] &lt;&gt; &quot;&quot;; [.F167] &lt;&gt; &quot;&quot; ); &quot;&quot;; &quot;};&quot; )" office:value-type="string" office:string-value="};" calcext:value-type="string">
            <text:p>};</text:p>
          </table:table-cell>
          <table:table-cell table:formula="of:=IF( AND( [.E167]&lt;&gt;&quot;&quot;; [.F167]&lt;&gt;&quot;&quot; ); CONCATENATE( &quot;{ &quot;; [.E167]; &quot;, &quot;; [.F167]; &quot; }&quot;; IF( AND( [.E168] &lt;&gt; &quot;&quot;; [.F16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68] &lt;&gt; &quot;&quot;; [.F168] &lt;&gt; &quot;&quot; ); &quot;&quot;; &quot;};&quot; )" office:value-type="string" office:string-value="};" calcext:value-type="string">
            <text:p>};</text:p>
          </table:table-cell>
          <table:table-cell table:formula="of:=IF( AND( [.E168]&lt;&gt;&quot;&quot;; [.F168]&lt;&gt;&quot;&quot; ); CONCATENATE( &quot;{ &quot;; [.E168]; &quot;, &quot;; [.F168]; &quot; }&quot;; IF( AND( [.E169] &lt;&gt; &quot;&quot;; [.F16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69] &lt;&gt; &quot;&quot;; [.F169] &lt;&gt; &quot;&quot; ); &quot;&quot;; &quot;};&quot; )" office:value-type="string" office:string-value="};" calcext:value-type="string">
            <text:p>};</text:p>
          </table:table-cell>
          <table:table-cell table:formula="of:=IF( AND( [.E169]&lt;&gt;&quot;&quot;; [.F169]&lt;&gt;&quot;&quot; ); CONCATENATE( &quot;{ &quot;; [.E169]; &quot;, &quot;; [.F169]; &quot; }&quot;; IF( AND( [.E170] &lt;&gt; &quot;&quot;; [.F17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70] &lt;&gt; &quot;&quot;; [.F170] &lt;&gt; &quot;&quot; ); &quot;&quot;; &quot;};&quot; )" office:value-type="string" office:string-value="};" calcext:value-type="string">
            <text:p>};</text:p>
          </table:table-cell>
          <table:table-cell table:formula="of:=IF( AND( [.E170]&lt;&gt;&quot;&quot;; [.F170]&lt;&gt;&quot;&quot; ); CONCATENATE( &quot;{ &quot;; [.E170]; &quot;, &quot;; [.F170]; &quot; }&quot;; IF( AND( [.E171] &lt;&gt; &quot;&quot;; [.F17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71] &lt;&gt; &quot;&quot;; [.F171] &lt;&gt; &quot;&quot; ); &quot;&quot;; &quot;};&quot; )" office:value-type="string" office:string-value="};" calcext:value-type="string">
            <text:p>};</text:p>
          </table:table-cell>
          <table:table-cell table:formula="of:=IF( AND( [.E171]&lt;&gt;&quot;&quot;; [.F171]&lt;&gt;&quot;&quot; ); CONCATENATE( &quot;{ &quot;; [.E171]; &quot;, &quot;; [.F171]; &quot; }&quot;; IF( AND( [.E172] &lt;&gt; &quot;&quot;; [.F17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72] &lt;&gt; &quot;&quot;; [.F172] &lt;&gt; &quot;&quot; ); &quot;&quot;; &quot;};&quot; )" office:value-type="string" office:string-value="};" calcext:value-type="string">
            <text:p>};</text:p>
          </table:table-cell>
          <table:table-cell table:formula="of:=IF( AND( [.E172]&lt;&gt;&quot;&quot;; [.F172]&lt;&gt;&quot;&quot; ); CONCATENATE( &quot;{ &quot;; [.E172]; &quot;, &quot;; [.F172]; &quot; }&quot;; IF( AND( [.E173] &lt;&gt; &quot;&quot;; [.F17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73] &lt;&gt; &quot;&quot;; [.F173] &lt;&gt; &quot;&quot; ); &quot;&quot;; &quot;};&quot; )" office:value-type="string" office:string-value="};" calcext:value-type="string">
            <text:p>};</text:p>
          </table:table-cell>
          <table:table-cell table:formula="of:=IF( AND( [.E173]&lt;&gt;&quot;&quot;; [.F173]&lt;&gt;&quot;&quot; ); CONCATENATE( &quot;{ &quot;; [.E173]; &quot;, &quot;; [.F173]; &quot; }&quot;; IF( AND( [.E174] &lt;&gt; &quot;&quot;; [.F17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74] &lt;&gt; &quot;&quot;; [.F174] &lt;&gt; &quot;&quot; ); &quot;&quot;; &quot;};&quot; )" office:value-type="string" office:string-value="};" calcext:value-type="string">
            <text:p>};</text:p>
          </table:table-cell>
          <table:table-cell table:formula="of:=IF( AND( [.E174]&lt;&gt;&quot;&quot;; [.F174]&lt;&gt;&quot;&quot; ); CONCATENATE( &quot;{ &quot;; [.E174]; &quot;, &quot;; [.F174]; &quot; }&quot;; IF( AND( [.E175] &lt;&gt; &quot;&quot;; [.F17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75] &lt;&gt; &quot;&quot;; [.F175] &lt;&gt; &quot;&quot; ); &quot;&quot;; &quot;};&quot; )" office:value-type="string" office:string-value="};" calcext:value-type="string">
            <text:p>};</text:p>
          </table:table-cell>
          <table:table-cell table:formula="of:=IF( AND( [.E175]&lt;&gt;&quot;&quot;; [.F175]&lt;&gt;&quot;&quot; ); CONCATENATE( &quot;{ &quot;; [.E175]; &quot;, &quot;; [.F175]; &quot; }&quot;; IF( AND( [.E176] &lt;&gt; &quot;&quot;; [.F17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76] &lt;&gt; &quot;&quot;; [.F176] &lt;&gt; &quot;&quot; ); &quot;&quot;; &quot;};&quot; )" office:value-type="string" office:string-value="};" calcext:value-type="string">
            <text:p>};</text:p>
          </table:table-cell>
          <table:table-cell table:formula="of:=IF( AND( [.E176]&lt;&gt;&quot;&quot;; [.F176]&lt;&gt;&quot;&quot; ); CONCATENATE( &quot;{ &quot;; [.E176]; &quot;, &quot;; [.F176]; &quot; }&quot;; IF( AND( [.E177] &lt;&gt; &quot;&quot;; [.F17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77] &lt;&gt; &quot;&quot;; [.F177] &lt;&gt; &quot;&quot; ); &quot;&quot;; &quot;};&quot; )" office:value-type="string" office:string-value="};" calcext:value-type="string">
            <text:p>};</text:p>
          </table:table-cell>
          <table:table-cell table:formula="of:=IF( AND( [.E177]&lt;&gt;&quot;&quot;; [.F177]&lt;&gt;&quot;&quot; ); CONCATENATE( &quot;{ &quot;; [.E177]; &quot;, &quot;; [.F177]; &quot; }&quot;; IF( AND( [.E178] &lt;&gt; &quot;&quot;; [.F17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78] &lt;&gt; &quot;&quot;; [.F178] &lt;&gt; &quot;&quot; ); &quot;&quot;; &quot;};&quot; )" office:value-type="string" office:string-value="};" calcext:value-type="string">
            <text:p>};</text:p>
          </table:table-cell>
          <table:table-cell table:formula="of:=IF( AND( [.E178]&lt;&gt;&quot;&quot;; [.F178]&lt;&gt;&quot;&quot; ); CONCATENATE( &quot;{ &quot;; [.E178]; &quot;, &quot;; [.F178]; &quot; }&quot;; IF( AND( [.E179] &lt;&gt; &quot;&quot;; [.F17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79] &lt;&gt; &quot;&quot;; [.F179] &lt;&gt; &quot;&quot; ); &quot;&quot;; &quot;};&quot; )" office:value-type="string" office:string-value="};" calcext:value-type="string">
            <text:p>};</text:p>
          </table:table-cell>
          <table:table-cell table:formula="of:=IF( AND( [.E179]&lt;&gt;&quot;&quot;; [.F179]&lt;&gt;&quot;&quot; ); CONCATENATE( &quot;{ &quot;; [.E179]; &quot;, &quot;; [.F179]; &quot; }&quot;; IF( AND( [.E180] &lt;&gt; &quot;&quot;; [.F18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80] &lt;&gt; &quot;&quot;; [.F180] &lt;&gt; &quot;&quot; ); &quot;&quot;; &quot;};&quot; )" office:value-type="string" office:string-value="};" calcext:value-type="string">
            <text:p>};</text:p>
          </table:table-cell>
          <table:table-cell table:formula="of:=IF( AND( [.E180]&lt;&gt;&quot;&quot;; [.F180]&lt;&gt;&quot;&quot; ); CONCATENATE( &quot;{ &quot;; [.E180]; &quot;, &quot;; [.F180]; &quot; }&quot;; IF( AND( [.E181] &lt;&gt; &quot;&quot;; [.F18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81] &lt;&gt; &quot;&quot;; [.F181] &lt;&gt; &quot;&quot; ); &quot;&quot;; &quot;};&quot; )" office:value-type="string" office:string-value="};" calcext:value-type="string">
            <text:p>};</text:p>
          </table:table-cell>
          <table:table-cell table:formula="of:=IF( AND( [.E181]&lt;&gt;&quot;&quot;; [.F181]&lt;&gt;&quot;&quot; ); CONCATENATE( &quot;{ &quot;; [.E181]; &quot;, &quot;; [.F181]; &quot; }&quot;; IF( AND( [.E182] &lt;&gt; &quot;&quot;; [.F18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82] &lt;&gt; &quot;&quot;; [.F182] &lt;&gt; &quot;&quot; ); &quot;&quot;; &quot;};&quot; )" office:value-type="string" office:string-value="};" calcext:value-type="string">
            <text:p>};</text:p>
          </table:table-cell>
          <table:table-cell table:formula="of:=IF( AND( [.E182]&lt;&gt;&quot;&quot;; [.F182]&lt;&gt;&quot;&quot; ); CONCATENATE( &quot;{ &quot;; [.E182]; &quot;, &quot;; [.F182]; &quot; }&quot;; IF( AND( [.E183] &lt;&gt; &quot;&quot;; [.F18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83] &lt;&gt; &quot;&quot;; [.F183] &lt;&gt; &quot;&quot; ); &quot;&quot;; &quot;};&quot; )" office:value-type="string" office:string-value="};" calcext:value-type="string">
            <text:p>};</text:p>
          </table:table-cell>
          <table:table-cell table:formula="of:=IF( AND( [.E183]&lt;&gt;&quot;&quot;; [.F183]&lt;&gt;&quot;&quot; ); CONCATENATE( &quot;{ &quot;; [.E183]; &quot;, &quot;; [.F183]; &quot; }&quot;; IF( AND( [.E184] &lt;&gt; &quot;&quot;; [.F18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84] &lt;&gt; &quot;&quot;; [.F184] &lt;&gt; &quot;&quot; ); &quot;&quot;; &quot;};&quot; )" office:value-type="string" office:string-value="};" calcext:value-type="string">
            <text:p>};</text:p>
          </table:table-cell>
          <table:table-cell table:formula="of:=IF( AND( [.E184]&lt;&gt;&quot;&quot;; [.F184]&lt;&gt;&quot;&quot; ); CONCATENATE( &quot;{ &quot;; [.E184]; &quot;, &quot;; [.F184]; &quot; }&quot;; IF( AND( [.E185] &lt;&gt; &quot;&quot;; [.F18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85] &lt;&gt; &quot;&quot;; [.F185] &lt;&gt; &quot;&quot; ); &quot;&quot;; &quot;};&quot; )" office:value-type="string" office:string-value="};" calcext:value-type="string">
            <text:p>};</text:p>
          </table:table-cell>
          <table:table-cell table:formula="of:=IF( AND( [.E185]&lt;&gt;&quot;&quot;; [.F185]&lt;&gt;&quot;&quot; ); CONCATENATE( &quot;{ &quot;; [.E185]; &quot;, &quot;; [.F185]; &quot; }&quot;; IF( AND( [.E186] &lt;&gt; &quot;&quot;; [.F18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86] &lt;&gt; &quot;&quot;; [.F186] &lt;&gt; &quot;&quot; ); &quot;&quot;; &quot;};&quot; )" office:value-type="string" office:string-value="};" calcext:value-type="string">
            <text:p>};</text:p>
          </table:table-cell>
          <table:table-cell table:formula="of:=IF( AND( [.E186]&lt;&gt;&quot;&quot;; [.F186]&lt;&gt;&quot;&quot; ); CONCATENATE( &quot;{ &quot;; [.E186]; &quot;, &quot;; [.F186]; &quot; }&quot;; IF( AND( [.E187] &lt;&gt; &quot;&quot;; [.F18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87] &lt;&gt; &quot;&quot;; [.F187] &lt;&gt; &quot;&quot; ); &quot;&quot;; &quot;};&quot; )" office:value-type="string" office:string-value="};" calcext:value-type="string">
            <text:p>};</text:p>
          </table:table-cell>
          <table:table-cell table:formula="of:=IF( AND( [.E187]&lt;&gt;&quot;&quot;; [.F187]&lt;&gt;&quot;&quot; ); CONCATENATE( &quot;{ &quot;; [.E187]; &quot;, &quot;; [.F187]; &quot; }&quot;; IF( AND( [.E188] &lt;&gt; &quot;&quot;; [.F18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88] &lt;&gt; &quot;&quot;; [.F188] &lt;&gt; &quot;&quot; ); &quot;&quot;; &quot;};&quot; )" office:value-type="string" office:string-value="};" calcext:value-type="string">
            <text:p>};</text:p>
          </table:table-cell>
          <table:table-cell table:formula="of:=IF( AND( [.E188]&lt;&gt;&quot;&quot;; [.F188]&lt;&gt;&quot;&quot; ); CONCATENATE( &quot;{ &quot;; [.E188]; &quot;, &quot;; [.F188]; &quot; }&quot;; IF( AND( [.E189] &lt;&gt; &quot;&quot;; [.F18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89] &lt;&gt; &quot;&quot;; [.F189] &lt;&gt; &quot;&quot; ); &quot;&quot;; &quot;};&quot; )" office:value-type="string" office:string-value="};" calcext:value-type="string">
            <text:p>};</text:p>
          </table:table-cell>
          <table:table-cell table:formula="of:=IF( AND( [.E189]&lt;&gt;&quot;&quot;; [.F189]&lt;&gt;&quot;&quot; ); CONCATENATE( &quot;{ &quot;; [.E189]; &quot;, &quot;; [.F189]; &quot; }&quot;; IF( AND( [.E190] &lt;&gt; &quot;&quot;; [.F19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90] &lt;&gt; &quot;&quot;; [.F190] &lt;&gt; &quot;&quot; ); &quot;&quot;; &quot;};&quot; )" office:value-type="string" office:string-value="};" calcext:value-type="string">
            <text:p>};</text:p>
          </table:table-cell>
          <table:table-cell table:formula="of:=IF( AND( [.E190]&lt;&gt;&quot;&quot;; [.F190]&lt;&gt;&quot;&quot; ); CONCATENATE( &quot;{ &quot;; [.E190]; &quot;, &quot;; [.F190]; &quot; }&quot;; IF( AND( [.E191] &lt;&gt; &quot;&quot;; [.F19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91] &lt;&gt; &quot;&quot;; [.F191] &lt;&gt; &quot;&quot; ); &quot;&quot;; &quot;};&quot; )" office:value-type="string" office:string-value="};" calcext:value-type="string">
            <text:p>};</text:p>
          </table:table-cell>
          <table:table-cell table:formula="of:=IF( AND( [.E191]&lt;&gt;&quot;&quot;; [.F191]&lt;&gt;&quot;&quot; ); CONCATENATE( &quot;{ &quot;; [.E191]; &quot;, &quot;; [.F191]; &quot; }&quot;; IF( AND( [.E192] &lt;&gt; &quot;&quot;; [.F192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92] &lt;&gt; &quot;&quot;; [.F192] &lt;&gt; &quot;&quot; ); &quot;&quot;; &quot;};&quot; )" office:value-type="string" office:string-value="};" calcext:value-type="string">
            <text:p>};</text:p>
          </table:table-cell>
          <table:table-cell table:formula="of:=IF( AND( [.E192]&lt;&gt;&quot;&quot;; [.F192]&lt;&gt;&quot;&quot; ); CONCATENATE( &quot;{ &quot;; [.E192]; &quot;, &quot;; [.F192]; &quot; }&quot;; IF( AND( [.E193] &lt;&gt; &quot;&quot;; [.F193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93] &lt;&gt; &quot;&quot;; [.F193] &lt;&gt; &quot;&quot; ); &quot;&quot;; &quot;};&quot; )" office:value-type="string" office:string-value="};" calcext:value-type="string">
            <text:p>};</text:p>
          </table:table-cell>
          <table:table-cell table:formula="of:=IF( AND( [.E193]&lt;&gt;&quot;&quot;; [.F193]&lt;&gt;&quot;&quot; ); CONCATENATE( &quot;{ &quot;; [.E193]; &quot;, &quot;; [.F193]; &quot; }&quot;; IF( AND( [.E194] &lt;&gt; &quot;&quot;; [.F194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94] &lt;&gt; &quot;&quot;; [.F194] &lt;&gt; &quot;&quot; ); &quot;&quot;; &quot;};&quot; )" office:value-type="string" office:string-value="};" calcext:value-type="string">
            <text:p>};</text:p>
          </table:table-cell>
          <table:table-cell table:formula="of:=IF( AND( [.E194]&lt;&gt;&quot;&quot;; [.F194]&lt;&gt;&quot;&quot; ); CONCATENATE( &quot;{ &quot;; [.E194]; &quot;, &quot;; [.F194]; &quot; }&quot;; IF( AND( [.E195] &lt;&gt; &quot;&quot;; [.F195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95] &lt;&gt; &quot;&quot;; [.F195] &lt;&gt; &quot;&quot; ); &quot;&quot;; &quot;};&quot; )" office:value-type="string" office:string-value="};" calcext:value-type="string">
            <text:p>};</text:p>
          </table:table-cell>
          <table:table-cell table:formula="of:=IF( AND( [.E195]&lt;&gt;&quot;&quot;; [.F195]&lt;&gt;&quot;&quot; ); CONCATENATE( &quot;{ &quot;; [.E195]; &quot;, &quot;; [.F195]; &quot; }&quot;; IF( AND( [.E196] &lt;&gt; &quot;&quot;; [.F196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96] &lt;&gt; &quot;&quot;; [.F196] &lt;&gt; &quot;&quot; ); &quot;&quot;; &quot;};&quot; )" office:value-type="string" office:string-value="};" calcext:value-type="string">
            <text:p>};</text:p>
          </table:table-cell>
          <table:table-cell table:formula="of:=IF( AND( [.E196]&lt;&gt;&quot;&quot;; [.F196]&lt;&gt;&quot;&quot; ); CONCATENATE( &quot;{ &quot;; [.E196]; &quot;, &quot;; [.F196]; &quot; }&quot;; IF( AND( [.E197] &lt;&gt; &quot;&quot;; [.F197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97] &lt;&gt; &quot;&quot;; [.F197] &lt;&gt; &quot;&quot; ); &quot;&quot;; &quot;};&quot; )" office:value-type="string" office:string-value="};" calcext:value-type="string">
            <text:p>};</text:p>
          </table:table-cell>
          <table:table-cell table:formula="of:=IF( AND( [.E197]&lt;&gt;&quot;&quot;; [.F197]&lt;&gt;&quot;&quot; ); CONCATENATE( &quot;{ &quot;; [.E197]; &quot;, &quot;; [.F197]; &quot; }&quot;; IF( AND( [.E198] &lt;&gt; &quot;&quot;; [.F198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98] &lt;&gt; &quot;&quot;; [.F198] &lt;&gt; &quot;&quot; ); &quot;&quot;; &quot;};&quot; )" office:value-type="string" office:string-value="};" calcext:value-type="string">
            <text:p>};</text:p>
          </table:table-cell>
          <table:table-cell table:formula="of:=IF( AND( [.E198]&lt;&gt;&quot;&quot;; [.F198]&lt;&gt;&quot;&quot; ); CONCATENATE( &quot;{ &quot;; [.E198]; &quot;, &quot;; [.F198]; &quot; }&quot;; IF( AND( [.E199] &lt;&gt; &quot;&quot;; [.F199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199] &lt;&gt; &quot;&quot;; [.F199] &lt;&gt; &quot;&quot; ); &quot;&quot;; &quot;};&quot; )" office:value-type="string" office:string-value="};" calcext:value-type="string">
            <text:p>};</text:p>
          </table:table-cell>
          <table:table-cell table:formula="of:=IF( AND( [.E199]&lt;&gt;&quot;&quot;; [.F199]&lt;&gt;&quot;&quot; ); CONCATENATE( &quot;{ &quot;; [.E199]; &quot;, &quot;; [.F199]; &quot; }&quot;; IF( AND( [.E200] &lt;&gt; &quot;&quot;; [.F200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200] &lt;&gt; &quot;&quot;; [.F200] &lt;&gt; &quot;&quot; ); &quot;&quot;; &quot;};&quot; )" office:value-type="string" office:string-value="};" calcext:value-type="string">
            <text:p>};</text:p>
          </table:table-cell>
          <table:table-cell table:formula="of:=IF( AND( [.E200]&lt;&gt;&quot;&quot;; [.F200]&lt;&gt;&quot;&quot; ); CONCATENATE( &quot;{ &quot;; [.E200]; &quot;, &quot;; [.F200]; &quot; }&quot;; IF( AND( [.E201] &lt;&gt; &quot;&quot;; [.F201] &lt;&gt; &quot;&quot; ); &quot;, &quot;; &quot;&quot; ) ); &quot;&quot; )">
            <text:p/>
          </table:table-cell>
          <table:table-cell table:number-columns-repeated="11"/>
        </table:table-row>
        <table:table-row table:style-name="ro1">
          <table:table-cell table:number-columns-repeated="8"/>
          <table:table-cell table:formula="of:=IF( AND( [.E201] &lt;&gt; &quot;&quot;; [.F201] &lt;&gt; &quot;&quot; ); &quot;&quot;; &quot;};&quot; )" office:value-type="string" office:string-value="};" calcext:value-type="string">
            <text:p>};</text:p>
          </table:table-cell>
          <table:table-cell table:formula="of:=IF( AND( [.E201]&lt;&gt;&quot;&quot;; [.F201]&lt;&gt;&quot;&quot; ); CONCATENATE( &quot;{ &quot;; [.E201]; &quot;, &quot;; [.F201]; &quot; }&quot;; IF( AND( [.E202] &lt;&gt; &quot;&quot;; [.F202] &lt;&gt; &quot;&quot; ); &quot;, &quot;; &quot;&quot; ) ); &quot;&quot; )">
            <text:p/>
          </table:table-cell>
          <table:table-cell table:number-columns-repeated="11"/>
        </table:table-row>
      </table:table>
      <table:table table:name="241A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Nuclide_name</text:p>
          </table:table-cell>
          <table:table-cell office:value-type="string" calcext:value-type="string">
            <text:p>241Am</text:p>
          </table:table-cell>
          <table:table-cell table:number-columns-repeated="2"/>
          <table:table-cell table:style-name="ce1" office:value-type="string" calcext:value-type="string">
            <text:p>Energy (keV)</text:p>
          </table:table-cell>
          <table:table-cell table:style-name="ce1" office:value-type="string" calcext:value-type="string">
            <text:p>Intensity (%)</text:p>
          </table:table-cell>
          <table:table-cell table:number-columns-repeated="2"/>
          <table:table-cell table:formula="of:=CONCATENATE( [.B1]; &quot;_decay_data[&quot;; &quot;N_&quot;; [.B1]; &quot;][2] = {&quot; )" office:value-type="string" office:string-value="241Am_decay_data[N_241Am][2] = {" calcext:value-type="string">
            <text:p>241Am_decay_data[N_241Am][2] = {</text:p>
          </table:table-cell>
          <table:table-cell table:number-columns-repeated="2"/>
          <table:table-cell table:formula="of:=CONCATENATE( &quot;const int N_&quot;; [.B1]; &quot; = &quot;; [.B2]; &quot;;&quot; )" office:value-type="string" office:string-value="const int N_241Am = 25;" calcext:value-type="string">
            <text:p>const int N_241Am = 25;</text:p>
          </table:table-cell>
        </table:table-row>
        <table:table-row table:style-name="ro1">
          <table:table-cell office:value-type="string" calcext:value-type="string">
            <text:p>NUMBER</text:p>
          </table:table-cell>
          <table:table-cell table:formula="of:=SUMPRODUCT( [.E2:.E201] &gt; 0 )" office:value-type="float" office:value="25" calcext:value-type="float">
            <text:p>25</text:p>
          </table:table-cell>
          <table:table-cell/>
          <table:table-cell office:value-type="string" calcext:value-type="string">
            <text:p>PASTE HERE:</text:p>
          </table:table-cell>
          <table:table-cell office:value-type="float" office:value="4758" calcext:value-type="float">
            <text:p>4758</text:p>
          </table:table-cell>
          <table:table-cell office:value-type="float" office:value="0.000005" calcext:value-type="float">
            <text:p>5E-06</text:p>
          </table:table-cell>
          <table:table-cell table:number-columns-repeated="2"/>
          <table:table-cell table:formula="of:=IF( AND( [.E2] &lt;&gt; &quot;&quot;; [.F2] &lt;&gt; &quot;&quot; ); &quot;&quot;; &quot;};&quot; )">
            <text:p/>
          </table:table-cell>
          <table:table-cell table:formula="of:=IF( AND( [.E2]&lt;&gt;&quot;&quot;; [.F2]&lt;&gt;&quot;&quot; ); CONCATENATE( &quot;{ &quot;; [.E2]; &quot;, &quot;; [.F2]; &quot; }&quot;; IF( AND( [.E3] &lt;&gt; &quot;&quot;; [.F3] &lt;&gt; &quot;&quot; ); &quot;, &quot;; &quot;&quot; ) ); &quot;&quot; )" office:value-type="string" office:string-value="{ 4758, 0.000005 }, " calcext:value-type="string">
            <text:p>{ 4758, 0.000005 },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Use NNDC</text:p>
          </table:table-cell>
          <table:table-cell office:value-type="float" office:value="4800" calcext:value-type="float">
            <text:p>4800</text:p>
          </table:table-cell>
          <table:table-cell office:value-type="float" office:value="0.000086" calcext:value-type="float">
            <text:p>8.6E-05</text:p>
          </table:table-cell>
          <table:table-cell table:number-columns-repeated="2"/>
          <table:table-cell table:formula="of:=IF( AND( [.E3] &lt;&gt; &quot;&quot;; [.F3] &lt;&gt; &quot;&quot; ); &quot;&quot;; &quot;};&quot; )">
            <text:p/>
          </table:table-cell>
          <table:table-cell table:formula="of:=IF( AND( [.E3]&lt;&gt;&quot;&quot;; [.F3]&lt;&gt;&quot;&quot; ); CONCATENATE( &quot;{ &quot;; [.E3]; &quot;, &quot;; [.F3]; &quot; }&quot;; IF( AND( [.E4] &lt;&gt; &quot;&quot;; [.F4] &lt;&gt; &quot;&quot; ); &quot;, &quot;; &quot;&quot; ) ); &quot;&quot; )" office:value-type="string" office:string-value="{ 4800, 0.000086 }, " calcext:value-type="string">
            <text:p>{ 4800, 0.000086 },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4834" calcext:value-type="float">
            <text:p>4834</text:p>
          </table:table-cell>
          <table:table-cell office:value-type="float" office:value="0.0007" calcext:value-type="float">
            <text:p>0.0007</text:p>
          </table:table-cell>
          <table:table-cell table:number-columns-repeated="2"/>
          <table:table-cell table:formula="of:=IF( AND( [.E4] &lt;&gt; &quot;&quot;; [.F4] &lt;&gt; &quot;&quot; ); &quot;&quot;; &quot;};&quot; )">
            <text:p/>
          </table:table-cell>
          <table:table-cell table:formula="of:=IF( AND( [.E4]&lt;&gt;&quot;&quot;; [.F4]&lt;&gt;&quot;&quot; ); CONCATENATE( &quot;{ &quot;; [.E4]; &quot;, &quot;; [.F4]; &quot; }&quot;; IF( AND( [.E5] &lt;&gt; &quot;&quot;; [.F5] &lt;&gt; &quot;&quot; ); &quot;, &quot;; &quot;&quot; ) ); &quot;&quot; )" office:value-type="string" office:string-value="{ 4834, 0.0007 }, " calcext:value-type="string">
            <text:p>{ 4834, 0.0007 },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004" calcext:value-type="float">
            <text:p>5004</text:p>
          </table:table-cell>
          <table:table-cell office:value-type="float" office:value="0.0001" calcext:value-type="float">
            <text:p>0.0001</text:p>
          </table:table-cell>
          <table:table-cell table:number-columns-repeated="2"/>
          <table:table-cell table:formula="of:=IF( AND( [.E5] &lt;&gt; &quot;&quot;; [.F5] &lt;&gt; &quot;&quot; ); &quot;&quot;; &quot;};&quot; )">
            <text:p/>
          </table:table-cell>
          <table:table-cell table:formula="of:=IF( AND( [.E5]&lt;&gt;&quot;&quot;; [.F5]&lt;&gt;&quot;&quot; ); CONCATENATE( &quot;{ &quot;; [.E5]; &quot;, &quot;; [.F5]; &quot; }&quot;; IF( AND( [.E6] &lt;&gt; &quot;&quot;; [.F6] &lt;&gt; &quot;&quot; ); &quot;, &quot;; &quot;&quot; ) ); &quot;&quot; )" office:value-type="string" office:string-value="{ 5004, 0.0001 }, " calcext:value-type="string">
            <text:p>{ 5004, 0.0001 },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068" calcext:value-type="float">
            <text:p>5068</text:p>
          </table:table-cell>
          <table:table-cell office:value-type="float" office:value="0.00014" calcext:value-type="float">
            <text:p>0.00014</text:p>
          </table:table-cell>
          <table:table-cell table:number-columns-repeated="2"/>
          <table:table-cell table:formula="of:=IF( AND( [.E6] &lt;&gt; &quot;&quot;; [.F6] &lt;&gt; &quot;&quot; ); &quot;&quot;; &quot;};&quot; )">
            <text:p/>
          </table:table-cell>
          <table:table-cell table:formula="of:=IF( AND( [.E6]&lt;&gt;&quot;&quot;; [.F6]&lt;&gt;&quot;&quot; ); CONCATENATE( &quot;{ &quot;; [.E6]; &quot;, &quot;; [.F6]; &quot; }&quot;; IF( AND( [.E7] &lt;&gt; &quot;&quot;; [.F7] &lt;&gt; &quot;&quot; ); &quot;, &quot;; &quot;&quot; ) ); &quot;&quot; )" office:value-type="string" office:string-value="{ 5068, 0.00014 }, " calcext:value-type="string">
            <text:p>{ 5068, 0.00014 },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089" calcext:value-type="float">
            <text:p>5089</text:p>
          </table:table-cell>
          <table:table-cell office:value-type="float" office:value="0.0004" calcext:value-type="float">
            <text:p>0.0004</text:p>
          </table:table-cell>
          <table:table-cell table:number-columns-repeated="2"/>
          <table:table-cell table:formula="of:=IF( AND( [.E7] &lt;&gt; &quot;&quot;; [.F7] &lt;&gt; &quot;&quot; ); &quot;&quot;; &quot;};&quot; )">
            <text:p/>
          </table:table-cell>
          <table:table-cell table:formula="of:=IF( AND( [.E7]&lt;&gt;&quot;&quot;; [.F7]&lt;&gt;&quot;&quot; ); CONCATENATE( &quot;{ &quot;; [.E7]; &quot;, &quot;; [.F7]; &quot; }&quot;; IF( AND( [.E8] &lt;&gt; &quot;&quot;; [.F8] &lt;&gt; &quot;&quot; ); &quot;, &quot;; &quot;&quot; ) ); &quot;&quot; )" office:value-type="string" office:string-value="{ 5089, 0.0004 }, " calcext:value-type="string">
            <text:p>{ 5089, 0.0004 },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096" calcext:value-type="float">
            <text:p>5096</text:p>
          </table:table-cell>
          <table:table-cell office:value-type="float" office:value="0.0004" calcext:value-type="float">
            <text:p>0.0004</text:p>
          </table:table-cell>
          <table:table-cell table:number-columns-repeated="2"/>
          <table:table-cell table:formula="of:=IF( AND( [.E8] &lt;&gt; &quot;&quot;; [.F8] &lt;&gt; &quot;&quot; ); &quot;&quot;; &quot;};&quot; )">
            <text:p/>
          </table:table-cell>
          <table:table-cell table:formula="of:=IF( AND( [.E8]&lt;&gt;&quot;&quot;; [.F8]&lt;&gt;&quot;&quot; ); CONCATENATE( &quot;{ &quot;; [.E8]; &quot;, &quot;; [.F8]; &quot; }&quot;; IF( AND( [.E9] &lt;&gt; &quot;&quot;; [.F9] &lt;&gt; &quot;&quot; ); &quot;, &quot;; &quot;&quot; ) ); &quot;&quot; )" office:value-type="string" office:string-value="{ 5096, 0.0004 }, " calcext:value-type="string">
            <text:p>{ 5096, 0.0004 },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14" calcext:value-type="float">
            <text:p>5114</text:p>
          </table:table-cell>
          <table:table-cell office:value-type="float" office:value="0.0004" calcext:value-type="float">
            <text:p>0.0004</text:p>
          </table:table-cell>
          <table:table-cell table:number-columns-repeated="2"/>
          <table:table-cell table:formula="of:=IF( AND( [.E9] &lt;&gt; &quot;&quot;; [.F9] &lt;&gt; &quot;&quot; ); &quot;&quot;; &quot;};&quot; )">
            <text:p/>
          </table:table-cell>
          <table:table-cell table:formula="of:=IF( AND( [.E9]&lt;&gt;&quot;&quot;; [.F9]&lt;&gt;&quot;&quot; ); CONCATENATE( &quot;{ &quot;; [.E9]; &quot;, &quot;; [.F9]; &quot; }&quot;; IF( AND( [.E10] &lt;&gt; &quot;&quot;; [.F10] &lt;&gt; &quot;&quot; ); &quot;, &quot;; &quot;&quot; ) ); &quot;&quot; )" office:value-type="string" office:string-value="{ 5114, 0.0004 }, " calcext:value-type="string">
            <text:p>{ 5114, 0.0004 },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37" calcext:value-type="float">
            <text:p>5137</text:p>
          </table:table-cell>
          <table:table-cell office:value-type="float" office:value="0.00032" calcext:value-type="float">
            <text:p>0.00032</text:p>
          </table:table-cell>
          <table:table-cell table:number-columns-repeated="2"/>
          <table:table-cell table:formula="of:=IF( AND( [.E10] &lt;&gt; &quot;&quot;; [.F10] &lt;&gt; &quot;&quot; ); &quot;&quot;; &quot;};&quot; )">
            <text:p/>
          </table:table-cell>
          <table:table-cell table:formula="of:=IF( AND( [.E10]&lt;&gt;&quot;&quot;; [.F10]&lt;&gt;&quot;&quot; ); CONCATENATE( &quot;{ &quot;; [.E10]; &quot;, &quot;; [.F10]; &quot; }&quot;; IF( AND( [.E11] &lt;&gt; &quot;&quot;; [.F11] &lt;&gt; &quot;&quot; ); &quot;, &quot;; &quot;&quot; ) ); &quot;&quot; )" office:value-type="string" office:string-value="{ 5137, 0.00032 }, " calcext:value-type="string">
            <text:p>{ 5137, 0.00032 },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55" calcext:value-type="float">
            <text:p>5155</text:p>
          </table:table-cell>
          <table:table-cell office:value-type="float" office:value="0.0007" calcext:value-type="float">
            <text:p>0.0007</text:p>
          </table:table-cell>
          <table:table-cell table:number-columns-repeated="2"/>
          <table:table-cell table:formula="of:=IF( AND( [.E11] &lt;&gt; &quot;&quot;; [.F11] &lt;&gt; &quot;&quot; ); &quot;&quot;; &quot;};&quot; )">
            <text:p/>
          </table:table-cell>
          <table:table-cell table:formula="of:=IF( AND( [.E11]&lt;&gt;&quot;&quot;; [.F11]&lt;&gt;&quot;&quot; ); CONCATENATE( &quot;{ &quot;; [.E11]; &quot;, &quot;; [.F11]; &quot; }&quot;; IF( AND( [.E12] &lt;&gt; &quot;&quot;; [.F12] &lt;&gt; &quot;&quot; ); &quot;, &quot;; &quot;&quot; ) ); &quot;&quot; )" office:value-type="string" office:string-value="{ 5155, 0.0007 }, " calcext:value-type="string">
            <text:p>{ 5155, 0.0007 },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78" calcext:value-type="float">
            <text:p>5178</text:p>
          </table:table-cell>
          <table:table-cell office:value-type="float" office:value="0.0003" calcext:value-type="float">
            <text:p>0.0003</text:p>
          </table:table-cell>
          <table:table-cell table:number-columns-repeated="2"/>
          <table:table-cell table:formula="of:=IF( AND( [.E12] &lt;&gt; &quot;&quot;; [.F12] &lt;&gt; &quot;&quot; ); &quot;&quot;; &quot;};&quot; )">
            <text:p/>
          </table:table-cell>
          <table:table-cell table:formula="of:=IF( AND( [.E12]&lt;&gt;&quot;&quot;; [.F12]&lt;&gt;&quot;&quot; ); CONCATENATE( &quot;{ &quot;; [.E12]; &quot;, &quot;; [.F12]; &quot; }&quot;; IF( AND( [.E13] &lt;&gt; &quot;&quot;; [.F13] &lt;&gt; &quot;&quot; ); &quot;, &quot;; &quot;&quot; ) ); &quot;&quot; )" office:value-type="string" office:string-value="{ 5178, 0.0003 }, " calcext:value-type="string">
            <text:p>{ 5178, 0.0003 },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82" calcext:value-type="float">
            <text:p>5182</text:p>
          </table:table-cell>
          <table:table-cell office:value-type="float" office:value="0.0009" calcext:value-type="float">
            <text:p>0.0009</text:p>
          </table:table-cell>
          <table:table-cell table:number-columns-repeated="2"/>
          <table:table-cell table:formula="of:=IF( AND( [.E13] &lt;&gt; &quot;&quot;; [.F13] &lt;&gt; &quot;&quot; ); &quot;&quot;; &quot;};&quot; )">
            <text:p/>
          </table:table-cell>
          <table:table-cell table:formula="of:=IF( AND( [.E13]&lt;&gt;&quot;&quot;; [.F13]&lt;&gt;&quot;&quot; ); CONCATENATE( &quot;{ &quot;; [.E13]; &quot;, &quot;; [.F13]; &quot; }&quot;; IF( AND( [.E14] &lt;&gt; &quot;&quot;; [.F14] &lt;&gt; &quot;&quot; ); &quot;, &quot;; &quot;&quot; ) ); &quot;&quot; )" office:value-type="string" office:string-value="{ 5182, 0.0009 }, " calcext:value-type="string">
            <text:p>{ 5182, 0.0009 },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192" calcext:value-type="float">
            <text:p>5192</text:p>
          </table:table-cell>
          <table:table-cell office:value-type="float" office:value="0.0006" calcext:value-type="float">
            <text:p>0.0006</text:p>
          </table:table-cell>
          <table:table-cell table:number-columns-repeated="2"/>
          <table:table-cell table:formula="of:=IF( AND( [.E14] &lt;&gt; &quot;&quot;; [.F14] &lt;&gt; &quot;&quot; ); &quot;&quot;; &quot;};&quot; )">
            <text:p/>
          </table:table-cell>
          <table:table-cell table:formula="of:=IF( AND( [.E14]&lt;&gt;&quot;&quot;; [.F14]&lt;&gt;&quot;&quot; ); CONCATENATE( &quot;{ &quot;; [.E14]; &quot;, &quot;; [.F14]; &quot; }&quot;; IF( AND( [.E15] &lt;&gt; &quot;&quot;; [.F15] &lt;&gt; &quot;&quot; ); &quot;, &quot;; &quot;&quot; ) ); &quot;&quot; )" office:value-type="string" office:string-value="{ 5192, 0.0006 }, " calcext:value-type="string">
            <text:p>{ 5192, 0.0006 },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217" calcext:value-type="float">
            <text:p>5217</text:p>
          </table:table-cell>
          <table:table-cell office:value-type="float" office:value="0.00001" calcext:value-type="float">
            <text:p>1E-05</text:p>
          </table:table-cell>
          <table:table-cell table:number-columns-repeated="2"/>
          <table:table-cell table:formula="of:=IF( AND( [.E15] &lt;&gt; &quot;&quot;; [.F15] &lt;&gt; &quot;&quot; ); &quot;&quot;; &quot;};&quot; )">
            <text:p/>
          </table:table-cell>
          <table:table-cell table:formula="of:=IF( AND( [.E15]&lt;&gt;&quot;&quot;; [.F15]&lt;&gt;&quot;&quot; ); CONCATENATE( &quot;{ &quot;; [.E15]; &quot;, &quot;; [.F15]; &quot; }&quot;; IF( AND( [.E16] &lt;&gt; &quot;&quot;; [.F16] &lt;&gt; &quot;&quot; ); &quot;, &quot;; &quot;&quot; ) ); &quot;&quot; )" office:value-type="string" office:string-value="{ 5217, 0.00001 }, " calcext:value-type="string">
            <text:p>{ 5217, 0.00001 },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223" calcext:value-type="float">
            <text:p>5223</text:p>
          </table:table-cell>
          <table:table-cell office:value-type="float" office:value="0.0013" calcext:value-type="float">
            <text:p>0.0013</text:p>
          </table:table-cell>
          <table:table-cell table:number-columns-repeated="2"/>
          <table:table-cell table:formula="of:=IF( AND( [.E16] &lt;&gt; &quot;&quot;; [.F16] &lt;&gt; &quot;&quot; ); &quot;&quot;; &quot;};&quot; )">
            <text:p/>
          </table:table-cell>
          <table:table-cell table:formula="of:=IF( AND( [.E16]&lt;&gt;&quot;&quot;; [.F16]&lt;&gt;&quot;&quot; ); CONCATENATE( &quot;{ &quot;; [.E16]; &quot;, &quot;; [.F16]; &quot; }&quot;; IF( AND( [.E17] &lt;&gt; &quot;&quot;; [.F17] &lt;&gt; &quot;&quot; ); &quot;, &quot;; &quot;&quot; ) ); &quot;&quot; )" office:value-type="string" office:string-value="{ 5223, 0.0013 }, " calcext:value-type="string">
            <text:p>{ 5223, 0.0013 },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244" calcext:value-type="float">
            <text:p>5244</text:p>
          </table:table-cell>
          <table:table-cell office:value-type="float" office:value="0.0024" calcext:value-type="float">
            <text:p>0.0024</text:p>
          </table:table-cell>
          <table:table-cell table:number-columns-repeated="2"/>
          <table:table-cell table:formula="of:=IF( AND( [.E17] &lt;&gt; &quot;&quot;; [.F17] &lt;&gt; &quot;&quot; ); &quot;&quot;; &quot;};&quot; )">
            <text:p/>
          </table:table-cell>
          <table:table-cell table:formula="of:=IF( AND( [.E17]&lt;&gt;&quot;&quot;; [.F17]&lt;&gt;&quot;&quot; ); CONCATENATE( &quot;{ &quot;; [.E17]; &quot;, &quot;; [.F17]; &quot; }&quot;; IF( AND( [.E18] &lt;&gt; &quot;&quot;; [.F18] &lt;&gt; &quot;&quot; ); &quot;, &quot;; &quot;&quot; ) ); &quot;&quot; )" office:value-type="string" office:string-value="{ 5244, 0.0024 }, " calcext:value-type="string">
            <text:p>{ 5244, 0.0024 },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279" calcext:value-type="float">
            <text:p>5279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formula="of:=IF( AND( [.E18] &lt;&gt; &quot;&quot;; [.F18] &lt;&gt; &quot;&quot; ); &quot;&quot;; &quot;};&quot; )">
            <text:p/>
          </table:table-cell>
          <table:table-cell table:formula="of:=IF( AND( [.E18]&lt;&gt;&quot;&quot;; [.F18]&lt;&gt;&quot;&quot; ); CONCATENATE( &quot;{ &quot;; [.E18]; &quot;, &quot;; [.F18]; &quot; }&quot;; IF( AND( [.E19] &lt;&gt; &quot;&quot;; [.F19] &lt;&gt; &quot;&quot; ); &quot;, &quot;; &quot;&quot; ) ); &quot;&quot; )" office:value-type="string" office:string-value="{ 5279, 0.0005 }, " calcext:value-type="string">
            <text:p>{ 5279, 0.0005 },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22" calcext:value-type="float">
            <text:p>5322</text:p>
          </table:table-cell>
          <table:table-cell office:value-type="float" office:value="0.015" calcext:value-type="float">
            <text:p>0.015</text:p>
          </table:table-cell>
          <table:table-cell table:number-columns-repeated="2"/>
          <table:table-cell table:formula="of:=IF( AND( [.E19] &lt;&gt; &quot;&quot;; [.F19] &lt;&gt; &quot;&quot; ); &quot;&quot;; &quot;};&quot; )">
            <text:p/>
          </table:table-cell>
          <table:table-cell table:formula="of:=IF( AND( [.E19]&lt;&gt;&quot;&quot;; [.F19]&lt;&gt;&quot;&quot; ); CONCATENATE( &quot;{ &quot;; [.E19]; &quot;, &quot;; [.F19]; &quot; }&quot;; IF( AND( [.E20] &lt;&gt; &quot;&quot;; [.F20] &lt;&gt; &quot;&quot; ); &quot;, &quot;; &quot;&quot; ) ); &quot;&quot; )" office:value-type="string" office:string-value="{ 5322, 0.015 }, " calcext:value-type="string">
            <text:p>{ 5322, 0.015 },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88" calcext:value-type="float">
            <text:p>5388</text:p>
          </table:table-cell>
          <table:table-cell office:value-type="float" office:value="1.66" calcext:value-type="float">
            <text:p>1.66</text:p>
          </table:table-cell>
          <table:table-cell table:number-columns-repeated="2"/>
          <table:table-cell table:formula="of:=IF( AND( [.E20] &lt;&gt; &quot;&quot;; [.F20] &lt;&gt; &quot;&quot; ); &quot;&quot;; &quot;};&quot; )">
            <text:p/>
          </table:table-cell>
          <table:table-cell table:formula="of:=IF( AND( [.E20]&lt;&gt;&quot;&quot;; [.F20]&lt;&gt;&quot;&quot; ); CONCATENATE( &quot;{ &quot;; [.E20]; &quot;, &quot;; [.F20]; &quot; }&quot;; IF( AND( [.E21] &lt;&gt; &quot;&quot;; [.F21] &lt;&gt; &quot;&quot; ); &quot;, &quot;; &quot;&quot; ) ); &quot;&quot; )" office:value-type="string" office:string-value="{ 5388, 1.66 }, " calcext:value-type="string">
            <text:p>{ 5388, 1.66 },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416.5" calcext:value-type="float">
            <text:p>5416.5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IF( AND( [.E21] &lt;&gt; &quot;&quot;; [.F21] &lt;&gt; &quot;&quot; ); &quot;&quot;; &quot;};&quot; )">
            <text:p/>
          </table:table-cell>
          <table:table-cell table:formula="of:=IF( AND( [.E21]&lt;&gt;&quot;&quot;; [.F21]&lt;&gt;&quot;&quot; ); CONCATENATE( &quot;{ &quot;; [.E21]; &quot;, &quot;; [.F21]; &quot; }&quot;; IF( AND( [.E22] &lt;&gt; &quot;&quot;; [.F22] &lt;&gt; &quot;&quot; ); &quot;, &quot;; &quot;&quot; ) ); &quot;&quot; )" office:value-type="string" office:string-value="{ 5416.5, 0.01 }, " calcext:value-type="string">
            <text:p>{ 5416.5, 0.01 },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442.8" calcext:value-type="float">
            <text:p>5442.8</text:p>
          </table:table-cell>
          <table:table-cell office:value-type="float" office:value="13.1" calcext:value-type="float">
            <text:p>13.1</text:p>
          </table:table-cell>
          <table:table-cell table:number-columns-repeated="2"/>
          <table:table-cell table:formula="of:=IF( AND( [.E22] &lt;&gt; &quot;&quot;; [.F22] &lt;&gt; &quot;&quot; ); &quot;&quot;; &quot;};&quot; )">
            <text:p/>
          </table:table-cell>
          <table:table-cell table:formula="of:=IF( AND( [.E22]&lt;&gt;&quot;&quot;; [.F22]&lt;&gt;&quot;&quot; ); CONCATENATE( &quot;{ &quot;; [.E22]; &quot;, &quot;; [.F22]; &quot; }&quot;; IF( AND( [.E23] &lt;&gt; &quot;&quot;; [.F23] &lt;&gt; &quot;&quot; ); &quot;, &quot;; &quot;&quot; ) ); &quot;&quot; )" office:value-type="string" office:string-value="{ 5442.8, 13.1 }, " calcext:value-type="string">
            <text:p>{ 5442.8, 13.1 },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469" calcext:value-type="float">
            <text:p>5469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formula="of:=IF( AND( [.E23] &lt;&gt; &quot;&quot;; [.F23] &lt;&gt; &quot;&quot; ); &quot;&quot;; &quot;};&quot; )">
            <text:p/>
          </table:table-cell>
          <table:table-cell table:formula="of:=IF( AND( [.E23]&lt;&gt;&quot;&quot;; [.F23]&lt;&gt;&quot;&quot; ); CONCATENATE( &quot;{ &quot;; [.E23]; &quot;, &quot;; [.F23]; &quot; }&quot;; IF( AND( [.E24] &lt;&gt; &quot;&quot;; [.F24] &lt;&gt; &quot;&quot; ); &quot;, &quot;; &quot;&quot; ) ); &quot;&quot; )" office:value-type="string" office:string-value="{ 5469, 0.02 }, " calcext:value-type="string">
            <text:p>{ 5469, 0.02 },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485.56" calcext:value-type="float">
            <text:p>5485.56</text:p>
          </table:table-cell>
          <table:table-cell office:value-type="float" office:value="84.8" calcext:value-type="float">
            <text:p>84.8</text:p>
          </table:table-cell>
          <table:table-cell table:number-columns-repeated="2"/>
          <table:table-cell table:formula="of:=IF( AND( [.E24] &lt;&gt; &quot;&quot;; [.F24] &lt;&gt; &quot;&quot; ); &quot;&quot;; &quot;};&quot; )">
            <text:p/>
          </table:table-cell>
          <table:table-cell table:formula="of:=IF( AND( [.E24]&lt;&gt;&quot;&quot;; [.F24]&lt;&gt;&quot;&quot; ); CONCATENATE( &quot;{ &quot;; [.E24]; &quot;, &quot;; [.F24]; &quot; }&quot;; IF( AND( [.E25] &lt;&gt; &quot;&quot;; [.F25] &lt;&gt; &quot;&quot; ); &quot;, &quot;; &quot;&quot; ) ); &quot;&quot; )" office:value-type="string" office:string-value="{ 5485.56, 84.8 }, " calcext:value-type="string">
            <text:p>{ 5485.56, 84.8 },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511.5" calcext:value-type="float">
            <text:p>5511.5</text:p>
          </table:table-cell>
          <table:table-cell office:value-type="float" office:value="0.225" calcext:value-type="float">
            <text:p>0.225</text:p>
          </table:table-cell>
          <table:table-cell table:number-columns-repeated="2"/>
          <table:table-cell table:formula="of:=IF( AND( [.E25] &lt;&gt; &quot;&quot;; [.F25] &lt;&gt; &quot;&quot; ); &quot;&quot;; &quot;};&quot; )">
            <text:p/>
          </table:table-cell>
          <table:table-cell table:formula="of:=IF( AND( [.E25]&lt;&gt;&quot;&quot;; [.F25]&lt;&gt;&quot;&quot; ); CONCATENATE( &quot;{ &quot;; [.E25]; &quot;, &quot;; [.F25]; &quot; }&quot;; IF( AND( [.E26] &lt;&gt; &quot;&quot;; [.F26] &lt;&gt; &quot;&quot; ); &quot;, &quot;; &quot;&quot; ) ); &quot;&quot; )" office:value-type="string" office:string-value="{ 5511.5, 0.225 }, " calcext:value-type="string">
            <text:p>{ 5511.5, 0.225 },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544.5" calcext:value-type="float">
            <text:p>5544.5</text:p>
          </table:table-cell>
          <table:table-cell office:value-type="float" office:value="0.37" calcext:value-type="float">
            <text:p>0.37</text:p>
          </table:table-cell>
          <table:table-cell table:number-columns-repeated="2"/>
          <table:table-cell table:formula="of:=IF( AND( [.E26] &lt;&gt; &quot;&quot;; [.F26] &lt;&gt; &quot;&quot; ); &quot;&quot;; &quot;};&quot; )">
            <text:p/>
          </table:table-cell>
          <table:table-cell table:formula="of:=IF( AND( [.E26]&lt;&gt;&quot;&quot;; [.F26]&lt;&gt;&quot;&quot; ); CONCATENATE( &quot;{ &quot;; [.E26]; &quot;, &quot;; [.F26]; &quot; }&quot;; IF( AND( [.E27] &lt;&gt; &quot;&quot;; [.F27] &lt;&gt; &quot;&quot; ); &quot;, &quot;; &quot;&quot; ) ); &quot;&quot; )" office:value-type="string" office:string-value="{ 5544.5, 0.37 }" calcext:value-type="string">
            <text:p>{ 5544.5, 0.37 }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27] &lt;&gt; &quot;&quot;; [.F27] &lt;&gt; &quot;&quot; ); &quot;&quot;; &quot;};&quot; )" office:value-type="string" office:string-value="};" calcext:value-type="string">
            <text:p>};</text:p>
          </table:table-cell>
          <table:table-cell table:formula="of:=IF( AND( [.E27]&lt;&gt;&quot;&quot;; [.F27]&lt;&gt;&quot;&quot; ); CONCATENATE( &quot;{ &quot;; [.E27]; &quot;, &quot;; [.F27]; &quot; }&quot;; IF( AND( [.E28] &lt;&gt; &quot;&quot;; [.F28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28] &lt;&gt; &quot;&quot;; [.F28] &lt;&gt; &quot;&quot; ); &quot;&quot;; &quot;};&quot; )" office:value-type="string" office:string-value="};" calcext:value-type="string">
            <text:p>};</text:p>
          </table:table-cell>
          <table:table-cell table:formula="of:=IF( AND( [.E28]&lt;&gt;&quot;&quot;; [.F28]&lt;&gt;&quot;&quot; ); CONCATENATE( &quot;{ &quot;; [.E28]; &quot;, &quot;; [.F28]; &quot; }&quot;; IF( AND( [.E29] &lt;&gt; &quot;&quot;; [.F29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29] &lt;&gt; &quot;&quot;; [.F29] &lt;&gt; &quot;&quot; ); &quot;&quot;; &quot;};&quot; )" office:value-type="string" office:string-value="};" calcext:value-type="string">
            <text:p>};</text:p>
          </table:table-cell>
          <table:table-cell table:formula="of:=IF( AND( [.E29]&lt;&gt;&quot;&quot;; [.F29]&lt;&gt;&quot;&quot; ); CONCATENATE( &quot;{ &quot;; [.E29]; &quot;, &quot;; [.F29]; &quot; }&quot;; IF( AND( [.E30] &lt;&gt; &quot;&quot;; [.F30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30] &lt;&gt; &quot;&quot;; [.F30] &lt;&gt; &quot;&quot; ); &quot;&quot;; &quot;};&quot; )" office:value-type="string" office:string-value="};" calcext:value-type="string">
            <text:p>};</text:p>
          </table:table-cell>
          <table:table-cell table:formula="of:=IF( AND( [.E30]&lt;&gt;&quot;&quot;; [.F30]&lt;&gt;&quot;&quot; ); CONCATENATE( &quot;{ &quot;; [.E30]; &quot;, &quot;; [.F30]; &quot; }&quot;; IF( AND( [.E31] &lt;&gt; &quot;&quot;; [.F31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31] &lt;&gt; &quot;&quot;; [.F31] &lt;&gt; &quot;&quot; ); &quot;&quot;; &quot;};&quot; )" office:value-type="string" office:string-value="};" calcext:value-type="string">
            <text:p>};</text:p>
          </table:table-cell>
          <table:table-cell table:formula="of:=IF( AND( [.E31]&lt;&gt;&quot;&quot;; [.F31]&lt;&gt;&quot;&quot; ); CONCATENATE( &quot;{ &quot;; [.E31]; &quot;, &quot;; [.F31]; &quot; }&quot;; IF( AND( [.E32] &lt;&gt; &quot;&quot;; [.F32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32] &lt;&gt; &quot;&quot;; [.F32] &lt;&gt; &quot;&quot; ); &quot;&quot;; &quot;};&quot; )" office:value-type="string" office:string-value="};" calcext:value-type="string">
            <text:p>};</text:p>
          </table:table-cell>
          <table:table-cell table:formula="of:=IF( AND( [.E32]&lt;&gt;&quot;&quot;; [.F32]&lt;&gt;&quot;&quot; ); CONCATENATE( &quot;{ &quot;; [.E32]; &quot;, &quot;; [.F32]; &quot; }&quot;; IF( AND( [.E33] &lt;&gt; &quot;&quot;; [.F33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33] &lt;&gt; &quot;&quot;; [.F33] &lt;&gt; &quot;&quot; ); &quot;&quot;; &quot;};&quot; )" office:value-type="string" office:string-value="};" calcext:value-type="string">
            <text:p>};</text:p>
          </table:table-cell>
          <table:table-cell table:formula="of:=IF( AND( [.E33]&lt;&gt;&quot;&quot;; [.F33]&lt;&gt;&quot;&quot; ); CONCATENATE( &quot;{ &quot;; [.E33]; &quot;, &quot;; [.F33]; &quot; }&quot;; IF( AND( [.E34] &lt;&gt; &quot;&quot;; [.F34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34] &lt;&gt; &quot;&quot;; [.F34] &lt;&gt; &quot;&quot; ); &quot;&quot;; &quot;};&quot; )" office:value-type="string" office:string-value="};" calcext:value-type="string">
            <text:p>};</text:p>
          </table:table-cell>
          <table:table-cell table:formula="of:=IF( AND( [.E34]&lt;&gt;&quot;&quot;; [.F34]&lt;&gt;&quot;&quot; ); CONCATENATE( &quot;{ &quot;; [.E34]; &quot;, &quot;; [.F34]; &quot; }&quot;; IF( AND( [.E35] &lt;&gt; &quot;&quot;; [.F35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35] &lt;&gt; &quot;&quot;; [.F35] &lt;&gt; &quot;&quot; ); &quot;&quot;; &quot;};&quot; )" office:value-type="string" office:string-value="};" calcext:value-type="string">
            <text:p>};</text:p>
          </table:table-cell>
          <table:table-cell table:formula="of:=IF( AND( [.E35]&lt;&gt;&quot;&quot;; [.F35]&lt;&gt;&quot;&quot; ); CONCATENATE( &quot;{ &quot;; [.E35]; &quot;, &quot;; [.F35]; &quot; }&quot;; IF( AND( [.E36] &lt;&gt; &quot;&quot;; [.F36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36] &lt;&gt; &quot;&quot;; [.F36] &lt;&gt; &quot;&quot; ); &quot;&quot;; &quot;};&quot; )" office:value-type="string" office:string-value="};" calcext:value-type="string">
            <text:p>};</text:p>
          </table:table-cell>
          <table:table-cell table:formula="of:=IF( AND( [.E36]&lt;&gt;&quot;&quot;; [.F36]&lt;&gt;&quot;&quot; ); CONCATENATE( &quot;{ &quot;; [.E36]; &quot;, &quot;; [.F36]; &quot; }&quot;; IF( AND( [.E37] &lt;&gt; &quot;&quot;; [.F37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37] &lt;&gt; &quot;&quot;; [.F37] &lt;&gt; &quot;&quot; ); &quot;&quot;; &quot;};&quot; )" office:value-type="string" office:string-value="};" calcext:value-type="string">
            <text:p>};</text:p>
          </table:table-cell>
          <table:table-cell table:formula="of:=IF( AND( [.E37]&lt;&gt;&quot;&quot;; [.F37]&lt;&gt;&quot;&quot; ); CONCATENATE( &quot;{ &quot;; [.E37]; &quot;, &quot;; [.F37]; &quot; }&quot;; IF( AND( [.E38] &lt;&gt; &quot;&quot;; [.F38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38] &lt;&gt; &quot;&quot;; [.F38] &lt;&gt; &quot;&quot; ); &quot;&quot;; &quot;};&quot; )" office:value-type="string" office:string-value="};" calcext:value-type="string">
            <text:p>};</text:p>
          </table:table-cell>
          <table:table-cell table:formula="of:=IF( AND( [.E38]&lt;&gt;&quot;&quot;; [.F38]&lt;&gt;&quot;&quot; ); CONCATENATE( &quot;{ &quot;; [.E38]; &quot;, &quot;; [.F38]; &quot; }&quot;; IF( AND( [.E39] &lt;&gt; &quot;&quot;; [.F39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39] &lt;&gt; &quot;&quot;; [.F39] &lt;&gt; &quot;&quot; ); &quot;&quot;; &quot;};&quot; )" office:value-type="string" office:string-value="};" calcext:value-type="string">
            <text:p>};</text:p>
          </table:table-cell>
          <table:table-cell table:formula="of:=IF( AND( [.E39]&lt;&gt;&quot;&quot;; [.F39]&lt;&gt;&quot;&quot; ); CONCATENATE( &quot;{ &quot;; [.E39]; &quot;, &quot;; [.F39]; &quot; }&quot;; IF( AND( [.E40] &lt;&gt; &quot;&quot;; [.F40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40] &lt;&gt; &quot;&quot;; [.F40] &lt;&gt; &quot;&quot; ); &quot;&quot;; &quot;};&quot; )" office:value-type="string" office:string-value="};" calcext:value-type="string">
            <text:p>};</text:p>
          </table:table-cell>
          <table:table-cell table:formula="of:=IF( AND( [.E40]&lt;&gt;&quot;&quot;; [.F40]&lt;&gt;&quot;&quot; ); CONCATENATE( &quot;{ &quot;; [.E40]; &quot;, &quot;; [.F40]; &quot; }&quot;; IF( AND( [.E41] &lt;&gt; &quot;&quot;; [.F41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41] &lt;&gt; &quot;&quot;; [.F41] &lt;&gt; &quot;&quot; ); &quot;&quot;; &quot;};&quot; )" office:value-type="string" office:string-value="};" calcext:value-type="string">
            <text:p>};</text:p>
          </table:table-cell>
          <table:table-cell table:formula="of:=IF( AND( [.E41]&lt;&gt;&quot;&quot;; [.F41]&lt;&gt;&quot;&quot; ); CONCATENATE( &quot;{ &quot;; [.E41]; &quot;, &quot;; [.F41]; &quot; }&quot;; IF( AND( [.E42] &lt;&gt; &quot;&quot;; [.F42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42] &lt;&gt; &quot;&quot;; [.F42] &lt;&gt; &quot;&quot; ); &quot;&quot;; &quot;};&quot; )" office:value-type="string" office:string-value="};" calcext:value-type="string">
            <text:p>};</text:p>
          </table:table-cell>
          <table:table-cell table:formula="of:=IF( AND( [.E42]&lt;&gt;&quot;&quot;; [.F42]&lt;&gt;&quot;&quot; ); CONCATENATE( &quot;{ &quot;; [.E42]; &quot;, &quot;; [.F42]; &quot; }&quot;; IF( AND( [.E43] &lt;&gt; &quot;&quot;; [.F43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43] &lt;&gt; &quot;&quot;; [.F43] &lt;&gt; &quot;&quot; ); &quot;&quot;; &quot;};&quot; )" office:value-type="string" office:string-value="};" calcext:value-type="string">
            <text:p>};</text:p>
          </table:table-cell>
          <table:table-cell table:formula="of:=IF( AND( [.E43]&lt;&gt;&quot;&quot;; [.F43]&lt;&gt;&quot;&quot; ); CONCATENATE( &quot;{ &quot;; [.E43]; &quot;, &quot;; [.F43]; &quot; }&quot;; IF( AND( [.E44] &lt;&gt; &quot;&quot;; [.F44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44] &lt;&gt; &quot;&quot;; [.F44] &lt;&gt; &quot;&quot; ); &quot;&quot;; &quot;};&quot; )" office:value-type="string" office:string-value="};" calcext:value-type="string">
            <text:p>};</text:p>
          </table:table-cell>
          <table:table-cell table:formula="of:=IF( AND( [.E44]&lt;&gt;&quot;&quot;; [.F44]&lt;&gt;&quot;&quot; ); CONCATENATE( &quot;{ &quot;; [.E44]; &quot;, &quot;; [.F44]; &quot; }&quot;; IF( AND( [.E45] &lt;&gt; &quot;&quot;; [.F45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45] &lt;&gt; &quot;&quot;; [.F45] &lt;&gt; &quot;&quot; ); &quot;&quot;; &quot;};&quot; )" office:value-type="string" office:string-value="};" calcext:value-type="string">
            <text:p>};</text:p>
          </table:table-cell>
          <table:table-cell table:formula="of:=IF( AND( [.E45]&lt;&gt;&quot;&quot;; [.F45]&lt;&gt;&quot;&quot; ); CONCATENATE( &quot;{ &quot;; [.E45]; &quot;, &quot;; [.F45]; &quot; }&quot;; IF( AND( [.E46] &lt;&gt; &quot;&quot;; [.F46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46] &lt;&gt; &quot;&quot;; [.F46] &lt;&gt; &quot;&quot; ); &quot;&quot;; &quot;};&quot; )" office:value-type="string" office:string-value="};" calcext:value-type="string">
            <text:p>};</text:p>
          </table:table-cell>
          <table:table-cell table:formula="of:=IF( AND( [.E46]&lt;&gt;&quot;&quot;; [.F46]&lt;&gt;&quot;&quot; ); CONCATENATE( &quot;{ &quot;; [.E46]; &quot;, &quot;; [.F46]; &quot; }&quot;; IF( AND( [.E47] &lt;&gt; &quot;&quot;; [.F47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47] &lt;&gt; &quot;&quot;; [.F47] &lt;&gt; &quot;&quot; ); &quot;&quot;; &quot;};&quot; )" office:value-type="string" office:string-value="};" calcext:value-type="string">
            <text:p>};</text:p>
          </table:table-cell>
          <table:table-cell table:formula="of:=IF( AND( [.E47]&lt;&gt;&quot;&quot;; [.F47]&lt;&gt;&quot;&quot; ); CONCATENATE( &quot;{ &quot;; [.E47]; &quot;, &quot;; [.F47]; &quot; }&quot;; IF( AND( [.E48] &lt;&gt; &quot;&quot;; [.F48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48] &lt;&gt; &quot;&quot;; [.F48] &lt;&gt; &quot;&quot; ); &quot;&quot;; &quot;};&quot; )" office:value-type="string" office:string-value="};" calcext:value-type="string">
            <text:p>};</text:p>
          </table:table-cell>
          <table:table-cell table:formula="of:=IF( AND( [.E48]&lt;&gt;&quot;&quot;; [.F48]&lt;&gt;&quot;&quot; ); CONCATENATE( &quot;{ &quot;; [.E48]; &quot;, &quot;; [.F48]; &quot; }&quot;; IF( AND( [.E49] &lt;&gt; &quot;&quot;; [.F49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49] &lt;&gt; &quot;&quot;; [.F49] &lt;&gt; &quot;&quot; ); &quot;&quot;; &quot;};&quot; )" office:value-type="string" office:string-value="};" calcext:value-type="string">
            <text:p>};</text:p>
          </table:table-cell>
          <table:table-cell table:formula="of:=IF( AND( [.E49]&lt;&gt;&quot;&quot;; [.F49]&lt;&gt;&quot;&quot; ); CONCATENATE( &quot;{ &quot;; [.E49]; &quot;, &quot;; [.F49]; &quot; }&quot;; IF( AND( [.E50] &lt;&gt; &quot;&quot;; [.F50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50] &lt;&gt; &quot;&quot;; [.F50] &lt;&gt; &quot;&quot; ); &quot;&quot;; &quot;};&quot; )" office:value-type="string" office:string-value="};" calcext:value-type="string">
            <text:p>};</text:p>
          </table:table-cell>
          <table:table-cell table:formula="of:=IF( AND( [.E50]&lt;&gt;&quot;&quot;; [.F50]&lt;&gt;&quot;&quot; ); CONCATENATE( &quot;{ &quot;; [.E50]; &quot;, &quot;; [.F50]; &quot; }&quot;; IF( AND( [.E51] &lt;&gt; &quot;&quot;; [.F51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51] &lt;&gt; &quot;&quot;; [.F51] &lt;&gt; &quot;&quot; ); &quot;&quot;; &quot;};&quot; )" office:value-type="string" office:string-value="};" calcext:value-type="string">
            <text:p>};</text:p>
          </table:table-cell>
          <table:table-cell table:formula="of:=IF( AND( [.E51]&lt;&gt;&quot;&quot;; [.F51]&lt;&gt;&quot;&quot; ); CONCATENATE( &quot;{ &quot;; [.E51]; &quot;, &quot;; [.F51]; &quot; }&quot;; IF( AND( [.E52] &lt;&gt; &quot;&quot;; [.F52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52] &lt;&gt; &quot;&quot;; [.F52] &lt;&gt; &quot;&quot; ); &quot;&quot;; &quot;};&quot; )" office:value-type="string" office:string-value="};" calcext:value-type="string">
            <text:p>};</text:p>
          </table:table-cell>
          <table:table-cell table:formula="of:=IF( AND( [.E52]&lt;&gt;&quot;&quot;; [.F52]&lt;&gt;&quot;&quot; ); CONCATENATE( &quot;{ &quot;; [.E52]; &quot;, &quot;; [.F52]; &quot; }&quot;; IF( AND( [.E53] &lt;&gt; &quot;&quot;; [.F53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53] &lt;&gt; &quot;&quot;; [.F53] &lt;&gt; &quot;&quot; ); &quot;&quot;; &quot;};&quot; )" office:value-type="string" office:string-value="};" calcext:value-type="string">
            <text:p>};</text:p>
          </table:table-cell>
          <table:table-cell table:formula="of:=IF( AND( [.E53]&lt;&gt;&quot;&quot;; [.F53]&lt;&gt;&quot;&quot; ); CONCATENATE( &quot;{ &quot;; [.E53]; &quot;, &quot;; [.F53]; &quot; }&quot;; IF( AND( [.E54] &lt;&gt; &quot;&quot;; [.F54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54] &lt;&gt; &quot;&quot;; [.F54] &lt;&gt; &quot;&quot; ); &quot;&quot;; &quot;};&quot; )" office:value-type="string" office:string-value="};" calcext:value-type="string">
            <text:p>};</text:p>
          </table:table-cell>
          <table:table-cell table:formula="of:=IF( AND( [.E54]&lt;&gt;&quot;&quot;; [.F54]&lt;&gt;&quot;&quot; ); CONCATENATE( &quot;{ &quot;; [.E54]; &quot;, &quot;; [.F54]; &quot; }&quot;; IF( AND( [.E55] &lt;&gt; &quot;&quot;; [.F55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55] &lt;&gt; &quot;&quot;; [.F55] &lt;&gt; &quot;&quot; ); &quot;&quot;; &quot;};&quot; )" office:value-type="string" office:string-value="};" calcext:value-type="string">
            <text:p>};</text:p>
          </table:table-cell>
          <table:table-cell table:formula="of:=IF( AND( [.E55]&lt;&gt;&quot;&quot;; [.F55]&lt;&gt;&quot;&quot; ); CONCATENATE( &quot;{ &quot;; [.E55]; &quot;, &quot;; [.F55]; &quot; }&quot;; IF( AND( [.E56] &lt;&gt; &quot;&quot;; [.F56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56] &lt;&gt; &quot;&quot;; [.F56] &lt;&gt; &quot;&quot; ); &quot;&quot;; &quot;};&quot; )" office:value-type="string" office:string-value="};" calcext:value-type="string">
            <text:p>};</text:p>
          </table:table-cell>
          <table:table-cell table:formula="of:=IF( AND( [.E56]&lt;&gt;&quot;&quot;; [.F56]&lt;&gt;&quot;&quot; ); CONCATENATE( &quot;{ &quot;; [.E56]; &quot;, &quot;; [.F56]; &quot; }&quot;; IF( AND( [.E57] &lt;&gt; &quot;&quot;; [.F57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57] &lt;&gt; &quot;&quot;; [.F57] &lt;&gt; &quot;&quot; ); &quot;&quot;; &quot;};&quot; )" office:value-type="string" office:string-value="};" calcext:value-type="string">
            <text:p>};</text:p>
          </table:table-cell>
          <table:table-cell table:formula="of:=IF( AND( [.E57]&lt;&gt;&quot;&quot;; [.F57]&lt;&gt;&quot;&quot; ); CONCATENATE( &quot;{ &quot;; [.E57]; &quot;, &quot;; [.F57]; &quot; }&quot;; IF( AND( [.E58] &lt;&gt; &quot;&quot;; [.F58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58] &lt;&gt; &quot;&quot;; [.F58] &lt;&gt; &quot;&quot; ); &quot;&quot;; &quot;};&quot; )" office:value-type="string" office:string-value="};" calcext:value-type="string">
            <text:p>};</text:p>
          </table:table-cell>
          <table:table-cell table:formula="of:=IF( AND( [.E58]&lt;&gt;&quot;&quot;; [.F58]&lt;&gt;&quot;&quot; ); CONCATENATE( &quot;{ &quot;; [.E58]; &quot;, &quot;; [.F58]; &quot; }&quot;; IF( AND( [.E59] &lt;&gt; &quot;&quot;; [.F59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59] &lt;&gt; &quot;&quot;; [.F59] &lt;&gt; &quot;&quot; ); &quot;&quot;; &quot;};&quot; )" office:value-type="string" office:string-value="};" calcext:value-type="string">
            <text:p>};</text:p>
          </table:table-cell>
          <table:table-cell table:formula="of:=IF( AND( [.E59]&lt;&gt;&quot;&quot;; [.F59]&lt;&gt;&quot;&quot; ); CONCATENATE( &quot;{ &quot;; [.E59]; &quot;, &quot;; [.F59]; &quot; }&quot;; IF( AND( [.E60] &lt;&gt; &quot;&quot;; [.F60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60] &lt;&gt; &quot;&quot;; [.F60] &lt;&gt; &quot;&quot; ); &quot;&quot;; &quot;};&quot; )" office:value-type="string" office:string-value="};" calcext:value-type="string">
            <text:p>};</text:p>
          </table:table-cell>
          <table:table-cell table:formula="of:=IF( AND( [.E60]&lt;&gt;&quot;&quot;; [.F60]&lt;&gt;&quot;&quot; ); CONCATENATE( &quot;{ &quot;; [.E60]; &quot;, &quot;; [.F60]; &quot; }&quot;; IF( AND( [.E61] &lt;&gt; &quot;&quot;; [.F61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61] &lt;&gt; &quot;&quot;; [.F61] &lt;&gt; &quot;&quot; ); &quot;&quot;; &quot;};&quot; )" office:value-type="string" office:string-value="};" calcext:value-type="string">
            <text:p>};</text:p>
          </table:table-cell>
          <table:table-cell table:formula="of:=IF( AND( [.E61]&lt;&gt;&quot;&quot;; [.F61]&lt;&gt;&quot;&quot; ); CONCATENATE( &quot;{ &quot;; [.E61]; &quot;, &quot;; [.F61]; &quot; }&quot;; IF( AND( [.E62] &lt;&gt; &quot;&quot;; [.F62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62] &lt;&gt; &quot;&quot;; [.F62] &lt;&gt; &quot;&quot; ); &quot;&quot;; &quot;};&quot; )" office:value-type="string" office:string-value="};" calcext:value-type="string">
            <text:p>};</text:p>
          </table:table-cell>
          <table:table-cell table:formula="of:=IF( AND( [.E62]&lt;&gt;&quot;&quot;; [.F62]&lt;&gt;&quot;&quot; ); CONCATENATE( &quot;{ &quot;; [.E62]; &quot;, &quot;; [.F62]; &quot; }&quot;; IF( AND( [.E63] &lt;&gt; &quot;&quot;; [.F63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63] &lt;&gt; &quot;&quot;; [.F63] &lt;&gt; &quot;&quot; ); &quot;&quot;; &quot;};&quot; )" office:value-type="string" office:string-value="};" calcext:value-type="string">
            <text:p>};</text:p>
          </table:table-cell>
          <table:table-cell table:formula="of:=IF( AND( [.E63]&lt;&gt;&quot;&quot;; [.F63]&lt;&gt;&quot;&quot; ); CONCATENATE( &quot;{ &quot;; [.E63]; &quot;, &quot;; [.F63]; &quot; }&quot;; IF( AND( [.E64] &lt;&gt; &quot;&quot;; [.F64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64] &lt;&gt; &quot;&quot;; [.F64] &lt;&gt; &quot;&quot; ); &quot;&quot;; &quot;};&quot; )" office:value-type="string" office:string-value="};" calcext:value-type="string">
            <text:p>};</text:p>
          </table:table-cell>
          <table:table-cell table:formula="of:=IF( AND( [.E64]&lt;&gt;&quot;&quot;; [.F64]&lt;&gt;&quot;&quot; ); CONCATENATE( &quot;{ &quot;; [.E64]; &quot;, &quot;; [.F64]; &quot; }&quot;; IF( AND( [.E65] &lt;&gt; &quot;&quot;; [.F65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65] &lt;&gt; &quot;&quot;; [.F65] &lt;&gt; &quot;&quot; ); &quot;&quot;; &quot;};&quot; )" office:value-type="string" office:string-value="};" calcext:value-type="string">
            <text:p>};</text:p>
          </table:table-cell>
          <table:table-cell table:formula="of:=IF( AND( [.E65]&lt;&gt;&quot;&quot;; [.F65]&lt;&gt;&quot;&quot; ); CONCATENATE( &quot;{ &quot;; [.E65]; &quot;, &quot;; [.F65]; &quot; }&quot;; IF( AND( [.E66] &lt;&gt; &quot;&quot;; [.F66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66] &lt;&gt; &quot;&quot;; [.F66] &lt;&gt; &quot;&quot; ); &quot;&quot;; &quot;};&quot; )" office:value-type="string" office:string-value="};" calcext:value-type="string">
            <text:p>};</text:p>
          </table:table-cell>
          <table:table-cell table:formula="of:=IF( AND( [.E66]&lt;&gt;&quot;&quot;; [.F66]&lt;&gt;&quot;&quot; ); CONCATENATE( &quot;{ &quot;; [.E66]; &quot;, &quot;; [.F66]; &quot; }&quot;; IF( AND( [.E67] &lt;&gt; &quot;&quot;; [.F67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67] &lt;&gt; &quot;&quot;; [.F67] &lt;&gt; &quot;&quot; ); &quot;&quot;; &quot;};&quot; )" office:value-type="string" office:string-value="};" calcext:value-type="string">
            <text:p>};</text:p>
          </table:table-cell>
          <table:table-cell table:formula="of:=IF( AND( [.E67]&lt;&gt;&quot;&quot;; [.F67]&lt;&gt;&quot;&quot; ); CONCATENATE( &quot;{ &quot;; [.E67]; &quot;, &quot;; [.F67]; &quot; }&quot;; IF( AND( [.E68] &lt;&gt; &quot;&quot;; [.F68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68] &lt;&gt; &quot;&quot;; [.F68] &lt;&gt; &quot;&quot; ); &quot;&quot;; &quot;};&quot; )" office:value-type="string" office:string-value="};" calcext:value-type="string">
            <text:p>};</text:p>
          </table:table-cell>
          <table:table-cell table:formula="of:=IF( AND( [.E68]&lt;&gt;&quot;&quot;; [.F68]&lt;&gt;&quot;&quot; ); CONCATENATE( &quot;{ &quot;; [.E68]; &quot;, &quot;; [.F68]; &quot; }&quot;; IF( AND( [.E69] &lt;&gt; &quot;&quot;; [.F69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69] &lt;&gt; &quot;&quot;; [.F69] &lt;&gt; &quot;&quot; ); &quot;&quot;; &quot;};&quot; )" office:value-type="string" office:string-value="};" calcext:value-type="string">
            <text:p>};</text:p>
          </table:table-cell>
          <table:table-cell table:formula="of:=IF( AND( [.E69]&lt;&gt;&quot;&quot;; [.F69]&lt;&gt;&quot;&quot; ); CONCATENATE( &quot;{ &quot;; [.E69]; &quot;, &quot;; [.F69]; &quot; }&quot;; IF( AND( [.E70] &lt;&gt; &quot;&quot;; [.F70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70] &lt;&gt; &quot;&quot;; [.F70] &lt;&gt; &quot;&quot; ); &quot;&quot;; &quot;};&quot; )" office:value-type="string" office:string-value="};" calcext:value-type="string">
            <text:p>};</text:p>
          </table:table-cell>
          <table:table-cell table:formula="of:=IF( AND( [.E70]&lt;&gt;&quot;&quot;; [.F70]&lt;&gt;&quot;&quot; ); CONCATENATE( &quot;{ &quot;; [.E70]; &quot;, &quot;; [.F70]; &quot; }&quot;; IF( AND( [.E71] &lt;&gt; &quot;&quot;; [.F71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71] &lt;&gt; &quot;&quot;; [.F71] &lt;&gt; &quot;&quot; ); &quot;&quot;; &quot;};&quot; )" office:value-type="string" office:string-value="};" calcext:value-type="string">
            <text:p>};</text:p>
          </table:table-cell>
          <table:table-cell table:formula="of:=IF( AND( [.E71]&lt;&gt;&quot;&quot;; [.F71]&lt;&gt;&quot;&quot; ); CONCATENATE( &quot;{ &quot;; [.E71]; &quot;, &quot;; [.F71]; &quot; }&quot;; IF( AND( [.E72] &lt;&gt; &quot;&quot;; [.F72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72] &lt;&gt; &quot;&quot;; [.F72] &lt;&gt; &quot;&quot; ); &quot;&quot;; &quot;};&quot; )" office:value-type="string" office:string-value="};" calcext:value-type="string">
            <text:p>};</text:p>
          </table:table-cell>
          <table:table-cell table:formula="of:=IF( AND( [.E72]&lt;&gt;&quot;&quot;; [.F72]&lt;&gt;&quot;&quot; ); CONCATENATE( &quot;{ &quot;; [.E72]; &quot;, &quot;; [.F72]; &quot; }&quot;; IF( AND( [.E73] &lt;&gt; &quot;&quot;; [.F73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73] &lt;&gt; &quot;&quot;; [.F73] &lt;&gt; &quot;&quot; ); &quot;&quot;; &quot;};&quot; )" office:value-type="string" office:string-value="};" calcext:value-type="string">
            <text:p>};</text:p>
          </table:table-cell>
          <table:table-cell table:formula="of:=IF( AND( [.E73]&lt;&gt;&quot;&quot;; [.F73]&lt;&gt;&quot;&quot; ); CONCATENATE( &quot;{ &quot;; [.E73]; &quot;, &quot;; [.F73]; &quot; }&quot;; IF( AND( [.E74] &lt;&gt; &quot;&quot;; [.F74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74] &lt;&gt; &quot;&quot;; [.F74] &lt;&gt; &quot;&quot; ); &quot;&quot;; &quot;};&quot; )" office:value-type="string" office:string-value="};" calcext:value-type="string">
            <text:p>};</text:p>
          </table:table-cell>
          <table:table-cell table:formula="of:=IF( AND( [.E74]&lt;&gt;&quot;&quot;; [.F74]&lt;&gt;&quot;&quot; ); CONCATENATE( &quot;{ &quot;; [.E74]; &quot;, &quot;; [.F74]; &quot; }&quot;; IF( AND( [.E75] &lt;&gt; &quot;&quot;; [.F75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75] &lt;&gt; &quot;&quot;; [.F75] &lt;&gt; &quot;&quot; ); &quot;&quot;; &quot;};&quot; )" office:value-type="string" office:string-value="};" calcext:value-type="string">
            <text:p>};</text:p>
          </table:table-cell>
          <table:table-cell table:formula="of:=IF( AND( [.E75]&lt;&gt;&quot;&quot;; [.F75]&lt;&gt;&quot;&quot; ); CONCATENATE( &quot;{ &quot;; [.E75]; &quot;, &quot;; [.F75]; &quot; }&quot;; IF( AND( [.E76] &lt;&gt; &quot;&quot;; [.F76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76] &lt;&gt; &quot;&quot;; [.F76] &lt;&gt; &quot;&quot; ); &quot;&quot;; &quot;};&quot; )" office:value-type="string" office:string-value="};" calcext:value-type="string">
            <text:p>};</text:p>
          </table:table-cell>
          <table:table-cell table:formula="of:=IF( AND( [.E76]&lt;&gt;&quot;&quot;; [.F76]&lt;&gt;&quot;&quot; ); CONCATENATE( &quot;{ &quot;; [.E76]; &quot;, &quot;; [.F76]; &quot; }&quot;; IF( AND( [.E77] &lt;&gt; &quot;&quot;; [.F77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77] &lt;&gt; &quot;&quot;; [.F77] &lt;&gt; &quot;&quot; ); &quot;&quot;; &quot;};&quot; )" office:value-type="string" office:string-value="};" calcext:value-type="string">
            <text:p>};</text:p>
          </table:table-cell>
          <table:table-cell table:formula="of:=IF( AND( [.E77]&lt;&gt;&quot;&quot;; [.F77]&lt;&gt;&quot;&quot; ); CONCATENATE( &quot;{ &quot;; [.E77]; &quot;, &quot;; [.F77]; &quot; }&quot;; IF( AND( [.E78] &lt;&gt; &quot;&quot;; [.F78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78] &lt;&gt; &quot;&quot;; [.F78] &lt;&gt; &quot;&quot; ); &quot;&quot;; &quot;};&quot; )" office:value-type="string" office:string-value="};" calcext:value-type="string">
            <text:p>};</text:p>
          </table:table-cell>
          <table:table-cell table:formula="of:=IF( AND( [.E78]&lt;&gt;&quot;&quot;; [.F78]&lt;&gt;&quot;&quot; ); CONCATENATE( &quot;{ &quot;; [.E78]; &quot;, &quot;; [.F78]; &quot; }&quot;; IF( AND( [.E79] &lt;&gt; &quot;&quot;; [.F79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79] &lt;&gt; &quot;&quot;; [.F79] &lt;&gt; &quot;&quot; ); &quot;&quot;; &quot;};&quot; )" office:value-type="string" office:string-value="};" calcext:value-type="string">
            <text:p>};</text:p>
          </table:table-cell>
          <table:table-cell table:formula="of:=IF( AND( [.E79]&lt;&gt;&quot;&quot;; [.F79]&lt;&gt;&quot;&quot; ); CONCATENATE( &quot;{ &quot;; [.E79]; &quot;, &quot;; [.F79]; &quot; }&quot;; IF( AND( [.E80] &lt;&gt; &quot;&quot;; [.F80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80] &lt;&gt; &quot;&quot;; [.F80] &lt;&gt; &quot;&quot; ); &quot;&quot;; &quot;};&quot; )" office:value-type="string" office:string-value="};" calcext:value-type="string">
            <text:p>};</text:p>
          </table:table-cell>
          <table:table-cell table:formula="of:=IF( AND( [.E80]&lt;&gt;&quot;&quot;; [.F80]&lt;&gt;&quot;&quot; ); CONCATENATE( &quot;{ &quot;; [.E80]; &quot;, &quot;; [.F80]; &quot; }&quot;; IF( AND( [.E81] &lt;&gt; &quot;&quot;; [.F81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81] &lt;&gt; &quot;&quot;; [.F81] &lt;&gt; &quot;&quot; ); &quot;&quot;; &quot;};&quot; )" office:value-type="string" office:string-value="};" calcext:value-type="string">
            <text:p>};</text:p>
          </table:table-cell>
          <table:table-cell table:formula="of:=IF( AND( [.E81]&lt;&gt;&quot;&quot;; [.F81]&lt;&gt;&quot;&quot; ); CONCATENATE( &quot;{ &quot;; [.E81]; &quot;, &quot;; [.F81]; &quot; }&quot;; IF( AND( [.E82] &lt;&gt; &quot;&quot;; [.F82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82] &lt;&gt; &quot;&quot;; [.F82] &lt;&gt; &quot;&quot; ); &quot;&quot;; &quot;};&quot; )" office:value-type="string" office:string-value="};" calcext:value-type="string">
            <text:p>};</text:p>
          </table:table-cell>
          <table:table-cell table:formula="of:=IF( AND( [.E82]&lt;&gt;&quot;&quot;; [.F82]&lt;&gt;&quot;&quot; ); CONCATENATE( &quot;{ &quot;; [.E82]; &quot;, &quot;; [.F82]; &quot; }&quot;; IF( AND( [.E83] &lt;&gt; &quot;&quot;; [.F83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83] &lt;&gt; &quot;&quot;; [.F83] &lt;&gt; &quot;&quot; ); &quot;&quot;; &quot;};&quot; )" office:value-type="string" office:string-value="};" calcext:value-type="string">
            <text:p>};</text:p>
          </table:table-cell>
          <table:table-cell table:formula="of:=IF( AND( [.E83]&lt;&gt;&quot;&quot;; [.F83]&lt;&gt;&quot;&quot; ); CONCATENATE( &quot;{ &quot;; [.E83]; &quot;, &quot;; [.F83]; &quot; }&quot;; IF( AND( [.E84] &lt;&gt; &quot;&quot;; [.F84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84] &lt;&gt; &quot;&quot;; [.F84] &lt;&gt; &quot;&quot; ); &quot;&quot;; &quot;};&quot; )" office:value-type="string" office:string-value="};" calcext:value-type="string">
            <text:p>};</text:p>
          </table:table-cell>
          <table:table-cell table:formula="of:=IF( AND( [.E84]&lt;&gt;&quot;&quot;; [.F84]&lt;&gt;&quot;&quot; ); CONCATENATE( &quot;{ &quot;; [.E84]; &quot;, &quot;; [.F84]; &quot; }&quot;; IF( AND( [.E85] &lt;&gt; &quot;&quot;; [.F85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85] &lt;&gt; &quot;&quot;; [.F85] &lt;&gt; &quot;&quot; ); &quot;&quot;; &quot;};&quot; )" office:value-type="string" office:string-value="};" calcext:value-type="string">
            <text:p>};</text:p>
          </table:table-cell>
          <table:table-cell table:formula="of:=IF( AND( [.E85]&lt;&gt;&quot;&quot;; [.F85]&lt;&gt;&quot;&quot; ); CONCATENATE( &quot;{ &quot;; [.E85]; &quot;, &quot;; [.F85]; &quot; }&quot;; IF( AND( [.E86] &lt;&gt; &quot;&quot;; [.F86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86] &lt;&gt; &quot;&quot;; [.F86] &lt;&gt; &quot;&quot; ); &quot;&quot;; &quot;};&quot; )" office:value-type="string" office:string-value="};" calcext:value-type="string">
            <text:p>};</text:p>
          </table:table-cell>
          <table:table-cell table:formula="of:=IF( AND( [.E86]&lt;&gt;&quot;&quot;; [.F86]&lt;&gt;&quot;&quot; ); CONCATENATE( &quot;{ &quot;; [.E86]; &quot;, &quot;; [.F86]; &quot; }&quot;; IF( AND( [.E87] &lt;&gt; &quot;&quot;; [.F87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87] &lt;&gt; &quot;&quot;; [.F87] &lt;&gt; &quot;&quot; ); &quot;&quot;; &quot;};&quot; )" office:value-type="string" office:string-value="};" calcext:value-type="string">
            <text:p>};</text:p>
          </table:table-cell>
          <table:table-cell table:formula="of:=IF( AND( [.E87]&lt;&gt;&quot;&quot;; [.F87]&lt;&gt;&quot;&quot; ); CONCATENATE( &quot;{ &quot;; [.E87]; &quot;, &quot;; [.F87]; &quot; }&quot;; IF( AND( [.E88] &lt;&gt; &quot;&quot;; [.F88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88] &lt;&gt; &quot;&quot;; [.F88] &lt;&gt; &quot;&quot; ); &quot;&quot;; &quot;};&quot; )" office:value-type="string" office:string-value="};" calcext:value-type="string">
            <text:p>};</text:p>
          </table:table-cell>
          <table:table-cell table:formula="of:=IF( AND( [.E88]&lt;&gt;&quot;&quot;; [.F88]&lt;&gt;&quot;&quot; ); CONCATENATE( &quot;{ &quot;; [.E88]; &quot;, &quot;; [.F88]; &quot; }&quot;; IF( AND( [.E89] &lt;&gt; &quot;&quot;; [.F89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89] &lt;&gt; &quot;&quot;; [.F89] &lt;&gt; &quot;&quot; ); &quot;&quot;; &quot;};&quot; )" office:value-type="string" office:string-value="};" calcext:value-type="string">
            <text:p>};</text:p>
          </table:table-cell>
          <table:table-cell table:formula="of:=IF( AND( [.E89]&lt;&gt;&quot;&quot;; [.F89]&lt;&gt;&quot;&quot; ); CONCATENATE( &quot;{ &quot;; [.E89]; &quot;, &quot;; [.F89]; &quot; }&quot;; IF( AND( [.E90] &lt;&gt; &quot;&quot;; [.F90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90] &lt;&gt; &quot;&quot;; [.F90] &lt;&gt; &quot;&quot; ); &quot;&quot;; &quot;};&quot; )" office:value-type="string" office:string-value="};" calcext:value-type="string">
            <text:p>};</text:p>
          </table:table-cell>
          <table:table-cell table:formula="of:=IF( AND( [.E90]&lt;&gt;&quot;&quot;; [.F90]&lt;&gt;&quot;&quot; ); CONCATENATE( &quot;{ &quot;; [.E90]; &quot;, &quot;; [.F90]; &quot; }&quot;; IF( AND( [.E91] &lt;&gt; &quot;&quot;; [.F91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91] &lt;&gt; &quot;&quot;; [.F91] &lt;&gt; &quot;&quot; ); &quot;&quot;; &quot;};&quot; )" office:value-type="string" office:string-value="};" calcext:value-type="string">
            <text:p>};</text:p>
          </table:table-cell>
          <table:table-cell table:formula="of:=IF( AND( [.E91]&lt;&gt;&quot;&quot;; [.F91]&lt;&gt;&quot;&quot; ); CONCATENATE( &quot;{ &quot;; [.E91]; &quot;, &quot;; [.F91]; &quot; }&quot;; IF( AND( [.E92] &lt;&gt; &quot;&quot;; [.F92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92] &lt;&gt; &quot;&quot;; [.F92] &lt;&gt; &quot;&quot; ); &quot;&quot;; &quot;};&quot; )" office:value-type="string" office:string-value="};" calcext:value-type="string">
            <text:p>};</text:p>
          </table:table-cell>
          <table:table-cell table:formula="of:=IF( AND( [.E92]&lt;&gt;&quot;&quot;; [.F92]&lt;&gt;&quot;&quot; ); CONCATENATE( &quot;{ &quot;; [.E92]; &quot;, &quot;; [.F92]; &quot; }&quot;; IF( AND( [.E93] &lt;&gt; &quot;&quot;; [.F93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93] &lt;&gt; &quot;&quot;; [.F93] &lt;&gt; &quot;&quot; ); &quot;&quot;; &quot;};&quot; )" office:value-type="string" office:string-value="};" calcext:value-type="string">
            <text:p>};</text:p>
          </table:table-cell>
          <table:table-cell table:formula="of:=IF( AND( [.E93]&lt;&gt;&quot;&quot;; [.F93]&lt;&gt;&quot;&quot; ); CONCATENATE( &quot;{ &quot;; [.E93]; &quot;, &quot;; [.F93]; &quot; }&quot;; IF( AND( [.E94] &lt;&gt; &quot;&quot;; [.F94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94] &lt;&gt; &quot;&quot;; [.F94] &lt;&gt; &quot;&quot; ); &quot;&quot;; &quot;};&quot; )" office:value-type="string" office:string-value="};" calcext:value-type="string">
            <text:p>};</text:p>
          </table:table-cell>
          <table:table-cell table:formula="of:=IF( AND( [.E94]&lt;&gt;&quot;&quot;; [.F94]&lt;&gt;&quot;&quot; ); CONCATENATE( &quot;{ &quot;; [.E94]; &quot;, &quot;; [.F94]; &quot; }&quot;; IF( AND( [.E95] &lt;&gt; &quot;&quot;; [.F95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95] &lt;&gt; &quot;&quot;; [.F95] &lt;&gt; &quot;&quot; ); &quot;&quot;; &quot;};&quot; )" office:value-type="string" office:string-value="};" calcext:value-type="string">
            <text:p>};</text:p>
          </table:table-cell>
          <table:table-cell table:formula="of:=IF( AND( [.E95]&lt;&gt;&quot;&quot;; [.F95]&lt;&gt;&quot;&quot; ); CONCATENATE( &quot;{ &quot;; [.E95]; &quot;, &quot;; [.F95]; &quot; }&quot;; IF( AND( [.E96] &lt;&gt; &quot;&quot;; [.F96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96] &lt;&gt; &quot;&quot;; [.F96] &lt;&gt; &quot;&quot; ); &quot;&quot;; &quot;};&quot; )" office:value-type="string" office:string-value="};" calcext:value-type="string">
            <text:p>};</text:p>
          </table:table-cell>
          <table:table-cell table:formula="of:=IF( AND( [.E96]&lt;&gt;&quot;&quot;; [.F96]&lt;&gt;&quot;&quot; ); CONCATENATE( &quot;{ &quot;; [.E96]; &quot;, &quot;; [.F96]; &quot; }&quot;; IF( AND( [.E97] &lt;&gt; &quot;&quot;; [.F97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97] &lt;&gt; &quot;&quot;; [.F97] &lt;&gt; &quot;&quot; ); &quot;&quot;; &quot;};&quot; )" office:value-type="string" office:string-value="};" calcext:value-type="string">
            <text:p>};</text:p>
          </table:table-cell>
          <table:table-cell table:formula="of:=IF( AND( [.E97]&lt;&gt;&quot;&quot;; [.F97]&lt;&gt;&quot;&quot; ); CONCATENATE( &quot;{ &quot;; [.E97]; &quot;, &quot;; [.F97]; &quot; }&quot;; IF( AND( [.E98] &lt;&gt; &quot;&quot;; [.F98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98] &lt;&gt; &quot;&quot;; [.F98] &lt;&gt; &quot;&quot; ); &quot;&quot;; &quot;};&quot; )" office:value-type="string" office:string-value="};" calcext:value-type="string">
            <text:p>};</text:p>
          </table:table-cell>
          <table:table-cell table:formula="of:=IF( AND( [.E98]&lt;&gt;&quot;&quot;; [.F98]&lt;&gt;&quot;&quot; ); CONCATENATE( &quot;{ &quot;; [.E98]; &quot;, &quot;; [.F98]; &quot; }&quot;; IF( AND( [.E99] &lt;&gt; &quot;&quot;; [.F99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99] &lt;&gt; &quot;&quot;; [.F99] &lt;&gt; &quot;&quot; ); &quot;&quot;; &quot;};&quot; )" office:value-type="string" office:string-value="};" calcext:value-type="string">
            <text:p>};</text:p>
          </table:table-cell>
          <table:table-cell table:formula="of:=IF( AND( [.E99]&lt;&gt;&quot;&quot;; [.F99]&lt;&gt;&quot;&quot; ); CONCATENATE( &quot;{ &quot;; [.E99]; &quot;, &quot;; [.F99]; &quot; }&quot;; IF( AND( [.E100] &lt;&gt; &quot;&quot;; [.F100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00] &lt;&gt; &quot;&quot;; [.F100] &lt;&gt; &quot;&quot; ); &quot;&quot;; &quot;};&quot; )" office:value-type="string" office:string-value="};" calcext:value-type="string">
            <text:p>};</text:p>
          </table:table-cell>
          <table:table-cell table:formula="of:=IF( AND( [.E100]&lt;&gt;&quot;&quot;; [.F100]&lt;&gt;&quot;&quot; ); CONCATENATE( &quot;{ &quot;; [.E100]; &quot;, &quot;; [.F100]; &quot; }&quot;; IF( AND( [.E101] &lt;&gt; &quot;&quot;; [.F101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01] &lt;&gt; &quot;&quot;; [.F101] &lt;&gt; &quot;&quot; ); &quot;&quot;; &quot;};&quot; )" office:value-type="string" office:string-value="};" calcext:value-type="string">
            <text:p>};</text:p>
          </table:table-cell>
          <table:table-cell table:formula="of:=IF( AND( [.E101]&lt;&gt;&quot;&quot;; [.F101]&lt;&gt;&quot;&quot; ); CONCATENATE( &quot;{ &quot;; [.E101]; &quot;, &quot;; [.F101]; &quot; }&quot;; IF( AND( [.E102] &lt;&gt; &quot;&quot;; [.F102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02] &lt;&gt; &quot;&quot;; [.F102] &lt;&gt; &quot;&quot; ); &quot;&quot;; &quot;};&quot; )" office:value-type="string" office:string-value="};" calcext:value-type="string">
            <text:p>};</text:p>
          </table:table-cell>
          <table:table-cell table:formula="of:=IF( AND( [.E102]&lt;&gt;&quot;&quot;; [.F102]&lt;&gt;&quot;&quot; ); CONCATENATE( &quot;{ &quot;; [.E102]; &quot;, &quot;; [.F102]; &quot; }&quot;; IF( AND( [.E103] &lt;&gt; &quot;&quot;; [.F103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03] &lt;&gt; &quot;&quot;; [.F103] &lt;&gt; &quot;&quot; ); &quot;&quot;; &quot;};&quot; )" office:value-type="string" office:string-value="};" calcext:value-type="string">
            <text:p>};</text:p>
          </table:table-cell>
          <table:table-cell table:formula="of:=IF( AND( [.E103]&lt;&gt;&quot;&quot;; [.F103]&lt;&gt;&quot;&quot; ); CONCATENATE( &quot;{ &quot;; [.E103]; &quot;, &quot;; [.F103]; &quot; }&quot;; IF( AND( [.E104] &lt;&gt; &quot;&quot;; [.F104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04] &lt;&gt; &quot;&quot;; [.F104] &lt;&gt; &quot;&quot; ); &quot;&quot;; &quot;};&quot; )" office:value-type="string" office:string-value="};" calcext:value-type="string">
            <text:p>};</text:p>
          </table:table-cell>
          <table:table-cell table:formula="of:=IF( AND( [.E104]&lt;&gt;&quot;&quot;; [.F104]&lt;&gt;&quot;&quot; ); CONCATENATE( &quot;{ &quot;; [.E104]; &quot;, &quot;; [.F104]; &quot; }&quot;; IF( AND( [.E105] &lt;&gt; &quot;&quot;; [.F105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05] &lt;&gt; &quot;&quot;; [.F105] &lt;&gt; &quot;&quot; ); &quot;&quot;; &quot;};&quot; )" office:value-type="string" office:string-value="};" calcext:value-type="string">
            <text:p>};</text:p>
          </table:table-cell>
          <table:table-cell table:formula="of:=IF( AND( [.E105]&lt;&gt;&quot;&quot;; [.F105]&lt;&gt;&quot;&quot; ); CONCATENATE( &quot;{ &quot;; [.E105]; &quot;, &quot;; [.F105]; &quot; }&quot;; IF( AND( [.E106] &lt;&gt; &quot;&quot;; [.F106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06] &lt;&gt; &quot;&quot;; [.F106] &lt;&gt; &quot;&quot; ); &quot;&quot;; &quot;};&quot; )" office:value-type="string" office:string-value="};" calcext:value-type="string">
            <text:p>};</text:p>
          </table:table-cell>
          <table:table-cell table:formula="of:=IF( AND( [.E106]&lt;&gt;&quot;&quot;; [.F106]&lt;&gt;&quot;&quot; ); CONCATENATE( &quot;{ &quot;; [.E106]; &quot;, &quot;; [.F106]; &quot; }&quot;; IF( AND( [.E107] &lt;&gt; &quot;&quot;; [.F107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07] &lt;&gt; &quot;&quot;; [.F107] &lt;&gt; &quot;&quot; ); &quot;&quot;; &quot;};&quot; )" office:value-type="string" office:string-value="};" calcext:value-type="string">
            <text:p>};</text:p>
          </table:table-cell>
          <table:table-cell table:formula="of:=IF( AND( [.E107]&lt;&gt;&quot;&quot;; [.F107]&lt;&gt;&quot;&quot; ); CONCATENATE( &quot;{ &quot;; [.E107]; &quot;, &quot;; [.F107]; &quot; }&quot;; IF( AND( [.E108] &lt;&gt; &quot;&quot;; [.F108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08] &lt;&gt; &quot;&quot;; [.F108] &lt;&gt; &quot;&quot; ); &quot;&quot;; &quot;};&quot; )" office:value-type="string" office:string-value="};" calcext:value-type="string">
            <text:p>};</text:p>
          </table:table-cell>
          <table:table-cell table:formula="of:=IF( AND( [.E108]&lt;&gt;&quot;&quot;; [.F108]&lt;&gt;&quot;&quot; ); CONCATENATE( &quot;{ &quot;; [.E108]; &quot;, &quot;; [.F108]; &quot; }&quot;; IF( AND( [.E109] &lt;&gt; &quot;&quot;; [.F109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09] &lt;&gt; &quot;&quot;; [.F109] &lt;&gt; &quot;&quot; ); &quot;&quot;; &quot;};&quot; )" office:value-type="string" office:string-value="};" calcext:value-type="string">
            <text:p>};</text:p>
          </table:table-cell>
          <table:table-cell table:formula="of:=IF( AND( [.E109]&lt;&gt;&quot;&quot;; [.F109]&lt;&gt;&quot;&quot; ); CONCATENATE( &quot;{ &quot;; [.E109]; &quot;, &quot;; [.F109]; &quot; }&quot;; IF( AND( [.E110] &lt;&gt; &quot;&quot;; [.F110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10] &lt;&gt; &quot;&quot;; [.F110] &lt;&gt; &quot;&quot; ); &quot;&quot;; &quot;};&quot; )" office:value-type="string" office:string-value="};" calcext:value-type="string">
            <text:p>};</text:p>
          </table:table-cell>
          <table:table-cell table:formula="of:=IF( AND( [.E110]&lt;&gt;&quot;&quot;; [.F110]&lt;&gt;&quot;&quot; ); CONCATENATE( &quot;{ &quot;; [.E110]; &quot;, &quot;; [.F110]; &quot; }&quot;; IF( AND( [.E111] &lt;&gt; &quot;&quot;; [.F111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11] &lt;&gt; &quot;&quot;; [.F111] &lt;&gt; &quot;&quot; ); &quot;&quot;; &quot;};&quot; )" office:value-type="string" office:string-value="};" calcext:value-type="string">
            <text:p>};</text:p>
          </table:table-cell>
          <table:table-cell table:formula="of:=IF( AND( [.E111]&lt;&gt;&quot;&quot;; [.F111]&lt;&gt;&quot;&quot; ); CONCATENATE( &quot;{ &quot;; [.E111]; &quot;, &quot;; [.F111]; &quot; }&quot;; IF( AND( [.E112] &lt;&gt; &quot;&quot;; [.F112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12] &lt;&gt; &quot;&quot;; [.F112] &lt;&gt; &quot;&quot; ); &quot;&quot;; &quot;};&quot; )" office:value-type="string" office:string-value="};" calcext:value-type="string">
            <text:p>};</text:p>
          </table:table-cell>
          <table:table-cell table:formula="of:=IF( AND( [.E112]&lt;&gt;&quot;&quot;; [.F112]&lt;&gt;&quot;&quot; ); CONCATENATE( &quot;{ &quot;; [.E112]; &quot;, &quot;; [.F112]; &quot; }&quot;; IF( AND( [.E113] &lt;&gt; &quot;&quot;; [.F113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13] &lt;&gt; &quot;&quot;; [.F113] &lt;&gt; &quot;&quot; ); &quot;&quot;; &quot;};&quot; )" office:value-type="string" office:string-value="};" calcext:value-type="string">
            <text:p>};</text:p>
          </table:table-cell>
          <table:table-cell table:formula="of:=IF( AND( [.E113]&lt;&gt;&quot;&quot;; [.F113]&lt;&gt;&quot;&quot; ); CONCATENATE( &quot;{ &quot;; [.E113]; &quot;, &quot;; [.F113]; &quot; }&quot;; IF( AND( [.E114] &lt;&gt; &quot;&quot;; [.F114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14] &lt;&gt; &quot;&quot;; [.F114] &lt;&gt; &quot;&quot; ); &quot;&quot;; &quot;};&quot; )" office:value-type="string" office:string-value="};" calcext:value-type="string">
            <text:p>};</text:p>
          </table:table-cell>
          <table:table-cell table:formula="of:=IF( AND( [.E114]&lt;&gt;&quot;&quot;; [.F114]&lt;&gt;&quot;&quot; ); CONCATENATE( &quot;{ &quot;; [.E114]; &quot;, &quot;; [.F114]; &quot; }&quot;; IF( AND( [.E115] &lt;&gt; &quot;&quot;; [.F115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15] &lt;&gt; &quot;&quot;; [.F115] &lt;&gt; &quot;&quot; ); &quot;&quot;; &quot;};&quot; )" office:value-type="string" office:string-value="};" calcext:value-type="string">
            <text:p>};</text:p>
          </table:table-cell>
          <table:table-cell table:formula="of:=IF( AND( [.E115]&lt;&gt;&quot;&quot;; [.F115]&lt;&gt;&quot;&quot; ); CONCATENATE( &quot;{ &quot;; [.E115]; &quot;, &quot;; [.F115]; &quot; }&quot;; IF( AND( [.E116] &lt;&gt; &quot;&quot;; [.F116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16] &lt;&gt; &quot;&quot;; [.F116] &lt;&gt; &quot;&quot; ); &quot;&quot;; &quot;};&quot; )" office:value-type="string" office:string-value="};" calcext:value-type="string">
            <text:p>};</text:p>
          </table:table-cell>
          <table:table-cell table:formula="of:=IF( AND( [.E116]&lt;&gt;&quot;&quot;; [.F116]&lt;&gt;&quot;&quot; ); CONCATENATE( &quot;{ &quot;; [.E116]; &quot;, &quot;; [.F116]; &quot; }&quot;; IF( AND( [.E117] &lt;&gt; &quot;&quot;; [.F117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17] &lt;&gt; &quot;&quot;; [.F117] &lt;&gt; &quot;&quot; ); &quot;&quot;; &quot;};&quot; )" office:value-type="string" office:string-value="};" calcext:value-type="string">
            <text:p>};</text:p>
          </table:table-cell>
          <table:table-cell table:formula="of:=IF( AND( [.E117]&lt;&gt;&quot;&quot;; [.F117]&lt;&gt;&quot;&quot; ); CONCATENATE( &quot;{ &quot;; [.E117]; &quot;, &quot;; [.F117]; &quot; }&quot;; IF( AND( [.E118] &lt;&gt; &quot;&quot;; [.F118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18] &lt;&gt; &quot;&quot;; [.F118] &lt;&gt; &quot;&quot; ); &quot;&quot;; &quot;};&quot; )" office:value-type="string" office:string-value="};" calcext:value-type="string">
            <text:p>};</text:p>
          </table:table-cell>
          <table:table-cell table:formula="of:=IF( AND( [.E118]&lt;&gt;&quot;&quot;; [.F118]&lt;&gt;&quot;&quot; ); CONCATENATE( &quot;{ &quot;; [.E118]; &quot;, &quot;; [.F118]; &quot; }&quot;; IF( AND( [.E119] &lt;&gt; &quot;&quot;; [.F119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19] &lt;&gt; &quot;&quot;; [.F119] &lt;&gt; &quot;&quot; ); &quot;&quot;; &quot;};&quot; )" office:value-type="string" office:string-value="};" calcext:value-type="string">
            <text:p>};</text:p>
          </table:table-cell>
          <table:table-cell table:formula="of:=IF( AND( [.E119]&lt;&gt;&quot;&quot;; [.F119]&lt;&gt;&quot;&quot; ); CONCATENATE( &quot;{ &quot;; [.E119]; &quot;, &quot;; [.F119]; &quot; }&quot;; IF( AND( [.E120] &lt;&gt; &quot;&quot;; [.F120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20] &lt;&gt; &quot;&quot;; [.F120] &lt;&gt; &quot;&quot; ); &quot;&quot;; &quot;};&quot; )" office:value-type="string" office:string-value="};" calcext:value-type="string">
            <text:p>};</text:p>
          </table:table-cell>
          <table:table-cell table:formula="of:=IF( AND( [.E120]&lt;&gt;&quot;&quot;; [.F120]&lt;&gt;&quot;&quot; ); CONCATENATE( &quot;{ &quot;; [.E120]; &quot;, &quot;; [.F120]; &quot; }&quot;; IF( AND( [.E121] &lt;&gt; &quot;&quot;; [.F121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21] &lt;&gt; &quot;&quot;; [.F121] &lt;&gt; &quot;&quot; ); &quot;&quot;; &quot;};&quot; )" office:value-type="string" office:string-value="};" calcext:value-type="string">
            <text:p>};</text:p>
          </table:table-cell>
          <table:table-cell table:formula="of:=IF( AND( [.E121]&lt;&gt;&quot;&quot;; [.F121]&lt;&gt;&quot;&quot; ); CONCATENATE( &quot;{ &quot;; [.E121]; &quot;, &quot;; [.F121]; &quot; }&quot;; IF( AND( [.E122] &lt;&gt; &quot;&quot;; [.F122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22] &lt;&gt; &quot;&quot;; [.F122] &lt;&gt; &quot;&quot; ); &quot;&quot;; &quot;};&quot; )" office:value-type="string" office:string-value="};" calcext:value-type="string">
            <text:p>};</text:p>
          </table:table-cell>
          <table:table-cell table:formula="of:=IF( AND( [.E122]&lt;&gt;&quot;&quot;; [.F122]&lt;&gt;&quot;&quot; ); CONCATENATE( &quot;{ &quot;; [.E122]; &quot;, &quot;; [.F122]; &quot; }&quot;; IF( AND( [.E123] &lt;&gt; &quot;&quot;; [.F123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23] &lt;&gt; &quot;&quot;; [.F123] &lt;&gt; &quot;&quot; ); &quot;&quot;; &quot;};&quot; )" office:value-type="string" office:string-value="};" calcext:value-type="string">
            <text:p>};</text:p>
          </table:table-cell>
          <table:table-cell table:formula="of:=IF( AND( [.E123]&lt;&gt;&quot;&quot;; [.F123]&lt;&gt;&quot;&quot; ); CONCATENATE( &quot;{ &quot;; [.E123]; &quot;, &quot;; [.F123]; &quot; }&quot;; IF( AND( [.E124] &lt;&gt; &quot;&quot;; [.F124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24] &lt;&gt; &quot;&quot;; [.F124] &lt;&gt; &quot;&quot; ); &quot;&quot;; &quot;};&quot; )" office:value-type="string" office:string-value="};" calcext:value-type="string">
            <text:p>};</text:p>
          </table:table-cell>
          <table:table-cell table:formula="of:=IF( AND( [.E124]&lt;&gt;&quot;&quot;; [.F124]&lt;&gt;&quot;&quot; ); CONCATENATE( &quot;{ &quot;; [.E124]; &quot;, &quot;; [.F124]; &quot; }&quot;; IF( AND( [.E125] &lt;&gt; &quot;&quot;; [.F125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25] &lt;&gt; &quot;&quot;; [.F125] &lt;&gt; &quot;&quot; ); &quot;&quot;; &quot;};&quot; )" office:value-type="string" office:string-value="};" calcext:value-type="string">
            <text:p>};</text:p>
          </table:table-cell>
          <table:table-cell table:formula="of:=IF( AND( [.E125]&lt;&gt;&quot;&quot;; [.F125]&lt;&gt;&quot;&quot; ); CONCATENATE( &quot;{ &quot;; [.E125]; &quot;, &quot;; [.F125]; &quot; }&quot;; IF( AND( [.E126] &lt;&gt; &quot;&quot;; [.F126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26] &lt;&gt; &quot;&quot;; [.F126] &lt;&gt; &quot;&quot; ); &quot;&quot;; &quot;};&quot; )" office:value-type="string" office:string-value="};" calcext:value-type="string">
            <text:p>};</text:p>
          </table:table-cell>
          <table:table-cell table:formula="of:=IF( AND( [.E126]&lt;&gt;&quot;&quot;; [.F126]&lt;&gt;&quot;&quot; ); CONCATENATE( &quot;{ &quot;; [.E126]; &quot;, &quot;; [.F126]; &quot; }&quot;; IF( AND( [.E127] &lt;&gt; &quot;&quot;; [.F127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27] &lt;&gt; &quot;&quot;; [.F127] &lt;&gt; &quot;&quot; ); &quot;&quot;; &quot;};&quot; )" office:value-type="string" office:string-value="};" calcext:value-type="string">
            <text:p>};</text:p>
          </table:table-cell>
          <table:table-cell table:formula="of:=IF( AND( [.E127]&lt;&gt;&quot;&quot;; [.F127]&lt;&gt;&quot;&quot; ); CONCATENATE( &quot;{ &quot;; [.E127]; &quot;, &quot;; [.F127]; &quot; }&quot;; IF( AND( [.E128] &lt;&gt; &quot;&quot;; [.F128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28] &lt;&gt; &quot;&quot;; [.F128] &lt;&gt; &quot;&quot; ); &quot;&quot;; &quot;};&quot; )" office:value-type="string" office:string-value="};" calcext:value-type="string">
            <text:p>};</text:p>
          </table:table-cell>
          <table:table-cell table:formula="of:=IF( AND( [.E128]&lt;&gt;&quot;&quot;; [.F128]&lt;&gt;&quot;&quot; ); CONCATENATE( &quot;{ &quot;; [.E128]; &quot;, &quot;; [.F128]; &quot; }&quot;; IF( AND( [.E129] &lt;&gt; &quot;&quot;; [.F129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29] &lt;&gt; &quot;&quot;; [.F129] &lt;&gt; &quot;&quot; ); &quot;&quot;; &quot;};&quot; )" office:value-type="string" office:string-value="};" calcext:value-type="string">
            <text:p>};</text:p>
          </table:table-cell>
          <table:table-cell table:formula="of:=IF( AND( [.E129]&lt;&gt;&quot;&quot;; [.F129]&lt;&gt;&quot;&quot; ); CONCATENATE( &quot;{ &quot;; [.E129]; &quot;, &quot;; [.F129]; &quot; }&quot;; IF( AND( [.E130] &lt;&gt; &quot;&quot;; [.F130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30] &lt;&gt; &quot;&quot;; [.F130] &lt;&gt; &quot;&quot; ); &quot;&quot;; &quot;};&quot; )" office:value-type="string" office:string-value="};" calcext:value-type="string">
            <text:p>};</text:p>
          </table:table-cell>
          <table:table-cell table:formula="of:=IF( AND( [.E130]&lt;&gt;&quot;&quot;; [.F130]&lt;&gt;&quot;&quot; ); CONCATENATE( &quot;{ &quot;; [.E130]; &quot;, &quot;; [.F130]; &quot; }&quot;; IF( AND( [.E131] &lt;&gt; &quot;&quot;; [.F131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31] &lt;&gt; &quot;&quot;; [.F131] &lt;&gt; &quot;&quot; ); &quot;&quot;; &quot;};&quot; )" office:value-type="string" office:string-value="};" calcext:value-type="string">
            <text:p>};</text:p>
          </table:table-cell>
          <table:table-cell table:formula="of:=IF( AND( [.E131]&lt;&gt;&quot;&quot;; [.F131]&lt;&gt;&quot;&quot; ); CONCATENATE( &quot;{ &quot;; [.E131]; &quot;, &quot;; [.F131]; &quot; }&quot;; IF( AND( [.E132] &lt;&gt; &quot;&quot;; [.F132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32] &lt;&gt; &quot;&quot;; [.F132] &lt;&gt; &quot;&quot; ); &quot;&quot;; &quot;};&quot; )" office:value-type="string" office:string-value="};" calcext:value-type="string">
            <text:p>};</text:p>
          </table:table-cell>
          <table:table-cell table:formula="of:=IF( AND( [.E132]&lt;&gt;&quot;&quot;; [.F132]&lt;&gt;&quot;&quot; ); CONCATENATE( &quot;{ &quot;; [.E132]; &quot;, &quot;; [.F132]; &quot; }&quot;; IF( AND( [.E133] &lt;&gt; &quot;&quot;; [.F133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33] &lt;&gt; &quot;&quot;; [.F133] &lt;&gt; &quot;&quot; ); &quot;&quot;; &quot;};&quot; )" office:value-type="string" office:string-value="};" calcext:value-type="string">
            <text:p>};</text:p>
          </table:table-cell>
          <table:table-cell table:formula="of:=IF( AND( [.E133]&lt;&gt;&quot;&quot;; [.F133]&lt;&gt;&quot;&quot; ); CONCATENATE( &quot;{ &quot;; [.E133]; &quot;, &quot;; [.F133]; &quot; }&quot;; IF( AND( [.E134] &lt;&gt; &quot;&quot;; [.F134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34] &lt;&gt; &quot;&quot;; [.F134] &lt;&gt; &quot;&quot; ); &quot;&quot;; &quot;};&quot; )" office:value-type="string" office:string-value="};" calcext:value-type="string">
            <text:p>};</text:p>
          </table:table-cell>
          <table:table-cell table:formula="of:=IF( AND( [.E134]&lt;&gt;&quot;&quot;; [.F134]&lt;&gt;&quot;&quot; ); CONCATENATE( &quot;{ &quot;; [.E134]; &quot;, &quot;; [.F134]; &quot; }&quot;; IF( AND( [.E135] &lt;&gt; &quot;&quot;; [.F135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35] &lt;&gt; &quot;&quot;; [.F135] &lt;&gt; &quot;&quot; ); &quot;&quot;; &quot;};&quot; )" office:value-type="string" office:string-value="};" calcext:value-type="string">
            <text:p>};</text:p>
          </table:table-cell>
          <table:table-cell table:formula="of:=IF( AND( [.E135]&lt;&gt;&quot;&quot;; [.F135]&lt;&gt;&quot;&quot; ); CONCATENATE( &quot;{ &quot;; [.E135]; &quot;, &quot;; [.F135]; &quot; }&quot;; IF( AND( [.E136] &lt;&gt; &quot;&quot;; [.F136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36] &lt;&gt; &quot;&quot;; [.F136] &lt;&gt; &quot;&quot; ); &quot;&quot;; &quot;};&quot; )" office:value-type="string" office:string-value="};" calcext:value-type="string">
            <text:p>};</text:p>
          </table:table-cell>
          <table:table-cell table:formula="of:=IF( AND( [.E136]&lt;&gt;&quot;&quot;; [.F136]&lt;&gt;&quot;&quot; ); CONCATENATE( &quot;{ &quot;; [.E136]; &quot;, &quot;; [.F136]; &quot; }&quot;; IF( AND( [.E137] &lt;&gt; &quot;&quot;; [.F137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37] &lt;&gt; &quot;&quot;; [.F137] &lt;&gt; &quot;&quot; ); &quot;&quot;; &quot;};&quot; )" office:value-type="string" office:string-value="};" calcext:value-type="string">
            <text:p>};</text:p>
          </table:table-cell>
          <table:table-cell table:formula="of:=IF( AND( [.E137]&lt;&gt;&quot;&quot;; [.F137]&lt;&gt;&quot;&quot; ); CONCATENATE( &quot;{ &quot;; [.E137]; &quot;, &quot;; [.F137]; &quot; }&quot;; IF( AND( [.E138] &lt;&gt; &quot;&quot;; [.F138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38] &lt;&gt; &quot;&quot;; [.F138] &lt;&gt; &quot;&quot; ); &quot;&quot;; &quot;};&quot; )" office:value-type="string" office:string-value="};" calcext:value-type="string">
            <text:p>};</text:p>
          </table:table-cell>
          <table:table-cell table:formula="of:=IF( AND( [.E138]&lt;&gt;&quot;&quot;; [.F138]&lt;&gt;&quot;&quot; ); CONCATENATE( &quot;{ &quot;; [.E138]; &quot;, &quot;; [.F138]; &quot; }&quot;; IF( AND( [.E139] &lt;&gt; &quot;&quot;; [.F139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39] &lt;&gt; &quot;&quot;; [.F139] &lt;&gt; &quot;&quot; ); &quot;&quot;; &quot;};&quot; )" office:value-type="string" office:string-value="};" calcext:value-type="string">
            <text:p>};</text:p>
          </table:table-cell>
          <table:table-cell table:formula="of:=IF( AND( [.E139]&lt;&gt;&quot;&quot;; [.F139]&lt;&gt;&quot;&quot; ); CONCATENATE( &quot;{ &quot;; [.E139]; &quot;, &quot;; [.F139]; &quot; }&quot;; IF( AND( [.E140] &lt;&gt; &quot;&quot;; [.F140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40] &lt;&gt; &quot;&quot;; [.F140] &lt;&gt; &quot;&quot; ); &quot;&quot;; &quot;};&quot; )" office:value-type="string" office:string-value="};" calcext:value-type="string">
            <text:p>};</text:p>
          </table:table-cell>
          <table:table-cell table:formula="of:=IF( AND( [.E140]&lt;&gt;&quot;&quot;; [.F140]&lt;&gt;&quot;&quot; ); CONCATENATE( &quot;{ &quot;; [.E140]; &quot;, &quot;; [.F140]; &quot; }&quot;; IF( AND( [.E141] &lt;&gt; &quot;&quot;; [.F141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41] &lt;&gt; &quot;&quot;; [.F141] &lt;&gt; &quot;&quot; ); &quot;&quot;; &quot;};&quot; )" office:value-type="string" office:string-value="};" calcext:value-type="string">
            <text:p>};</text:p>
          </table:table-cell>
          <table:table-cell table:formula="of:=IF( AND( [.E141]&lt;&gt;&quot;&quot;; [.F141]&lt;&gt;&quot;&quot; ); CONCATENATE( &quot;{ &quot;; [.E141]; &quot;, &quot;; [.F141]; &quot; }&quot;; IF( AND( [.E142] &lt;&gt; &quot;&quot;; [.F142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42] &lt;&gt; &quot;&quot;; [.F142] &lt;&gt; &quot;&quot; ); &quot;&quot;; &quot;};&quot; )" office:value-type="string" office:string-value="};" calcext:value-type="string">
            <text:p>};</text:p>
          </table:table-cell>
          <table:table-cell table:formula="of:=IF( AND( [.E142]&lt;&gt;&quot;&quot;; [.F142]&lt;&gt;&quot;&quot; ); CONCATENATE( &quot;{ &quot;; [.E142]; &quot;, &quot;; [.F142]; &quot; }&quot;; IF( AND( [.E143] &lt;&gt; &quot;&quot;; [.F143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43] &lt;&gt; &quot;&quot;; [.F143] &lt;&gt; &quot;&quot; ); &quot;&quot;; &quot;};&quot; )" office:value-type="string" office:string-value="};" calcext:value-type="string">
            <text:p>};</text:p>
          </table:table-cell>
          <table:table-cell table:formula="of:=IF( AND( [.E143]&lt;&gt;&quot;&quot;; [.F143]&lt;&gt;&quot;&quot; ); CONCATENATE( &quot;{ &quot;; [.E143]; &quot;, &quot;; [.F143]; &quot; }&quot;; IF( AND( [.E144] &lt;&gt; &quot;&quot;; [.F144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44] &lt;&gt; &quot;&quot;; [.F144] &lt;&gt; &quot;&quot; ); &quot;&quot;; &quot;};&quot; )" office:value-type="string" office:string-value="};" calcext:value-type="string">
            <text:p>};</text:p>
          </table:table-cell>
          <table:table-cell table:formula="of:=IF( AND( [.E144]&lt;&gt;&quot;&quot;; [.F144]&lt;&gt;&quot;&quot; ); CONCATENATE( &quot;{ &quot;; [.E144]; &quot;, &quot;; [.F144]; &quot; }&quot;; IF( AND( [.E145] &lt;&gt; &quot;&quot;; [.F145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45] &lt;&gt; &quot;&quot;; [.F145] &lt;&gt; &quot;&quot; ); &quot;&quot;; &quot;};&quot; )" office:value-type="string" office:string-value="};" calcext:value-type="string">
            <text:p>};</text:p>
          </table:table-cell>
          <table:table-cell table:formula="of:=IF( AND( [.E145]&lt;&gt;&quot;&quot;; [.F145]&lt;&gt;&quot;&quot; ); CONCATENATE( &quot;{ &quot;; [.E145]; &quot;, &quot;; [.F145]; &quot; }&quot;; IF( AND( [.E146] &lt;&gt; &quot;&quot;; [.F146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46] &lt;&gt; &quot;&quot;; [.F146] &lt;&gt; &quot;&quot; ); &quot;&quot;; &quot;};&quot; )" office:value-type="string" office:string-value="};" calcext:value-type="string">
            <text:p>};</text:p>
          </table:table-cell>
          <table:table-cell table:formula="of:=IF( AND( [.E146]&lt;&gt;&quot;&quot;; [.F146]&lt;&gt;&quot;&quot; ); CONCATENATE( &quot;{ &quot;; [.E146]; &quot;, &quot;; [.F146]; &quot; }&quot;; IF( AND( [.E147] &lt;&gt; &quot;&quot;; [.F147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47] &lt;&gt; &quot;&quot;; [.F147] &lt;&gt; &quot;&quot; ); &quot;&quot;; &quot;};&quot; )" office:value-type="string" office:string-value="};" calcext:value-type="string">
            <text:p>};</text:p>
          </table:table-cell>
          <table:table-cell table:formula="of:=IF( AND( [.E147]&lt;&gt;&quot;&quot;; [.F147]&lt;&gt;&quot;&quot; ); CONCATENATE( &quot;{ &quot;; [.E147]; &quot;, &quot;; [.F147]; &quot; }&quot;; IF( AND( [.E148] &lt;&gt; &quot;&quot;; [.F148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48] &lt;&gt; &quot;&quot;; [.F148] &lt;&gt; &quot;&quot; ); &quot;&quot;; &quot;};&quot; )" office:value-type="string" office:string-value="};" calcext:value-type="string">
            <text:p>};</text:p>
          </table:table-cell>
          <table:table-cell table:formula="of:=IF( AND( [.E148]&lt;&gt;&quot;&quot;; [.F148]&lt;&gt;&quot;&quot; ); CONCATENATE( &quot;{ &quot;; [.E148]; &quot;, &quot;; [.F148]; &quot; }&quot;; IF( AND( [.E149] &lt;&gt; &quot;&quot;; [.F149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49] &lt;&gt; &quot;&quot;; [.F149] &lt;&gt; &quot;&quot; ); &quot;&quot;; &quot;};&quot; )" office:value-type="string" office:string-value="};" calcext:value-type="string">
            <text:p>};</text:p>
          </table:table-cell>
          <table:table-cell table:formula="of:=IF( AND( [.E149]&lt;&gt;&quot;&quot;; [.F149]&lt;&gt;&quot;&quot; ); CONCATENATE( &quot;{ &quot;; [.E149]; &quot;, &quot;; [.F149]; &quot; }&quot;; IF( AND( [.E150] &lt;&gt; &quot;&quot;; [.F150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50] &lt;&gt; &quot;&quot;; [.F150] &lt;&gt; &quot;&quot; ); &quot;&quot;; &quot;};&quot; )" office:value-type="string" office:string-value="};" calcext:value-type="string">
            <text:p>};</text:p>
          </table:table-cell>
          <table:table-cell table:formula="of:=IF( AND( [.E150]&lt;&gt;&quot;&quot;; [.F150]&lt;&gt;&quot;&quot; ); CONCATENATE( &quot;{ &quot;; [.E150]; &quot;, &quot;; [.F150]; &quot; }&quot;; IF( AND( [.E151] &lt;&gt; &quot;&quot;; [.F151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51] &lt;&gt; &quot;&quot;; [.F151] &lt;&gt; &quot;&quot; ); &quot;&quot;; &quot;};&quot; )" office:value-type="string" office:string-value="};" calcext:value-type="string">
            <text:p>};</text:p>
          </table:table-cell>
          <table:table-cell table:formula="of:=IF( AND( [.E151]&lt;&gt;&quot;&quot;; [.F151]&lt;&gt;&quot;&quot; ); CONCATENATE( &quot;{ &quot;; [.E151]; &quot;, &quot;; [.F151]; &quot; }&quot;; IF( AND( [.E152] &lt;&gt; &quot;&quot;; [.F152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52] &lt;&gt; &quot;&quot;; [.F152] &lt;&gt; &quot;&quot; ); &quot;&quot;; &quot;};&quot; )" office:value-type="string" office:string-value="};" calcext:value-type="string">
            <text:p>};</text:p>
          </table:table-cell>
          <table:table-cell table:formula="of:=IF( AND( [.E152]&lt;&gt;&quot;&quot;; [.F152]&lt;&gt;&quot;&quot; ); CONCATENATE( &quot;{ &quot;; [.E152]; &quot;, &quot;; [.F152]; &quot; }&quot;; IF( AND( [.E153] &lt;&gt; &quot;&quot;; [.F153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53] &lt;&gt; &quot;&quot;; [.F153] &lt;&gt; &quot;&quot; ); &quot;&quot;; &quot;};&quot; )" office:value-type="string" office:string-value="};" calcext:value-type="string">
            <text:p>};</text:p>
          </table:table-cell>
          <table:table-cell table:formula="of:=IF( AND( [.E153]&lt;&gt;&quot;&quot;; [.F153]&lt;&gt;&quot;&quot; ); CONCATENATE( &quot;{ &quot;; [.E153]; &quot;, &quot;; [.F153]; &quot; }&quot;; IF( AND( [.E154] &lt;&gt; &quot;&quot;; [.F154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54] &lt;&gt; &quot;&quot;; [.F154] &lt;&gt; &quot;&quot; ); &quot;&quot;; &quot;};&quot; )" office:value-type="string" office:string-value="};" calcext:value-type="string">
            <text:p>};</text:p>
          </table:table-cell>
          <table:table-cell table:formula="of:=IF( AND( [.E154]&lt;&gt;&quot;&quot;; [.F154]&lt;&gt;&quot;&quot; ); CONCATENATE( &quot;{ &quot;; [.E154]; &quot;, &quot;; [.F154]; &quot; }&quot;; IF( AND( [.E155] &lt;&gt; &quot;&quot;; [.F155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55] &lt;&gt; &quot;&quot;; [.F155] &lt;&gt; &quot;&quot; ); &quot;&quot;; &quot;};&quot; )" office:value-type="string" office:string-value="};" calcext:value-type="string">
            <text:p>};</text:p>
          </table:table-cell>
          <table:table-cell table:formula="of:=IF( AND( [.E155]&lt;&gt;&quot;&quot;; [.F155]&lt;&gt;&quot;&quot; ); CONCATENATE( &quot;{ &quot;; [.E155]; &quot;, &quot;; [.F155]; &quot; }&quot;; IF( AND( [.E156] &lt;&gt; &quot;&quot;; [.F156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56] &lt;&gt; &quot;&quot;; [.F156] &lt;&gt; &quot;&quot; ); &quot;&quot;; &quot;};&quot; )" office:value-type="string" office:string-value="};" calcext:value-type="string">
            <text:p>};</text:p>
          </table:table-cell>
          <table:table-cell table:formula="of:=IF( AND( [.E156]&lt;&gt;&quot;&quot;; [.F156]&lt;&gt;&quot;&quot; ); CONCATENATE( &quot;{ &quot;; [.E156]; &quot;, &quot;; [.F156]; &quot; }&quot;; IF( AND( [.E157] &lt;&gt; &quot;&quot;; [.F157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57] &lt;&gt; &quot;&quot;; [.F157] &lt;&gt; &quot;&quot; ); &quot;&quot;; &quot;};&quot; )" office:value-type="string" office:string-value="};" calcext:value-type="string">
            <text:p>};</text:p>
          </table:table-cell>
          <table:table-cell table:formula="of:=IF( AND( [.E157]&lt;&gt;&quot;&quot;; [.F157]&lt;&gt;&quot;&quot; ); CONCATENATE( &quot;{ &quot;; [.E157]; &quot;, &quot;; [.F157]; &quot; }&quot;; IF( AND( [.E158] &lt;&gt; &quot;&quot;; [.F158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58] &lt;&gt; &quot;&quot;; [.F158] &lt;&gt; &quot;&quot; ); &quot;&quot;; &quot;};&quot; )" office:value-type="string" office:string-value="};" calcext:value-type="string">
            <text:p>};</text:p>
          </table:table-cell>
          <table:table-cell table:formula="of:=IF( AND( [.E158]&lt;&gt;&quot;&quot;; [.F158]&lt;&gt;&quot;&quot; ); CONCATENATE( &quot;{ &quot;; [.E158]; &quot;, &quot;; [.F158]; &quot; }&quot;; IF( AND( [.E159] &lt;&gt; &quot;&quot;; [.F159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59] &lt;&gt; &quot;&quot;; [.F159] &lt;&gt; &quot;&quot; ); &quot;&quot;; &quot;};&quot; )" office:value-type="string" office:string-value="};" calcext:value-type="string">
            <text:p>};</text:p>
          </table:table-cell>
          <table:table-cell table:formula="of:=IF( AND( [.E159]&lt;&gt;&quot;&quot;; [.F159]&lt;&gt;&quot;&quot; ); CONCATENATE( &quot;{ &quot;; [.E159]; &quot;, &quot;; [.F159]; &quot; }&quot;; IF( AND( [.E160] &lt;&gt; &quot;&quot;; [.F160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60] &lt;&gt; &quot;&quot;; [.F160] &lt;&gt; &quot;&quot; ); &quot;&quot;; &quot;};&quot; )" office:value-type="string" office:string-value="};" calcext:value-type="string">
            <text:p>};</text:p>
          </table:table-cell>
          <table:table-cell table:formula="of:=IF( AND( [.E160]&lt;&gt;&quot;&quot;; [.F160]&lt;&gt;&quot;&quot; ); CONCATENATE( &quot;{ &quot;; [.E160]; &quot;, &quot;; [.F160]; &quot; }&quot;; IF( AND( [.E161] &lt;&gt; &quot;&quot;; [.F161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61] &lt;&gt; &quot;&quot;; [.F161] &lt;&gt; &quot;&quot; ); &quot;&quot;; &quot;};&quot; )" office:value-type="string" office:string-value="};" calcext:value-type="string">
            <text:p>};</text:p>
          </table:table-cell>
          <table:table-cell table:formula="of:=IF( AND( [.E161]&lt;&gt;&quot;&quot;; [.F161]&lt;&gt;&quot;&quot; ); CONCATENATE( &quot;{ &quot;; [.E161]; &quot;, &quot;; [.F161]; &quot; }&quot;; IF( AND( [.E162] &lt;&gt; &quot;&quot;; [.F162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62] &lt;&gt; &quot;&quot;; [.F162] &lt;&gt; &quot;&quot; ); &quot;&quot;; &quot;};&quot; )" office:value-type="string" office:string-value="};" calcext:value-type="string">
            <text:p>};</text:p>
          </table:table-cell>
          <table:table-cell table:formula="of:=IF( AND( [.E162]&lt;&gt;&quot;&quot;; [.F162]&lt;&gt;&quot;&quot; ); CONCATENATE( &quot;{ &quot;; [.E162]; &quot;, &quot;; [.F162]; &quot; }&quot;; IF( AND( [.E163] &lt;&gt; &quot;&quot;; [.F163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63] &lt;&gt; &quot;&quot;; [.F163] &lt;&gt; &quot;&quot; ); &quot;&quot;; &quot;};&quot; )" office:value-type="string" office:string-value="};" calcext:value-type="string">
            <text:p>};</text:p>
          </table:table-cell>
          <table:table-cell table:formula="of:=IF( AND( [.E163]&lt;&gt;&quot;&quot;; [.F163]&lt;&gt;&quot;&quot; ); CONCATENATE( &quot;{ &quot;; [.E163]; &quot;, &quot;; [.F163]; &quot; }&quot;; IF( AND( [.E164] &lt;&gt; &quot;&quot;; [.F164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64] &lt;&gt; &quot;&quot;; [.F164] &lt;&gt; &quot;&quot; ); &quot;&quot;; &quot;};&quot; )" office:value-type="string" office:string-value="};" calcext:value-type="string">
            <text:p>};</text:p>
          </table:table-cell>
          <table:table-cell table:formula="of:=IF( AND( [.E164]&lt;&gt;&quot;&quot;; [.F164]&lt;&gt;&quot;&quot; ); CONCATENATE( &quot;{ &quot;; [.E164]; &quot;, &quot;; [.F164]; &quot; }&quot;; IF( AND( [.E165] &lt;&gt; &quot;&quot;; [.F165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65] &lt;&gt; &quot;&quot;; [.F165] &lt;&gt; &quot;&quot; ); &quot;&quot;; &quot;};&quot; )" office:value-type="string" office:string-value="};" calcext:value-type="string">
            <text:p>};</text:p>
          </table:table-cell>
          <table:table-cell table:formula="of:=IF( AND( [.E165]&lt;&gt;&quot;&quot;; [.F165]&lt;&gt;&quot;&quot; ); CONCATENATE( &quot;{ &quot;; [.E165]; &quot;, &quot;; [.F165]; &quot; }&quot;; IF( AND( [.E166] &lt;&gt; &quot;&quot;; [.F166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66] &lt;&gt; &quot;&quot;; [.F166] &lt;&gt; &quot;&quot; ); &quot;&quot;; &quot;};&quot; )" office:value-type="string" office:string-value="};" calcext:value-type="string">
            <text:p>};</text:p>
          </table:table-cell>
          <table:table-cell table:formula="of:=IF( AND( [.E166]&lt;&gt;&quot;&quot;; [.F166]&lt;&gt;&quot;&quot; ); CONCATENATE( &quot;{ &quot;; [.E166]; &quot;, &quot;; [.F166]; &quot; }&quot;; IF( AND( [.E167] &lt;&gt; &quot;&quot;; [.F167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67] &lt;&gt; &quot;&quot;; [.F167] &lt;&gt; &quot;&quot; ); &quot;&quot;; &quot;};&quot; )" office:value-type="string" office:string-value="};" calcext:value-type="string">
            <text:p>};</text:p>
          </table:table-cell>
          <table:table-cell table:formula="of:=IF( AND( [.E167]&lt;&gt;&quot;&quot;; [.F167]&lt;&gt;&quot;&quot; ); CONCATENATE( &quot;{ &quot;; [.E167]; &quot;, &quot;; [.F167]; &quot; }&quot;; IF( AND( [.E168] &lt;&gt; &quot;&quot;; [.F168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68] &lt;&gt; &quot;&quot;; [.F168] &lt;&gt; &quot;&quot; ); &quot;&quot;; &quot;};&quot; )" office:value-type="string" office:string-value="};" calcext:value-type="string">
            <text:p>};</text:p>
          </table:table-cell>
          <table:table-cell table:formula="of:=IF( AND( [.E168]&lt;&gt;&quot;&quot;; [.F168]&lt;&gt;&quot;&quot; ); CONCATENATE( &quot;{ &quot;; [.E168]; &quot;, &quot;; [.F168]; &quot; }&quot;; IF( AND( [.E169] &lt;&gt; &quot;&quot;; [.F169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69] &lt;&gt; &quot;&quot;; [.F169] &lt;&gt; &quot;&quot; ); &quot;&quot;; &quot;};&quot; )" office:value-type="string" office:string-value="};" calcext:value-type="string">
            <text:p>};</text:p>
          </table:table-cell>
          <table:table-cell table:formula="of:=IF( AND( [.E169]&lt;&gt;&quot;&quot;; [.F169]&lt;&gt;&quot;&quot; ); CONCATENATE( &quot;{ &quot;; [.E169]; &quot;, &quot;; [.F169]; &quot; }&quot;; IF( AND( [.E170] &lt;&gt; &quot;&quot;; [.F170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70] &lt;&gt; &quot;&quot;; [.F170] &lt;&gt; &quot;&quot; ); &quot;&quot;; &quot;};&quot; )" office:value-type="string" office:string-value="};" calcext:value-type="string">
            <text:p>};</text:p>
          </table:table-cell>
          <table:table-cell table:formula="of:=IF( AND( [.E170]&lt;&gt;&quot;&quot;; [.F170]&lt;&gt;&quot;&quot; ); CONCATENATE( &quot;{ &quot;; [.E170]; &quot;, &quot;; [.F170]; &quot; }&quot;; IF( AND( [.E171] &lt;&gt; &quot;&quot;; [.F171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71] &lt;&gt; &quot;&quot;; [.F171] &lt;&gt; &quot;&quot; ); &quot;&quot;; &quot;};&quot; )" office:value-type="string" office:string-value="};" calcext:value-type="string">
            <text:p>};</text:p>
          </table:table-cell>
          <table:table-cell table:formula="of:=IF( AND( [.E171]&lt;&gt;&quot;&quot;; [.F171]&lt;&gt;&quot;&quot; ); CONCATENATE( &quot;{ &quot;; [.E171]; &quot;, &quot;; [.F171]; &quot; }&quot;; IF( AND( [.E172] &lt;&gt; &quot;&quot;; [.F172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72] &lt;&gt; &quot;&quot;; [.F172] &lt;&gt; &quot;&quot; ); &quot;&quot;; &quot;};&quot; )" office:value-type="string" office:string-value="};" calcext:value-type="string">
            <text:p>};</text:p>
          </table:table-cell>
          <table:table-cell table:formula="of:=IF( AND( [.E172]&lt;&gt;&quot;&quot;; [.F172]&lt;&gt;&quot;&quot; ); CONCATENATE( &quot;{ &quot;; [.E172]; &quot;, &quot;; [.F172]; &quot; }&quot;; IF( AND( [.E173] &lt;&gt; &quot;&quot;; [.F173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73] &lt;&gt; &quot;&quot;; [.F173] &lt;&gt; &quot;&quot; ); &quot;&quot;; &quot;};&quot; )" office:value-type="string" office:string-value="};" calcext:value-type="string">
            <text:p>};</text:p>
          </table:table-cell>
          <table:table-cell table:formula="of:=IF( AND( [.E173]&lt;&gt;&quot;&quot;; [.F173]&lt;&gt;&quot;&quot; ); CONCATENATE( &quot;{ &quot;; [.E173]; &quot;, &quot;; [.F173]; &quot; }&quot;; IF( AND( [.E174] &lt;&gt; &quot;&quot;; [.F174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74] &lt;&gt; &quot;&quot;; [.F174] &lt;&gt; &quot;&quot; ); &quot;&quot;; &quot;};&quot; )" office:value-type="string" office:string-value="};" calcext:value-type="string">
            <text:p>};</text:p>
          </table:table-cell>
          <table:table-cell table:formula="of:=IF( AND( [.E174]&lt;&gt;&quot;&quot;; [.F174]&lt;&gt;&quot;&quot; ); CONCATENATE( &quot;{ &quot;; [.E174]; &quot;, &quot;; [.F174]; &quot; }&quot;; IF( AND( [.E175] &lt;&gt; &quot;&quot;; [.F175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75] &lt;&gt; &quot;&quot;; [.F175] &lt;&gt; &quot;&quot; ); &quot;&quot;; &quot;};&quot; )" office:value-type="string" office:string-value="};" calcext:value-type="string">
            <text:p>};</text:p>
          </table:table-cell>
          <table:table-cell table:formula="of:=IF( AND( [.E175]&lt;&gt;&quot;&quot;; [.F175]&lt;&gt;&quot;&quot; ); CONCATENATE( &quot;{ &quot;; [.E175]; &quot;, &quot;; [.F175]; &quot; }&quot;; IF( AND( [.E176] &lt;&gt; &quot;&quot;; [.F176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76] &lt;&gt; &quot;&quot;; [.F176] &lt;&gt; &quot;&quot; ); &quot;&quot;; &quot;};&quot; )" office:value-type="string" office:string-value="};" calcext:value-type="string">
            <text:p>};</text:p>
          </table:table-cell>
          <table:table-cell table:formula="of:=IF( AND( [.E176]&lt;&gt;&quot;&quot;; [.F176]&lt;&gt;&quot;&quot; ); CONCATENATE( &quot;{ &quot;; [.E176]; &quot;, &quot;; [.F176]; &quot; }&quot;; IF( AND( [.E177] &lt;&gt; &quot;&quot;; [.F177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77] &lt;&gt; &quot;&quot;; [.F177] &lt;&gt; &quot;&quot; ); &quot;&quot;; &quot;};&quot; )" office:value-type="string" office:string-value="};" calcext:value-type="string">
            <text:p>};</text:p>
          </table:table-cell>
          <table:table-cell table:formula="of:=IF( AND( [.E177]&lt;&gt;&quot;&quot;; [.F177]&lt;&gt;&quot;&quot; ); CONCATENATE( &quot;{ &quot;; [.E177]; &quot;, &quot;; [.F177]; &quot; }&quot;; IF( AND( [.E178] &lt;&gt; &quot;&quot;; [.F178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78] &lt;&gt; &quot;&quot;; [.F178] &lt;&gt; &quot;&quot; ); &quot;&quot;; &quot;};&quot; )" office:value-type="string" office:string-value="};" calcext:value-type="string">
            <text:p>};</text:p>
          </table:table-cell>
          <table:table-cell table:formula="of:=IF( AND( [.E178]&lt;&gt;&quot;&quot;; [.F178]&lt;&gt;&quot;&quot; ); CONCATENATE( &quot;{ &quot;; [.E178]; &quot;, &quot;; [.F178]; &quot; }&quot;; IF( AND( [.E179] &lt;&gt; &quot;&quot;; [.F179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79] &lt;&gt; &quot;&quot;; [.F179] &lt;&gt; &quot;&quot; ); &quot;&quot;; &quot;};&quot; )" office:value-type="string" office:string-value="};" calcext:value-type="string">
            <text:p>};</text:p>
          </table:table-cell>
          <table:table-cell table:formula="of:=IF( AND( [.E179]&lt;&gt;&quot;&quot;; [.F179]&lt;&gt;&quot;&quot; ); CONCATENATE( &quot;{ &quot;; [.E179]; &quot;, &quot;; [.F179]; &quot; }&quot;; IF( AND( [.E180] &lt;&gt; &quot;&quot;; [.F180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80] &lt;&gt; &quot;&quot;; [.F180] &lt;&gt; &quot;&quot; ); &quot;&quot;; &quot;};&quot; )" office:value-type="string" office:string-value="};" calcext:value-type="string">
            <text:p>};</text:p>
          </table:table-cell>
          <table:table-cell table:formula="of:=IF( AND( [.E180]&lt;&gt;&quot;&quot;; [.F180]&lt;&gt;&quot;&quot; ); CONCATENATE( &quot;{ &quot;; [.E180]; &quot;, &quot;; [.F180]; &quot; }&quot;; IF( AND( [.E181] &lt;&gt; &quot;&quot;; [.F181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81] &lt;&gt; &quot;&quot;; [.F181] &lt;&gt; &quot;&quot; ); &quot;&quot;; &quot;};&quot; )" office:value-type="string" office:string-value="};" calcext:value-type="string">
            <text:p>};</text:p>
          </table:table-cell>
          <table:table-cell table:formula="of:=IF( AND( [.E181]&lt;&gt;&quot;&quot;; [.F181]&lt;&gt;&quot;&quot; ); CONCATENATE( &quot;{ &quot;; [.E181]; &quot;, &quot;; [.F181]; &quot; }&quot;; IF( AND( [.E182] &lt;&gt; &quot;&quot;; [.F182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82] &lt;&gt; &quot;&quot;; [.F182] &lt;&gt; &quot;&quot; ); &quot;&quot;; &quot;};&quot; )" office:value-type="string" office:string-value="};" calcext:value-type="string">
            <text:p>};</text:p>
          </table:table-cell>
          <table:table-cell table:formula="of:=IF( AND( [.E182]&lt;&gt;&quot;&quot;; [.F182]&lt;&gt;&quot;&quot; ); CONCATENATE( &quot;{ &quot;; [.E182]; &quot;, &quot;; [.F182]; &quot; }&quot;; IF( AND( [.E183] &lt;&gt; &quot;&quot;; [.F183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83] &lt;&gt; &quot;&quot;; [.F183] &lt;&gt; &quot;&quot; ); &quot;&quot;; &quot;};&quot; )" office:value-type="string" office:string-value="};" calcext:value-type="string">
            <text:p>};</text:p>
          </table:table-cell>
          <table:table-cell table:formula="of:=IF( AND( [.E183]&lt;&gt;&quot;&quot;; [.F183]&lt;&gt;&quot;&quot; ); CONCATENATE( &quot;{ &quot;; [.E183]; &quot;, &quot;; [.F183]; &quot; }&quot;; IF( AND( [.E184] &lt;&gt; &quot;&quot;; [.F184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84] &lt;&gt; &quot;&quot;; [.F184] &lt;&gt; &quot;&quot; ); &quot;&quot;; &quot;};&quot; )" office:value-type="string" office:string-value="};" calcext:value-type="string">
            <text:p>};</text:p>
          </table:table-cell>
          <table:table-cell table:formula="of:=IF( AND( [.E184]&lt;&gt;&quot;&quot;; [.F184]&lt;&gt;&quot;&quot; ); CONCATENATE( &quot;{ &quot;; [.E184]; &quot;, &quot;; [.F184]; &quot; }&quot;; IF( AND( [.E185] &lt;&gt; &quot;&quot;; [.F185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85] &lt;&gt; &quot;&quot;; [.F185] &lt;&gt; &quot;&quot; ); &quot;&quot;; &quot;};&quot; )" office:value-type="string" office:string-value="};" calcext:value-type="string">
            <text:p>};</text:p>
          </table:table-cell>
          <table:table-cell table:formula="of:=IF( AND( [.E185]&lt;&gt;&quot;&quot;; [.F185]&lt;&gt;&quot;&quot; ); CONCATENATE( &quot;{ &quot;; [.E185]; &quot;, &quot;; [.F185]; &quot; }&quot;; IF( AND( [.E186] &lt;&gt; &quot;&quot;; [.F186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86] &lt;&gt; &quot;&quot;; [.F186] &lt;&gt; &quot;&quot; ); &quot;&quot;; &quot;};&quot; )" office:value-type="string" office:string-value="};" calcext:value-type="string">
            <text:p>};</text:p>
          </table:table-cell>
          <table:table-cell table:formula="of:=IF( AND( [.E186]&lt;&gt;&quot;&quot;; [.F186]&lt;&gt;&quot;&quot; ); CONCATENATE( &quot;{ &quot;; [.E186]; &quot;, &quot;; [.F186]; &quot; }&quot;; IF( AND( [.E187] &lt;&gt; &quot;&quot;; [.F187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87] &lt;&gt; &quot;&quot;; [.F187] &lt;&gt; &quot;&quot; ); &quot;&quot;; &quot;};&quot; )" office:value-type="string" office:string-value="};" calcext:value-type="string">
            <text:p>};</text:p>
          </table:table-cell>
          <table:table-cell table:formula="of:=IF( AND( [.E187]&lt;&gt;&quot;&quot;; [.F187]&lt;&gt;&quot;&quot; ); CONCATENATE( &quot;{ &quot;; [.E187]; &quot;, &quot;; [.F187]; &quot; }&quot;; IF( AND( [.E188] &lt;&gt; &quot;&quot;; [.F188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88] &lt;&gt; &quot;&quot;; [.F188] &lt;&gt; &quot;&quot; ); &quot;&quot;; &quot;};&quot; )" office:value-type="string" office:string-value="};" calcext:value-type="string">
            <text:p>};</text:p>
          </table:table-cell>
          <table:table-cell table:formula="of:=IF( AND( [.E188]&lt;&gt;&quot;&quot;; [.F188]&lt;&gt;&quot;&quot; ); CONCATENATE( &quot;{ &quot;; [.E188]; &quot;, &quot;; [.F188]; &quot; }&quot;; IF( AND( [.E189] &lt;&gt; &quot;&quot;; [.F189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89] &lt;&gt; &quot;&quot;; [.F189] &lt;&gt; &quot;&quot; ); &quot;&quot;; &quot;};&quot; )" office:value-type="string" office:string-value="};" calcext:value-type="string">
            <text:p>};</text:p>
          </table:table-cell>
          <table:table-cell table:formula="of:=IF( AND( [.E189]&lt;&gt;&quot;&quot;; [.F189]&lt;&gt;&quot;&quot; ); CONCATENATE( &quot;{ &quot;; [.E189]; &quot;, &quot;; [.F189]; &quot; }&quot;; IF( AND( [.E190] &lt;&gt; &quot;&quot;; [.F190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90] &lt;&gt; &quot;&quot;; [.F190] &lt;&gt; &quot;&quot; ); &quot;&quot;; &quot;};&quot; )" office:value-type="string" office:string-value="};" calcext:value-type="string">
            <text:p>};</text:p>
          </table:table-cell>
          <table:table-cell table:formula="of:=IF( AND( [.E190]&lt;&gt;&quot;&quot;; [.F190]&lt;&gt;&quot;&quot; ); CONCATENATE( &quot;{ &quot;; [.E190]; &quot;, &quot;; [.F190]; &quot; }&quot;; IF( AND( [.E191] &lt;&gt; &quot;&quot;; [.F191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91] &lt;&gt; &quot;&quot;; [.F191] &lt;&gt; &quot;&quot; ); &quot;&quot;; &quot;};&quot; )" office:value-type="string" office:string-value="};" calcext:value-type="string">
            <text:p>};</text:p>
          </table:table-cell>
          <table:table-cell table:formula="of:=IF( AND( [.E191]&lt;&gt;&quot;&quot;; [.F191]&lt;&gt;&quot;&quot; ); CONCATENATE( &quot;{ &quot;; [.E191]; &quot;, &quot;; [.F191]; &quot; }&quot;; IF( AND( [.E192] &lt;&gt; &quot;&quot;; [.F192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92] &lt;&gt; &quot;&quot;; [.F192] &lt;&gt; &quot;&quot; ); &quot;&quot;; &quot;};&quot; )" office:value-type="string" office:string-value="};" calcext:value-type="string">
            <text:p>};</text:p>
          </table:table-cell>
          <table:table-cell table:formula="of:=IF( AND( [.E192]&lt;&gt;&quot;&quot;; [.F192]&lt;&gt;&quot;&quot; ); CONCATENATE( &quot;{ &quot;; [.E192]; &quot;, &quot;; [.F192]; &quot; }&quot;; IF( AND( [.E193] &lt;&gt; &quot;&quot;; [.F193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93] &lt;&gt; &quot;&quot;; [.F193] &lt;&gt; &quot;&quot; ); &quot;&quot;; &quot;};&quot; )" office:value-type="string" office:string-value="};" calcext:value-type="string">
            <text:p>};</text:p>
          </table:table-cell>
          <table:table-cell table:formula="of:=IF( AND( [.E193]&lt;&gt;&quot;&quot;; [.F193]&lt;&gt;&quot;&quot; ); CONCATENATE( &quot;{ &quot;; [.E193]; &quot;, &quot;; [.F193]; &quot; }&quot;; IF( AND( [.E194] &lt;&gt; &quot;&quot;; [.F194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94] &lt;&gt; &quot;&quot;; [.F194] &lt;&gt; &quot;&quot; ); &quot;&quot;; &quot;};&quot; )" office:value-type="string" office:string-value="};" calcext:value-type="string">
            <text:p>};</text:p>
          </table:table-cell>
          <table:table-cell table:formula="of:=IF( AND( [.E194]&lt;&gt;&quot;&quot;; [.F194]&lt;&gt;&quot;&quot; ); CONCATENATE( &quot;{ &quot;; [.E194]; &quot;, &quot;; [.F194]; &quot; }&quot;; IF( AND( [.E195] &lt;&gt; &quot;&quot;; [.F195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95] &lt;&gt; &quot;&quot;; [.F195] &lt;&gt; &quot;&quot; ); &quot;&quot;; &quot;};&quot; )" office:value-type="string" office:string-value="};" calcext:value-type="string">
            <text:p>};</text:p>
          </table:table-cell>
          <table:table-cell table:formula="of:=IF( AND( [.E195]&lt;&gt;&quot;&quot;; [.F195]&lt;&gt;&quot;&quot; ); CONCATENATE( &quot;{ &quot;; [.E195]; &quot;, &quot;; [.F195]; &quot; }&quot;; IF( AND( [.E196] &lt;&gt; &quot;&quot;; [.F196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96] &lt;&gt; &quot;&quot;; [.F196] &lt;&gt; &quot;&quot; ); &quot;&quot;; &quot;};&quot; )" office:value-type="string" office:string-value="};" calcext:value-type="string">
            <text:p>};</text:p>
          </table:table-cell>
          <table:table-cell table:formula="of:=IF( AND( [.E196]&lt;&gt;&quot;&quot;; [.F196]&lt;&gt;&quot;&quot; ); CONCATENATE( &quot;{ &quot;; [.E196]; &quot;, &quot;; [.F196]; &quot; }&quot;; IF( AND( [.E197] &lt;&gt; &quot;&quot;; [.F197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97] &lt;&gt; &quot;&quot;; [.F197] &lt;&gt; &quot;&quot; ); &quot;&quot;; &quot;};&quot; )" office:value-type="string" office:string-value="};" calcext:value-type="string">
            <text:p>};</text:p>
          </table:table-cell>
          <table:table-cell table:formula="of:=IF( AND( [.E197]&lt;&gt;&quot;&quot;; [.F197]&lt;&gt;&quot;&quot; ); CONCATENATE( &quot;{ &quot;; [.E197]; &quot;, &quot;; [.F197]; &quot; }&quot;; IF( AND( [.E198] &lt;&gt; &quot;&quot;; [.F198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98] &lt;&gt; &quot;&quot;; [.F198] &lt;&gt; &quot;&quot; ); &quot;&quot;; &quot;};&quot; )" office:value-type="string" office:string-value="};" calcext:value-type="string">
            <text:p>};</text:p>
          </table:table-cell>
          <table:table-cell table:formula="of:=IF( AND( [.E198]&lt;&gt;&quot;&quot;; [.F198]&lt;&gt;&quot;&quot; ); CONCATENATE( &quot;{ &quot;; [.E198]; &quot;, &quot;; [.F198]; &quot; }&quot;; IF( AND( [.E199] &lt;&gt; &quot;&quot;; [.F199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199] &lt;&gt; &quot;&quot;; [.F199] &lt;&gt; &quot;&quot; ); &quot;&quot;; &quot;};&quot; )" office:value-type="string" office:string-value="};" calcext:value-type="string">
            <text:p>};</text:p>
          </table:table-cell>
          <table:table-cell table:formula="of:=IF( AND( [.E199]&lt;&gt;&quot;&quot;; [.F199]&lt;&gt;&quot;&quot; ); CONCATENATE( &quot;{ &quot;; [.E199]; &quot;, &quot;; [.F199]; &quot; }&quot;; IF( AND( [.E200] &lt;&gt; &quot;&quot;; [.F200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200] &lt;&gt; &quot;&quot;; [.F200] &lt;&gt; &quot;&quot; ); &quot;&quot;; &quot;};&quot; )" office:value-type="string" office:string-value="};" calcext:value-type="string">
            <text:p>};</text:p>
          </table:table-cell>
          <table:table-cell table:formula="of:=IF( AND( [.E200]&lt;&gt;&quot;&quot;; [.F200]&lt;&gt;&quot;&quot; ); CONCATENATE( &quot;{ &quot;; [.E200]; &quot;, &quot;; [.F200]; &quot; }&quot;; IF( AND( [.E201] &lt;&gt; &quot;&quot;; [.F201] &lt;&gt; &quot;&quot; ); &quot;, &quot;; &quot;&quot; ) ); &quot;&quot; )">
            <text:p/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IF( AND( [.E201] &lt;&gt; &quot;&quot;; [.F201] &lt;&gt; &quot;&quot; ); &quot;&quot;; &quot;};&quot; )" office:value-type="string" office:string-value="};" calcext:value-type="string">
            <text:p>};</text:p>
          </table:table-cell>
          <table:table-cell table:formula="of:=IF( AND( [.E201]&lt;&gt;&quot;&quot;; [.F201]&lt;&gt;&quot;&quot; ); CONCATENATE( &quot;{ &quot;; [.E201]; &quot;, &quot;; [.F201]; &quot; }&quot;; IF( AND( [.E202] &lt;&gt; &quot;&quot;; [.F202] &lt;&gt; &quot;&quot; ); &quot;, &quot;; &quot;&quot; ) ); &quot;&quot; )">
            <text:p/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3T12:22:39.865391723</meta:creation-date>
    <dc:date>2022-03-03T17:25:40.615553785</dc:date>
    <meta:editing-duration>PT4H32M27S</meta:editing-duration>
    <meta:editing-cycles>9</meta:editing-cycles>
    <meta:generator>LibreOffice/6.0.7.3$Linux_X86_64 LibreOffice_project/00m0$Build-3</meta:generator>
    <meta:document-statistic meta:table-count="3" meta:cell-count="1706" meta:object-count="0"/>
  </office:meta>
</office:document-meta>
</file>